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09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10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9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  <style:map style:condition="cell-content()=&quot;u&quot;" style:apply-style-name="unknown" style:base-cell-address="Mapa.C2"/>
      <style:map style:condition="cell-content()=&quot;c&quot;" style:apply-style-name="candle" style:base-cell-address="Mapa.C2"/>
      <style:map style:condition="cell-content()=&quot;b&quot;" style:apply-style-name="barrier" style:base-cell-address="Mapa.C2"/>
      <style:map style:condition="cell-content()=&quot;I&quot;" style:apply-style-name="interesting" style:base-cell-address="Mapa.C2"/>
      <style:map style:condition="cell-content()=&quot;d&quot;" style:apply-style-name="Bez_20_názvu4" style:base-cell-address="Mapa.C2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8" style:family="table-cell" style:parent-style-name="Accent_20_1">
      <style:map style:condition="cell-content()=64" style:apply-style-name="Bez_20_názvu2" style:base-cell-address="Mapa.O2"/>
    </style:style>
    <style:style style:name="ce9" style:family="table-cell" style:parent-style-name="Accent_20_1">
      <style:table-cell-properties style:text-align-source="fix" style:repeat-content="false" style:vertical-align="middle"/>
      <style:paragraph-properties fo:text-align="center" fo:margin-left="0mm"/>
      <style:map style:condition="cell-content()=64" style:apply-style-name="Bez_20_názvu2" style:base-cell-address="Mapa.O2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Vystup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ioda L(us)</text:p>
          </table:table-cell>
          <table:table-cell office:value-type="string" calcext:value-type="string">
            <text:p>Perioda R(us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(([.A3]+[.B3])/([.A3]-[.B3]))*([.D8]/2)" office:value-type="float" office:value="-0.09375" calcext:value-type="float">
            <text:p>-0.09375</text:p>
          </table:table-cell>
          <table:table-cell table:number-columns-repeated="3"/>
        </table:table-row>
        <table:table-row table:style-name="ro1">
          <table:table-cell table:formula="of:=[.A2]/1000000" office:value-type="float" office:value="0.002" calcext:value-type="float">
            <text:p>0.002</text:p>
          </table:table-cell>
          <table:table-cell table:formula="of:=[.B2]/1000000"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_avg</text:p>
          </table:table-cell>
          <table:table-cell table:number-columns-repeated="6"/>
        </table:table-row>
        <table:table-row table:style-name="ro1">
          <table:table-cell table:formula="of:=([.A2]*[.B2])/([.B2]-[.A2])" office:value-type="float" office:value="2500" calcext:value-type="float">
            <text:p>25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olomer kola</text:p>
          </table:table-cell>
          <table:table-cell office:value-type="string" calcext:value-type="string">
            <text:p>rozteč ko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44" calcext:value-type="float">
            <text:p>0.044</text:p>
          </table:table-cell>
          <table:table-cell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ekvence</text:p>
          </table:table-cell>
          <table:table-cell office:value-type="string" calcext:value-type="string">
            <text:p>kroky </text:p>
          </table:table-cell>
          <table:table-cell office:value-type="string" calcext:value-type="string">
            <text:p>rychlost L</text:p>
          </table:table-cell>
          <table:table-cell office:value-type="string" calcext:value-type="string">
            <text:p>Rychlost R</text:p>
          </table:table-cell>
          <table:table-cell/>
        </table:table-row>
        <table:table-row table:style-name="ro1">
          <table:table-cell table:number-columns-repeated="2"/>
          <table:table-cell table:formula="of:=1000000/([.A2])"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formula="of:=COM.MICROSOFT.CONCAT (ROUND([.C10]*[.D14]; 5); &quot; m/s&quot;)" office:value-type="string" office:string-value="0.69115 m/s" calcext:value-type="string">
            <text:p>0.69115 m/s</text:p>
          </table:table-cell>
          <table:table-cell table:formula="of:=COM.MICROSOFT.CONCAT (ROUND([.$C$12]*[.$D14]; 5); &quot; m/s&quot;)" office:value-type="string" office:string-value="0.13823 m/s" calcext:value-type="string">
            <text:p>0.13823 m/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ekvence 2</text:p>
          </table:table-cell>
          <table:table-cell office:value-type="string" calcext:value-type="string">
            <text:p>delka kola</text:p>
          </table:table-cell>
          <table:table-cell office:value-type="string" calcext:value-type="string">
            <text:p>úhlová rychlost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000000/([.B2])" office:value-type="float" office:value="100" calcext:value-type="float">
            <text:p>100</text:p>
          </table:table-cell>
          <table:table-cell table:formula="of:=2*[.$C$8]*[.$C$14]" office:value-type="float" office:value="0.276460153515902" calcext:value-type="float">
            <text:p>0.276460153515902</text:p>
          </table:table-cell>
          <table:table-cell table:formula="of:=COM.MICROSOFT.CONCAT(ROUND(([.C14]*[.C8]*([.B3]-[.A3]))/([.D10]*[.A3]*[.B3]*[.D8]); 4); &quot; rad/s&quot;)" office:value-type="string" office:string-value="2.2117 rad/s" calcext:value-type="string">
            <text:p>2.2117 rad/s</text:p>
          </table:table-cell>
          <table:table-cell table:formula="of:=COM.MICROSOFT.CONCAT(ROUND(; 4); &quot; rad/s&quot;)" office:value-type="string" office:string-value="0 rad/s" calcext:value-type="string">
            <text:p>0 rad/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i</text:p>
          </table:table-cell>
          <table:table-cell office:value-type="string" calcext:value-type="string">
            <text:p>delka na krok</text:p>
          </table:table-cell>
          <table:table-cell office:value-type="string" calcext:value-type="string">
            <text:p>poloměr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PI()" office:value-type="float" office:value="3.14159265358979" calcext:value-type="float">
            <text:p>3.14159265358979</text:p>
          </table:table-cell>
          <table:table-cell table:formula="of:=[.D12]/[.D10]" office:value-type="float" office:value="0.00138230076757951" calcext:value-type="float">
            <text:p>0.00138230076758</text:p>
          </table:table-cell>
          <table:table-cell table:formula="of:=((MIN(ABS([$ciste_promenne.$A$2]); ABS([$ciste_promenne.$B$2]))/[$ciste_promenne.$A$4]) + (MAX(ABS([$ciste_promenne.$A$2]); ABS([$ciste_promenne.$B$2]))/[$ciste_promenne.$A$4])) / 2" office:value-type="float" office:value="0.1875" calcext:value-type="float">
            <text:p>0.1875</text:p>
          </table:table-cell>
          <table:table-cell table:formula="of:=(MAX(ABS([$ciste_promenne.$A$2]); ABS([$ciste_promenne.$B$2]))/[$ciste_promenne.$A$4])" office:value-type="float" office:value="0.3125" calcext:value-type="float">
            <text:p>0.3125</text:p>
          </table:table-cell>
          <table:table-cell/>
        </table:table-row>
        <table:table-row table:style-name="ro1">
          <table:table-cell table:number-columns-repeated="4"/>
          <table:table-cell table:formula="of:=[.E14]/2" office:value-type="float" office:value="0.09375" calcext:value-type="float">
            <text:p>0.093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jeta vzdalenost</text:p>
          </table:table-cell>
          <table:table-cell office:value-type="string" calcext:value-type="string">
            <text:p>čas k 2 PI</text:p>
          </table:table-cell>
          <table:table-cell office:value-type="string" calcext:value-type="string">
            <text:p>ujeta vzdalenost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D17]*[$ciste_promenne.A2]" office:value-type="float" office:value="1.96349540849362" calcext:value-type="float">
            <text:p>1.96349540849362</text:p>
          </table:table-cell>
          <table:table-cell table:formula="of:=([.C14]*2)/[$ciste_promenne.A4]" office:value-type="float" office:value="2.84090909090909" calcext:value-type="float">
            <text:p>2.84090909090909</text:p>
          </table:table-cell>
          <table:table-cell table:formula="of:=[.D17]*[$ciste_promenne.B2]" office:value-type="float" office:value="0.392699081698724" calcext:value-type="float">
            <text:p>0.392699081698724</text:p>
          </table:table-cell>
          <table:table-cell/>
          <table:table-cell office:value-type="string" calcext:value-type="string">
            <text:p>polomer stackexch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omer 2</text:p>
          </table:table-cell>
          <table:table-cell office:value-type="string" calcext:value-type="string">
            <text:p>Polomer 3</text:p>
          </table:table-cell>
          <table:table-cell table:number-columns-repeated="2"/>
          <table:table-cell table:formula="of:=(([$ciste_promenne.A2]+[$ciste_promenne.B2])/([$ciste_promenne.A2]-[$ciste_promenne.B2]))*([.D8]/2)" office:value-type="float" office:value="0.09375" calcext:value-type="float">
            <text:p>0.09375</text:p>
          </table:table-cell>
        </table:table-row>
        <table:table-row table:style-name="ro1">
          <table:table-cell table:number-columns-repeated="2"/>
          <table:table-cell table:formula="of:=[.C17]/(2*[.C14])" office:value-type="float" office:value="0.3125" calcext:value-type="float">
            <text:p>0.3125</text:p>
          </table:table-cell>
          <table:table-cell table:formula="of:=[.E17]/(2*[.C14])" office:value-type="float" office:value="0.0625" calcext:value-type="float">
            <text:p>0.06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9]+[.D19]" office:value-type="float" office:value="0.375" calcext:value-type="float">
            <text:p>0.375</text:p>
          </table:table-cell>
          <table:table-cell table:formula="of:=[.C20]/4" office:value-type="float" office:value="0.09375" calcext:value-type="float">
            <text:p>0.09375</text:p>
          </table:table-cell>
          <table:table-cell table:number-columns-repeated="3"/>
        </table:table-row>
      </table:table>
      <table:table table:name="ciste_promenne" table:style-name="ta1"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ychlost L a R</text:p>
          </table:table-cell>
          <table:covered-table-cell/>
        </table:table-row>
        <table:table-row table:style-name="ro1">
          <table:table-cell table:formula="of:=[Vystup.C10]*[Vystup.D14]" office:value-type="float" office:value="0.691150383789754" calcext:value-type="float">
            <text:p>0.691150383789754</text:p>
          </table:table-cell>
          <table:table-cell table:formula="of:=[Vystup.$C$12]*[Vystup.$D14]" office:value-type="float" office:value="0.138230076757951" calcext:value-type="float">
            <text:p>0.138230076757951</text:p>
          </table:table-cell>
        </table:table-row>
        <table:table-row table:style-name="ro1">
          <table:table-cell office:value-type="string" calcext:value-type="string">
            <text:p>úhlová rychlost</text:p>
          </table:table-cell>
          <table:table-cell office:value-type="string" calcext:value-type="string">
            <text:p>poloměr</text:p>
          </table:table-cell>
        </table:table-row>
        <table:table-row table:style-name="ro1">
          <table:table-cell table:formula="of:=([Vystup.C14]*[Vystup.C8]*([Vystup.B3]-[Vystup.A3]))/([Vystup.D10]*[Vystup.A3]*[Vystup.B3]*[Vystup.D8])" office:value-type="float" office:value="2.21168122812721" calcext:value-type="float">
            <text:p>2.21168122812721</text:p>
          </table:table-cell>
          <table:table-cell table:formula="of:=(MIN(ABS([$ciste_promenne.A2]); ABS([$ciste_promenne.B2]))/[$ciste_promenne.A4])+([$Vystup.D8]/2)" office:value-type="float" office:value="0.125" calcext:value-type="float">
            <text:p>0.125</text:p>
          </table:table-cell>
        </table:table-row>
      </table:table>
      <table:table table:name="Mapa" table:style-name="ta1">
        <table:table-column table:style-name="co5" table:number-columns-repeated="1024" table:default-cell-style-name="Default"/>
        <table:table-row table:style-name="ro2">
          <table:table-cell table:number-columns-repeated="14"/>
          <table:table-cell table:style-name="ce8" table:number-columns-repeated="10"/>
          <table:table-cell table:number-columns-repeated="1000"/>
        </table:table-row>
        <table:table-row table:style-name="ro3">
          <table:table-cell table:number-columns-repeated="2"/>
          <table:table-cell table:number-columns-repeated="10" table:style-name="ce3" office:value-type="string" calcext:value-type="string">
            <text:p>u</text:p>
          </table:table-cell>
          <table:table-cell table:number-columns-repeated="2"/>
          <table:table-cell table:style-name="ce9" table:formula="of:=IF([.C2]=&quot;u&quot;; [.$AA$12]; IF([.C2]=&quot;c&quot;; [.$AA$13]; IF([.C2]=&quot;b&quot;; [.$AA$14]; IF([.C2]=&quot;d&quot;; [.$AA$11]; IF([.C2]=&quot;I&quot;; [.$AA$15]; 64)))))" office:value-type="float" office:value="128" calcext:value-type="float">
            <text:p>128</text:p>
          </table:table-cell>
          <table:table-cell table:style-name="ce9" table:formula="of:=IF([.D2]=&quot;u&quot;; [.$AA$12]; IF([.D2]=&quot;c&quot;; [.$AA$13]; IF([.D2]=&quot;b&quot;; [.$AA$14]; IF([.D2]=&quot;d&quot;; [.$AA$11]; IF([.D2]=&quot;I&quot;; [.$AA$15]; 64)))))" office:value-type="float" office:value="128" calcext:value-type="float">
            <text:p>128</text:p>
          </table:table-cell>
          <table:table-cell table:style-name="ce9" table:formula="of:=IF([.E2]=&quot;u&quot;; [.$AA$12]; IF([.E2]=&quot;c&quot;; [.$AA$13]; IF([.E2]=&quot;b&quot;; [.$AA$14]; IF([.E2]=&quot;d&quot;; [.$AA$11]; IF([.E2]=&quot;I&quot;; [.$AA$15]; 64)))))" office:value-type="float" office:value="128" calcext:value-type="float">
            <text:p>128</text:p>
          </table:table-cell>
          <table:table-cell table:style-name="ce9" table:formula="of:=IF([.F2]=&quot;u&quot;; [.$AA$12]; IF([.F2]=&quot;c&quot;; [.$AA$13]; IF([.F2]=&quot;b&quot;; [.$AA$14]; IF([.F2]=&quot;d&quot;; [.$AA$11]; IF([.F2]=&quot;I&quot;; [.$AA$15]; 64)))))" office:value-type="float" office:value="128" calcext:value-type="float">
            <text:p>128</text:p>
          </table:table-cell>
          <table:table-cell table:style-name="ce9" table:formula="of:=IF([.G2]=&quot;u&quot;; [.$AA$12]; IF([.G2]=&quot;c&quot;; [.$AA$13]; IF([.G2]=&quot;b&quot;; [.$AA$14]; IF([.G2]=&quot;d&quot;; [.$AA$11]; IF([.G2]=&quot;I&quot;; [.$AA$15]; 64)))))" office:value-type="float" office:value="128" calcext:value-type="float">
            <text:p>128</text:p>
          </table:table-cell>
          <table:table-cell table:style-name="ce9" table:formula="of:=IF([.H2]=&quot;u&quot;; [.$AA$12]; IF([.H2]=&quot;c&quot;; [.$AA$13]; IF([.H2]=&quot;b&quot;; [.$AA$14]; IF([.H2]=&quot;d&quot;; [.$AA$11]; IF([.H2]=&quot;I&quot;; [.$AA$15]; 64)))))" office:value-type="float" office:value="128" calcext:value-type="float">
            <text:p>128</text:p>
          </table:table-cell>
          <table:table-cell table:style-name="ce9" table:formula="of:=IF([.I2]=&quot;u&quot;; [.$AA$12]; IF([.I2]=&quot;c&quot;; [.$AA$13]; IF([.I2]=&quot;b&quot;; [.$AA$14]; IF([.I2]=&quot;d&quot;; [.$AA$11]; IF([.I2]=&quot;I&quot;; [.$AA$15]; 64)))))" office:value-type="float" office:value="128" calcext:value-type="float">
            <text:p>128</text:p>
          </table:table-cell>
          <table:table-cell table:style-name="ce9" table:formula="of:=IF([.J2]=&quot;u&quot;; [.$AA$12]; IF([.J2]=&quot;c&quot;; [.$AA$13]; IF([.J2]=&quot;b&quot;; [.$AA$14]; IF([.J2]=&quot;d&quot;; [.$AA$11]; IF([.J2]=&quot;I&quot;; [.$AA$15]; 64)))))" office:value-type="float" office:value="128" calcext:value-type="float">
            <text:p>128</text:p>
          </table:table-cell>
          <table:table-cell table:style-name="ce9" table:formula="of:=IF([.K2]=&quot;u&quot;; [.$AA$12]; IF([.K2]=&quot;c&quot;; [.$AA$13]; IF([.K2]=&quot;b&quot;; [.$AA$14]; IF([.K2]=&quot;d&quot;; [.$AA$11]; IF([.K2]=&quot;I&quot;; [.$AA$15]; 64)))))" office:value-type="float" office:value="128" calcext:value-type="float">
            <text:p>128</text:p>
          </table:table-cell>
          <table:table-cell table:style-name="ce9" table:formula="of:=IF([.L2]=&quot;u&quot;; [.$AA$12]; IF([.L2]=&quot;c&quot;; [.$AA$13]; IF([.L2]=&quot;b&quot;; [.$AA$14]; IF([.L2]=&quot;d&quot;; [.$AA$11]; IF([.L2]=&quot;I&quot;; [.$AA$15]; 64)))))" office:value-type="float" office:value="128" calcext:value-type="float">
            <text:p>128</text:p>
          </table:table-cell>
          <table:table-cell/>
          <table:table-cell table:style-name="ce11" table:formula="of:=IF([.N1]=[.$AA$11]; [.$AA$11]/[.$AB$11]; IF([.N1]=[.$AA$12]; [.$AA$12]/[.$AB$12]; IF([.N1]=[.$AA$13]; [.$AA$13]/[.$AB$13]; IF([.N1]=[.$AA$14]; [.$AA$14]/[.$AB$14]; IF([.N1]=[.$AA$15]; [.$AA$15]/[.$AB$15]; 0)))))+IF([.N1]=[.$AA$11]; [.$AA$11]/[.$AB$11]; IF([.O1]=[.$AA$12]; [.$AA$12]/[.$AB$12]; IF([.O1]=[.$AA$13]; [.$AA$13]/[.$AB$13]; IF([.O1]=[.$AA$14]; [.$AA$14]/[.$AB$14]; IF([.O1]=[.$AA$15]; [.$AA$15]/[.$AB$15]; 0)))))+IF([.P1]=[.$AA$11]; [.$AA$11]/[.$AB$11]; IF([.P1]=[.$AA$12]; [.$AA$12]/[.$AB$12]; IF([.P1]=[.$AA$13]; [.$AA$13]/[.$AB$13]; IF([.P1]=[.$AA$14]; [.$AA$14]/[.$AB$14]; IF([.P1]=[.$AA$15]; [.$AA$15]/[.$AB$15]; 0)))))+IF([.N2]=[.$AA$11]; [.$AA$11]/[.$AB$11]; IF([.N2]=[.$AA$12]; [.$AA$12]/[.$AB$12]; IF([.N2]=[.$AA$13]; [.$AA$13]/[.$AB$13]; IF([.N2]=[.$AA$14]; [.$AA$14]/[.$AB$14]; IF([.N2]=[.$AA$15]; [.$AA$15]/[.$AB$15]; 0)))))+IF([.P2]=[.$AA$11]; [.$AA$11]/[.$AB$11]; IF([.P2]=[.$AA$12]; [.$AA$12]/[.$AB$12]; IF([.P2]=[.$AA$13]; [.$AA$13]/[.$AB$13]; IF([.P2]=[.$AA$14]; [.$AA$14]/[.$AB$14]; IF([.P2]=[.$AA$15]; [.$AA$15]/[.$AB$15]; 0)))))+IF([.N3]=[.$AA$11]; [.$AA$11]/[.$AB$11]; IF([.N3]=[.$AA$12]; [.$AA$12]/[.$AB$12]; IF([.N3]=[.$AA$13]; [.$AA$13]/[.$AB$13]; IF([.N3]=[.$AA$14]; [.$AA$14]/[.$AB$14]; IF([.N3]=[.$AA$15]; [.$AA$15]/[.$AB$15]; 0)))))+IF([.O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[.O2]" office:value-type="float" office:value="320" calcext:value-type="float">
            <text:p>320</text:p>
          </table:table-cell>
          <table:table-cell table:style-name="ce11" table:formula="of:=IF([.O1]=[.$AA$11]; [.$AA$11]/[.$AB$11]; IF([.O1]=[.$AA$12]; [.$AA$12]/[.$AB$12]; IF([.O1]=[.$AA$13]; [.$AA$13]/[.$AB$13]; IF([.O1]=[.$AA$14]; [.$AA$14]/[.$AB$14]; IF([.O1]=[.$AA$15]; [.$AA$15]/[.$AB$15]; 0)))))+IF([.O1]=[.$AA$11]; [.$AA$11]/[.$AB$11]; IF([.P1]=[.$AA$12]; [.$AA$12]/[.$AB$12]; IF([.P1]=[.$AA$13]; [.$AA$13]/[.$AB$13]; IF([.P1]=[.$AA$14]; [.$AA$14]/[.$AB$14]; IF([.P1]=[.$AA$15]; [.$AA$15]/[.$AB$15]; 0)))))+IF([.Q1]=[.$AA$11]; [.$AA$11]/[.$AB$11]; IF([.Q1]=[.$AA$12]; [.$AA$12]/[.$AB$12]; IF([.Q1]=[.$AA$13]; [.$AA$13]/[.$AB$13]; IF([.Q1]=[.$AA$14]; [.$AA$14]/[.$AB$14]; IF([.Q1]=[.$AA$15]; [.$AA$15]/[.$AB$15]; 0)))))+IF([.O2]=[.$AA$11]; [.$AA$11]/[.$AB$11]; IF([.O2]=[.$AA$12]; [.$AA$12]/[.$AB$12]; IF([.O2]=[.$AA$13]; [.$AA$13]/[.$AB$13]; IF([.O2]=[.$AA$14]; [.$AA$14]/[.$AB$14]; IF([.O2]=[.$AA$15]; [.$AA$15]/[.$AB$15]; 0)))))+IF([.Q2]=[.$AA$11]; [.$AA$11]/[.$AB$11]; IF([.Q2]=[.$AA$12]; [.$AA$12]/[.$AB$12]; IF([.Q2]=[.$AA$13]; [.$AA$13]/[.$AB$13]; IF([.Q2]=[.$AA$14]; [.$AA$14]/[.$AB$14]; IF([.Q2]=[.$AA$15]; [.$AA$15]/[.$AB$15]; 0)))))+IF([.O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[.P2]" office:value-type="float" office:value="896" calcext:value-type="float">
            <text:p>896</text:p>
          </table:table-cell>
          <table:table-cell table:style-name="ce11" table:formula="of:=IF([.P1]=[.$AA$11]; [.$AA$11]/[.$AB$11]; IF([.P1]=[.$AA$12]; [.$AA$12]/[.$AB$12]; IF([.P1]=[.$AA$13]; [.$AA$13]/[.$AB$13]; IF([.P1]=[.$AA$14]; [.$AA$14]/[.$AB$14]; IF([.P1]=[.$AA$15]; [.$AA$15]/[.$AB$15]; 0)))))+IF([.P1]=[.$AA$11]; [.$AA$11]/[.$AB$11]; IF([.Q1]=[.$AA$12]; [.$AA$12]/[.$AB$12]; IF([.Q1]=[.$AA$13]; [.$AA$13]/[.$AB$13]; IF([.Q1]=[.$AA$14]; [.$AA$14]/[.$AB$14]; IF([.Q1]=[.$AA$15]; [.$AA$15]/[.$AB$15]; 0)))))+IF([.R1]=[.$AA$11]; [.$AA$11]/[.$AB$11]; IF([.R1]=[.$AA$12]; [.$AA$12]/[.$AB$12]; IF([.R1]=[.$AA$13]; [.$AA$13]/[.$AB$13]; IF([.R1]=[.$AA$14]; [.$AA$14]/[.$AB$14]; IF([.R1]=[.$AA$15]; [.$AA$15]/[.$AB$15]; 0)))))+IF([.P2]=[.$AA$11]; [.$AA$11]/[.$AB$11]; IF([.P2]=[.$AA$12]; [.$AA$12]/[.$AB$12]; IF([.P2]=[.$AA$13]; [.$AA$13]/[.$AB$13]; IF([.P2]=[.$AA$14]; [.$AA$14]/[.$AB$14]; IF([.P2]=[.$AA$15]; [.$AA$15]/[.$AB$15]; 0)))))+IF([.R2]=[.$AA$11]; [.$AA$11]/[.$AB$11]; IF([.R2]=[.$AA$12]; [.$AA$12]/[.$AB$12]; IF([.R2]=[.$AA$13]; [.$AA$13]/[.$AB$13]; IF([.R2]=[.$AA$14]; [.$AA$14]/[.$AB$14]; IF([.R2]=[.$AA$15]; [.$AA$15]/[.$AB$15]; 0)))))+IF([.P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[.Q2]" office:value-type="float" office:value="896" calcext:value-type="float">
            <text:p>896</text:p>
          </table:table-cell>
          <table:table-cell table:style-name="ce11" table:formula="of:=IF([.Q1]=[.$AA$11]; [.$AA$11]/[.$AB$11]; IF([.Q1]=[.$AA$12]; [.$AA$12]/[.$AB$12]; IF([.Q1]=[.$AA$13]; [.$AA$13]/[.$AB$13]; IF([.Q1]=[.$AA$14]; [.$AA$14]/[.$AB$14]; IF([.Q1]=[.$AA$15]; [.$AA$15]/[.$AB$15]; 0)))))+IF([.Q1]=[.$AA$11]; [.$AA$11]/[.$AB$11]; IF([.R1]=[.$AA$12]; [.$AA$12]/[.$AB$12]; IF([.R1]=[.$AA$13]; [.$AA$13]/[.$AB$13]; IF([.R1]=[.$AA$14]; [.$AA$14]/[.$AB$14]; IF([.R1]=[.$AA$15]; [.$AA$15]/[.$AB$15]; 0)))))+IF([.S1]=[.$AA$11]; [.$AA$11]/[.$AB$11]; IF([.S1]=[.$AA$12]; [.$AA$12]/[.$AB$12]; IF([.S1]=[.$AA$13]; [.$AA$13]/[.$AB$13]; IF([.S1]=[.$AA$14]; [.$AA$14]/[.$AB$14]; IF([.S1]=[.$AA$15]; [.$AA$15]/[.$AB$15]; 0)))))+IF([.Q2]=[.$AA$11]; [.$AA$11]/[.$AB$11]; IF([.Q2]=[.$AA$12]; [.$AA$12]/[.$AB$12]; IF([.Q2]=[.$AA$13]; [.$AA$13]/[.$AB$13]; IF([.Q2]=[.$AA$14]; [.$AA$14]/[.$AB$14]; IF([.Q2]=[.$AA$15]; [.$AA$15]/[.$AB$15]; 0)))))+IF([.S2]=[.$AA$11]; [.$AA$11]/[.$AB$11]; IF([.S2]=[.$AA$12]; [.$AA$12]/[.$AB$12]; IF([.S2]=[.$AA$13]; [.$AA$13]/[.$AB$13]; IF([.S2]=[.$AA$14]; [.$AA$14]/[.$AB$14]; IF([.S2]=[.$AA$15]; [.$AA$15]/[.$AB$15]; 0)))))+IF([.Q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[.R2]" office:value-type="float" office:value="896" calcext:value-type="float">
            <text:p>896</text:p>
          </table:table-cell>
          <table:table-cell table:style-name="ce11" table:formula="of:=IF([.R1]=[.$AA$11]; [.$AA$11]/[.$AB$11]; IF([.R1]=[.$AA$12]; [.$AA$12]/[.$AB$12]; IF([.R1]=[.$AA$13]; [.$AA$13]/[.$AB$13]; IF([.R1]=[.$AA$14]; [.$AA$14]/[.$AB$14]; IF([.R1]=[.$AA$15]; [.$AA$15]/[.$AB$15]; 0)))))+IF([.R1]=[.$AA$11]; [.$AA$11]/[.$AB$11]; IF([.S1]=[.$AA$12]; [.$AA$12]/[.$AB$12]; IF([.S1]=[.$AA$13]; [.$AA$13]/[.$AB$13]; IF([.S1]=[.$AA$14]; [.$AA$14]/[.$AB$14]; IF([.S1]=[.$AA$15]; [.$AA$15]/[.$AB$15]; 0)))))+IF([.T1]=[.$AA$11]; [.$AA$11]/[.$AB$11]; IF([.T1]=[.$AA$12]; [.$AA$12]/[.$AB$12]; IF([.T1]=[.$AA$13]; [.$AA$13]/[.$AB$13]; IF([.T1]=[.$AA$14]; [.$AA$14]/[.$AB$14]; IF([.T1]=[.$AA$15]; [.$AA$15]/[.$AB$15]; 0)))))+IF([.R2]=[.$AA$11]; [.$AA$11]/[.$AB$11]; IF([.R2]=[.$AA$12]; [.$AA$12]/[.$AB$12]; IF([.R2]=[.$AA$13]; [.$AA$13]/[.$AB$13]; IF([.R2]=[.$AA$14]; [.$AA$14]/[.$AB$14]; IF([.R2]=[.$AA$15]; [.$AA$15]/[.$AB$15]; 0)))))+IF([.T2]=[.$AA$11]; [.$AA$11]/[.$AB$11]; IF([.T2]=[.$AA$12]; [.$AA$12]/[.$AB$12]; IF([.T2]=[.$AA$13]; [.$AA$13]/[.$AB$13]; IF([.T2]=[.$AA$14]; [.$AA$14]/[.$AB$14]; IF([.T2]=[.$AA$15]; [.$AA$15]/[.$AB$15]; 0)))))+IF([.R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[.S2]" office:value-type="float" office:value="448" calcext:value-type="float">
            <text:p>448</text:p>
          </table:table-cell>
          <table:table-cell table:style-name="ce11" table:formula="of:=IF([.S1]=[.$AA$11]; [.$AA$11]/[.$AB$11]; IF([.S1]=[.$AA$12]; [.$AA$12]/[.$AB$12]; IF([.S1]=[.$AA$13]; [.$AA$13]/[.$AB$13]; IF([.S1]=[.$AA$14]; [.$AA$14]/[.$AB$14]; IF([.S1]=[.$AA$15]; [.$AA$15]/[.$AB$15]; 0)))))+IF([.S1]=[.$AA$11]; [.$AA$11]/[.$AB$11]; IF([.T1]=[.$AA$12]; [.$AA$12]/[.$AB$12]; IF([.T1]=[.$AA$13]; [.$AA$13]/[.$AB$13]; IF([.T1]=[.$AA$14]; [.$AA$14]/[.$AB$14]; IF([.T1]=[.$AA$15]; [.$AA$15]/[.$AB$15]; 0)))))+IF([.U1]=[.$AA$11]; [.$AA$11]/[.$AB$11]; IF([.U1]=[.$AA$12]; [.$AA$12]/[.$AB$12]; IF([.U1]=[.$AA$13]; [.$AA$13]/[.$AB$13]; IF([.U1]=[.$AA$14]; [.$AA$14]/[.$AB$14]; IF([.U1]=[.$AA$15]; [.$AA$15]/[.$AB$15]; 0)))))+IF([.S2]=[.$AA$11]; [.$AA$11]/[.$AB$11]; IF([.S2]=[.$AA$12]; [.$AA$12]/[.$AB$12]; IF([.S2]=[.$AA$13]; [.$AA$13]/[.$AB$13]; IF([.S2]=[.$AA$14]; [.$AA$14]/[.$AB$14]; IF([.S2]=[.$AA$15]; [.$AA$15]/[.$AB$15]; 0)))))+IF([.U2]=[.$AA$11]; [.$AA$11]/[.$AB$11]; IF([.U2]=[.$AA$12]; [.$AA$12]/[.$AB$12]; IF([.U2]=[.$AA$13]; [.$AA$13]/[.$AB$13]; IF([.U2]=[.$AA$14]; [.$AA$14]/[.$AB$14]; IF([.U2]=[.$AA$15]; [.$AA$15]/[.$AB$15]; 0)))))+IF([.S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[.T2]" office:value-type="float" office:value="448" calcext:value-type="float">
            <text:p>448</text:p>
          </table:table-cell>
          <table:table-cell table:style-name="ce11" table:formula="of:=IF([.T1]=[.$AA$11]; [.$AA$11]/[.$AB$11]; IF([.T1]=[.$AA$12]; [.$AA$12]/[.$AB$12]; IF([.T1]=[.$AA$13]; [.$AA$13]/[.$AB$13]; IF([.T1]=[.$AA$14]; [.$AA$14]/[.$AB$14]; IF([.T1]=[.$AA$15]; [.$AA$15]/[.$AB$15]; 0)))))+IF([.T1]=[.$AA$11]; [.$AA$11]/[.$AB$11]; IF([.U1]=[.$AA$12]; [.$AA$12]/[.$AB$12]; IF([.U1]=[.$AA$13]; [.$AA$13]/[.$AB$13]; IF([.U1]=[.$AA$14]; [.$AA$14]/[.$AB$14]; IF([.U1]=[.$AA$15]; [.$AA$15]/[.$AB$15]; 0)))))+IF([.V1]=[.$AA$11]; [.$AA$11]/[.$AB$11]; IF([.V1]=[.$AA$12]; [.$AA$12]/[.$AB$12]; IF([.V1]=[.$AA$13]; [.$AA$13]/[.$AB$13]; IF([.V1]=[.$AA$14]; [.$AA$14]/[.$AB$14]; IF([.V1]=[.$AA$15]; [.$AA$15]/[.$AB$15]; 0)))))+IF([.T2]=[.$AA$11]; [.$AA$11]/[.$AB$11]; IF([.T2]=[.$AA$12]; [.$AA$12]/[.$AB$12]; IF([.T2]=[.$AA$13]; [.$AA$13]/[.$AB$13]; IF([.T2]=[.$AA$14]; [.$AA$14]/[.$AB$14]; IF([.T2]=[.$AA$15]; [.$AA$15]/[.$AB$15]; 0)))))+IF([.V2]=[.$AA$11]; [.$AA$11]/[.$AB$11]; IF([.V2]=[.$AA$12]; [.$AA$12]/[.$AB$12]; IF([.V2]=[.$AA$13]; [.$AA$13]/[.$AB$13]; IF([.V2]=[.$AA$14]; [.$AA$14]/[.$AB$14]; IF([.V2]=[.$AA$15]; [.$AA$15]/[.$AB$15]; 0)))))+IF([.T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[.U2]" office:value-type="float" office:value="448" calcext:value-type="float">
            <text:p>448</text:p>
          </table:table-cell>
          <table:table-cell table:style-name="ce11" table:formula="of:=IF([.U1]=[.$AA$11]; [.$AA$11]/[.$AB$11]; IF([.U1]=[.$AA$12]; [.$AA$12]/[.$AB$12]; IF([.U1]=[.$AA$13]; [.$AA$13]/[.$AB$13]; IF([.U1]=[.$AA$14]; [.$AA$14]/[.$AB$14]; IF([.U1]=[.$AA$15]; [.$AA$15]/[.$AB$15]; 0)))))+IF([.U1]=[.$AA$11]; [.$AA$11]/[.$AB$11]; IF([.V1]=[.$AA$12]; [.$AA$12]/[.$AB$12]; IF([.V1]=[.$AA$13]; [.$AA$13]/[.$AB$13]; IF([.V1]=[.$AA$14]; [.$AA$14]/[.$AB$14]; IF([.V1]=[.$AA$15]; [.$AA$15]/[.$AB$15]; 0)))))+IF([.W1]=[.$AA$11]; [.$AA$11]/[.$AB$11]; IF([.W1]=[.$AA$12]; [.$AA$12]/[.$AB$12]; IF([.W1]=[.$AA$13]; [.$AA$13]/[.$AB$13]; IF([.W1]=[.$AA$14]; [.$AA$14]/[.$AB$14]; IF([.W1]=[.$AA$15]; [.$AA$15]/[.$AB$15]; 0)))))+IF([.U2]=[.$AA$11]; [.$AA$11]/[.$AB$11]; IF([.U2]=[.$AA$12]; [.$AA$12]/[.$AB$12]; IF([.U2]=[.$AA$13]; [.$AA$13]/[.$AB$13]; IF([.U2]=[.$AA$14]; [.$AA$14]/[.$AB$14]; IF([.U2]=[.$AA$15]; [.$AA$15]/[.$AB$15]; 0)))))+IF([.W2]=[.$AA$11]; [.$AA$11]/[.$AB$11]; IF([.W2]=[.$AA$12]; [.$AA$12]/[.$AB$12]; IF([.W2]=[.$AA$13]; [.$AA$13]/[.$AB$13]; IF([.W2]=[.$AA$14]; [.$AA$14]/[.$AB$14]; IF([.W2]=[.$AA$15]; [.$AA$15]/[.$AB$15]; 0)))))+IF([.U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[.V2]" office:value-type="float" office:value="448" calcext:value-type="float">
            <text:p>448</text:p>
          </table:table-cell>
          <table:table-cell table:style-name="ce11" table:formula="of:=IF([.V1]=[.$AA$11]; [.$AA$11]/[.$AB$11]; IF([.V1]=[.$AA$12]; [.$AA$12]/[.$AB$12]; IF([.V1]=[.$AA$13]; [.$AA$13]/[.$AB$13]; IF([.V1]=[.$AA$14]; [.$AA$14]/[.$AB$14]; IF([.V1]=[.$AA$15]; [.$AA$15]/[.$AB$15]; 0)))))+IF([.V1]=[.$AA$11]; [.$AA$11]/[.$AB$11]; IF([.W1]=[.$AA$12]; [.$AA$12]/[.$AB$12]; IF([.W1]=[.$AA$13]; [.$AA$13]/[.$AB$13]; IF([.W1]=[.$AA$14]; [.$AA$14]/[.$AB$14]; IF([.W1]=[.$AA$15]; [.$AA$15]/[.$AB$15]; 0)))))+IF([.X1]=[.$AA$11]; [.$AA$11]/[.$AB$11]; IF([.X1]=[.$AA$12]; [.$AA$12]/[.$AB$12]; IF([.X1]=[.$AA$13]; [.$AA$13]/[.$AB$13]; IF([.X1]=[.$AA$14]; [.$AA$14]/[.$AB$14]; IF([.X1]=[.$AA$15]; [.$AA$15]/[.$AB$15]; 0)))))+IF([.V2]=[.$AA$11]; [.$AA$11]/[.$AB$11]; IF([.V2]=[.$AA$12]; [.$AA$12]/[.$AB$12]; IF([.V2]=[.$AA$13]; [.$AA$13]/[.$AB$13]; IF([.V2]=[.$AA$14]; [.$AA$14]/[.$AB$14]; IF([.V2]=[.$AA$15]; [.$AA$15]/[.$AB$15]; 0)))))+IF([.X2]=[.$AA$11]; [.$AA$11]/[.$AB$11]; IF([.X2]=[.$AA$12]; [.$AA$12]/[.$AB$12]; IF([.X2]=[.$AA$13]; [.$AA$13]/[.$AB$13]; IF([.X2]=[.$AA$14]; [.$AA$14]/[.$AB$14]; IF([.X2]=[.$AA$15]; [.$AA$15]/[.$AB$15]; 0)))))+IF([.V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[.W2]" office:value-type="float" office:value="380" calcext:value-type="float">
            <text:p>380</text:p>
          </table:table-cell>
          <table:table-cell table:style-name="ce11" table:formula="of:=IF([.W1]=[.$AA$11]; [.$AA$11]/[.$AB$11]; IF([.W1]=[.$AA$12]; [.$AA$12]/[.$AB$12]; IF([.W1]=[.$AA$13]; [.$AA$13]/[.$AB$13]; IF([.W1]=[.$AA$14]; [.$AA$14]/[.$AB$14]; IF([.W1]=[.$AA$15]; [.$AA$15]/[.$AB$15]; 0)))))+IF([.W1]=[.$AA$11]; [.$AA$11]/[.$AB$11]; IF([.X1]=[.$AA$12]; [.$AA$12]/[.$AB$12]; IF([.X1]=[.$AA$13]; [.$AA$13]/[.$AB$13]; IF([.X1]=[.$AA$14]; [.$AA$14]/[.$AB$14]; IF([.X1]=[.$AA$15]; [.$AA$15]/[.$AB$15]; 0)))))+IF([.Y1]=[.$AA$11]; [.$AA$11]/[.$AB$11]; IF([.Y1]=[.$AA$12]; [.$AA$12]/[.$AB$12]; IF([.Y1]=[.$AA$13]; [.$AA$13]/[.$AB$13]; IF([.Y1]=[.$AA$14]; [.$AA$14]/[.$AB$14]; IF([.Y1]=[.$AA$15]; [.$AA$15]/[.$AB$15]; 0)))))+IF([.W2]=[.$AA$11]; [.$AA$11]/[.$AB$11]; IF([.W2]=[.$AA$12]; [.$AA$12]/[.$AB$12]; IF([.W2]=[.$AA$13]; [.$AA$13]/[.$AB$13]; IF([.W2]=[.$AA$14]; [.$AA$14]/[.$AB$14]; IF([.W2]=[.$AA$15]; [.$AA$15]/[.$AB$15]; 0)))))+IF([.Y2]=[.$AA$11]; [.$AA$11]/[.$AB$11]; IF([.Y2]=[.$AA$12]; [.$AA$12]/[.$AB$12]; IF([.Y2]=[.$AA$13]; [.$AA$13]/[.$AB$13]; IF([.Y2]=[.$AA$14]; [.$AA$14]/[.$AB$14]; IF([.Y2]=[.$AA$15]; [.$AA$15]/[.$AB$15]; 0)))))+IF([.W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IF([.Y3]=[.$AA$11]; [.$AA$11]/[.$AB$11]; IF([.Y3]=[.$AA$12]; [.$AA$12]/[.$AB$12]; IF([.Y3]=[.$AA$13]; [.$AA$13]/[.$AB$13]; IF([.Y3]=[.$AA$14]; [.$AA$14]/[.$AB$14]; IF([.Y3]=[.$AA$15]; [.$AA$15]/[.$AB$15]; 0)))))+[.X2]" office:value-type="float" office:value="252" calcext:value-type="float">
            <text:p>252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2"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number-columns-repeated="6" table:style-name="ce3" office:value-type="string" calcext:value-type="string">
            <text:p>u</text:p>
          </table:table-cell>
          <table:table-cell table:style-name="ce3" office:value-type="string" calcext:value-type="string">
            <text:p>d</text:p>
          </table:table-cell>
          <table:table-cell table:number-columns-repeated="2"/>
          <table:table-cell table:style-name="ce9" table:formula="of:=IF([.C3]=&quot;u&quot;; [.$AA$12]; IF([.C3]=&quot;c&quot;; [.$AA$13]; IF([.C3]=&quot;b&quot;; [.$AA$14]; IF([.C3]=&quot;d&quot;; [.$AA$11]; IF([.C3]=&quot;I&quot;; [.$AA$15]; 64)))))" office:value-type="float" office:value="128" calcext:value-type="float">
            <text:p>128</text:p>
          </table:table-cell>
          <table:table-cell table:style-name="ce9" table:formula="of:=IF([.D3]=&quot;u&quot;; [.$AA$12]; IF([.D3]=&quot;c&quot;; [.$AA$13]; IF([.D3]=&quot;b&quot;; [.$AA$14]; IF([.D3]=&quot;d&quot;; [.$AA$11]; IF([.D3]=&quot;I&quot;; [.$AA$15]; 64)))))" office:value-type="float" office:value="128" calcext:value-type="float">
            <text:p>128</text:p>
          </table:table-cell>
          <table:table-cell table:style-name="ce9" table:formula="of:=IF([.E3]=&quot;u&quot;; [.$AA$12]; IF([.E3]=&quot;c&quot;; [.$AA$13]; IF([.E3]=&quot;b&quot;; [.$AA$14]; IF([.E3]=&quot;d&quot;; [.$AA$11]; IF([.E3]=&quot;I&quot;; [.$AA$15]; 64)))))" office:value-type="float" office:value="1024" calcext:value-type="float">
            <text:p>1024</text:p>
          </table:table-cell>
          <table:table-cell table:style-name="ce9" table:formula="of:=IF([.F3]=&quot;u&quot;; [.$AA$12]; IF([.F3]=&quot;c&quot;; [.$AA$13]; IF([.F3]=&quot;b&quot;; [.$AA$14]; IF([.F3]=&quot;d&quot;; [.$AA$11]; IF([.F3]=&quot;I&quot;; [.$AA$15]; 64)))))" office:value-type="float" office:value="128" calcext:value-type="float">
            <text:p>128</text:p>
          </table:table-cell>
          <table:table-cell table:style-name="ce9" table:formula="of:=IF([.G3]=&quot;u&quot;; [.$AA$12]; IF([.G3]=&quot;c&quot;; [.$AA$13]; IF([.G3]=&quot;b&quot;; [.$AA$14]; IF([.G3]=&quot;d&quot;; [.$AA$11]; IF([.G3]=&quot;I&quot;; [.$AA$15]; 64)))))" office:value-type="float" office:value="128" calcext:value-type="float">
            <text:p>128</text:p>
          </table:table-cell>
          <table:table-cell table:style-name="ce9" table:formula="of:=IF([.H3]=&quot;u&quot;; [.$AA$12]; IF([.H3]=&quot;c&quot;; [.$AA$13]; IF([.H3]=&quot;b&quot;; [.$AA$14]; IF([.H3]=&quot;d&quot;; [.$AA$11]; IF([.H3]=&quot;I&quot;; [.$AA$15]; 64)))))" office:value-type="float" office:value="128" calcext:value-type="float">
            <text:p>128</text:p>
          </table:table-cell>
          <table:table-cell table:style-name="ce9" table:formula="of:=IF([.I3]=&quot;u&quot;; [.$AA$12]; IF([.I3]=&quot;c&quot;; [.$AA$13]; IF([.I3]=&quot;b&quot;; [.$AA$14]; IF([.I3]=&quot;d&quot;; [.$AA$11]; IF([.I3]=&quot;I&quot;; [.$AA$15]; 64)))))" office:value-type="float" office:value="128" calcext:value-type="float">
            <text:p>128</text:p>
          </table:table-cell>
          <table:table-cell table:style-name="ce9" table:formula="of:=IF([.J3]=&quot;u&quot;; [.$AA$12]; IF([.J3]=&quot;c&quot;; [.$AA$13]; IF([.J3]=&quot;b&quot;; [.$AA$14]; IF([.J3]=&quot;d&quot;; [.$AA$11]; IF([.J3]=&quot;I&quot;; [.$AA$15]; 64)))))" office:value-type="float" office:value="128" calcext:value-type="float">
            <text:p>128</text:p>
          </table:table-cell>
          <table:table-cell table:style-name="ce9" table:formula="of:=IF([.K3]=&quot;u&quot;; [.$AA$12]; IF([.K3]=&quot;c&quot;; [.$AA$13]; IF([.K3]=&quot;b&quot;; [.$AA$14]; IF([.K3]=&quot;d&quot;; [.$AA$11]; IF([.K3]=&quot;I&quot;; [.$AA$15]; 64)))))" office:value-type="float" office:value="128" calcext:value-type="float">
            <text:p>128</text:p>
          </table:table-cell>
          <table:table-cell table:style-name="ce9" table:formula="of:=IF([.L3]=&quot;u&quot;; [.$AA$12]; IF([.L3]=&quot;c&quot;; [.$AA$13]; IF([.L3]=&quot;b&quot;; [.$AA$14]; IF([.L3]=&quot;d&quot;; [.$AA$11]; IF([.L3]=&quot;I&quot;; [.$AA$15]; 64)))))" office:value-type="float" office:value="-64" calcext:value-type="float">
            <text:p>-64</text:p>
          </table:table-cell>
          <table:table-cell/>
          <table:table-cell table:style-name="ce11" table:formula="of:=IF([.N2]=[.$AA$11]; [.$AA$11]/[.$AB$11]; IF([.N2]=[.$AA$12]; [.$AA$12]/[.$AB$12]; IF([.N2]=[.$AA$13]; [.$AA$13]/[.$AB$13]; IF([.N2]=[.$AA$14]; [.$AA$14]/[.$AB$14]; IF([.N2]=[.$AA$15]; [.$AA$15]/[.$AB$15]; 0)))))+IF([.N2]=[.$AA$11]; [.$AA$11]/[.$AB$11]; IF([.O2]=[.$AA$12]; [.$AA$12]/[.$AB$12]; IF([.O2]=[.$AA$13]; [.$AA$13]/[.$AB$13]; IF([.O2]=[.$AA$14]; [.$AA$14]/[.$AB$14]; IF([.O2]=[.$AA$15]; [.$AA$15]/[.$AB$15]; 0)))))+IF([.P2]=[.$AA$11]; [.$AA$11]/[.$AB$11]; IF([.P2]=[.$AA$12]; [.$AA$12]/[.$AB$12]; IF([.P2]=[.$AA$13]; [.$AA$13]/[.$AB$13]; IF([.P2]=[.$AA$14]; [.$AA$14]/[.$AB$14]; IF([.P2]=[.$AA$15]; [.$AA$15]/[.$AB$15]; 0)))))+IF([.N3]=[.$AA$11]; [.$AA$11]/[.$AB$11]; IF([.N3]=[.$AA$12]; [.$AA$12]/[.$AB$12]; IF([.N3]=[.$AA$13]; [.$AA$13]/[.$AB$13]; IF([.N3]=[.$AA$14]; [.$AA$14]/[.$AB$14]; IF([.N3]=[.$AA$15]; [.$AA$15]/[.$AB$15]; 0)))))+IF([.P3]=[.$AA$11]; [.$AA$11]/[.$AB$11]; IF([.P3]=[.$AA$12]; [.$AA$12]/[.$AB$12]; IF([.P3]=[.$AA$13]; [.$AA$13]/[.$AB$13]; IF([.P3]=[.$AA$14]; [.$AA$14]/[.$AB$14]; IF([.P3]=[.$AA$15]; [.$AA$15]/[.$AB$15]; 0)))))+IF([.N4]=[.$AA$11]; [.$AA$11]/[.$AB$11]; IF([.N4]=[.$AA$12]; [.$AA$12]/[.$AB$12]; IF([.N4]=[.$AA$13]; [.$AA$13]/[.$AB$13]; IF([.N4]=[.$AA$14]; [.$AA$14]/[.$AB$14]; IF([.N4]=[.$AA$15]; [.$AA$15]/[.$AB$15]; 0)))))+IF([.O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[.O3]" office:value-type="float" office:value="448" calcext:value-type="float">
            <text:p>448</text:p>
          </table:table-cell>
          <table:table-cell table:style-name="ce11" table:formula="of:=IF([.O2]=[.$AA$11]; [.$AA$11]/[.$AB$11]; IF([.O2]=[.$AA$12]; [.$AA$12]/[.$AB$12]; IF([.O2]=[.$AA$13]; [.$AA$13]/[.$AB$13]; IF([.O2]=[.$AA$14]; [.$AA$14]/[.$AB$14]; IF([.O2]=[.$AA$15]; [.$AA$15]/[.$AB$15]; 0)))))+IF([.O2]=[.$AA$11]; [.$AA$11]/[.$AB$11]; IF([.P2]=[.$AA$12]; [.$AA$12]/[.$AB$12]; IF([.P2]=[.$AA$13]; [.$AA$13]/[.$AB$13]; IF([.P2]=[.$AA$14]; [.$AA$14]/[.$AB$14]; IF([.P2]=[.$AA$15]; [.$AA$15]/[.$AB$15]; 0)))))+IF([.Q2]=[.$AA$11]; [.$AA$11]/[.$AB$11]; IF([.Q2]=[.$AA$12]; [.$AA$12]/[.$AB$12]; IF([.Q2]=[.$AA$13]; [.$AA$13]/[.$AB$13]; IF([.Q2]=[.$AA$14]; [.$AA$14]/[.$AB$14]; IF([.Q2]=[.$AA$15]; [.$AA$15]/[.$AB$15]; 0)))))+IF([.O3]=[.$AA$11]; [.$AA$11]/[.$AB$11]; IF([.O3]=[.$AA$12]; [.$AA$12]/[.$AB$12]; IF([.O3]=[.$AA$13]; [.$AA$13]/[.$AB$13]; IF([.O3]=[.$AA$14]; [.$AA$14]/[.$AB$14]; IF([.O3]=[.$AA$15]; [.$AA$15]/[.$AB$15]; 0)))))+IF([.Q3]=[.$AA$11]; [.$AA$11]/[.$AB$11]; IF([.Q3]=[.$AA$12]; [.$AA$12]/[.$AB$12]; IF([.Q3]=[.$AA$13]; [.$AA$13]/[.$AB$13]; IF([.Q3]=[.$AA$14]; [.$AA$14]/[.$AB$14]; IF([.Q3]=[.$AA$15]; [.$AA$15]/[.$AB$15]; 0)))))+IF([.O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[.P3]" office:value-type="float" office:value="1088" calcext:value-type="float">
            <text:p>1088</text:p>
          </table:table-cell>
          <table:table-cell table:style-name="ce11" table:formula="of:=IF([.P2]=[.$AA$11]; [.$AA$11]/[.$AB$11]; IF([.P2]=[.$AA$12]; [.$AA$12]/[.$AB$12]; IF([.P2]=[.$AA$13]; [.$AA$13]/[.$AB$13]; IF([.P2]=[.$AA$14]; [.$AA$14]/[.$AB$14]; IF([.P2]=[.$AA$15]; [.$AA$15]/[.$AB$15]; 0)))))+IF([.P2]=[.$AA$11]; [.$AA$11]/[.$AB$11]; IF([.Q2]=[.$AA$12]; [.$AA$12]/[.$AB$12]; IF([.Q2]=[.$AA$13]; [.$AA$13]/[.$AB$13]; IF([.Q2]=[.$AA$14]; [.$AA$14]/[.$AB$14]; IF([.Q2]=[.$AA$15]; [.$AA$15]/[.$AB$15]; 0)))))+IF([.R2]=[.$AA$11]; [.$AA$11]/[.$AB$11]; IF([.R2]=[.$AA$12]; [.$AA$12]/[.$AB$12]; IF([.R2]=[.$AA$13]; [.$AA$13]/[.$AB$13]; IF([.R2]=[.$AA$14]; [.$AA$14]/[.$AB$14]; IF([.R2]=[.$AA$15]; [.$AA$15]/[.$AB$15]; 0)))))+IF([.P3]=[.$AA$11]; [.$AA$11]/[.$AB$11]; IF([.P3]=[.$AA$12]; [.$AA$12]/[.$AB$12]; IF([.P3]=[.$AA$13]; [.$AA$13]/[.$AB$13]; IF([.P3]=[.$AA$14]; [.$AA$14]/[.$AB$14]; IF([.P3]=[.$AA$15]; [.$AA$15]/[.$AB$15]; 0)))))+IF([.R3]=[.$AA$11]; [.$AA$11]/[.$AB$11]; IF([.R3]=[.$AA$12]; [.$AA$12]/[.$AB$12]; IF([.R3]=[.$AA$13]; [.$AA$13]/[.$AB$13]; IF([.R3]=[.$AA$14]; [.$AA$14]/[.$AB$14]; IF([.R3]=[.$AA$15]; [.$AA$15]/[.$AB$15]; 0)))))+IF([.P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[.Q3]" office:value-type="float" office:value="1536" calcext:value-type="float">
            <text:p>1536</text:p>
          </table:table-cell>
          <table:table-cell table:style-name="ce11" table:formula="of:=IF([.Q2]=[.$AA$11]; [.$AA$11]/[.$AB$11]; IF([.Q2]=[.$AA$12]; [.$AA$12]/[.$AB$12]; IF([.Q2]=[.$AA$13]; [.$AA$13]/[.$AB$13]; IF([.Q2]=[.$AA$14]; [.$AA$14]/[.$AB$14]; IF([.Q2]=[.$AA$15]; [.$AA$15]/[.$AB$15]; 0)))))+IF([.Q2]=[.$AA$11]; [.$AA$11]/[.$AB$11]; IF([.R2]=[.$AA$12]; [.$AA$12]/[.$AB$12]; IF([.R2]=[.$AA$13]; [.$AA$13]/[.$AB$13]; IF([.R2]=[.$AA$14]; [.$AA$14]/[.$AB$14]; IF([.R2]=[.$AA$15]; [.$AA$15]/[.$AB$15]; 0)))))+IF([.S2]=[.$AA$11]; [.$AA$11]/[.$AB$11]; IF([.S2]=[.$AA$12]; [.$AA$12]/[.$AB$12]; IF([.S2]=[.$AA$13]; [.$AA$13]/[.$AB$13]; IF([.S2]=[.$AA$14]; [.$AA$14]/[.$AB$14]; IF([.S2]=[.$AA$15]; [.$AA$15]/[.$AB$15]; 0)))))+IF([.Q3]=[.$AA$11]; [.$AA$11]/[.$AB$11]; IF([.Q3]=[.$AA$12]; [.$AA$12]/[.$AB$12]; IF([.Q3]=[.$AA$13]; [.$AA$13]/[.$AB$13]; IF([.Q3]=[.$AA$14]; [.$AA$14]/[.$AB$14]; IF([.Q3]=[.$AA$15]; [.$AA$15]/[.$AB$15]; 0)))))+IF([.S3]=[.$AA$11]; [.$AA$11]/[.$AB$11]; IF([.S3]=[.$AA$12]; [.$AA$12]/[.$AB$12]; IF([.S3]=[.$AA$13]; [.$AA$13]/[.$AB$13]; IF([.S3]=[.$AA$14]; [.$AA$14]/[.$AB$14]; IF([.S3]=[.$AA$15]; [.$AA$15]/[.$AB$15]; 0)))))+IF([.Q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[.R3]" office:value-type="float" office:value="1088" calcext:value-type="float">
            <text:p>1088</text:p>
          </table:table-cell>
          <table:table-cell table:style-name="ce11" table:formula="of:=IF([.R2]=[.$AA$11]; [.$AA$11]/[.$AB$11]; IF([.R2]=[.$AA$12]; [.$AA$12]/[.$AB$12]; IF([.R2]=[.$AA$13]; [.$AA$13]/[.$AB$13]; IF([.R2]=[.$AA$14]; [.$AA$14]/[.$AB$14]; IF([.R2]=[.$AA$15]; [.$AA$15]/[.$AB$15]; 0)))))+IF([.R2]=[.$AA$11]; [.$AA$11]/[.$AB$11]; IF([.S2]=[.$AA$12]; [.$AA$12]/[.$AB$12]; IF([.S2]=[.$AA$13]; [.$AA$13]/[.$AB$13]; IF([.S2]=[.$AA$14]; [.$AA$14]/[.$AB$14]; IF([.S2]=[.$AA$15]; [.$AA$15]/[.$AB$15]; 0)))))+IF([.T2]=[.$AA$11]; [.$AA$11]/[.$AB$11]; IF([.T2]=[.$AA$12]; [.$AA$12]/[.$AB$12]; IF([.T2]=[.$AA$13]; [.$AA$13]/[.$AB$13]; IF([.T2]=[.$AA$14]; [.$AA$14]/[.$AB$14]; IF([.T2]=[.$AA$15]; [.$AA$15]/[.$AB$15]; 0)))))+IF([.R3]=[.$AA$11]; [.$AA$11]/[.$AB$11]; IF([.R3]=[.$AA$12]; [.$AA$12]/[.$AB$12]; IF([.R3]=[.$AA$13]; [.$AA$13]/[.$AB$13]; IF([.R3]=[.$AA$14]; [.$AA$14]/[.$AB$14]; IF([.R3]=[.$AA$15]; [.$AA$15]/[.$AB$15]; 0)))))+IF([.T3]=[.$AA$11]; [.$AA$11]/[.$AB$11]; IF([.T3]=[.$AA$12]; [.$AA$12]/[.$AB$12]; IF([.T3]=[.$AA$13]; [.$AA$13]/[.$AB$13]; IF([.T3]=[.$AA$14]; [.$AA$14]/[.$AB$14]; IF([.T3]=[.$AA$15]; [.$AA$15]/[.$AB$15]; 0)))))+IF([.R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[.S3]" office:value-type="float" office:value="640" calcext:value-type="float">
            <text:p>640</text:p>
          </table:table-cell>
          <table:table-cell table:style-name="ce11" table:formula="of:=IF([.S2]=[.$AA$11]; [.$AA$11]/[.$AB$11]; IF([.S2]=[.$AA$12]; [.$AA$12]/[.$AB$12]; IF([.S2]=[.$AA$13]; [.$AA$13]/[.$AB$13]; IF([.S2]=[.$AA$14]; [.$AA$14]/[.$AB$14]; IF([.S2]=[.$AA$15]; [.$AA$15]/[.$AB$15]; 0)))))+IF([.S2]=[.$AA$11]; [.$AA$11]/[.$AB$11]; IF([.T2]=[.$AA$12]; [.$AA$12]/[.$AB$12]; IF([.T2]=[.$AA$13]; [.$AA$13]/[.$AB$13]; IF([.T2]=[.$AA$14]; [.$AA$14]/[.$AB$14]; IF([.T2]=[.$AA$15]; [.$AA$15]/[.$AB$15]; 0)))))+IF([.U2]=[.$AA$11]; [.$AA$11]/[.$AB$11]; IF([.U2]=[.$AA$12]; [.$AA$12]/[.$AB$12]; IF([.U2]=[.$AA$13]; [.$AA$13]/[.$AB$13]; IF([.U2]=[.$AA$14]; [.$AA$14]/[.$AB$14]; IF([.U2]=[.$AA$15]; [.$AA$15]/[.$AB$15]; 0)))))+IF([.S3]=[.$AA$11]; [.$AA$11]/[.$AB$11]; IF([.S3]=[.$AA$12]; [.$AA$12]/[.$AB$12]; IF([.S3]=[.$AA$13]; [.$AA$13]/[.$AB$13]; IF([.S3]=[.$AA$14]; [.$AA$14]/[.$AB$14]; IF([.S3]=[.$AA$15]; [.$AA$15]/[.$AB$15]; 0)))))+IF([.U3]=[.$AA$11]; [.$AA$11]/[.$AB$11]; IF([.U3]=[.$AA$12]; [.$AA$12]/[.$AB$12]; IF([.U3]=[.$AA$13]; [.$AA$13]/[.$AB$13]; IF([.U3]=[.$AA$14]; [.$AA$14]/[.$AB$14]; IF([.U3]=[.$AA$15]; [.$AA$15]/[.$AB$15]; 0)))))+IF([.S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[.T3]" office:value-type="float" office:value="640" calcext:value-type="float">
            <text:p>640</text:p>
          </table:table-cell>
          <table:table-cell table:style-name="ce11" table:formula="of:=IF([.T2]=[.$AA$11]; [.$AA$11]/[.$AB$11]; IF([.T2]=[.$AA$12]; [.$AA$12]/[.$AB$12]; IF([.T2]=[.$AA$13]; [.$AA$13]/[.$AB$13]; IF([.T2]=[.$AA$14]; [.$AA$14]/[.$AB$14]; IF([.T2]=[.$AA$15]; [.$AA$15]/[.$AB$15]; 0)))))+IF([.T2]=[.$AA$11]; [.$AA$11]/[.$AB$11]; IF([.U2]=[.$AA$12]; [.$AA$12]/[.$AB$12]; IF([.U2]=[.$AA$13]; [.$AA$13]/[.$AB$13]; IF([.U2]=[.$AA$14]; [.$AA$14]/[.$AB$14]; IF([.U2]=[.$AA$15]; [.$AA$15]/[.$AB$15]; 0)))))+IF([.V2]=[.$AA$11]; [.$AA$11]/[.$AB$11]; IF([.V2]=[.$AA$12]; [.$AA$12]/[.$AB$12]; IF([.V2]=[.$AA$13]; [.$AA$13]/[.$AB$13]; IF([.V2]=[.$AA$14]; [.$AA$14]/[.$AB$14]; IF([.V2]=[.$AA$15]; [.$AA$15]/[.$AB$15]; 0)))))+IF([.T3]=[.$AA$11]; [.$AA$11]/[.$AB$11]; IF([.T3]=[.$AA$12]; [.$AA$12]/[.$AB$12]; IF([.T3]=[.$AA$13]; [.$AA$13]/[.$AB$13]; IF([.T3]=[.$AA$14]; [.$AA$14]/[.$AB$14]; IF([.T3]=[.$AA$15]; [.$AA$15]/[.$AB$15]; 0)))))+IF([.V3]=[.$AA$11]; [.$AA$11]/[.$AB$11]; IF([.V3]=[.$AA$12]; [.$AA$12]/[.$AB$12]; IF([.V3]=[.$AA$13]; [.$AA$13]/[.$AB$13]; IF([.V3]=[.$AA$14]; [.$AA$14]/[.$AB$14]; IF([.V3]=[.$AA$15]; [.$AA$15]/[.$AB$15]; 0)))))+IF([.T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[.U3]" office:value-type="float" office:value="640" calcext:value-type="float">
            <text:p>640</text:p>
          </table:table-cell>
          <table:table-cell table:style-name="ce11" table:formula="of:=IF([.U2]=[.$AA$11]; [.$AA$11]/[.$AB$11]; IF([.U2]=[.$AA$12]; [.$AA$12]/[.$AB$12]; IF([.U2]=[.$AA$13]; [.$AA$13]/[.$AB$13]; IF([.U2]=[.$AA$14]; [.$AA$14]/[.$AB$14]; IF([.U2]=[.$AA$15]; [.$AA$15]/[.$AB$15]; 0)))))+IF([.U2]=[.$AA$11]; [.$AA$11]/[.$AB$11]; IF([.V2]=[.$AA$12]; [.$AA$12]/[.$AB$12]; IF([.V2]=[.$AA$13]; [.$AA$13]/[.$AB$13]; IF([.V2]=[.$AA$14]; [.$AA$14]/[.$AB$14]; IF([.V2]=[.$AA$15]; [.$AA$15]/[.$AB$15]; 0)))))+IF([.W2]=[.$AA$11]; [.$AA$11]/[.$AB$11]; IF([.W2]=[.$AA$12]; [.$AA$12]/[.$AB$12]; IF([.W2]=[.$AA$13]; [.$AA$13]/[.$AB$13]; IF([.W2]=[.$AA$14]; [.$AA$14]/[.$AB$14]; IF([.W2]=[.$AA$15]; [.$AA$15]/[.$AB$15]; 0)))))+IF([.U3]=[.$AA$11]; [.$AA$11]/[.$AB$11]; IF([.U3]=[.$AA$12]; [.$AA$12]/[.$AB$12]; IF([.U3]=[.$AA$13]; [.$AA$13]/[.$AB$13]; IF([.U3]=[.$AA$14]; [.$AA$14]/[.$AB$14]; IF([.U3]=[.$AA$15]; [.$AA$15]/[.$AB$15]; 0)))))+IF([.W3]=[.$AA$11]; [.$AA$11]/[.$AB$11]; IF([.W3]=[.$AA$12]; [.$AA$12]/[.$AB$12]; IF([.W3]=[.$AA$13]; [.$AA$13]/[.$AB$13]; IF([.W3]=[.$AA$14]; [.$AA$14]/[.$AB$14]; IF([.W3]=[.$AA$15]; [.$AA$15]/[.$AB$15]; 0)))))+IF([.U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[.V3]" office:value-type="float" office:value="726" calcext:value-type="float">
            <text:p>726</text:p>
          </table:table-cell>
          <table:table-cell table:style-name="ce11" table:formula="of:=IF([.V2]=[.$AA$11]; [.$AA$11]/[.$AB$11]; IF([.V2]=[.$AA$12]; [.$AA$12]/[.$AB$12]; IF([.V2]=[.$AA$13]; [.$AA$13]/[.$AB$13]; IF([.V2]=[.$AA$14]; [.$AA$14]/[.$AB$14]; IF([.V2]=[.$AA$15]; [.$AA$15]/[.$AB$15]; 0)))))+IF([.V2]=[.$AA$11]; [.$AA$11]/[.$AB$11]; IF([.W2]=[.$AA$12]; [.$AA$12]/[.$AB$12]; IF([.W2]=[.$AA$13]; [.$AA$13]/[.$AB$13]; IF([.W2]=[.$AA$14]; [.$AA$14]/[.$AB$14]; IF([.W2]=[.$AA$15]; [.$AA$15]/[.$AB$15]; 0)))))+IF([.X2]=[.$AA$11]; [.$AA$11]/[.$AB$11]; IF([.X2]=[.$AA$12]; [.$AA$12]/[.$AB$12]; IF([.X2]=[.$AA$13]; [.$AA$13]/[.$AB$13]; IF([.X2]=[.$AA$14]; [.$AA$14]/[.$AB$14]; IF([.X2]=[.$AA$15]; [.$AA$15]/[.$AB$15]; 0)))))+IF([.V3]=[.$AA$11]; [.$AA$11]/[.$AB$11]; IF([.V3]=[.$AA$12]; [.$AA$12]/[.$AB$12]; IF([.V3]=[.$AA$13]; [.$AA$13]/[.$AB$13]; IF([.V3]=[.$AA$14]; [.$AA$14]/[.$AB$14]; IF([.V3]=[.$AA$15]; [.$AA$15]/[.$AB$15]; 0)))))+IF([.X3]=[.$AA$11]; [.$AA$11]/[.$AB$11]; IF([.X3]=[.$AA$12]; [.$AA$12]/[.$AB$12]; IF([.X3]=[.$AA$13]; [.$AA$13]/[.$AB$13]; IF([.X3]=[.$AA$14]; [.$AA$14]/[.$AB$14]; IF([.X3]=[.$AA$15]; [.$AA$15]/[.$AB$15]; 0)))))+IF([.V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[.W3]" office:value-type="float" office:value="590" calcext:value-type="float">
            <text:p>590</text:p>
          </table:table-cell>
          <table:table-cell table:style-name="ce11" table:formula="of:=IF([.W2]=[.$AA$11]; [.$AA$11]/[.$AB$11]; IF([.W2]=[.$AA$12]; [.$AA$12]/[.$AB$12]; IF([.W2]=[.$AA$13]; [.$AA$13]/[.$AB$13]; IF([.W2]=[.$AA$14]; [.$AA$14]/[.$AB$14]; IF([.W2]=[.$AA$15]; [.$AA$15]/[.$AB$15]; 0)))))+IF([.W2]=[.$AA$11]; [.$AA$11]/[.$AB$11]; IF([.X2]=[.$AA$12]; [.$AA$12]/[.$AB$12]; IF([.X2]=[.$AA$13]; [.$AA$13]/[.$AB$13]; IF([.X2]=[.$AA$14]; [.$AA$14]/[.$AB$14]; IF([.X2]=[.$AA$15]; [.$AA$15]/[.$AB$15]; 0)))))+IF([.Y2]=[.$AA$11]; [.$AA$11]/[.$AB$11]; IF([.Y2]=[.$AA$12]; [.$AA$12]/[.$AB$12]; IF([.Y2]=[.$AA$13]; [.$AA$13]/[.$AB$13]; IF([.Y2]=[.$AA$14]; [.$AA$14]/[.$AB$14]; IF([.Y2]=[.$AA$15]; [.$AA$15]/[.$AB$15]; 0)))))+IF([.W3]=[.$AA$11]; [.$AA$11]/[.$AB$11]; IF([.W3]=[.$AA$12]; [.$AA$12]/[.$AB$12]; IF([.W3]=[.$AA$13]; [.$AA$13]/[.$AB$13]; IF([.W3]=[.$AA$14]; [.$AA$14]/[.$AB$14]; IF([.W3]=[.$AA$15]; [.$AA$15]/[.$AB$15]; 0)))))+IF([.Y3]=[.$AA$11]; [.$AA$11]/[.$AB$11]; IF([.Y3]=[.$AA$12]; [.$AA$12]/[.$AB$12]; IF([.Y3]=[.$AA$13]; [.$AA$13]/[.$AB$13]; IF([.Y3]=[.$AA$14]; [.$AA$14]/[.$AB$14]; IF([.Y3]=[.$AA$15]; [.$AA$15]/[.$AB$15]; 0)))))+IF([.W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IF([.Y4]=[.$AA$11]; [.$AA$11]/[.$AB$11]; IF([.Y4]=[.$AA$12]; [.$AA$12]/[.$AB$12]; IF([.Y4]=[.$AA$13]; [.$AA$13]/[.$AB$13]; IF([.Y4]=[.$AA$14]; [.$AA$14]/[.$AB$14]; IF([.Y4]=[.$AA$15]; [.$AA$15]/[.$AB$15]; 0)))))+[.X3]" office:value-type="float" office:value="274" calcext:value-type="float">
            <text:p>27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8" table:style-name="ce3" office:value-type="string" calcext:value-type="string">
            <text:p>u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\</text:p>
          </table:table-cell>
          <table:table-cell/>
          <table:table-cell table:style-name="ce9" table:formula="of:=IF([.C4]=&quot;u&quot;; [.$AA$12]; IF([.C4]=&quot;c&quot;; [.$AA$13]; IF([.C4]=&quot;b&quot;; [.$AA$14]; IF([.C4]=&quot;d&quot;; [.$AA$11]; IF([.C4]=&quot;I&quot;; [.$AA$15]; 64)))))" office:value-type="float" office:value="128" calcext:value-type="float">
            <text:p>128</text:p>
          </table:table-cell>
          <table:table-cell table:style-name="ce9" table:formula="of:=IF([.D4]=&quot;u&quot;; [.$AA$12]; IF([.D4]=&quot;c&quot;; [.$AA$13]; IF([.D4]=&quot;b&quot;; [.$AA$14]; IF([.D4]=&quot;d&quot;; [.$AA$11]; IF([.D4]=&quot;I&quot;; [.$AA$15]; 64)))))" office:value-type="float" office:value="128" calcext:value-type="float">
            <text:p>128</text:p>
          </table:table-cell>
          <table:table-cell table:style-name="ce9" table:formula="of:=IF([.E4]=&quot;u&quot;; [.$AA$12]; IF([.E4]=&quot;c&quot;; [.$AA$13]; IF([.E4]=&quot;b&quot;; [.$AA$14]; IF([.E4]=&quot;d&quot;; [.$AA$11]; IF([.E4]=&quot;I&quot;; [.$AA$15]; 64)))))" office:value-type="float" office:value="128" calcext:value-type="float">
            <text:p>128</text:p>
          </table:table-cell>
          <table:table-cell table:style-name="ce9" table:formula="of:=IF([.F4]=&quot;u&quot;; [.$AA$12]; IF([.F4]=&quot;c&quot;; [.$AA$13]; IF([.F4]=&quot;b&quot;; [.$AA$14]; IF([.F4]=&quot;d&quot;; [.$AA$11]; IF([.F4]=&quot;I&quot;; [.$AA$15]; 64)))))" office:value-type="float" office:value="128" calcext:value-type="float">
            <text:p>128</text:p>
          </table:table-cell>
          <table:table-cell table:style-name="ce9" table:formula="of:=IF([.G4]=&quot;u&quot;; [.$AA$12]; IF([.G4]=&quot;c&quot;; [.$AA$13]; IF([.G4]=&quot;b&quot;; [.$AA$14]; IF([.G4]=&quot;d&quot;; [.$AA$11]; IF([.G4]=&quot;I&quot;; [.$AA$15]; 64)))))" office:value-type="float" office:value="128" calcext:value-type="float">
            <text:p>128</text:p>
          </table:table-cell>
          <table:table-cell table:style-name="ce9" table:formula="of:=IF([.H4]=&quot;u&quot;; [.$AA$12]; IF([.H4]=&quot;c&quot;; [.$AA$13]; IF([.H4]=&quot;b&quot;; [.$AA$14]; IF([.H4]=&quot;d&quot;; [.$AA$11]; IF([.H4]=&quot;I&quot;; [.$AA$15]; 64)))))" office:value-type="float" office:value="128" calcext:value-type="float">
            <text:p>128</text:p>
          </table:table-cell>
          <table:table-cell table:style-name="ce9" table:formula="of:=IF([.I4]=&quot;u&quot;; [.$AA$12]; IF([.I4]=&quot;c&quot;; [.$AA$13]; IF([.I4]=&quot;b&quot;; [.$AA$14]; IF([.I4]=&quot;d&quot;; [.$AA$11]; IF([.I4]=&quot;I&quot;; [.$AA$15]; 64)))))" office:value-type="float" office:value="128" calcext:value-type="float">
            <text:p>128</text:p>
          </table:table-cell>
          <table:table-cell table:style-name="ce9" table:formula="of:=IF([.J4]=&quot;u&quot;; [.$AA$12]; IF([.J4]=&quot;c&quot;; [.$AA$13]; IF([.J4]=&quot;b&quot;; [.$AA$14]; IF([.J4]=&quot;d&quot;; [.$AA$11]; IF([.J4]=&quot;I&quot;; [.$AA$15]; 64)))))" office:value-type="float" office:value="128" calcext:value-type="float">
            <text:p>128</text:p>
          </table:table-cell>
          <table:table-cell table:style-name="ce9" table:formula="of:=IF([.K4]=&quot;u&quot;; [.$AA$12]; IF([.K4]=&quot;c&quot;; [.$AA$13]; IF([.K4]=&quot;b&quot;; [.$AA$14]; IF([.K4]=&quot;d&quot;; [.$AA$11]; IF([.K4]=&quot;I&quot;; [.$AA$15]; 64)))))" office:value-type="float" office:value="300" calcext:value-type="float">
            <text:p>300</text:p>
          </table:table-cell>
          <table:table-cell table:style-name="ce9" table:formula="of:=IF([.L4]=&quot;u&quot;; [.$AA$12]; IF([.L4]=&quot;c&quot;; [.$AA$13]; IF([.L4]=&quot;b&quot;; [.$AA$14]; IF([.L4]=&quot;d&quot;; [.$AA$11]; IF([.L4]=&quot;I&quot;; [.$AA$15]; 64)))))" office:value-type="float" office:value="-64" calcext:value-type="float">
            <text:p>-64</text:p>
          </table:table-cell>
          <table:table-cell/>
          <table:table-cell table:style-name="ce11" table:formula="of:=IF([.N3]=[.$AA$11]; [.$AA$11]/[.$AB$11]; IF([.N3]=[.$AA$12]; [.$AA$12]/[.$AB$12]; IF([.N3]=[.$AA$13]; [.$AA$13]/[.$AB$13]; IF([.N3]=[.$AA$14]; [.$AA$14]/[.$AB$14]; IF([.N3]=[.$AA$15]; [.$AA$15]/[.$AB$15]; 0)))))+IF([.N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IF([.N4]=[.$AA$11]; [.$AA$11]/[.$AB$11]; IF([.N4]=[.$AA$12]; [.$AA$12]/[.$AB$12]; IF([.N4]=[.$AA$13]; [.$AA$13]/[.$AB$13]; IF([.N4]=[.$AA$14]; [.$AA$14]/[.$AB$14]; IF([.N4]=[.$AA$15]; [.$AA$15]/[.$AB$15]; 0)))))+IF([.P4]=[.$AA$11]; [.$AA$11]/[.$AB$11]; IF([.P4]=[.$AA$12]; [.$AA$12]/[.$AB$12]; IF([.P4]=[.$AA$13]; [.$AA$13]/[.$AB$13]; IF([.P4]=[.$AA$14]; [.$AA$14]/[.$AB$14]; IF([.P4]=[.$AA$15]; [.$AA$15]/[.$AB$15]; 0)))))+IF([.N5]=[.$AA$11]; [.$AA$11]/[.$AB$11]; IF([.N5]=[.$AA$12]; [.$AA$12]/[.$AB$12]; IF([.N5]=[.$AA$13]; [.$AA$13]/[.$AB$13]; IF([.N5]=[.$AA$14]; [.$AA$14]/[.$AB$14]; IF([.N5]=[.$AA$15]; [.$AA$15]/[.$AB$15]; 0)))))+IF([.O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[.O4]" office:value-type="float" office:value="380" calcext:value-type="float">
            <text:p>380</text:p>
          </table:table-cell>
          <table:table-cell table:style-name="ce11" table:formula="of:=IF([.O3]=[.$AA$11]; [.$AA$11]/[.$AB$11]; IF([.O3]=[.$AA$12]; [.$AA$12]/[.$AB$12]; IF([.O3]=[.$AA$13]; [.$AA$13]/[.$AB$13]; IF([.O3]=[.$AA$14]; [.$AA$14]/[.$AB$14]; IF([.O3]=[.$AA$15]; [.$AA$15]/[.$AB$15]; 0)))))+IF([.O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IF([.O4]=[.$AA$11]; [.$AA$11]/[.$AB$11]; IF([.O4]=[.$AA$12]; [.$AA$12]/[.$AB$12]; IF([.O4]=[.$AA$13]; [.$AA$13]/[.$AB$13]; IF([.O4]=[.$AA$14]; [.$AA$14]/[.$AB$14]; IF([.O4]=[.$AA$15]; [.$AA$15]/[.$AB$15]; 0)))))+IF([.Q4]=[.$AA$11]; [.$AA$11]/[.$AB$11]; IF([.Q4]=[.$AA$12]; [.$AA$12]/[.$AB$12]; IF([.Q4]=[.$AA$13]; [.$AA$13]/[.$AB$13]; IF([.Q4]=[.$AA$14]; [.$AA$14]/[.$AB$14]; IF([.Q4]=[.$AA$15]; [.$AA$15]/[.$AB$15]; 0)))))+IF([.O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[.P4]" office:value-type="float" office:value="1020" calcext:value-type="float">
            <text:p>1020</text:p>
          </table:table-cell>
          <table:table-cell table:style-name="ce11" table:formula="of:=IF([.P3]=[.$AA$11]; [.$AA$11]/[.$AB$11]; IF([.P3]=[.$AA$12]; [.$AA$12]/[.$AB$12]; IF([.P3]=[.$AA$13]; [.$AA$13]/[.$AB$13]; IF([.P3]=[.$AA$14]; [.$AA$14]/[.$AB$14]; IF([.P3]=[.$AA$15]; [.$AA$15]/[.$AB$15]; 0)))))+IF([.P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IF([.P4]=[.$AA$11]; [.$AA$11]/[.$AB$11]; IF([.P4]=[.$AA$12]; [.$AA$12]/[.$AB$12]; IF([.P4]=[.$AA$13]; [.$AA$13]/[.$AB$13]; IF([.P4]=[.$AA$14]; [.$AA$14]/[.$AB$14]; IF([.P4]=[.$AA$15]; [.$AA$15]/[.$AB$15]; 0)))))+IF([.R4]=[.$AA$11]; [.$AA$11]/[.$AB$11]; IF([.R4]=[.$AA$12]; [.$AA$12]/[.$AB$12]; IF([.R4]=[.$AA$13]; [.$AA$13]/[.$AB$13]; IF([.R4]=[.$AA$14]; [.$AA$14]/[.$AB$14]; IF([.R4]=[.$AA$15]; [.$AA$15]/[.$AB$15]; 0)))))+IF([.P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[.Q4]" office:value-type="float" office:value="1088" calcext:value-type="float">
            <text:p>1088</text:p>
          </table:table-cell>
          <table:table-cell table:style-name="ce11" table:formula="of:=IF([.Q3]=[.$AA$11]; [.$AA$11]/[.$AB$11]; IF([.Q3]=[.$AA$12]; [.$AA$12]/[.$AB$12]; IF([.Q3]=[.$AA$13]; [.$AA$13]/[.$AB$13]; IF([.Q3]=[.$AA$14]; [.$AA$14]/[.$AB$14]; IF([.Q3]=[.$AA$15]; [.$AA$15]/[.$AB$15]; 0)))))+IF([.Q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IF([.Q4]=[.$AA$11]; [.$AA$11]/[.$AB$11]; IF([.Q4]=[.$AA$12]; [.$AA$12]/[.$AB$12]; IF([.Q4]=[.$AA$13]; [.$AA$13]/[.$AB$13]; IF([.Q4]=[.$AA$14]; [.$AA$14]/[.$AB$14]; IF([.Q4]=[.$AA$15]; [.$AA$15]/[.$AB$15]; 0)))))+IF([.S4]=[.$AA$11]; [.$AA$11]/[.$AB$11]; IF([.S4]=[.$AA$12]; [.$AA$12]/[.$AB$12]; IF([.S4]=[.$AA$13]; [.$AA$13]/[.$AB$13]; IF([.S4]=[.$AA$14]; [.$AA$14]/[.$AB$14]; IF([.S4]=[.$AA$15]; [.$AA$15]/[.$AB$15]; 0)))))+IF([.Q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[.R4]" office:value-type="float" office:value="1088" calcext:value-type="float">
            <text:p>1088</text:p>
          </table:table-cell>
          <table:table-cell table:style-name="ce11" table:formula="of:=IF([.R3]=[.$AA$11]; [.$AA$11]/[.$AB$11]; IF([.R3]=[.$AA$12]; [.$AA$12]/[.$AB$12]; IF([.R3]=[.$AA$13]; [.$AA$13]/[.$AB$13]; IF([.R3]=[.$AA$14]; [.$AA$14]/[.$AB$14]; IF([.R3]=[.$AA$15]; [.$AA$15]/[.$AB$15]; 0)))))+IF([.R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IF([.R4]=[.$AA$11]; [.$AA$11]/[.$AB$11]; IF([.R4]=[.$AA$12]; [.$AA$12]/[.$AB$12]; IF([.R4]=[.$AA$13]; [.$AA$13]/[.$AB$13]; IF([.R4]=[.$AA$14]; [.$AA$14]/[.$AB$14]; IF([.R4]=[.$AA$15]; [.$AA$15]/[.$AB$15]; 0)))))+IF([.T4]=[.$AA$11]; [.$AA$11]/[.$AB$11]; IF([.T4]=[.$AA$12]; [.$AA$12]/[.$AB$12]; IF([.T4]=[.$AA$13]; [.$AA$13]/[.$AB$13]; IF([.T4]=[.$AA$14]; [.$AA$14]/[.$AB$14]; IF([.T4]=[.$AA$15]; [.$AA$15]/[.$AB$15]; 0)))))+IF([.R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[.S4]" office:value-type="float" office:value="640" calcext:value-type="float">
            <text:p>640</text:p>
          </table:table-cell>
          <table:table-cell table:style-name="ce11" table:formula="of:=IF([.S3]=[.$AA$11]; [.$AA$11]/[.$AB$11]; IF([.S3]=[.$AA$12]; [.$AA$12]/[.$AB$12]; IF([.S3]=[.$AA$13]; [.$AA$13]/[.$AB$13]; IF([.S3]=[.$AA$14]; [.$AA$14]/[.$AB$14]; IF([.S3]=[.$AA$15]; [.$AA$15]/[.$AB$15]; 0)))))+IF([.S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IF([.S4]=[.$AA$11]; [.$AA$11]/[.$AB$11]; IF([.S4]=[.$AA$12]; [.$AA$12]/[.$AB$12]; IF([.S4]=[.$AA$13]; [.$AA$13]/[.$AB$13]; IF([.S4]=[.$AA$14]; [.$AA$14]/[.$AB$14]; IF([.S4]=[.$AA$15]; [.$AA$15]/[.$AB$15]; 0)))))+IF([.U4]=[.$AA$11]; [.$AA$11]/[.$AB$11]; IF([.U4]=[.$AA$12]; [.$AA$12]/[.$AB$12]; IF([.U4]=[.$AA$13]; [.$AA$13]/[.$AB$13]; IF([.U4]=[.$AA$14]; [.$AA$14]/[.$AB$14]; IF([.U4]=[.$AA$15]; [.$AA$15]/[.$AB$15]; 0)))))+IF([.S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[.T4]" office:value-type="float" office:value="640" calcext:value-type="float">
            <text:p>640</text:p>
          </table:table-cell>
          <table:table-cell table:style-name="ce11" table:formula="of:=IF([.T3]=[.$AA$11]; [.$AA$11]/[.$AB$11]; IF([.T3]=[.$AA$12]; [.$AA$12]/[.$AB$12]; IF([.T3]=[.$AA$13]; [.$AA$13]/[.$AB$13]; IF([.T3]=[.$AA$14]; [.$AA$14]/[.$AB$14]; IF([.T3]=[.$AA$15]; [.$AA$15]/[.$AB$15]; 0)))))+IF([.T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IF([.T4]=[.$AA$11]; [.$AA$11]/[.$AB$11]; IF([.T4]=[.$AA$12]; [.$AA$12]/[.$AB$12]; IF([.T4]=[.$AA$13]; [.$AA$13]/[.$AB$13]; IF([.T4]=[.$AA$14]; [.$AA$14]/[.$AB$14]; IF([.T4]=[.$AA$15]; [.$AA$15]/[.$AB$15]; 0)))))+IF([.V4]=[.$AA$11]; [.$AA$11]/[.$AB$11]; IF([.V4]=[.$AA$12]; [.$AA$12]/[.$AB$12]; IF([.V4]=[.$AA$13]; [.$AA$13]/[.$AB$13]; IF([.V4]=[.$AA$14]; [.$AA$14]/[.$AB$14]; IF([.V4]=[.$AA$15]; [.$AA$15]/[.$AB$15]; 0)))))+IF([.T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[.U4]" office:value-type="float" office:value="726" calcext:value-type="float">
            <text:p>726</text:p>
          </table:table-cell>
          <table:table-cell table:style-name="ce11" table:formula="of:=IF([.U3]=[.$AA$11]; [.$AA$11]/[.$AB$11]; IF([.U3]=[.$AA$12]; [.$AA$12]/[.$AB$12]; IF([.U3]=[.$AA$13]; [.$AA$13]/[.$AB$13]; IF([.U3]=[.$AA$14]; [.$AA$14]/[.$AB$14]; IF([.U3]=[.$AA$15]; [.$AA$15]/[.$AB$15]; 0)))))+IF([.U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IF([.U4]=[.$AA$11]; [.$AA$11]/[.$AB$11]; IF([.U4]=[.$AA$12]; [.$AA$12]/[.$AB$12]; IF([.U4]=[.$AA$13]; [.$AA$13]/[.$AB$13]; IF([.U4]=[.$AA$14]; [.$AA$14]/[.$AB$14]; IF([.U4]=[.$AA$15]; [.$AA$15]/[.$AB$15]; 0)))))+IF([.W4]=[.$AA$11]; [.$AA$11]/[.$AB$11]; IF([.W4]=[.$AA$12]; [.$AA$12]/[.$AB$12]; IF([.W4]=[.$AA$13]; [.$AA$13]/[.$AB$13]; IF([.W4]=[.$AA$14]; [.$AA$14]/[.$AB$14]; IF([.W4]=[.$AA$15]; [.$AA$15]/[.$AB$15]; 0)))))+IF([.U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[.V4]" office:value-type="float" office:value="748" calcext:value-type="float">
            <text:p>748</text:p>
          </table:table-cell>
          <table:table-cell table:style-name="ce11" table:formula="of:=IF([.V3]=[.$AA$11]; [.$AA$11]/[.$AB$11]; IF([.V3]=[.$AA$12]; [.$AA$12]/[.$AB$12]; IF([.V3]=[.$AA$13]; [.$AA$13]/[.$AB$13]; IF([.V3]=[.$AA$14]; [.$AA$14]/[.$AB$14]; IF([.V3]=[.$AA$15]; [.$AA$15]/[.$AB$15]; 0)))))+IF([.V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IF([.V4]=[.$AA$11]; [.$AA$11]/[.$AB$11]; IF([.V4]=[.$AA$12]; [.$AA$12]/[.$AB$12]; IF([.V4]=[.$AA$13]; [.$AA$13]/[.$AB$13]; IF([.V4]=[.$AA$14]; [.$AA$14]/[.$AB$14]; IF([.V4]=[.$AA$15]; [.$AA$15]/[.$AB$15]; 0)))))+IF([.X4]=[.$AA$11]; [.$AA$11]/[.$AB$11]; IF([.X4]=[.$AA$12]; [.$AA$12]/[.$AB$12]; IF([.X4]=[.$AA$13]; [.$AA$13]/[.$AB$13]; IF([.X4]=[.$AA$14]; [.$AA$14]/[.$AB$14]; IF([.X4]=[.$AA$15]; [.$AA$15]/[.$AB$15]; 0)))))+IF([.V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[.W4]" office:value-type="float" office:value="630" calcext:value-type="float">
            <text:p>630</text:p>
          </table:table-cell>
          <table:table-cell table:style-name="ce11" table:formula="of:=IF([.W3]=[.$AA$11]; [.$AA$11]/[.$AB$11]; IF([.W3]=[.$AA$12]; [.$AA$12]/[.$AB$12]; IF([.W3]=[.$AA$13]; [.$AA$13]/[.$AB$13]; IF([.W3]=[.$AA$14]; [.$AA$14]/[.$AB$14]; IF([.W3]=[.$AA$15]; [.$AA$15]/[.$AB$15]; 0)))))+IF([.W3]=[.$AA$11]; [.$AA$11]/[.$AB$11]; IF([.X3]=[.$AA$12]; [.$AA$12]/[.$AB$12]; IF([.X3]=[.$AA$13]; [.$AA$13]/[.$AB$13]; IF([.X3]=[.$AA$14]; [.$AA$14]/[.$AB$14]; IF([.X3]=[.$AA$15]; [.$AA$15]/[.$AB$15]; 0)))))+IF([.Y3]=[.$AA$11]; [.$AA$11]/[.$AB$11]; IF([.Y3]=[.$AA$12]; [.$AA$12]/[.$AB$12]; IF([.Y3]=[.$AA$13]; [.$AA$13]/[.$AB$13]; IF([.Y3]=[.$AA$14]; [.$AA$14]/[.$AB$14]; IF([.Y3]=[.$AA$15]; [.$AA$15]/[.$AB$15]; 0)))))+IF([.W4]=[.$AA$11]; [.$AA$11]/[.$AB$11]; IF([.W4]=[.$AA$12]; [.$AA$12]/[.$AB$12]; IF([.W4]=[.$AA$13]; [.$AA$13]/[.$AB$13]; IF([.W4]=[.$AA$14]; [.$AA$14]/[.$AB$14]; IF([.W4]=[.$AA$15]; [.$AA$15]/[.$AB$15]; 0)))))+IF([.Y4]=[.$AA$11]; [.$AA$11]/[.$AB$11]; IF([.Y4]=[.$AA$12]; [.$AA$12]/[.$AB$12]; IF([.Y4]=[.$AA$13]; [.$AA$13]/[.$AB$13]; IF([.Y4]=[.$AA$14]; [.$AA$14]/[.$AB$14]; IF([.Y4]=[.$AA$15]; [.$AA$15]/[.$AB$15]; 0)))))+IF([.W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IF([.Y5]=[.$AA$11]; [.$AA$11]/[.$AB$11]; IF([.Y5]=[.$AA$12]; [.$AA$12]/[.$AB$12]; IF([.Y5]=[.$AA$13]; [.$AA$13]/[.$AB$13]; IF([.Y5]=[.$AA$14]; [.$AA$14]/[.$AB$14]; IF([.Y5]=[.$AA$15]; [.$AA$15]/[.$AB$15]; 0)))))+[.X4]" office:value-type="float" office:value="146" calcext:value-type="float">
            <text:p>146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3" office:value-type="string" calcext:value-type="string">
            <text:p>d</text:p>
          </table:table-cell>
          <table:table-cell table:number-columns-repeated="6" table:style-name="ce3" office:value-type="string" calcext:value-type="string">
            <text:p>u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d</text:p>
          </table:table-cell>
          <table:table-cell table:number-columns-repeated="2"/>
          <table:table-cell table:style-name="ce9" table:formula="of:=IF([.C5]=&quot;u&quot;; [.$AA$12]; IF([.C5]=&quot;c&quot;; [.$AA$13]; IF([.C5]=&quot;b&quot;; [.$AA$14]; IF([.C5]=&quot;d&quot;; [.$AA$11]; IF([.C5]=&quot;I&quot;; [.$AA$15]; 64)))))" office:value-type="float" office:value="-64" calcext:value-type="float">
            <text:p>-64</text:p>
          </table:table-cell>
          <table:table-cell table:style-name="ce9" table:formula="of:=IF([.D5]=&quot;u&quot;; [.$AA$12]; IF([.D5]=&quot;c&quot;; [.$AA$13]; IF([.D5]=&quot;b&quot;; [.$AA$14]; IF([.D5]=&quot;d&quot;; [.$AA$11]; IF([.D5]=&quot;I&quot;; [.$AA$15]; 64)))))" office:value-type="float" office:value="128" calcext:value-type="float">
            <text:p>128</text:p>
          </table:table-cell>
          <table:table-cell table:style-name="ce9" table:formula="of:=IF([.E5]=&quot;u&quot;; [.$AA$12]; IF([.E5]=&quot;c&quot;; [.$AA$13]; IF([.E5]=&quot;b&quot;; [.$AA$14]; IF([.E5]=&quot;d&quot;; [.$AA$11]; IF([.E5]=&quot;I&quot;; [.$AA$15]; 64)))))" office:value-type="float" office:value="128" calcext:value-type="float">
            <text:p>128</text:p>
          </table:table-cell>
          <table:table-cell table:style-name="ce9" table:formula="of:=IF([.F5]=&quot;u&quot;; [.$AA$12]; IF([.F5]=&quot;c&quot;; [.$AA$13]; IF([.F5]=&quot;b&quot;; [.$AA$14]; IF([.F5]=&quot;d&quot;; [.$AA$11]; IF([.F5]=&quot;I&quot;; [.$AA$15]; 64)))))" office:value-type="float" office:value="128" calcext:value-type="float">
            <text:p>128</text:p>
          </table:table-cell>
          <table:table-cell table:style-name="ce9" table:formula="of:=IF([.G5]=&quot;u&quot;; [.$AA$12]; IF([.G5]=&quot;c&quot;; [.$AA$13]; IF([.G5]=&quot;b&quot;; [.$AA$14]; IF([.G5]=&quot;d&quot;; [.$AA$11]; IF([.G5]=&quot;I&quot;; [.$AA$15]; 64)))))" office:value-type="float" office:value="128" calcext:value-type="float">
            <text:p>128</text:p>
          </table:table-cell>
          <table:table-cell table:style-name="ce9" table:formula="of:=IF([.H5]=&quot;u&quot;; [.$AA$12]; IF([.H5]=&quot;c&quot;; [.$AA$13]; IF([.H5]=&quot;b&quot;; [.$AA$14]; IF([.H5]=&quot;d&quot;; [.$AA$11]; IF([.H5]=&quot;I&quot;; [.$AA$15]; 64)))))" office:value-type="float" office:value="128" calcext:value-type="float">
            <text:p>128</text:p>
          </table:table-cell>
          <table:table-cell table:style-name="ce9" table:formula="of:=IF([.I5]=&quot;u&quot;; [.$AA$12]; IF([.I5]=&quot;c&quot;; [.$AA$13]; IF([.I5]=&quot;b&quot;; [.$AA$14]; IF([.I5]=&quot;d&quot;; [.$AA$11]; IF([.I5]=&quot;I&quot;; [.$AA$15]; 64)))))" office:value-type="float" office:value="128" calcext:value-type="float">
            <text:p>128</text:p>
          </table:table-cell>
          <table:table-cell table:style-name="ce9" table:formula="of:=IF([.J5]=&quot;u&quot;; [.$AA$12]; IF([.J5]=&quot;c&quot;; [.$AA$13]; IF([.J5]=&quot;b&quot;; [.$AA$14]; IF([.J5]=&quot;d&quot;; [.$AA$11]; IF([.J5]=&quot;I&quot;; [.$AA$15]; 64)))))" office:value-type="float" office:value="300" calcext:value-type="float">
            <text:p>300</text:p>
          </table:table-cell>
          <table:table-cell table:style-name="ce9" table:formula="of:=IF([.K5]=&quot;u&quot;; [.$AA$12]; IF([.K5]=&quot;c&quot;; [.$AA$13]; IF([.K5]=&quot;b&quot;; [.$AA$14]; IF([.K5]=&quot;d&quot;; [.$AA$11]; IF([.K5]=&quot;I&quot;; [.$AA$15]; 64)))))" office:value-type="float" office:value="64" calcext:value-type="float">
            <text:p>64</text:p>
          </table:table-cell>
          <table:table-cell table:style-name="ce9" table:formula="of:=IF([.L5]=&quot;u&quot;; [.$AA$12]; IF([.L5]=&quot;c&quot;; [.$AA$13]; IF([.L5]=&quot;b&quot;; [.$AA$14]; IF([.L5]=&quot;d&quot;; [.$AA$11]; IF([.L5]=&quot;I&quot;; [.$AA$15]; 64)))))" office:value-type="float" office:value="-64" calcext:value-type="float">
            <text:p>-64</text:p>
          </table:table-cell>
          <table:table-cell/>
          <table:table-cell table:style-name="ce11" table:formula="of:=IF([.N4]=[.$AA$11]; [.$AA$11]/[.$AB$11]; IF([.N4]=[.$AA$12]; [.$AA$12]/[.$AB$12]; IF([.N4]=[.$AA$13]; [.$AA$13]/[.$AB$13]; IF([.N4]=[.$AA$14]; [.$AA$14]/[.$AB$14]; IF([.N4]=[.$AA$15]; [.$AA$15]/[.$AB$15]; 0)))))+IF([.N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IF([.N5]=[.$AA$11]; [.$AA$11]/[.$AB$11]; IF([.N5]=[.$AA$12]; [.$AA$12]/[.$AB$12]; IF([.N5]=[.$AA$13]; [.$AA$13]/[.$AB$13]; IF([.N5]=[.$AA$14]; [.$AA$14]/[.$AB$14]; IF([.N5]=[.$AA$15]; [.$AA$15]/[.$AB$15]; 0)))))+IF([.P5]=[.$AA$11]; [.$AA$11]/[.$AB$11]; IF([.P5]=[.$AA$12]; [.$AA$12]/[.$AB$12]; IF([.P5]=[.$AA$13]; [.$AA$13]/[.$AB$13]; IF([.P5]=[.$AA$14]; [.$AA$14]/[.$AB$14]; IF([.P5]=[.$AA$15]; [.$AA$15]/[.$AB$15]; 0)))))+IF([.N6]=[.$AA$11]; [.$AA$11]/[.$AB$11]; IF([.N6]=[.$AA$12]; [.$AA$12]/[.$AB$12]; IF([.N6]=[.$AA$13]; [.$AA$13]/[.$AB$13]; IF([.N6]=[.$AA$14]; [.$AA$14]/[.$AB$14]; IF([.N6]=[.$AA$15]; [.$AA$15]/[.$AB$15]; 0)))))+IF([.O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[.O5]" office:value-type="float" office:value="188" calcext:value-type="float">
            <text:p>188</text:p>
          </table:table-cell>
          <table:table-cell table:style-name="ce11" table:formula="of:=IF([.O4]=[.$AA$11]; [.$AA$11]/[.$AB$11]; IF([.O4]=[.$AA$12]; [.$AA$12]/[.$AB$12]; IF([.O4]=[.$AA$13]; [.$AA$13]/[.$AB$13]; IF([.O4]=[.$AA$14]; [.$AA$14]/[.$AB$14]; IF([.O4]=[.$AA$15]; [.$AA$15]/[.$AB$15]; 0)))))+IF([.O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IF([.O5]=[.$AA$11]; [.$AA$11]/[.$AB$11]; IF([.O5]=[.$AA$12]; [.$AA$12]/[.$AB$12]; IF([.O5]=[.$AA$13]; [.$AA$13]/[.$AB$13]; IF([.O5]=[.$AA$14]; [.$AA$14]/[.$AB$14]; IF([.O5]=[.$AA$15]; [.$AA$15]/[.$AB$15]; 0)))))+IF([.Q5]=[.$AA$11]; [.$AA$11]/[.$AB$11]; IF([.Q5]=[.$AA$12]; [.$AA$12]/[.$AB$12]; IF([.Q5]=[.$AA$13]; [.$AA$13]/[.$AB$13]; IF([.Q5]=[.$AA$14]; [.$AA$14]/[.$AB$14]; IF([.Q5]=[.$AA$15]; [.$AA$15]/[.$AB$15]; 0)))))+IF([.O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[.P5]" office:value-type="float" office:value="504" calcext:value-type="float">
            <text:p>504</text:p>
          </table:table-cell>
          <table:table-cell table:style-name="ce11" table:formula="of:=IF([.P4]=[.$AA$11]; [.$AA$11]/[.$AB$11]; IF([.P4]=[.$AA$12]; [.$AA$12]/[.$AB$12]; IF([.P4]=[.$AA$13]; [.$AA$13]/[.$AB$13]; IF([.P4]=[.$AA$14]; [.$AA$14]/[.$AB$14]; IF([.P4]=[.$AA$15]; [.$AA$15]/[.$AB$15]; 0)))))+IF([.P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IF([.P5]=[.$AA$11]; [.$AA$11]/[.$AB$11]; IF([.P5]=[.$AA$12]; [.$AA$12]/[.$AB$12]; IF([.P5]=[.$AA$13]; [.$AA$13]/[.$AB$13]; IF([.P5]=[.$AA$14]; [.$AA$14]/[.$AB$14]; IF([.P5]=[.$AA$15]; [.$AA$15]/[.$AB$15]; 0)))))+IF([.R5]=[.$AA$11]; [.$AA$11]/[.$AB$11]; IF([.R5]=[.$AA$12]; [.$AA$12]/[.$AB$12]; IF([.R5]=[.$AA$13]; [.$AA$13]/[.$AB$13]; IF([.R5]=[.$AA$14]; [.$AA$14]/[.$AB$14]; IF([.R5]=[.$AA$15]; [.$AA$15]/[.$AB$15]; 0)))))+IF([.P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[.Q5]" office:value-type="float" office:value="640" calcext:value-type="float">
            <text:p>640</text:p>
          </table:table-cell>
          <table:table-cell table:style-name="ce11" table:formula="of:=IF([.Q4]=[.$AA$11]; [.$AA$11]/[.$AB$11]; IF([.Q4]=[.$AA$12]; [.$AA$12]/[.$AB$12]; IF([.Q4]=[.$AA$13]; [.$AA$13]/[.$AB$13]; IF([.Q4]=[.$AA$14]; [.$AA$14]/[.$AB$14]; IF([.Q4]=[.$AA$15]; [.$AA$15]/[.$AB$15]; 0)))))+IF([.Q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IF([.Q5]=[.$AA$11]; [.$AA$11]/[.$AB$11]; IF([.Q5]=[.$AA$12]; [.$AA$12]/[.$AB$12]; IF([.Q5]=[.$AA$13]; [.$AA$13]/[.$AB$13]; IF([.Q5]=[.$AA$14]; [.$AA$14]/[.$AB$14]; IF([.Q5]=[.$AA$15]; [.$AA$15]/[.$AB$15]; 0)))))+IF([.S5]=[.$AA$11]; [.$AA$11]/[.$AB$11]; IF([.S5]=[.$AA$12]; [.$AA$12]/[.$AB$12]; IF([.S5]=[.$AA$13]; [.$AA$13]/[.$AB$13]; IF([.S5]=[.$AA$14]; [.$AA$14]/[.$AB$14]; IF([.S5]=[.$AA$15]; [.$AA$15]/[.$AB$15]; 0)))))+IF([.Q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[.R5]" office:value-type="float" office:value="640" calcext:value-type="float">
            <text:p>640</text:p>
          </table:table-cell>
          <table:table-cell table:style-name="ce11" table:formula="of:=IF([.R4]=[.$AA$11]; [.$AA$11]/[.$AB$11]; IF([.R4]=[.$AA$12]; [.$AA$12]/[.$AB$12]; IF([.R4]=[.$AA$13]; [.$AA$13]/[.$AB$13]; IF([.R4]=[.$AA$14]; [.$AA$14]/[.$AB$14]; IF([.R4]=[.$AA$15]; [.$AA$15]/[.$AB$15]; 0)))))+IF([.R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IF([.R5]=[.$AA$11]; [.$AA$11]/[.$AB$11]; IF([.R5]=[.$AA$12]; [.$AA$12]/[.$AB$12]; IF([.R5]=[.$AA$13]; [.$AA$13]/[.$AB$13]; IF([.R5]=[.$AA$14]; [.$AA$14]/[.$AB$14]; IF([.R5]=[.$AA$15]; [.$AA$15]/[.$AB$15]; 0)))))+IF([.T5]=[.$AA$11]; [.$AA$11]/[.$AB$11]; IF([.T5]=[.$AA$12]; [.$AA$12]/[.$AB$12]; IF([.T5]=[.$AA$13]; [.$AA$13]/[.$AB$13]; IF([.T5]=[.$AA$14]; [.$AA$14]/[.$AB$14]; IF([.T5]=[.$AA$15]; [.$AA$15]/[.$AB$15]; 0)))))+IF([.R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[.S5]" office:value-type="float" office:value="640" calcext:value-type="float">
            <text:p>640</text:p>
          </table:table-cell>
          <table:table-cell table:style-name="ce11" table:formula="of:=IF([.S4]=[.$AA$11]; [.$AA$11]/[.$AB$11]; IF([.S4]=[.$AA$12]; [.$AA$12]/[.$AB$12]; IF([.S4]=[.$AA$13]; [.$AA$13]/[.$AB$13]; IF([.S4]=[.$AA$14]; [.$AA$14]/[.$AB$14]; IF([.S4]=[.$AA$15]; [.$AA$15]/[.$AB$15]; 0)))))+IF([.S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IF([.S5]=[.$AA$11]; [.$AA$11]/[.$AB$11]; IF([.S5]=[.$AA$12]; [.$AA$12]/[.$AB$12]; IF([.S5]=[.$AA$13]; [.$AA$13]/[.$AB$13]; IF([.S5]=[.$AA$14]; [.$AA$14]/[.$AB$14]; IF([.S5]=[.$AA$15]; [.$AA$15]/[.$AB$15]; 0)))))+IF([.U5]=[.$AA$11]; [.$AA$11]/[.$AB$11]; IF([.U5]=[.$AA$12]; [.$AA$12]/[.$AB$12]; IF([.U5]=[.$AA$13]; [.$AA$13]/[.$AB$13]; IF([.U5]=[.$AA$14]; [.$AA$14]/[.$AB$14]; IF([.U5]=[.$AA$15]; [.$AA$15]/[.$AB$15]; 0)))))+IF([.S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[.T5]" office:value-type="float" office:value="726" calcext:value-type="float">
            <text:p>726</text:p>
          </table:table-cell>
          <table:table-cell table:style-name="ce11" table:formula="of:=IF([.T4]=[.$AA$11]; [.$AA$11]/[.$AB$11]; IF([.T4]=[.$AA$12]; [.$AA$12]/[.$AB$12]; IF([.T4]=[.$AA$13]; [.$AA$13]/[.$AB$13]; IF([.T4]=[.$AA$14]; [.$AA$14]/[.$AB$14]; IF([.T4]=[.$AA$15]; [.$AA$15]/[.$AB$15]; 0)))))+IF([.T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IF([.T5]=[.$AA$11]; [.$AA$11]/[.$AB$11]; IF([.T5]=[.$AA$12]; [.$AA$12]/[.$AB$12]; IF([.T5]=[.$AA$13]; [.$AA$13]/[.$AB$13]; IF([.T5]=[.$AA$14]; [.$AA$14]/[.$AB$14]; IF([.T5]=[.$AA$15]; [.$AA$15]/[.$AB$15]; 0)))))+IF([.V5]=[.$AA$11]; [.$AA$11]/[.$AB$11]; IF([.V5]=[.$AA$12]; [.$AA$12]/[.$AB$12]; IF([.V5]=[.$AA$13]; [.$AA$13]/[.$AB$13]; IF([.V5]=[.$AA$14]; [.$AA$14]/[.$AB$14]; IF([.V5]=[.$AA$15]; [.$AA$15]/[.$AB$15]; 0)))))+IF([.T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[.U5]" office:value-type="float" office:value="748" calcext:value-type="float">
            <text:p>748</text:p>
          </table:table-cell>
          <table:table-cell table:style-name="ce11" table:formula="of:=IF([.U4]=[.$AA$11]; [.$AA$11]/[.$AB$11]; IF([.U4]=[.$AA$12]; [.$AA$12]/[.$AB$12]; IF([.U4]=[.$AA$13]; [.$AA$13]/[.$AB$13]; IF([.U4]=[.$AA$14]; [.$AA$14]/[.$AB$14]; IF([.U4]=[.$AA$15]; [.$AA$15]/[.$AB$15]; 0)))))+IF([.U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IF([.U5]=[.$AA$11]; [.$AA$11]/[.$AB$11]; IF([.U5]=[.$AA$12]; [.$AA$12]/[.$AB$12]; IF([.U5]=[.$AA$13]; [.$AA$13]/[.$AB$13]; IF([.U5]=[.$AA$14]; [.$AA$14]/[.$AB$14]; IF([.U5]=[.$AA$15]; [.$AA$15]/[.$AB$15]; 0)))))+IF([.W5]=[.$AA$11]; [.$AA$11]/[.$AB$11]; IF([.W5]=[.$AA$12]; [.$AA$12]/[.$AB$12]; IF([.W5]=[.$AA$13]; [.$AA$13]/[.$AB$13]; IF([.W5]=[.$AA$14]; [.$AA$14]/[.$AB$14]; IF([.W5]=[.$AA$15]; [.$AA$15]/[.$AB$15]; 0)))))+IF([.U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[.V5]" office:value-type="float" office:value="792" calcext:value-type="float">
            <text:p>792</text:p>
          </table:table-cell>
          <table:table-cell table:style-name="ce11" table:formula="of:=IF([.V4]=[.$AA$11]; [.$AA$11]/[.$AB$11]; IF([.V4]=[.$AA$12]; [.$AA$12]/[.$AB$12]; IF([.V4]=[.$AA$13]; [.$AA$13]/[.$AB$13]; IF([.V4]=[.$AA$14]; [.$AA$14]/[.$AB$14]; IF([.V4]=[.$AA$15]; [.$AA$15]/[.$AB$15]; 0)))))+IF([.V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IF([.V5]=[.$AA$11]; [.$AA$11]/[.$AB$11]; IF([.V5]=[.$AA$12]; [.$AA$12]/[.$AB$12]; IF([.V5]=[.$AA$13]; [.$AA$13]/[.$AB$13]; IF([.V5]=[.$AA$14]; [.$AA$14]/[.$AB$14]; IF([.V5]=[.$AA$15]; [.$AA$15]/[.$AB$15]; 0)))))+IF([.X5]=[.$AA$11]; [.$AA$11]/[.$AB$11]; IF([.X5]=[.$AA$12]; [.$AA$12]/[.$AB$12]; IF([.X5]=[.$AA$13]; [.$AA$13]/[.$AB$13]; IF([.X5]=[.$AA$14]; [.$AA$14]/[.$AB$14]; IF([.X5]=[.$AA$15]; [.$AA$15]/[.$AB$15]; 0)))))+IF([.V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[.W5]" office:value-type="float" office:value="416" calcext:value-type="float">
            <text:p>416</text:p>
          </table:table-cell>
          <table:table-cell table:style-name="ce11" table:formula="of:=IF([.W4]=[.$AA$11]; [.$AA$11]/[.$AB$11]; IF([.W4]=[.$AA$12]; [.$AA$12]/[.$AB$12]; IF([.W4]=[.$AA$13]; [.$AA$13]/[.$AB$13]; IF([.W4]=[.$AA$14]; [.$AA$14]/[.$AB$14]; IF([.W4]=[.$AA$15]; [.$AA$15]/[.$AB$15]; 0)))))+IF([.W4]=[.$AA$11]; [.$AA$11]/[.$AB$11]; IF([.X4]=[.$AA$12]; [.$AA$12]/[.$AB$12]; IF([.X4]=[.$AA$13]; [.$AA$13]/[.$AB$13]; IF([.X4]=[.$AA$14]; [.$AA$14]/[.$AB$14]; IF([.X4]=[.$AA$15]; [.$AA$15]/[.$AB$15]; 0)))))+IF([.Y4]=[.$AA$11]; [.$AA$11]/[.$AB$11]; IF([.Y4]=[.$AA$12]; [.$AA$12]/[.$AB$12]; IF([.Y4]=[.$AA$13]; [.$AA$13]/[.$AB$13]; IF([.Y4]=[.$AA$14]; [.$AA$14]/[.$AB$14]; IF([.Y4]=[.$AA$15]; [.$AA$15]/[.$AB$15]; 0)))))+IF([.W5]=[.$AA$11]; [.$AA$11]/[.$AB$11]; IF([.W5]=[.$AA$12]; [.$AA$12]/[.$AB$12]; IF([.W5]=[.$AA$13]; [.$AA$13]/[.$AB$13]; IF([.W5]=[.$AA$14]; [.$AA$14]/[.$AB$14]; IF([.W5]=[.$AA$15]; [.$AA$15]/[.$AB$15]; 0)))))+IF([.Y5]=[.$AA$11]; [.$AA$11]/[.$AB$11]; IF([.Y5]=[.$AA$12]; [.$AA$12]/[.$AB$12]; IF([.Y5]=[.$AA$13]; [.$AA$13]/[.$AB$13]; IF([.Y5]=[.$AA$14]; [.$AA$14]/[.$AB$14]; IF([.Y5]=[.$AA$15]; [.$AA$15]/[.$AB$15]; 0)))))+IF([.W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IF([.Y6]=[.$AA$11]; [.$AA$11]/[.$AB$11]; IF([.Y6]=[.$AA$12]; [.$AA$12]/[.$AB$12]; IF([.Y6]=[.$AA$13]; [.$AA$13]/[.$AB$13]; IF([.Y6]=[.$AA$14]; [.$AA$14]/[.$AB$14]; IF([.Y6]=[.$AA$15]; [.$AA$15]/[.$AB$15]; 0)))))+[.X5]" office:value-type="float" office:value="82" calcext:value-type="float">
            <text:p>82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3" office:value-type="string" calcext:value-type="string">
            <text:p>d</text:p>
          </table:table-cell>
          <table:table-cell table:number-columns-repeated="5" table:style-name="ce3" office:value-type="string" calcext:value-type="string">
            <text:p>u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g</text:p>
          </table:table-cell>
          <table:table-cell table:style-name="ce3" office:value-type="string" calcext:value-type="string">
            <text:p>d</text:p>
          </table:table-cell>
          <table:table-cell table:number-columns-repeated="2"/>
          <table:table-cell table:style-name="ce9" table:formula="of:=IF([.C6]=&quot;u&quot;; [.$AA$12]; IF([.C6]=&quot;c&quot;; [.$AA$13]; IF([.C6]=&quot;b&quot;; [.$AA$14]; IF([.C6]=&quot;d&quot;; [.$AA$11]; IF([.C6]=&quot;I&quot;; [.$AA$15]; 64)))))" office:value-type="float" office:value="-64" calcext:value-type="float">
            <text:p>-64</text:p>
          </table:table-cell>
          <table:table-cell table:style-name="ce9" table:formula="of:=IF([.D6]=&quot;u&quot;; [.$AA$12]; IF([.D6]=&quot;c&quot;; [.$AA$13]; IF([.D6]=&quot;b&quot;; [.$AA$14]; IF([.D6]=&quot;d&quot;; [.$AA$11]; IF([.D6]=&quot;I&quot;; [.$AA$15]; 64)))))" office:value-type="float" office:value="128" calcext:value-type="float">
            <text:p>128</text:p>
          </table:table-cell>
          <table:table-cell table:style-name="ce9" table:formula="of:=IF([.E6]=&quot;u&quot;; [.$AA$12]; IF([.E6]=&quot;c&quot;; [.$AA$13]; IF([.E6]=&quot;b&quot;; [.$AA$14]; IF([.E6]=&quot;d&quot;; [.$AA$11]; IF([.E6]=&quot;I&quot;; [.$AA$15]; 64)))))" office:value-type="float" office:value="128" calcext:value-type="float">
            <text:p>128</text:p>
          </table:table-cell>
          <table:table-cell table:style-name="ce9" table:formula="of:=IF([.F6]=&quot;u&quot;; [.$AA$12]; IF([.F6]=&quot;c&quot;; [.$AA$13]; IF([.F6]=&quot;b&quot;; [.$AA$14]; IF([.F6]=&quot;d&quot;; [.$AA$11]; IF([.F6]=&quot;I&quot;; [.$AA$15]; 64)))))" office:value-type="float" office:value="128" calcext:value-type="float">
            <text:p>128</text:p>
          </table:table-cell>
          <table:table-cell table:style-name="ce9" table:formula="of:=IF([.G6]=&quot;u&quot;; [.$AA$12]; IF([.G6]=&quot;c&quot;; [.$AA$13]; IF([.G6]=&quot;b&quot;; [.$AA$14]; IF([.G6]=&quot;d&quot;; [.$AA$11]; IF([.G6]=&quot;I&quot;; [.$AA$15]; 64)))))" office:value-type="float" office:value="128" calcext:value-type="float">
            <text:p>128</text:p>
          </table:table-cell>
          <table:table-cell table:style-name="ce9" table:formula="of:=IF([.H6]=&quot;u&quot;; [.$AA$12]; IF([.H6]=&quot;c&quot;; [.$AA$13]; IF([.H6]=&quot;b&quot;; [.$AA$14]; IF([.H6]=&quot;d&quot;; [.$AA$11]; IF([.H6]=&quot;I&quot;; [.$AA$15]; 64)))))" office:value-type="float" office:value="128" calcext:value-type="float">
            <text:p>128</text:p>
          </table:table-cell>
          <table:table-cell table:style-name="ce9" table:formula="of:=IF([.I6]=&quot;u&quot;; [.$AA$12]; IF([.I6]=&quot;c&quot;; [.$AA$13]; IF([.I6]=&quot;b&quot;; [.$AA$14]; IF([.I6]=&quot;d&quot;; [.$AA$11]; IF([.I6]=&quot;I&quot;; [.$AA$15]; 64)))))" office:value-type="float" office:value="300" calcext:value-type="float">
            <text:p>300</text:p>
          </table:table-cell>
          <table:table-cell table:style-name="ce9" table:formula="of:=IF([.J6]=&quot;u&quot;; [.$AA$12]; IF([.J6]=&quot;c&quot;; [.$AA$13]; IF([.J6]=&quot;b&quot;; [.$AA$14]; IF([.J6]=&quot;d&quot;; [.$AA$11]; IF([.J6]=&quot;I&quot;; [.$AA$15]; 64)))))" office:value-type="float" office:value="64" calcext:value-type="float">
            <text:p>64</text:p>
          </table:table-cell>
          <table:table-cell table:style-name="ce9" table:formula="of:=IF([.K6]=&quot;u&quot;; [.$AA$12]; IF([.K6]=&quot;c&quot;; [.$AA$13]; IF([.K6]=&quot;b&quot;; [.$AA$14]; IF([.K6]=&quot;d&quot;; [.$AA$11]; IF([.K6]=&quot;I&quot;; [.$AA$15]; 64)))))" office:value-type="float" office:value="64" calcext:value-type="float">
            <text:p>64</text:p>
          </table:table-cell>
          <table:table-cell table:style-name="ce9" table:formula="of:=IF([.L6]=&quot;u&quot;; [.$AA$12]; IF([.L6]=&quot;c&quot;; [.$AA$13]; IF([.L6]=&quot;b&quot;; [.$AA$14]; IF([.L6]=&quot;d&quot;; [.$AA$11]; IF([.L6]=&quot;I&quot;; [.$AA$15]; 64)))))" office:value-type="float" office:value="-64" calcext:value-type="float">
            <text:p>-64</text:p>
          </table:table-cell>
          <table:table-cell/>
          <table:table-cell table:style-name="ce11" table:formula="of:=IF([.N5]=[.$AA$11]; [.$AA$11]/[.$AB$11]; IF([.N5]=[.$AA$12]; [.$AA$12]/[.$AB$12]; IF([.N5]=[.$AA$13]; [.$AA$13]/[.$AB$13]; IF([.N5]=[.$AA$14]; [.$AA$14]/[.$AB$14]; IF([.N5]=[.$AA$15]; [.$AA$15]/[.$AB$15]; 0)))))+IF([.N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IF([.N6]=[.$AA$11]; [.$AA$11]/[.$AB$11]; IF([.N6]=[.$AA$12]; [.$AA$12]/[.$AB$12]; IF([.N6]=[.$AA$13]; [.$AA$13]/[.$AB$13]; IF([.N6]=[.$AA$14]; [.$AA$14]/[.$AB$14]; IF([.N6]=[.$AA$15]; [.$AA$15]/[.$AB$15]; 0)))))+IF([.P6]=[.$AA$11]; [.$AA$11]/[.$AB$11]; IF([.P6]=[.$AA$12]; [.$AA$12]/[.$AB$12]; IF([.P6]=[.$AA$13]; [.$AA$13]/[.$AB$13]; IF([.P6]=[.$AA$14]; [.$AA$14]/[.$AB$14]; IF([.P6]=[.$AA$15]; [.$AA$15]/[.$AB$15]; 0)))))+IF([.N7]=[.$AA$11]; [.$AA$11]/[.$AB$11]; IF([.N7]=[.$AA$12]; [.$AA$12]/[.$AB$12]; IF([.N7]=[.$AA$13]; [.$AA$13]/[.$AB$13]; IF([.N7]=[.$AA$14]; [.$AA$14]/[.$AB$14]; IF([.N7]=[.$AA$15]; [.$AA$15]/[.$AB$15]; 0)))))+IF([.O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[.O6]" office:value-type="float" office:value="192" calcext:value-type="float">
            <text:p>192</text:p>
          </table:table-cell>
          <table:table-cell table:style-name="ce11" table:formula="of:=IF([.O5]=[.$AA$11]; [.$AA$11]/[.$AB$11]; IF([.O5]=[.$AA$12]; [.$AA$12]/[.$AB$12]; IF([.O5]=[.$AA$13]; [.$AA$13]/[.$AB$13]; IF([.O5]=[.$AA$14]; [.$AA$14]/[.$AB$14]; IF([.O5]=[.$AA$15]; [.$AA$15]/[.$AB$15]; 0)))))+IF([.O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IF([.O6]=[.$AA$11]; [.$AA$11]/[.$AB$11]; IF([.O6]=[.$AA$12]; [.$AA$12]/[.$AB$12]; IF([.O6]=[.$AA$13]; [.$AA$13]/[.$AB$13]; IF([.O6]=[.$AA$14]; [.$AA$14]/[.$AB$14]; IF([.O6]=[.$AA$15]; [.$AA$15]/[.$AB$15]; 0)))))+IF([.Q6]=[.$AA$11]; [.$AA$11]/[.$AB$11]; IF([.Q6]=[.$AA$12]; [.$AA$12]/[.$AB$12]; IF([.Q6]=[.$AA$13]; [.$AA$13]/[.$AB$13]; IF([.Q6]=[.$AA$14]; [.$AA$14]/[.$AB$14]; IF([.Q6]=[.$AA$15]; [.$AA$15]/[.$AB$15]; 0)))))+IF([.O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[.P6]" office:value-type="float" office:value="436" calcext:value-type="float">
            <text:p>436</text:p>
          </table:table-cell>
          <table:table-cell table:style-name="ce11" table:formula="of:=IF([.P5]=[.$AA$11]; [.$AA$11]/[.$AB$11]; IF([.P5]=[.$AA$12]; [.$AA$12]/[.$AB$12]; IF([.P5]=[.$AA$13]; [.$AA$13]/[.$AB$13]; IF([.P5]=[.$AA$14]; [.$AA$14]/[.$AB$14]; IF([.P5]=[.$AA$15]; [.$AA$15]/[.$AB$15]; 0)))))+IF([.P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IF([.P6]=[.$AA$11]; [.$AA$11]/[.$AB$11]; IF([.P6]=[.$AA$12]; [.$AA$12]/[.$AB$12]; IF([.P6]=[.$AA$13]; [.$AA$13]/[.$AB$13]; IF([.P6]=[.$AA$14]; [.$AA$14]/[.$AB$14]; IF([.P6]=[.$AA$15]; [.$AA$15]/[.$AB$15]; 0)))))+IF([.R6]=[.$AA$11]; [.$AA$11]/[.$AB$11]; IF([.R6]=[.$AA$12]; [.$AA$12]/[.$AB$12]; IF([.R6]=[.$AA$13]; [.$AA$13]/[.$AB$13]; IF([.R6]=[.$AA$14]; [.$AA$14]/[.$AB$14]; IF([.R6]=[.$AA$15]; [.$AA$15]/[.$AB$15]; 0)))))+IF([.P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[.Q6]" office:value-type="float" office:value="640" calcext:value-type="float">
            <text:p>640</text:p>
          </table:table-cell>
          <table:table-cell table:style-name="ce11" table:formula="of:=IF([.Q5]=[.$AA$11]; [.$AA$11]/[.$AB$11]; IF([.Q5]=[.$AA$12]; [.$AA$12]/[.$AB$12]; IF([.Q5]=[.$AA$13]; [.$AA$13]/[.$AB$13]; IF([.Q5]=[.$AA$14]; [.$AA$14]/[.$AB$14]; IF([.Q5]=[.$AA$15]; [.$AA$15]/[.$AB$15]; 0)))))+IF([.Q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IF([.Q6]=[.$AA$11]; [.$AA$11]/[.$AB$11]; IF([.Q6]=[.$AA$12]; [.$AA$12]/[.$AB$12]; IF([.Q6]=[.$AA$13]; [.$AA$13]/[.$AB$13]; IF([.Q6]=[.$AA$14]; [.$AA$14]/[.$AB$14]; IF([.Q6]=[.$AA$15]; [.$AA$15]/[.$AB$15]; 0)))))+IF([.S6]=[.$AA$11]; [.$AA$11]/[.$AB$11]; IF([.S6]=[.$AA$12]; [.$AA$12]/[.$AB$12]; IF([.S6]=[.$AA$13]; [.$AA$13]/[.$AB$13]; IF([.S6]=[.$AA$14]; [.$AA$14]/[.$AB$14]; IF([.S6]=[.$AA$15]; [.$AA$15]/[.$AB$15]; 0)))))+IF([.Q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[.R6]" office:value-type="float" office:value="640" calcext:value-type="float">
            <text:p>640</text:p>
          </table:table-cell>
          <table:table-cell table:style-name="ce11" table:formula="of:=IF([.R5]=[.$AA$11]; [.$AA$11]/[.$AB$11]; IF([.R5]=[.$AA$12]; [.$AA$12]/[.$AB$12]; IF([.R5]=[.$AA$13]; [.$AA$13]/[.$AB$13]; IF([.R5]=[.$AA$14]; [.$AA$14]/[.$AB$14]; IF([.R5]=[.$AA$15]; [.$AA$15]/[.$AB$15]; 0)))))+IF([.R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IF([.R6]=[.$AA$11]; [.$AA$11]/[.$AB$11]; IF([.R6]=[.$AA$12]; [.$AA$12]/[.$AB$12]; IF([.R6]=[.$AA$13]; [.$AA$13]/[.$AB$13]; IF([.R6]=[.$AA$14]; [.$AA$14]/[.$AB$14]; IF([.R6]=[.$AA$15]; [.$AA$15]/[.$AB$15]; 0)))))+IF([.T6]=[.$AA$11]; [.$AA$11]/[.$AB$11]; IF([.T6]=[.$AA$12]; [.$AA$12]/[.$AB$12]; IF([.T6]=[.$AA$13]; [.$AA$13]/[.$AB$13]; IF([.T6]=[.$AA$14]; [.$AA$14]/[.$AB$14]; IF([.T6]=[.$AA$15]; [.$AA$15]/[.$AB$15]; 0)))))+IF([.R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[.S6]" office:value-type="float" office:value="726" calcext:value-type="float">
            <text:p>726</text:p>
          </table:table-cell>
          <table:table-cell table:style-name="ce11" table:formula="of:=IF([.S5]=[.$AA$11]; [.$AA$11]/[.$AB$11]; IF([.S5]=[.$AA$12]; [.$AA$12]/[.$AB$12]; IF([.S5]=[.$AA$13]; [.$AA$13]/[.$AB$13]; IF([.S5]=[.$AA$14]; [.$AA$14]/[.$AB$14]; IF([.S5]=[.$AA$15]; [.$AA$15]/[.$AB$15]; 0)))))+IF([.S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IF([.S6]=[.$AA$11]; [.$AA$11]/[.$AB$11]; IF([.S6]=[.$AA$12]; [.$AA$12]/[.$AB$12]; IF([.S6]=[.$AA$13]; [.$AA$13]/[.$AB$13]; IF([.S6]=[.$AA$14]; [.$AA$14]/[.$AB$14]; IF([.S6]=[.$AA$15]; [.$AA$15]/[.$AB$15]; 0)))))+IF([.U6]=[.$AA$11]; [.$AA$11]/[.$AB$11]; IF([.U6]=[.$AA$12]; [.$AA$12]/[.$AB$12]; IF([.U6]=[.$AA$13]; [.$AA$13]/[.$AB$13]; IF([.U6]=[.$AA$14]; [.$AA$14]/[.$AB$14]; IF([.U6]=[.$AA$15]; [.$AA$15]/[.$AB$15]; 0)))))+IF([.S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[.T6]" office:value-type="float" office:value="748" calcext:value-type="float">
            <text:p>748</text:p>
          </table:table-cell>
          <table:table-cell table:style-name="ce11" table:formula="of:=IF([.T5]=[.$AA$11]; [.$AA$11]/[.$AB$11]; IF([.T5]=[.$AA$12]; [.$AA$12]/[.$AB$12]; IF([.T5]=[.$AA$13]; [.$AA$13]/[.$AB$13]; IF([.T5]=[.$AA$14]; [.$AA$14]/[.$AB$14]; IF([.T5]=[.$AA$15]; [.$AA$15]/[.$AB$15]; 0)))))+IF([.T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IF([.T6]=[.$AA$11]; [.$AA$11]/[.$AB$11]; IF([.T6]=[.$AA$12]; [.$AA$12]/[.$AB$12]; IF([.T6]=[.$AA$13]; [.$AA$13]/[.$AB$13]; IF([.T6]=[.$AA$14]; [.$AA$14]/[.$AB$14]; IF([.T6]=[.$AA$15]; [.$AA$15]/[.$AB$15]; 0)))))+IF([.V6]=[.$AA$11]; [.$AA$11]/[.$AB$11]; IF([.V6]=[.$AA$12]; [.$AA$12]/[.$AB$12]; IF([.V6]=[.$AA$13]; [.$AA$13]/[.$AB$13]; IF([.V6]=[.$AA$14]; [.$AA$14]/[.$AB$14]; IF([.V6]=[.$AA$15]; [.$AA$15]/[.$AB$15]; 0)))))+IF([.T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[.U6]" office:value-type="float" office:value="792" calcext:value-type="float">
            <text:p>792</text:p>
          </table:table-cell>
          <table:table-cell table:style-name="ce11" table:formula="of:=IF([.U5]=[.$AA$11]; [.$AA$11]/[.$AB$11]; IF([.U5]=[.$AA$12]; [.$AA$12]/[.$AB$12]; IF([.U5]=[.$AA$13]; [.$AA$13]/[.$AB$13]; IF([.U5]=[.$AA$14]; [.$AA$14]/[.$AB$14]; IF([.U5]=[.$AA$15]; [.$AA$15]/[.$AB$15]; 0)))))+IF([.U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IF([.U6]=[.$AA$11]; [.$AA$11]/[.$AB$11]; IF([.U6]=[.$AA$12]; [.$AA$12]/[.$AB$12]; IF([.U6]=[.$AA$13]; [.$AA$13]/[.$AB$13]; IF([.U6]=[.$AA$14]; [.$AA$14]/[.$AB$14]; IF([.U6]=[.$AA$15]; [.$AA$15]/[.$AB$15]; 0)))))+IF([.W6]=[.$AA$11]; [.$AA$11]/[.$AB$11]; IF([.W6]=[.$AA$12]; [.$AA$12]/[.$AB$12]; IF([.W6]=[.$AA$13]; [.$AA$13]/[.$AB$13]; IF([.W6]=[.$AA$14]; [.$AA$14]/[.$AB$14]; IF([.W6]=[.$AA$15]; [.$AA$15]/[.$AB$15]; 0)))))+IF([.U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[.V6]" office:value-type="float" office:value="424" calcext:value-type="float">
            <text:p>424</text:p>
          </table:table-cell>
          <table:table-cell table:style-name="ce11" table:formula="of:=IF([.V5]=[.$AA$11]; [.$AA$11]/[.$AB$11]; IF([.V5]=[.$AA$12]; [.$AA$12]/[.$AB$12]; IF([.V5]=[.$AA$13]; [.$AA$13]/[.$AB$13]; IF([.V5]=[.$AA$14]; [.$AA$14]/[.$AB$14]; IF([.V5]=[.$AA$15]; [.$AA$15]/[.$AB$15]; 0)))))+IF([.V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IF([.V6]=[.$AA$11]; [.$AA$11]/[.$AB$11]; IF([.V6]=[.$AA$12]; [.$AA$12]/[.$AB$12]; IF([.V6]=[.$AA$13]; [.$AA$13]/[.$AB$13]; IF([.V6]=[.$AA$14]; [.$AA$14]/[.$AB$14]; IF([.V6]=[.$AA$15]; [.$AA$15]/[.$AB$15]; 0)))))+IF([.X6]=[.$AA$11]; [.$AA$11]/[.$AB$11]; IF([.X6]=[.$AA$12]; [.$AA$12]/[.$AB$12]; IF([.X6]=[.$AA$13]; [.$AA$13]/[.$AB$13]; IF([.X6]=[.$AA$14]; [.$AA$14]/[.$AB$14]; IF([.X6]=[.$AA$15]; [.$AA$15]/[.$AB$15]; 0)))))+IF([.V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[.W6]" office:value-type="float" office:value="198" calcext:value-type="float">
            <text:p>198</text:p>
          </table:table-cell>
          <table:table-cell table:style-name="ce11" table:formula="of:=IF([.W5]=[.$AA$11]; [.$AA$11]/[.$AB$11]; IF([.W5]=[.$AA$12]; [.$AA$12]/[.$AB$12]; IF([.W5]=[.$AA$13]; [.$AA$13]/[.$AB$13]; IF([.W5]=[.$AA$14]; [.$AA$14]/[.$AB$14]; IF([.W5]=[.$AA$15]; [.$AA$15]/[.$AB$15]; 0)))))+IF([.W5]=[.$AA$11]; [.$AA$11]/[.$AB$11]; IF([.X5]=[.$AA$12]; [.$AA$12]/[.$AB$12]; IF([.X5]=[.$AA$13]; [.$AA$13]/[.$AB$13]; IF([.X5]=[.$AA$14]; [.$AA$14]/[.$AB$14]; IF([.X5]=[.$AA$15]; [.$AA$15]/[.$AB$15]; 0)))))+IF([.Y5]=[.$AA$11]; [.$AA$11]/[.$AB$11]; IF([.Y5]=[.$AA$12]; [.$AA$12]/[.$AB$12]; IF([.Y5]=[.$AA$13]; [.$AA$13]/[.$AB$13]; IF([.Y5]=[.$AA$14]; [.$AA$14]/[.$AB$14]; IF([.Y5]=[.$AA$15]; [.$AA$15]/[.$AB$15]; 0)))))+IF([.W6]=[.$AA$11]; [.$AA$11]/[.$AB$11]; IF([.W6]=[.$AA$12]; [.$AA$12]/[.$AB$12]; IF([.W6]=[.$AA$13]; [.$AA$13]/[.$AB$13]; IF([.W6]=[.$AA$14]; [.$AA$14]/[.$AB$14]; IF([.W6]=[.$AA$15]; [.$AA$15]/[.$AB$15]; 0)))))+IF([.Y6]=[.$AA$11]; [.$AA$11]/[.$AB$11]; IF([.Y6]=[.$AA$12]; [.$AA$12]/[.$AB$12]; IF([.Y6]=[.$AA$13]; [.$AA$13]/[.$AB$13]; IF([.Y6]=[.$AA$14]; [.$AA$14]/[.$AB$14]; IF([.Y6]=[.$AA$15]; [.$AA$15]/[.$AB$15]; 0)))))+IF([.W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IF([.Y7]=[.$AA$11]; [.$AA$11]/[.$AB$11]; IF([.Y7]=[.$AA$12]; [.$AA$12]/[.$AB$12]; IF([.Y7]=[.$AA$13]; [.$AA$13]/[.$AB$13]; IF([.Y7]=[.$AA$14]; [.$AA$14]/[.$AB$14]; IF([.Y7]=[.$AA$15]; [.$AA$15]/[.$AB$15]; 0)))))+[.X6]" office:value-type="float" office:value="-72" calcext:value-type="float">
            <text:p>-72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5" table:style-name="ce3" office:value-type="string" calcext:value-type="string">
            <text:p>u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g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2"/>
          <table:table-cell table:style-name="ce9" table:formula="of:=IF([.C7]=&quot;u&quot;; [.$AA$12]; IF([.C7]=&quot;c&quot;; [.$AA$13]; IF([.C7]=&quot;b&quot;; [.$AA$14]; IF([.C7]=&quot;d&quot;; [.$AA$11]; IF([.C7]=&quot;I&quot;; [.$AA$15]; 64)))))" office:value-type="float" office:value="128" calcext:value-type="float">
            <text:p>128</text:p>
          </table:table-cell>
          <table:table-cell table:style-name="ce9" table:formula="of:=IF([.D7]=&quot;u&quot;; [.$AA$12]; IF([.D7]=&quot;c&quot;; [.$AA$13]; IF([.D7]=&quot;b&quot;; [.$AA$14]; IF([.D7]=&quot;d&quot;; [.$AA$11]; IF([.D7]=&quot;I&quot;; [.$AA$15]; 64)))))" office:value-type="float" office:value="128" calcext:value-type="float">
            <text:p>128</text:p>
          </table:table-cell>
          <table:table-cell table:style-name="ce9" table:formula="of:=IF([.E7]=&quot;u&quot;; [.$AA$12]; IF([.E7]=&quot;c&quot;; [.$AA$13]; IF([.E7]=&quot;b&quot;; [.$AA$14]; IF([.E7]=&quot;d&quot;; [.$AA$11]; IF([.E7]=&quot;I&quot;; [.$AA$15]; 64)))))" office:value-type="float" office:value="128" calcext:value-type="float">
            <text:p>128</text:p>
          </table:table-cell>
          <table:table-cell table:style-name="ce9" table:formula="of:=IF([.F7]=&quot;u&quot;; [.$AA$12]; IF([.F7]=&quot;c&quot;; [.$AA$13]; IF([.F7]=&quot;b&quot;; [.$AA$14]; IF([.F7]=&quot;d&quot;; [.$AA$11]; IF([.F7]=&quot;I&quot;; [.$AA$15]; 64)))))" office:value-type="float" office:value="128" calcext:value-type="float">
            <text:p>128</text:p>
          </table:table-cell>
          <table:table-cell table:style-name="ce9" table:formula="of:=IF([.G7]=&quot;u&quot;; [.$AA$12]; IF([.G7]=&quot;c&quot;; [.$AA$13]; IF([.G7]=&quot;b&quot;; [.$AA$14]; IF([.G7]=&quot;d&quot;; [.$AA$11]; IF([.G7]=&quot;I&quot;; [.$AA$15]; 64)))))" office:value-type="float" office:value="128" calcext:value-type="float">
            <text:p>128</text:p>
          </table:table-cell>
          <table:table-cell table:style-name="ce9" table:formula="of:=IF([.H7]=&quot;u&quot;; [.$AA$12]; IF([.H7]=&quot;c&quot;; [.$AA$13]; IF([.H7]=&quot;b&quot;; [.$AA$14]; IF([.H7]=&quot;d&quot;; [.$AA$11]; IF([.H7]=&quot;I&quot;; [.$AA$15]; 64)))))" office:value-type="float" office:value="300" calcext:value-type="float">
            <text:p>300</text:p>
          </table:table-cell>
          <table:table-cell table:style-name="ce9" table:formula="of:=IF([.I7]=&quot;u&quot;; [.$AA$12]; IF([.I7]=&quot;c&quot;; [.$AA$13]; IF([.I7]=&quot;b&quot;; [.$AA$14]; IF([.I7]=&quot;d&quot;; [.$AA$11]; IF([.I7]=&quot;I&quot;; [.$AA$15]; 64)))))" office:value-type="float" office:value="64" calcext:value-type="float">
            <text:p>64</text:p>
          </table:table-cell>
          <table:table-cell table:style-name="ce9" table:formula="of:=IF([.J7]=&quot;u&quot;; [.$AA$12]; IF([.J7]=&quot;c&quot;; [.$AA$13]; IF([.J7]=&quot;b&quot;; [.$AA$14]; IF([.J7]=&quot;d&quot;; [.$AA$11]; IF([.J7]=&quot;I&quot;; [.$AA$15]; 64)))))" office:value-type="float" office:value="64" calcext:value-type="float">
            <text:p>64</text:p>
          </table:table-cell>
          <table:table-cell table:style-name="ce9" table:formula="of:=IF([.K7]=&quot;u&quot;; [.$AA$12]; IF([.K7]=&quot;c&quot;; [.$AA$13]; IF([.K7]=&quot;b&quot;; [.$AA$14]; IF([.K7]=&quot;d&quot;; [.$AA$11]; IF([.K7]=&quot;I&quot;; [.$AA$15]; 64)))))" office:value-type="float" office:value="-64" calcext:value-type="float">
            <text:p>-64</text:p>
          </table:table-cell>
          <table:table-cell table:style-name="ce9" table:formula="of:=IF([.L7]=&quot;u&quot;; [.$AA$12]; IF([.L7]=&quot;c&quot;; [.$AA$13]; IF([.L7]=&quot;b&quot;; [.$AA$14]; IF([.L7]=&quot;d&quot;; [.$AA$11]; IF([.L7]=&quot;I&quot;; [.$AA$15]; 64)))))" office:value-type="float" office:value="-64" calcext:value-type="float">
            <text:p>-64</text:p>
          </table:table-cell>
          <table:table-cell/>
          <table:table-cell table:style-name="ce11" table:formula="of:=IF([.N6]=[.$AA$11]; [.$AA$11]/[.$AB$11]; IF([.N6]=[.$AA$12]; [.$AA$12]/[.$AB$12]; IF([.N6]=[.$AA$13]; [.$AA$13]/[.$AB$13]; IF([.N6]=[.$AA$14]; [.$AA$14]/[.$AB$14]; IF([.N6]=[.$AA$15]; [.$AA$15]/[.$AB$15]; 0)))))+IF([.N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IF([.N7]=[.$AA$11]; [.$AA$11]/[.$AB$11]; IF([.N7]=[.$AA$12]; [.$AA$12]/[.$AB$12]; IF([.N7]=[.$AA$13]; [.$AA$13]/[.$AB$13]; IF([.N7]=[.$AA$14]; [.$AA$14]/[.$AB$14]; IF([.N7]=[.$AA$15]; [.$AA$15]/[.$AB$15]; 0)))))+IF([.P7]=[.$AA$11]; [.$AA$11]/[.$AB$11]; IF([.P7]=[.$AA$12]; [.$AA$12]/[.$AB$12]; IF([.P7]=[.$AA$13]; [.$AA$13]/[.$AB$13]; IF([.P7]=[.$AA$14]; [.$AA$14]/[.$AB$14]; IF([.P7]=[.$AA$15]; [.$AA$15]/[.$AB$15]; 0)))))+IF([.N8]=[.$AA$11]; [.$AA$11]/[.$AB$11]; IF([.N8]=[.$AA$12]; [.$AA$12]/[.$AB$12]; IF([.N8]=[.$AA$13]; [.$AA$13]/[.$AB$13]; IF([.N8]=[.$AA$14]; [.$AA$14]/[.$AB$14]; IF([.N8]=[.$AA$15]; [.$AA$15]/[.$AB$15]; 0)))))+IF([.O8]=[.$AA$11]; [.$AA$11]/[.$AB$11]; IF([.O8]=[.$AA$12]; [.$AA$12]/[.$AB$12]; IF([.O8]=[.$AA$13]; [.$AA$13]/[.$AB$13]; IF([.O8]=[.$AA$14]; [.$AA$14]/[.$AB$14]; IF([.O8]=[.$AA$15]; [.$AA$15]/[.$AB$15]; 0)))))+IF([.P8]=[.$AA$11]; [.$AA$11]/[.$AB$11]; IF([.P8]=[.$AA$12]; [.$AA$12]/[.$AB$12]; IF([.P8]=[.$AA$13]; [.$AA$13]/[.$AB$13]; IF([.P8]=[.$AA$14]; [.$AA$14]/[.$AB$14]; IF([.P8]=[.$AA$15]; [.$AA$15]/[.$AB$15]; 0)))))+[.O7]" office:value-type="float" office:value="384" calcext:value-type="float">
            <text:p>384</text:p>
          </table:table-cell>
          <table:table-cell table:style-name="ce11" table:formula="of:=IF([.O6]=[.$AA$11]; [.$AA$11]/[.$AB$11]; IF([.O6]=[.$AA$12]; [.$AA$12]/[.$AB$12]; IF([.O6]=[.$AA$13]; [.$AA$13]/[.$AB$13]; IF([.O6]=[.$AA$14]; [.$AA$14]/[.$AB$14]; IF([.O6]=[.$AA$15]; [.$AA$15]/[.$AB$15]; 0)))))+IF([.O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IF([.O7]=[.$AA$11]; [.$AA$11]/[.$AB$11]; IF([.O7]=[.$AA$12]; [.$AA$12]/[.$AB$12]; IF([.O7]=[.$AA$13]; [.$AA$13]/[.$AB$13]; IF([.O7]=[.$AA$14]; [.$AA$14]/[.$AB$14]; IF([.O7]=[.$AA$15]; [.$AA$15]/[.$AB$15]; 0)))))+IF([.Q7]=[.$AA$11]; [.$AA$11]/[.$AB$11]; IF([.Q7]=[.$AA$12]; [.$AA$12]/[.$AB$12]; IF([.Q7]=[.$AA$13]; [.$AA$13]/[.$AB$13]; IF([.Q7]=[.$AA$14]; [.$AA$14]/[.$AB$14]; IF([.Q7]=[.$AA$15]; [.$AA$15]/[.$AB$15]; 0)))))+IF([.O8]=[.$AA$11]; [.$AA$11]/[.$AB$11]; IF([.O8]=[.$AA$12]; [.$AA$12]/[.$AB$12]; IF([.O8]=[.$AA$13]; [.$AA$13]/[.$AB$13]; IF([.O8]=[.$AA$14]; [.$AA$14]/[.$AB$14]; IF([.O8]=[.$AA$15]; [.$AA$15]/[.$AB$15]; 0)))))+IF([.P8]=[.$AA$11]; [.$AA$11]/[.$AB$11]; IF([.P8]=[.$AA$12]; [.$AA$12]/[.$AB$12]; IF([.P8]=[.$AA$13]; [.$AA$13]/[.$AB$13]; IF([.P8]=[.$AA$14]; [.$AA$14]/[.$AB$14]; IF([.P8]=[.$AA$15]; [.$AA$15]/[.$AB$15]; 0)))))+IF([.Q8]=[.$AA$11]; [.$AA$11]/[.$AB$11]; IF([.Q8]=[.$AA$12]; [.$AA$12]/[.$AB$12]; IF([.Q8]=[.$AA$13]; [.$AA$13]/[.$AB$13]; IF([.Q8]=[.$AA$14]; [.$AA$14]/[.$AB$14]; IF([.Q8]=[.$AA$15]; [.$AA$15]/[.$AB$15]; 0)))))+[.P7]" office:value-type="float" office:value="504" calcext:value-type="float">
            <text:p>504</text:p>
          </table:table-cell>
          <table:table-cell table:style-name="ce11" table:formula="of:=IF([.P6]=[.$AA$11]; [.$AA$11]/[.$AB$11]; IF([.P6]=[.$AA$12]; [.$AA$12]/[.$AB$12]; IF([.P6]=[.$AA$13]; [.$AA$13]/[.$AB$13]; IF([.P6]=[.$AA$14]; [.$AA$14]/[.$AB$14]; IF([.P6]=[.$AA$15]; [.$AA$15]/[.$AB$15]; 0)))))+IF([.P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IF([.P7]=[.$AA$11]; [.$AA$11]/[.$AB$11]; IF([.P7]=[.$AA$12]; [.$AA$12]/[.$AB$12]; IF([.P7]=[.$AA$13]; [.$AA$13]/[.$AB$13]; IF([.P7]=[.$AA$14]; [.$AA$14]/[.$AB$14]; IF([.P7]=[.$AA$15]; [.$AA$15]/[.$AB$15]; 0)))))+IF([.R7]=[.$AA$11]; [.$AA$11]/[.$AB$11]; IF([.R7]=[.$AA$12]; [.$AA$12]/[.$AB$12]; IF([.R7]=[.$AA$13]; [.$AA$13]/[.$AB$13]; IF([.R7]=[.$AA$14]; [.$AA$14]/[.$AB$14]; IF([.R7]=[.$AA$15]; [.$AA$15]/[.$AB$15]; 0)))))+IF([.P8]=[.$AA$11]; [.$AA$11]/[.$AB$11]; IF([.P8]=[.$AA$12]; [.$AA$12]/[.$AB$12]; IF([.P8]=[.$AA$13]; [.$AA$13]/[.$AB$13]; IF([.P8]=[.$AA$14]; [.$AA$14]/[.$AB$14]; IF([.P8]=[.$AA$15]; [.$AA$15]/[.$AB$15]; 0)))))+IF([.Q8]=[.$AA$11]; [.$AA$11]/[.$AB$11]; IF([.Q8]=[.$AA$12]; [.$AA$12]/[.$AB$12]; IF([.Q8]=[.$AA$13]; [.$AA$13]/[.$AB$13]; IF([.Q8]=[.$AA$14]; [.$AA$14]/[.$AB$14]; IF([.Q8]=[.$AA$15]; [.$AA$15]/[.$AB$15]; 0)))))+IF([.R8]=[.$AA$11]; [.$AA$11]/[.$AB$11]; IF([.R8]=[.$AA$12]; [.$AA$12]/[.$AB$12]; IF([.R8]=[.$AA$13]; [.$AA$13]/[.$AB$13]; IF([.R8]=[.$AA$14]; [.$AA$14]/[.$AB$14]; IF([.R8]=[.$AA$15]; [.$AA$15]/[.$AB$15]; 0)))))+[.Q7]" office:value-type="float" office:value="640" calcext:value-type="float">
            <text:p>640</text:p>
          </table:table-cell>
          <table:table-cell table:style-name="ce11" table:formula="of:=IF([.Q6]=[.$AA$11]; [.$AA$11]/[.$AB$11]; IF([.Q6]=[.$AA$12]; [.$AA$12]/[.$AB$12]; IF([.Q6]=[.$AA$13]; [.$AA$13]/[.$AB$13]; IF([.Q6]=[.$AA$14]; [.$AA$14]/[.$AB$14]; IF([.Q6]=[.$AA$15]; [.$AA$15]/[.$AB$15]; 0)))))+IF([.Q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IF([.Q7]=[.$AA$11]; [.$AA$11]/[.$AB$11]; IF([.Q7]=[.$AA$12]; [.$AA$12]/[.$AB$12]; IF([.Q7]=[.$AA$13]; [.$AA$13]/[.$AB$13]; IF([.Q7]=[.$AA$14]; [.$AA$14]/[.$AB$14]; IF([.Q7]=[.$AA$15]; [.$AA$15]/[.$AB$15]; 0)))))+IF([.S7]=[.$AA$11]; [.$AA$11]/[.$AB$11]; IF([.S7]=[.$AA$12]; [.$AA$12]/[.$AB$12]; IF([.S7]=[.$AA$13]; [.$AA$13]/[.$AB$13]; IF([.S7]=[.$AA$14]; [.$AA$14]/[.$AB$14]; IF([.S7]=[.$AA$15]; [.$AA$15]/[.$AB$15]; 0)))))+IF([.Q8]=[.$AA$11]; [.$AA$11]/[.$AB$11]; IF([.Q8]=[.$AA$12]; [.$AA$12]/[.$AB$12]; IF([.Q8]=[.$AA$13]; [.$AA$13]/[.$AB$13]; IF([.Q8]=[.$AA$14]; [.$AA$14]/[.$AB$14]; IF([.Q8]=[.$AA$15]; [.$AA$15]/[.$AB$15]; 0)))))+IF([.R8]=[.$AA$11]; [.$AA$11]/[.$AB$11]; IF([.R8]=[.$AA$12]; [.$AA$12]/[.$AB$12]; IF([.R8]=[.$AA$13]; [.$AA$13]/[.$AB$13]; IF([.R8]=[.$AA$14]; [.$AA$14]/[.$AB$14]; IF([.R8]=[.$AA$15]; [.$AA$15]/[.$AB$15]; 0)))))+IF([.S8]=[.$AA$11]; [.$AA$11]/[.$AB$11]; IF([.S8]=[.$AA$12]; [.$AA$12]/[.$AB$12]; IF([.S8]=[.$AA$13]; [.$AA$13]/[.$AB$13]; IF([.S8]=[.$AA$14]; [.$AA$14]/[.$AB$14]; IF([.S8]=[.$AA$15]; [.$AA$15]/[.$AB$15]; 0)))))+[.R7]" office:value-type="float" office:value="640" calcext:value-type="float">
            <text:p>640</text:p>
          </table:table-cell>
          <table:table-cell table:style-name="ce11" table:formula="of:=IF([.R6]=[.$AA$11]; [.$AA$11]/[.$AB$11]; IF([.R6]=[.$AA$12]; [.$AA$12]/[.$AB$12]; IF([.R6]=[.$AA$13]; [.$AA$13]/[.$AB$13]; IF([.R6]=[.$AA$14]; [.$AA$14]/[.$AB$14]; IF([.R6]=[.$AA$15]; [.$AA$15]/[.$AB$15]; 0)))))+IF([.R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IF([.R7]=[.$AA$11]; [.$AA$11]/[.$AB$11]; IF([.R7]=[.$AA$12]; [.$AA$12]/[.$AB$12]; IF([.R7]=[.$AA$13]; [.$AA$13]/[.$AB$13]; IF([.R7]=[.$AA$14]; [.$AA$14]/[.$AB$14]; IF([.R7]=[.$AA$15]; [.$AA$15]/[.$AB$15]; 0)))))+IF([.T7]=[.$AA$11]; [.$AA$11]/[.$AB$11]; IF([.T7]=[.$AA$12]; [.$AA$12]/[.$AB$12]; IF([.T7]=[.$AA$13]; [.$AA$13]/[.$AB$13]; IF([.T7]=[.$AA$14]; [.$AA$14]/[.$AB$14]; IF([.T7]=[.$AA$15]; [.$AA$15]/[.$AB$15]; 0)))))+IF([.R8]=[.$AA$11]; [.$AA$11]/[.$AB$11]; IF([.R8]=[.$AA$12]; [.$AA$12]/[.$AB$12]; IF([.R8]=[.$AA$13]; [.$AA$13]/[.$AB$13]; IF([.R8]=[.$AA$14]; [.$AA$14]/[.$AB$14]; IF([.R8]=[.$AA$15]; [.$AA$15]/[.$AB$15]; 0)))))+IF([.S8]=[.$AA$11]; [.$AA$11]/[.$AB$11]; IF([.S8]=[.$AA$12]; [.$AA$12]/[.$AB$12]; IF([.S8]=[.$AA$13]; [.$AA$13]/[.$AB$13]; IF([.S8]=[.$AA$14]; [.$AA$14]/[.$AB$14]; IF([.S8]=[.$AA$15]; [.$AA$15]/[.$AB$15]; 0)))))+IF([.T8]=[.$AA$11]; [.$AA$11]/[.$AB$11]; IF([.T8]=[.$AA$12]; [.$AA$12]/[.$AB$12]; IF([.T8]=[.$AA$13]; [.$AA$13]/[.$AB$13]; IF([.T8]=[.$AA$14]; [.$AA$14]/[.$AB$14]; IF([.T8]=[.$AA$15]; [.$AA$15]/[.$AB$15]; 0)))))+[.S7]" office:value-type="float" office:value="812" calcext:value-type="float">
            <text:p>812</text:p>
          </table:table-cell>
          <table:table-cell table:style-name="ce11" table:formula="of:=IF([.S6]=[.$AA$11]; [.$AA$11]/[.$AB$11]; IF([.S6]=[.$AA$12]; [.$AA$12]/[.$AB$12]; IF([.S6]=[.$AA$13]; [.$AA$13]/[.$AB$13]; IF([.S6]=[.$AA$14]; [.$AA$14]/[.$AB$14]; IF([.S6]=[.$AA$15]; [.$AA$15]/[.$AB$15]; 0)))))+IF([.S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IF([.S7]=[.$AA$11]; [.$AA$11]/[.$AB$11]; IF([.S7]=[.$AA$12]; [.$AA$12]/[.$AB$12]; IF([.S7]=[.$AA$13]; [.$AA$13]/[.$AB$13]; IF([.S7]=[.$AA$14]; [.$AA$14]/[.$AB$14]; IF([.S7]=[.$AA$15]; [.$AA$15]/[.$AB$15]; 0)))))+IF([.U7]=[.$AA$11]; [.$AA$11]/[.$AB$11]; IF([.U7]=[.$AA$12]; [.$AA$12]/[.$AB$12]; IF([.U7]=[.$AA$13]; [.$AA$13]/[.$AB$13]; IF([.U7]=[.$AA$14]; [.$AA$14]/[.$AB$14]; IF([.U7]=[.$AA$15]; [.$AA$15]/[.$AB$15]; 0)))))+IF([.S8]=[.$AA$11]; [.$AA$11]/[.$AB$11]; IF([.S8]=[.$AA$12]; [.$AA$12]/[.$AB$12]; IF([.S8]=[.$AA$13]; [.$AA$13]/[.$AB$13]; IF([.S8]=[.$AA$14]; [.$AA$14]/[.$AB$14]; IF([.S8]=[.$AA$15]; [.$AA$15]/[.$AB$15]; 0)))))+IF([.T8]=[.$AA$11]; [.$AA$11]/[.$AB$11]; IF([.T8]=[.$AA$12]; [.$AA$12]/[.$AB$12]; IF([.T8]=[.$AA$13]; [.$AA$13]/[.$AB$13]; IF([.T8]=[.$AA$14]; [.$AA$14]/[.$AB$14]; IF([.T8]=[.$AA$15]; [.$AA$15]/[.$AB$15]; 0)))))+IF([.U8]=[.$AA$11]; [.$AA$11]/[.$AB$11]; IF([.U8]=[.$AA$12]; [.$AA$12]/[.$AB$12]; IF([.U8]=[.$AA$13]; [.$AA$13]/[.$AB$13]; IF([.U8]=[.$AA$14]; [.$AA$14]/[.$AB$14]; IF([.U8]=[.$AA$15]; [.$AA$15]/[.$AB$15]; 0)))))+[.T7]" office:value-type="float" office:value="856" calcext:value-type="float">
            <text:p>856</text:p>
          </table:table-cell>
          <table:table-cell table:style-name="ce11" table:formula="of:=IF([.T6]=[.$AA$11]; [.$AA$11]/[.$AB$11]; IF([.T6]=[.$AA$12]; [.$AA$12]/[.$AB$12]; IF([.T6]=[.$AA$13]; [.$AA$13]/[.$AB$13]; IF([.T6]=[.$AA$14]; [.$AA$14]/[.$AB$14]; IF([.T6]=[.$AA$15]; [.$AA$15]/[.$AB$15]; 0)))))+IF([.T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IF([.T7]=[.$AA$11]; [.$AA$11]/[.$AB$11]; IF([.T7]=[.$AA$12]; [.$AA$12]/[.$AB$12]; IF([.T7]=[.$AA$13]; [.$AA$13]/[.$AB$13]; IF([.T7]=[.$AA$14]; [.$AA$14]/[.$AB$14]; IF([.T7]=[.$AA$15]; [.$AA$15]/[.$AB$15]; 0)))))+IF([.V7]=[.$AA$11]; [.$AA$11]/[.$AB$11]; IF([.V7]=[.$AA$12]; [.$AA$12]/[.$AB$12]; IF([.V7]=[.$AA$13]; [.$AA$13]/[.$AB$13]; IF([.V7]=[.$AA$14]; [.$AA$14]/[.$AB$14]; IF([.V7]=[.$AA$15]; [.$AA$15]/[.$AB$15]; 0)))))+IF([.T8]=[.$AA$11]; [.$AA$11]/[.$AB$11]; IF([.T8]=[.$AA$12]; [.$AA$12]/[.$AB$12]; IF([.T8]=[.$AA$13]; [.$AA$13]/[.$AB$13]; IF([.T8]=[.$AA$14]; [.$AA$14]/[.$AB$14]; IF([.T8]=[.$AA$15]; [.$AA$15]/[.$AB$15]; 0)))))+IF([.U8]=[.$AA$11]; [.$AA$11]/[.$AB$11]; IF([.U8]=[.$AA$12]; [.$AA$12]/[.$AB$12]; IF([.U8]=[.$AA$13]; [.$AA$13]/[.$AB$13]; IF([.U8]=[.$AA$14]; [.$AA$14]/[.$AB$14]; IF([.U8]=[.$AA$15]; [.$AA$15]/[.$AB$15]; 0)))))+IF([.V8]=[.$AA$11]; [.$AA$11]/[.$AB$11]; IF([.V8]=[.$AA$12]; [.$AA$12]/[.$AB$12]; IF([.V8]=[.$AA$13]; [.$AA$13]/[.$AB$13]; IF([.V8]=[.$AA$14]; [.$AA$14]/[.$AB$14]; IF([.V8]=[.$AA$15]; [.$AA$15]/[.$AB$15]; 0)))))+[.U7]" office:value-type="float" office:value="574" calcext:value-type="float">
            <text:p>574</text:p>
          </table:table-cell>
          <table:table-cell table:style-name="ce11" table:formula="of:=IF([.U6]=[.$AA$11]; [.$AA$11]/[.$AB$11]; IF([.U6]=[.$AA$12]; [.$AA$12]/[.$AB$12]; IF([.U6]=[.$AA$13]; [.$AA$13]/[.$AB$13]; IF([.U6]=[.$AA$14]; [.$AA$14]/[.$AB$14]; IF([.U6]=[.$AA$15]; [.$AA$15]/[.$AB$15]; 0)))))+IF([.U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IF([.U7]=[.$AA$11]; [.$AA$11]/[.$AB$11]; IF([.U7]=[.$AA$12]; [.$AA$12]/[.$AB$12]; IF([.U7]=[.$AA$13]; [.$AA$13]/[.$AB$13]; IF([.U7]=[.$AA$14]; [.$AA$14]/[.$AB$14]; IF([.U7]=[.$AA$15]; [.$AA$15]/[.$AB$15]; 0)))))+IF([.W7]=[.$AA$11]; [.$AA$11]/[.$AB$11]; IF([.W7]=[.$AA$12]; [.$AA$12]/[.$AB$12]; IF([.W7]=[.$AA$13]; [.$AA$13]/[.$AB$13]; IF([.W7]=[.$AA$14]; [.$AA$14]/[.$AB$14]; IF([.W7]=[.$AA$15]; [.$AA$15]/[.$AB$15]; 0)))))+IF([.U8]=[.$AA$11]; [.$AA$11]/[.$AB$11]; IF([.U8]=[.$AA$12]; [.$AA$12]/[.$AB$12]; IF([.U8]=[.$AA$13]; [.$AA$13]/[.$AB$13]; IF([.U8]=[.$AA$14]; [.$AA$14]/[.$AB$14]; IF([.U8]=[.$AA$15]; [.$AA$15]/[.$AB$15]; 0)))))+IF([.V8]=[.$AA$11]; [.$AA$11]/[.$AB$11]; IF([.V8]=[.$AA$12]; [.$AA$12]/[.$AB$12]; IF([.V8]=[.$AA$13]; [.$AA$13]/[.$AB$13]; IF([.V8]=[.$AA$14]; [.$AA$14]/[.$AB$14]; IF([.V8]=[.$AA$15]; [.$AA$15]/[.$AB$15]; 0)))))+IF([.W8]=[.$AA$11]; [.$AA$11]/[.$AB$11]; IF([.W8]=[.$AA$12]; [.$AA$12]/[.$AB$12]; IF([.W8]=[.$AA$13]; [.$AA$13]/[.$AB$13]; IF([.W8]=[.$AA$14]; [.$AA$14]/[.$AB$14]; IF([.W8]=[.$AA$15]; [.$AA$15]/[.$AB$15]; 0)))))+[.V7]" office:value-type="float" office:value="202" calcext:value-type="float">
            <text:p>202</text:p>
          </table:table-cell>
          <table:table-cell table:style-name="ce11" table:formula="of:=IF([.V6]=[.$AA$11]; [.$AA$11]/[.$AB$11]; IF([.V6]=[.$AA$12]; [.$AA$12]/[.$AB$12]; IF([.V6]=[.$AA$13]; [.$AA$13]/[.$AB$13]; IF([.V6]=[.$AA$14]; [.$AA$14]/[.$AB$14]; IF([.V6]=[.$AA$15]; [.$AA$15]/[.$AB$15]; 0)))))+IF([.V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IF([.V7]=[.$AA$11]; [.$AA$11]/[.$AB$11]; IF([.V7]=[.$AA$12]; [.$AA$12]/[.$AB$12]; IF([.V7]=[.$AA$13]; [.$AA$13]/[.$AB$13]; IF([.V7]=[.$AA$14]; [.$AA$14]/[.$AB$14]; IF([.V7]=[.$AA$15]; [.$AA$15]/[.$AB$15]; 0)))))+IF([.X7]=[.$AA$11]; [.$AA$11]/[.$AB$11]; IF([.X7]=[.$AA$12]; [.$AA$12]/[.$AB$12]; IF([.X7]=[.$AA$13]; [.$AA$13]/[.$AB$13]; IF([.X7]=[.$AA$14]; [.$AA$14]/[.$AB$14]; IF([.X7]=[.$AA$15]; [.$AA$15]/[.$AB$15]; 0)))))+IF([.V8]=[.$AA$11]; [.$AA$11]/[.$AB$11]; IF([.V8]=[.$AA$12]; [.$AA$12]/[.$AB$12]; IF([.V8]=[.$AA$13]; [.$AA$13]/[.$AB$13]; IF([.V8]=[.$AA$14]; [.$AA$14]/[.$AB$14]; IF([.V8]=[.$AA$15]; [.$AA$15]/[.$AB$15]; 0)))))+IF([.W8]=[.$AA$11]; [.$AA$11]/[.$AB$11]; IF([.W8]=[.$AA$12]; [.$AA$12]/[.$AB$12]; IF([.W8]=[.$AA$13]; [.$AA$13]/[.$AB$13]; IF([.W8]=[.$AA$14]; [.$AA$14]/[.$AB$14]; IF([.W8]=[.$AA$15]; [.$AA$15]/[.$AB$15]; 0)))))+IF([.X8]=[.$AA$11]; [.$AA$11]/[.$AB$11]; IF([.X8]=[.$AA$12]; [.$AA$12]/[.$AB$12]; IF([.X8]=[.$AA$13]; [.$AA$13]/[.$AB$13]; IF([.X8]=[.$AA$14]; [.$AA$14]/[.$AB$14]; IF([.X8]=[.$AA$15]; [.$AA$15]/[.$AB$15]; 0)))))+[.W7]" office:value-type="float" office:value="-84" calcext:value-type="float">
            <text:p>-84</text:p>
          </table:table-cell>
          <table:table-cell table:style-name="ce11" table:formula="of:=IF([.W6]=[.$AA$11]; [.$AA$11]/[.$AB$11]; IF([.W6]=[.$AA$12]; [.$AA$12]/[.$AB$12]; IF([.W6]=[.$AA$13]; [.$AA$13]/[.$AB$13]; IF([.W6]=[.$AA$14]; [.$AA$14]/[.$AB$14]; IF([.W6]=[.$AA$15]; [.$AA$15]/[.$AB$15]; 0)))))+IF([.W6]=[.$AA$11]; [.$AA$11]/[.$AB$11]; IF([.X6]=[.$AA$12]; [.$AA$12]/[.$AB$12]; IF([.X6]=[.$AA$13]; [.$AA$13]/[.$AB$13]; IF([.X6]=[.$AA$14]; [.$AA$14]/[.$AB$14]; IF([.X6]=[.$AA$15]; [.$AA$15]/[.$AB$15]; 0)))))+IF([.Y6]=[.$AA$11]; [.$AA$11]/[.$AB$11]; IF([.Y6]=[.$AA$12]; [.$AA$12]/[.$AB$12]; IF([.Y6]=[.$AA$13]; [.$AA$13]/[.$AB$13]; IF([.Y6]=[.$AA$14]; [.$AA$14]/[.$AB$14]; IF([.Y6]=[.$AA$15]; [.$AA$15]/[.$AB$15]; 0)))))+IF([.W7]=[.$AA$11]; [.$AA$11]/[.$AB$11]; IF([.W7]=[.$AA$12]; [.$AA$12]/[.$AB$12]; IF([.W7]=[.$AA$13]; [.$AA$13]/[.$AB$13]; IF([.W7]=[.$AA$14]; [.$AA$14]/[.$AB$14]; IF([.W7]=[.$AA$15]; [.$AA$15]/[.$AB$15]; 0)))))+IF([.Y7]=[.$AA$11]; [.$AA$11]/[.$AB$11]; IF([.Y7]=[.$AA$12]; [.$AA$12]/[.$AB$12]; IF([.Y7]=[.$AA$13]; [.$AA$13]/[.$AB$13]; IF([.Y7]=[.$AA$14]; [.$AA$14]/[.$AB$14]; IF([.Y7]=[.$AA$15]; [.$AA$15]/[.$AB$15]; 0)))))+IF([.W8]=[.$AA$11]; [.$AA$11]/[.$AB$11]; IF([.W8]=[.$AA$12]; [.$AA$12]/[.$AB$12]; IF([.W8]=[.$AA$13]; [.$AA$13]/[.$AB$13]; IF([.W8]=[.$AA$14]; [.$AA$14]/[.$AB$14]; IF([.W8]=[.$AA$15]; [.$AA$15]/[.$AB$15]; 0)))))+IF([.X8]=[.$AA$11]; [.$AA$11]/[.$AB$11]; IF([.X8]=[.$AA$12]; [.$AA$12]/[.$AB$12]; IF([.X8]=[.$AA$13]; [.$AA$13]/[.$AB$13]; IF([.X8]=[.$AA$14]; [.$AA$14]/[.$AB$14]; IF([.X8]=[.$AA$15]; [.$AA$15]/[.$AB$15]; 0)))))+IF([.Y8]=[.$AA$11]; [.$AA$11]/[.$AB$11]; IF([.Y8]=[.$AA$12]; [.$AA$12]/[.$AB$12]; IF([.Y8]=[.$AA$13]; [.$AA$13]/[.$AB$13]; IF([.Y8]=[.$AA$14]; [.$AA$14]/[.$AB$14]; IF([.Y8]=[.$AA$15]; [.$AA$15]/[.$AB$15]; 0)))))+[.X7]" office:value-type="float" office:value="-76" calcext:value-type="float">
            <text:p>-76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number-columns-repeated="5" table:style-name="ce3" office:value-type="string" calcext:value-type="string">
            <text:p>u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</text:p>
          </table:table-cell>
          <table:table-cell table:number-columns-repeated="3" table:style-name="ce3" office:value-type="string" calcext:value-type="string">
            <text:p>d</text:p>
          </table:table-cell>
          <table:table-cell table:number-columns-repeated="2"/>
          <table:table-cell table:style-name="ce9" table:formula="of:=IF([.C8]=&quot;u&quot;; [.$AA$12]; IF([.C8]=&quot;c&quot;; [.$AA$13]; IF([.C8]=&quot;b&quot;; [.$AA$14]; IF([.C8]=&quot;d&quot;; [.$AA$11]; IF([.C8]=&quot;I&quot;; [.$AA$15]; 64)))))" office:value-type="float" office:value="128" calcext:value-type="float">
            <text:p>128</text:p>
          </table:table-cell>
          <table:table-cell table:style-name="ce9" table:formula="of:=IF([.D8]=&quot;u&quot;; [.$AA$12]; IF([.D8]=&quot;c&quot;; [.$AA$13]; IF([.D8]=&quot;b&quot;; [.$AA$14]; IF([.D8]=&quot;d&quot;; [.$AA$11]; IF([.D8]=&quot;I&quot;; [.$AA$15]; 64)))))" office:value-type="float" office:value="128" calcext:value-type="float">
            <text:p>128</text:p>
          </table:table-cell>
          <table:table-cell table:style-name="ce9" table:formula="of:=IF([.E8]=&quot;u&quot;; [.$AA$12]; IF([.E8]=&quot;c&quot;; [.$AA$13]; IF([.E8]=&quot;b&quot;; [.$AA$14]; IF([.E8]=&quot;d&quot;; [.$AA$11]; IF([.E8]=&quot;I&quot;; [.$AA$15]; 64)))))" office:value-type="float" office:value="128" calcext:value-type="float">
            <text:p>128</text:p>
          </table:table-cell>
          <table:table-cell table:style-name="ce9" table:formula="of:=IF([.F8]=&quot;u&quot;; [.$AA$12]; IF([.F8]=&quot;c&quot;; [.$AA$13]; IF([.F8]=&quot;b&quot;; [.$AA$14]; IF([.F8]=&quot;d&quot;; [.$AA$11]; IF([.F8]=&quot;I&quot;; [.$AA$15]; 64)))))" office:value-type="float" office:value="128" calcext:value-type="float">
            <text:p>128</text:p>
          </table:table-cell>
          <table:table-cell table:style-name="ce9" table:formula="of:=IF([.G8]=&quot;u&quot;; [.$AA$12]; IF([.G8]=&quot;c&quot;; [.$AA$13]; IF([.G8]=&quot;b&quot;; [.$AA$14]; IF([.G8]=&quot;d&quot;; [.$AA$11]; IF([.G8]=&quot;I&quot;; [.$AA$15]; 64)))))" office:value-type="float" office:value="128" calcext:value-type="float">
            <text:p>128</text:p>
          </table:table-cell>
          <table:table-cell table:style-name="ce9" table:formula="of:=IF([.H8]=&quot;u&quot;; [.$AA$12]; IF([.H8]=&quot;c&quot;; [.$AA$13]; IF([.H8]=&quot;b&quot;; [.$AA$14]; IF([.H8]=&quot;d&quot;; [.$AA$11]; IF([.H8]=&quot;I&quot;; [.$AA$15]; 64)))))" office:value-type="float" office:value="300" calcext:value-type="float">
            <text:p>300</text:p>
          </table:table-cell>
          <table:table-cell table:style-name="ce9" table:formula="of:=IF([.I8]=&quot;u&quot;; [.$AA$12]; IF([.I8]=&quot;c&quot;; [.$AA$13]; IF([.I8]=&quot;b&quot;; [.$AA$14]; IF([.I8]=&quot;d&quot;; [.$AA$11]; IF([.I8]=&quot;I&quot;; [.$AA$15]; 64)))))" office:value-type="float" office:value="64" calcext:value-type="float">
            <text:p>64</text:p>
          </table:table-cell>
          <table:table-cell table:style-name="ce9" table:formula="of:=IF([.J8]=&quot;u&quot;; [.$AA$12]; IF([.J8]=&quot;c&quot;; [.$AA$13]; IF([.J8]=&quot;b&quot;; [.$AA$14]; IF([.J8]=&quot;d&quot;; [.$AA$11]; IF([.J8]=&quot;I&quot;; [.$AA$15]; 64)))))" office:value-type="float" office:value="-64" calcext:value-type="float">
            <text:p>-64</text:p>
          </table:table-cell>
          <table:table-cell table:style-name="ce9" table:formula="of:=IF([.K8]=&quot;u&quot;; [.$AA$12]; IF([.K8]=&quot;c&quot;; [.$AA$13]; IF([.K8]=&quot;b&quot;; [.$AA$14]; IF([.K8]=&quot;d&quot;; [.$AA$11]; IF([.K8]=&quot;I&quot;; [.$AA$15]; 64)))))" office:value-type="float" office:value="-64" calcext:value-type="float">
            <text:p>-64</text:p>
          </table:table-cell>
          <table:table-cell table:style-name="ce9" table:formula="of:=IF([.L8]=&quot;u&quot;; [.$AA$12]; IF([.L8]=&quot;c&quot;; [.$AA$13]; IF([.L8]=&quot;b&quot;; [.$AA$14]; IF([.L8]=&quot;d&quot;; [.$AA$11]; IF([.L8]=&quot;I&quot;; [.$AA$15]; 64)))))" office:value-type="float" office:value="-64" calcext:value-type="float">
            <text:p>-64</text:p>
          </table:table-cell>
          <table:table-cell/>
          <table:table-cell table:style-name="ce11" table:formula="of:=IF([.N7]=[.$AA$11]; [.$AA$11]/[.$AB$11]; IF([.N7]=[.$AA$12]; [.$AA$12]/[.$AB$12]; IF([.N7]=[.$AA$13]; [.$AA$13]/[.$AB$13]; IF([.N7]=[.$AA$14]; [.$AA$14]/[.$AB$14]; IF([.N7]=[.$AA$15]; [.$AA$15]/[.$AB$15]; 0)))))+IF([.N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IF([.N8]=[.$AA$11]; [.$AA$11]/[.$AB$11]; IF([.N8]=[.$AA$12]; [.$AA$12]/[.$AB$12]; IF([.N8]=[.$AA$13]; [.$AA$13]/[.$AB$13]; IF([.N8]=[.$AA$14]; [.$AA$14]/[.$AB$14]; IF([.N8]=[.$AA$15]; [.$AA$15]/[.$AB$15]; 0)))))+IF([.P8]=[.$AA$11]; [.$AA$11]/[.$AB$11]; IF([.P8]=[.$AA$12]; [.$AA$12]/[.$AB$12]; IF([.P8]=[.$AA$13]; [.$AA$13]/[.$AB$13]; IF([.P8]=[.$AA$14]; [.$AA$14]/[.$AB$14]; IF([.P8]=[.$AA$15]; [.$AA$15]/[.$AB$15]; 0)))))+IF([.N9]=[.$AA$11]; [.$AA$11]/[.$AB$11]; IF([.N9]=[.$AA$12]; [.$AA$12]/[.$AB$12]; IF([.N9]=[.$AA$13]; [.$AA$13]/[.$AB$13]; IF([.N9]=[.$AA$14]; [.$AA$14]/[.$AB$14]; IF([.N9]=[.$AA$15]; [.$AA$15]/[.$AB$15]; 0)))))+IF([.O9]=[.$AA$11]; [.$AA$11]/[.$AB$11]; IF([.O9]=[.$AA$12]; [.$AA$12]/[.$AB$12]; IF([.O9]=[.$AA$13]; [.$AA$13]/[.$AB$13]; IF([.O9]=[.$AA$14]; [.$AA$14]/[.$AB$14]; IF([.O9]=[.$AA$15]; [.$AA$15]/[.$AB$15]; 0)))))+IF([.P9]=[.$AA$11]; [.$AA$11]/[.$AB$11]; IF([.P9]=[.$AA$12]; [.$AA$12]/[.$AB$12]; IF([.P9]=[.$AA$13]; [.$AA$13]/[.$AB$13]; IF([.P9]=[.$AA$14]; [.$AA$14]/[.$AB$14]; IF([.P9]=[.$AA$15]; [.$AA$15]/[.$AB$15]; 0)))))+[.O8]" office:value-type="float" office:value="320" calcext:value-type="float">
            <text:p>320</text:p>
          </table:table-cell>
          <table:table-cell table:style-name="ce11" table:formula="of:=IF([.O7]=[.$AA$11]; [.$AA$11]/[.$AB$11]; IF([.O7]=[.$AA$12]; [.$AA$12]/[.$AB$12]; IF([.O7]=[.$AA$13]; [.$AA$13]/[.$AB$13]; IF([.O7]=[.$AA$14]; [.$AA$14]/[.$AB$14]; IF([.O7]=[.$AA$15]; [.$AA$15]/[.$AB$15]; 0)))))+IF([.O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IF([.O8]=[.$AA$11]; [.$AA$11]/[.$AB$11]; IF([.O8]=[.$AA$12]; [.$AA$12]/[.$AB$12]; IF([.O8]=[.$AA$13]; [.$AA$13]/[.$AB$13]; IF([.O8]=[.$AA$14]; [.$AA$14]/[.$AB$14]; IF([.O8]=[.$AA$15]; [.$AA$15]/[.$AB$15]; 0)))))+IF([.Q8]=[.$AA$11]; [.$AA$11]/[.$AB$11]; IF([.Q8]=[.$AA$12]; [.$AA$12]/[.$AB$12]; IF([.Q8]=[.$AA$13]; [.$AA$13]/[.$AB$13]; IF([.Q8]=[.$AA$14]; [.$AA$14]/[.$AB$14]; IF([.Q8]=[.$AA$15]; [.$AA$15]/[.$AB$15]; 0)))))+IF([.O9]=[.$AA$11]; [.$AA$11]/[.$AB$11]; IF([.O9]=[.$AA$12]; [.$AA$12]/[.$AB$12]; IF([.O9]=[.$AA$13]; [.$AA$13]/[.$AB$13]; IF([.O9]=[.$AA$14]; [.$AA$14]/[.$AB$14]; IF([.O9]=[.$AA$15]; [.$AA$15]/[.$AB$15]; 0)))))+IF([.P9]=[.$AA$11]; [.$AA$11]/[.$AB$11]; IF([.P9]=[.$AA$12]; [.$AA$12]/[.$AB$12]; IF([.P9]=[.$AA$13]; [.$AA$13]/[.$AB$13]; IF([.P9]=[.$AA$14]; [.$AA$14]/[.$AB$14]; IF([.P9]=[.$AA$15]; [.$AA$15]/[.$AB$15]; 0)))))+IF([.Q9]=[.$AA$11]; [.$AA$11]/[.$AB$11]; IF([.Q9]=[.$AA$12]; [.$AA$12]/[.$AB$12]; IF([.Q9]=[.$AA$13]; [.$AA$13]/[.$AB$13]; IF([.Q9]=[.$AA$14]; [.$AA$14]/[.$AB$14]; IF([.Q9]=[.$AA$15]; [.$AA$15]/[.$AB$15]; 0)))))+[.P8]" office:value-type="float" office:value="448" calcext:value-type="float">
            <text:p>448</text:p>
          </table:table-cell>
          <table:table-cell table:style-name="ce11" table:formula="of:=IF([.P7]=[.$AA$11]; [.$AA$11]/[.$AB$11]; IF([.P7]=[.$AA$12]; [.$AA$12]/[.$AB$12]; IF([.P7]=[.$AA$13]; [.$AA$13]/[.$AB$13]; IF([.P7]=[.$AA$14]; [.$AA$14]/[.$AB$14]; IF([.P7]=[.$AA$15]; [.$AA$15]/[.$AB$15]; 0)))))+IF([.P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IF([.P8]=[.$AA$11]; [.$AA$11]/[.$AB$11]; IF([.P8]=[.$AA$12]; [.$AA$12]/[.$AB$12]; IF([.P8]=[.$AA$13]; [.$AA$13]/[.$AB$13]; IF([.P8]=[.$AA$14]; [.$AA$14]/[.$AB$14]; IF([.P8]=[.$AA$15]; [.$AA$15]/[.$AB$15]; 0)))))+IF([.R8]=[.$AA$11]; [.$AA$11]/[.$AB$11]; IF([.R8]=[.$AA$12]; [.$AA$12]/[.$AB$12]; IF([.R8]=[.$AA$13]; [.$AA$13]/[.$AB$13]; IF([.R8]=[.$AA$14]; [.$AA$14]/[.$AB$14]; IF([.R8]=[.$AA$15]; [.$AA$15]/[.$AB$15]; 0)))))+IF([.P9]=[.$AA$11]; [.$AA$11]/[.$AB$11]; IF([.P9]=[.$AA$12]; [.$AA$12]/[.$AB$12]; IF([.P9]=[.$AA$13]; [.$AA$13]/[.$AB$13]; IF([.P9]=[.$AA$14]; [.$AA$14]/[.$AB$14]; IF([.P9]=[.$AA$15]; [.$AA$15]/[.$AB$15]; 0)))))+IF([.Q9]=[.$AA$11]; [.$AA$11]/[.$AB$11]; IF([.Q9]=[.$AA$12]; [.$AA$12]/[.$AB$12]; IF([.Q9]=[.$AA$13]; [.$AA$13]/[.$AB$13]; IF([.Q9]=[.$AA$14]; [.$AA$14]/[.$AB$14]; IF([.Q9]=[.$AA$15]; [.$AA$15]/[.$AB$15]; 0)))))+IF([.R9]=[.$AA$11]; [.$AA$11]/[.$AB$11]; IF([.R9]=[.$AA$12]; [.$AA$12]/[.$AB$12]; IF([.R9]=[.$AA$13]; [.$AA$13]/[.$AB$13]; IF([.R9]=[.$AA$14]; [.$AA$14]/[.$AB$14]; IF([.R9]=[.$AA$15]; [.$AA$15]/[.$AB$15]; 0)))))+[.Q8]" office:value-type="float" office:value="448" calcext:value-type="float">
            <text:p>448</text:p>
          </table:table-cell>
          <table:table-cell table:style-name="ce11" table:formula="of:=IF([.Q7]=[.$AA$11]; [.$AA$11]/[.$AB$11]; IF([.Q7]=[.$AA$12]; [.$AA$12]/[.$AB$12]; IF([.Q7]=[.$AA$13]; [.$AA$13]/[.$AB$13]; IF([.Q7]=[.$AA$14]; [.$AA$14]/[.$AB$14]; IF([.Q7]=[.$AA$15]; [.$AA$15]/[.$AB$15]; 0)))))+IF([.Q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IF([.Q8]=[.$AA$11]; [.$AA$11]/[.$AB$11]; IF([.Q8]=[.$AA$12]; [.$AA$12]/[.$AB$12]; IF([.Q8]=[.$AA$13]; [.$AA$13]/[.$AB$13]; IF([.Q8]=[.$AA$14]; [.$AA$14]/[.$AB$14]; IF([.Q8]=[.$AA$15]; [.$AA$15]/[.$AB$15]; 0)))))+IF([.S8]=[.$AA$11]; [.$AA$11]/[.$AB$11]; IF([.S8]=[.$AA$12]; [.$AA$12]/[.$AB$12]; IF([.S8]=[.$AA$13]; [.$AA$13]/[.$AB$13]; IF([.S8]=[.$AA$14]; [.$AA$14]/[.$AB$14]; IF([.S8]=[.$AA$15]; [.$AA$15]/[.$AB$15]; 0)))))+IF([.Q9]=[.$AA$11]; [.$AA$11]/[.$AB$11]; IF([.Q9]=[.$AA$12]; [.$AA$12]/[.$AB$12]; IF([.Q9]=[.$AA$13]; [.$AA$13]/[.$AB$13]; IF([.Q9]=[.$AA$14]; [.$AA$14]/[.$AB$14]; IF([.Q9]=[.$AA$15]; [.$AA$15]/[.$AB$15]; 0)))))+IF([.R9]=[.$AA$11]; [.$AA$11]/[.$AB$11]; IF([.R9]=[.$AA$12]; [.$AA$12]/[.$AB$12]; IF([.R9]=[.$AA$13]; [.$AA$13]/[.$AB$13]; IF([.R9]=[.$AA$14]; [.$AA$14]/[.$AB$14]; IF([.R9]=[.$AA$15]; [.$AA$15]/[.$AB$15]; 0)))))+IF([.S9]=[.$AA$11]; [.$AA$11]/[.$AB$11]; IF([.S9]=[.$AA$12]; [.$AA$12]/[.$AB$12]; IF([.S9]=[.$AA$13]; [.$AA$13]/[.$AB$13]; IF([.S9]=[.$AA$14]; [.$AA$14]/[.$AB$14]; IF([.S9]=[.$AA$15]; [.$AA$15]/[.$AB$15]; 0)))))+[.R8]" office:value-type="float" office:value="448" calcext:value-type="float">
            <text:p>448</text:p>
          </table:table-cell>
          <table:table-cell table:style-name="ce11" table:formula="of:=IF([.R7]=[.$AA$11]; [.$AA$11]/[.$AB$11]; IF([.R7]=[.$AA$12]; [.$AA$12]/[.$AB$12]; IF([.R7]=[.$AA$13]; [.$AA$13]/[.$AB$13]; IF([.R7]=[.$AA$14]; [.$AA$14]/[.$AB$14]; IF([.R7]=[.$AA$15]; [.$AA$15]/[.$AB$15]; 0)))))+IF([.R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IF([.R8]=[.$AA$11]; [.$AA$11]/[.$AB$11]; IF([.R8]=[.$AA$12]; [.$AA$12]/[.$AB$12]; IF([.R8]=[.$AA$13]; [.$AA$13]/[.$AB$13]; IF([.R8]=[.$AA$14]; [.$AA$14]/[.$AB$14]; IF([.R8]=[.$AA$15]; [.$AA$15]/[.$AB$15]; 0)))))+IF([.T8]=[.$AA$11]; [.$AA$11]/[.$AB$11]; IF([.T8]=[.$AA$12]; [.$AA$12]/[.$AB$12]; IF([.T8]=[.$AA$13]; [.$AA$13]/[.$AB$13]; IF([.T8]=[.$AA$14]; [.$AA$14]/[.$AB$14]; IF([.T8]=[.$AA$15]; [.$AA$15]/[.$AB$15]; 0)))))+IF([.R9]=[.$AA$11]; [.$AA$11]/[.$AB$11]; IF([.R9]=[.$AA$12]; [.$AA$12]/[.$AB$12]; IF([.R9]=[.$AA$13]; [.$AA$13]/[.$AB$13]; IF([.R9]=[.$AA$14]; [.$AA$14]/[.$AB$14]; IF([.R9]=[.$AA$15]; [.$AA$15]/[.$AB$15]; 0)))))+IF([.S9]=[.$AA$11]; [.$AA$11]/[.$AB$11]; IF([.S9]=[.$AA$12]; [.$AA$12]/[.$AB$12]; IF([.S9]=[.$AA$13]; [.$AA$13]/[.$AB$13]; IF([.S9]=[.$AA$14]; [.$AA$14]/[.$AB$14]; IF([.S9]=[.$AA$15]; [.$AA$15]/[.$AB$15]; 0)))))+IF([.T9]=[.$AA$11]; [.$AA$11]/[.$AB$11]; IF([.T9]=[.$AA$12]; [.$AA$12]/[.$AB$12]; IF([.T9]=[.$AA$13]; [.$AA$13]/[.$AB$13]; IF([.T9]=[.$AA$14]; [.$AA$14]/[.$AB$14]; IF([.T9]=[.$AA$15]; [.$AA$15]/[.$AB$15]; 0)))))+[.S8]" office:value-type="float" office:value="620" calcext:value-type="float">
            <text:p>620</text:p>
          </table:table-cell>
          <table:table-cell table:style-name="ce11" table:formula="of:=IF([.S7]=[.$AA$11]; [.$AA$11]/[.$AB$11]; IF([.S7]=[.$AA$12]; [.$AA$12]/[.$AB$12]; IF([.S7]=[.$AA$13]; [.$AA$13]/[.$AB$13]; IF([.S7]=[.$AA$14]; [.$AA$14]/[.$AB$14]; IF([.S7]=[.$AA$15]; [.$AA$15]/[.$AB$15]; 0)))))+IF([.S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IF([.S8]=[.$AA$11]; [.$AA$11]/[.$AB$11]; IF([.S8]=[.$AA$12]; [.$AA$12]/[.$AB$12]; IF([.S8]=[.$AA$13]; [.$AA$13]/[.$AB$13]; IF([.S8]=[.$AA$14]; [.$AA$14]/[.$AB$14]; IF([.S8]=[.$AA$15]; [.$AA$15]/[.$AB$15]; 0)))))+IF([.U8]=[.$AA$11]; [.$AA$11]/[.$AB$11]; IF([.U8]=[.$AA$12]; [.$AA$12]/[.$AB$12]; IF([.U8]=[.$AA$13]; [.$AA$13]/[.$AB$13]; IF([.U8]=[.$AA$14]; [.$AA$14]/[.$AB$14]; IF([.U8]=[.$AA$15]; [.$AA$15]/[.$AB$15]; 0)))))+IF([.S9]=[.$AA$11]; [.$AA$11]/[.$AB$11]; IF([.S9]=[.$AA$12]; [.$AA$12]/[.$AB$12]; IF([.S9]=[.$AA$13]; [.$AA$13]/[.$AB$13]; IF([.S9]=[.$AA$14]; [.$AA$14]/[.$AB$14]; IF([.S9]=[.$AA$15]; [.$AA$15]/[.$AB$15]; 0)))))+IF([.T9]=[.$AA$11]; [.$AA$11]/[.$AB$11]; IF([.T9]=[.$AA$12]; [.$AA$12]/[.$AB$12]; IF([.T9]=[.$AA$13]; [.$AA$13]/[.$AB$13]; IF([.T9]=[.$AA$14]; [.$AA$14]/[.$AB$14]; IF([.T9]=[.$AA$15]; [.$AA$15]/[.$AB$15]; 0)))))+IF([.U9]=[.$AA$11]; [.$AA$11]/[.$AB$11]; IF([.U9]=[.$AA$12]; [.$AA$12]/[.$AB$12]; IF([.U9]=[.$AA$13]; [.$AA$13]/[.$AB$13]; IF([.U9]=[.$AA$14]; [.$AA$14]/[.$AB$14]; IF([.U9]=[.$AA$15]; [.$AA$15]/[.$AB$15]; 0)))))+[.T8]" office:value-type="float" office:value="578" calcext:value-type="float">
            <text:p>578</text:p>
          </table:table-cell>
          <table:table-cell table:style-name="ce11" table:formula="of:=IF([.T7]=[.$AA$11]; [.$AA$11]/[.$AB$11]; IF([.T7]=[.$AA$12]; [.$AA$12]/[.$AB$12]; IF([.T7]=[.$AA$13]; [.$AA$13]/[.$AB$13]; IF([.T7]=[.$AA$14]; [.$AA$14]/[.$AB$14]; IF([.T7]=[.$AA$15]; [.$AA$15]/[.$AB$15]; 0)))))+IF([.T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IF([.T8]=[.$AA$11]; [.$AA$11]/[.$AB$11]; IF([.T8]=[.$AA$12]; [.$AA$12]/[.$AB$12]; IF([.T8]=[.$AA$13]; [.$AA$13]/[.$AB$13]; IF([.T8]=[.$AA$14]; [.$AA$14]/[.$AB$14]; IF([.T8]=[.$AA$15]; [.$AA$15]/[.$AB$15]; 0)))))+IF([.V8]=[.$AA$11]; [.$AA$11]/[.$AB$11]; IF([.V8]=[.$AA$12]; [.$AA$12]/[.$AB$12]; IF([.V8]=[.$AA$13]; [.$AA$13]/[.$AB$13]; IF([.V8]=[.$AA$14]; [.$AA$14]/[.$AB$14]; IF([.V8]=[.$AA$15]; [.$AA$15]/[.$AB$15]; 0)))))+IF([.T9]=[.$AA$11]; [.$AA$11]/[.$AB$11]; IF([.T9]=[.$AA$12]; [.$AA$12]/[.$AB$12]; IF([.T9]=[.$AA$13]; [.$AA$13]/[.$AB$13]; IF([.T9]=[.$AA$14]; [.$AA$14]/[.$AB$14]; IF([.T9]=[.$AA$15]; [.$AA$15]/[.$AB$15]; 0)))))+IF([.U9]=[.$AA$11]; [.$AA$11]/[.$AB$11]; IF([.U9]=[.$AA$12]; [.$AA$12]/[.$AB$12]; IF([.U9]=[.$AA$13]; [.$AA$13]/[.$AB$13]; IF([.U9]=[.$AA$14]; [.$AA$14]/[.$AB$14]; IF([.U9]=[.$AA$15]; [.$AA$15]/[.$AB$15]; 0)))))+IF([.V9]=[.$AA$11]; [.$AA$11]/[.$AB$11]; IF([.V9]=[.$AA$12]; [.$AA$12]/[.$AB$12]; IF([.V9]=[.$AA$13]; [.$AA$13]/[.$AB$13]; IF([.V9]=[.$AA$14]; [.$AA$14]/[.$AB$14]; IF([.V9]=[.$AA$15]; [.$AA$15]/[.$AB$15]; 0)))))+[.U8]" office:value-type="float" office:value="360" calcext:value-type="float">
            <text:p>360</text:p>
          </table:table-cell>
          <table:table-cell table:style-name="ce11" table:formula="of:=IF([.U7]=[.$AA$11]; [.$AA$11]/[.$AB$11]; IF([.U7]=[.$AA$12]; [.$AA$12]/[.$AB$12]; IF([.U7]=[.$AA$13]; [.$AA$13]/[.$AB$13]; IF([.U7]=[.$AA$14]; [.$AA$14]/[.$AB$14]; IF([.U7]=[.$AA$15]; [.$AA$15]/[.$AB$15]; 0)))))+IF([.U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IF([.U8]=[.$AA$11]; [.$AA$11]/[.$AB$11]; IF([.U8]=[.$AA$12]; [.$AA$12]/[.$AB$12]; IF([.U8]=[.$AA$13]; [.$AA$13]/[.$AB$13]; IF([.U8]=[.$AA$14]; [.$AA$14]/[.$AB$14]; IF([.U8]=[.$AA$15]; [.$AA$15]/[.$AB$15]; 0)))))+IF([.W8]=[.$AA$11]; [.$AA$11]/[.$AB$11]; IF([.W8]=[.$AA$12]; [.$AA$12]/[.$AB$12]; IF([.W8]=[.$AA$13]; [.$AA$13]/[.$AB$13]; IF([.W8]=[.$AA$14]; [.$AA$14]/[.$AB$14]; IF([.W8]=[.$AA$15]; [.$AA$15]/[.$AB$15]; 0)))))+IF([.U9]=[.$AA$11]; [.$AA$11]/[.$AB$11]; IF([.U9]=[.$AA$12]; [.$AA$12]/[.$AB$12]; IF([.U9]=[.$AA$13]; [.$AA$13]/[.$AB$13]; IF([.U9]=[.$AA$14]; [.$AA$14]/[.$AB$14]; IF([.U9]=[.$AA$15]; [.$AA$15]/[.$AB$15]; 0)))))+IF([.V9]=[.$AA$11]; [.$AA$11]/[.$AB$11]; IF([.V9]=[.$AA$12]; [.$AA$12]/[.$AB$12]; IF([.V9]=[.$AA$13]; [.$AA$13]/[.$AB$13]; IF([.V9]=[.$AA$14]; [.$AA$14]/[.$AB$14]; IF([.V9]=[.$AA$15]; [.$AA$15]/[.$AB$15]; 0)))))+IF([.W9]=[.$AA$11]; [.$AA$11]/[.$AB$11]; IF([.W9]=[.$AA$12]; [.$AA$12]/[.$AB$12]; IF([.W9]=[.$AA$13]; [.$AA$13]/[.$AB$13]; IF([.W9]=[.$AA$14]; [.$AA$14]/[.$AB$14]; IF([.W9]=[.$AA$15]; [.$AA$15]/[.$AB$15]; 0)))))+[.V8]" office:value-type="float" office:value="-72" calcext:value-type="float">
            <text:p>-72</text:p>
          </table:table-cell>
          <table:table-cell table:style-name="ce11" table:formula="of:=IF([.V7]=[.$AA$11]; [.$AA$11]/[.$AB$11]; IF([.V7]=[.$AA$12]; [.$AA$12]/[.$AB$12]; IF([.V7]=[.$AA$13]; [.$AA$13]/[.$AB$13]; IF([.V7]=[.$AA$14]; [.$AA$14]/[.$AB$14]; IF([.V7]=[.$AA$15]; [.$AA$15]/[.$AB$15]; 0)))))+IF([.V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IF([.V8]=[.$AA$11]; [.$AA$11]/[.$AB$11]; IF([.V8]=[.$AA$12]; [.$AA$12]/[.$AB$12]; IF([.V8]=[.$AA$13]; [.$AA$13]/[.$AB$13]; IF([.V8]=[.$AA$14]; [.$AA$14]/[.$AB$14]; IF([.V8]=[.$AA$15]; [.$AA$15]/[.$AB$15]; 0)))))+IF([.X8]=[.$AA$11]; [.$AA$11]/[.$AB$11]; IF([.X8]=[.$AA$12]; [.$AA$12]/[.$AB$12]; IF([.X8]=[.$AA$13]; [.$AA$13]/[.$AB$13]; IF([.X8]=[.$AA$14]; [.$AA$14]/[.$AB$14]; IF([.X8]=[.$AA$15]; [.$AA$15]/[.$AB$15]; 0)))))+IF([.V9]=[.$AA$11]; [.$AA$11]/[.$AB$11]; IF([.V9]=[.$AA$12]; [.$AA$12]/[.$AB$12]; IF([.V9]=[.$AA$13]; [.$AA$13]/[.$AB$13]; IF([.V9]=[.$AA$14]; [.$AA$14]/[.$AB$14]; IF([.V9]=[.$AA$15]; [.$AA$15]/[.$AB$15]; 0)))))+IF([.W9]=[.$AA$11]; [.$AA$11]/[.$AB$11]; IF([.W9]=[.$AA$12]; [.$AA$12]/[.$AB$12]; IF([.W9]=[.$AA$13]; [.$AA$13]/[.$AB$13]; IF([.W9]=[.$AA$14]; [.$AA$14]/[.$AB$14]; IF([.W9]=[.$AA$15]; [.$AA$15]/[.$AB$15]; 0)))))+IF([.X9]=[.$AA$11]; [.$AA$11]/[.$AB$11]; IF([.X9]=[.$AA$12]; [.$AA$12]/[.$AB$12]; IF([.X9]=[.$AA$13]; [.$AA$13]/[.$AB$13]; IF([.X9]=[.$AA$14]; [.$AA$14]/[.$AB$14]; IF([.X9]=[.$AA$15]; [.$AA$15]/[.$AB$15]; 0)))))+[.W8]" office:value-type="float" office:value="-76" calcext:value-type="float">
            <text:p>-76</text:p>
          </table:table-cell>
          <table:table-cell table:style-name="ce11" table:formula="of:=IF([.W7]=[.$AA$11]; [.$AA$11]/[.$AB$11]; IF([.W7]=[.$AA$12]; [.$AA$12]/[.$AB$12]; IF([.W7]=[.$AA$13]; [.$AA$13]/[.$AB$13]; IF([.W7]=[.$AA$14]; [.$AA$14]/[.$AB$14]; IF([.W7]=[.$AA$15]; [.$AA$15]/[.$AB$15]; 0)))))+IF([.W7]=[.$AA$11]; [.$AA$11]/[.$AB$11]; IF([.X7]=[.$AA$12]; [.$AA$12]/[.$AB$12]; IF([.X7]=[.$AA$13]; [.$AA$13]/[.$AB$13]; IF([.X7]=[.$AA$14]; [.$AA$14]/[.$AB$14]; IF([.X7]=[.$AA$15]; [.$AA$15]/[.$AB$15]; 0)))))+IF([.Y7]=[.$AA$11]; [.$AA$11]/[.$AB$11]; IF([.Y7]=[.$AA$12]; [.$AA$12]/[.$AB$12]; IF([.Y7]=[.$AA$13]; [.$AA$13]/[.$AB$13]; IF([.Y7]=[.$AA$14]; [.$AA$14]/[.$AB$14]; IF([.Y7]=[.$AA$15]; [.$AA$15]/[.$AB$15]; 0)))))+IF([.W8]=[.$AA$11]; [.$AA$11]/[.$AB$11]; IF([.W8]=[.$AA$12]; [.$AA$12]/[.$AB$12]; IF([.W8]=[.$AA$13]; [.$AA$13]/[.$AB$13]; IF([.W8]=[.$AA$14]; [.$AA$14]/[.$AB$14]; IF([.W8]=[.$AA$15]; [.$AA$15]/[.$AB$15]; 0)))))+IF([.Y8]=[.$AA$11]; [.$AA$11]/[.$AB$11]; IF([.Y8]=[.$AA$12]; [.$AA$12]/[.$AB$12]; IF([.Y8]=[.$AA$13]; [.$AA$13]/[.$AB$13]; IF([.Y8]=[.$AA$14]; [.$AA$14]/[.$AB$14]; IF([.Y8]=[.$AA$15]; [.$AA$15]/[.$AB$15]; 0)))))+IF([.W9]=[.$AA$11]; [.$AA$11]/[.$AB$11]; IF([.W9]=[.$AA$12]; [.$AA$12]/[.$AB$12]; IF([.W9]=[.$AA$13]; [.$AA$13]/[.$AB$13]; IF([.W9]=[.$AA$14]; [.$AA$14]/[.$AB$14]; IF([.W9]=[.$AA$15]; [.$AA$15]/[.$AB$15]; 0)))))+IF([.X9]=[.$AA$11]; [.$AA$11]/[.$AB$11]; IF([.X9]=[.$AA$12]; [.$AA$12]/[.$AB$12]; IF([.X9]=[.$AA$13]; [.$AA$13]/[.$AB$13]; IF([.X9]=[.$AA$14]; [.$AA$14]/[.$AB$14]; IF([.X9]=[.$AA$15]; [.$AA$15]/[.$AB$15]; 0)))))+IF([.Y9]=[.$AA$11]; [.$AA$11]/[.$AB$11]; IF([.Y9]=[.$AA$12]; [.$AA$12]/[.$AB$12]; IF([.Y9]=[.$AA$13]; [.$AA$13]/[.$AB$13]; IF([.Y9]=[.$AA$14]; [.$AA$14]/[.$AB$14]; IF([.Y9]=[.$AA$15]; [.$AA$15]/[.$AB$15]; 0)))))+[.X8]" office:value-type="float" office:value="-76" calcext:value-type="float">
            <text:p>-76</text:p>
          </table:table-cell>
          <table:table-cell table:number-columns-repeated="9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4" table:formula="of:=([.Z2]-MIN([.$Z$2:.$AI$8]))/(MAX([.$Z$2:.$AI$8])-MIN([.$Z$2:.$AI$8]))*127" office:value-type="float" office:value="31.6716049382716" calcext:value-type="float">
            <text:p>31.6716049382716</text:p>
          </table:table-cell>
          <table:table-cell table:style-name="ce5" table:formula="of:=([.AA2]-MIN([.$Z$2:.$AI$8]))/(MAX([.$Z$2:.$AI$8])-MIN([.$Z$2:.$AI$8]))*127" office:value-type="float" office:value="76.8271604938272" calcext:value-type="float">
            <text:p>76.8271604938272</text:p>
          </table:table-cell>
          <table:table-cell table:style-name="ce5" table:formula="of:=([.AB2]-MIN([.$Z$2:.$AI$8]))/(MAX([.$Z$2:.$AI$8])-MIN([.$Z$2:.$AI$8]))*127" office:value-type="float" office:value="76.8271604938272" calcext:value-type="float">
            <text:p>76.8271604938272</text:p>
          </table:table-cell>
          <table:table-cell table:style-name="ce5" table:formula="of:=([.AC2]-MIN([.$Z$2:.$AI$8]))/(MAX([.$Z$2:.$AI$8])-MIN([.$Z$2:.$AI$8]))*127" office:value-type="float" office:value="76.8271604938272" calcext:value-type="float">
            <text:p>76.8271604938272</text:p>
          </table:table-cell>
          <table:table-cell table:style-name="ce5" table:formula="of:=([.AD2]-MIN([.$Z$2:.$AI$8]))/(MAX([.$Z$2:.$AI$8])-MIN([.$Z$2:.$AI$8]))*127" office:value-type="float" office:value="73.1864406779661" calcext:value-type="float">
            <text:p>73.1864406779661</text:p>
          </table:table-cell>
          <table:table-cell table:style-name="ce5" table:formula="of:=([.AE2]-MIN([.$Z$2:.$AI$8]))/(MAX([.$Z$2:.$AI$8])-MIN([.$Z$2:.$AI$8]))*127" office:value-type="float" office:value="72.5714285714286" calcext:value-type="float">
            <text:p>72.5714285714286</text:p>
          </table:table-cell>
          <table:table-cell table:style-name="ce5" table:formula="of:=([.AF2]-MIN([.$Z$2:.$AI$8]))/(MAX([.$Z$2:.$AI$8])-MIN([.$Z$2:.$AI$8]))*127" office:value-type="float" office:value="71.8765957446809" calcext:value-type="float">
            <text:p>71.8765957446809</text:p>
          </table:table-cell>
          <table:table-cell table:style-name="ce5" table:formula="of:=([.AG2]-MIN([.$Z$2:.$AI$8]))/(MAX([.$Z$2:.$AI$8])-MIN([.$Z$2:.$AI$8]))*127" office:value-type="float" office:value="71.8765957446809" calcext:value-type="float">
            <text:p>71.8765957446809</text:p>
          </table:table-cell>
          <table:table-cell table:style-name="ce5" table:formula="of:=([.AH2]-MIN([.$Z$2:.$AI$8]))/(MAX([.$Z$2:.$AI$8])-MIN([.$Z$2:.$AI$8]))*127" office:value-type="float" office:value="62.6893617021277" calcext:value-type="float">
            <text:p>62.6893617021277</text:p>
          </table:table-cell>
          <table:table-cell table:style-name="ce5" table:formula="of:=([.AI2]-MIN([.$Z$2:.$AI$8]))/(MAX([.$Z$2:.$AI$8])-MIN([.$Z$2:.$AI$8]))*127" office:value-type="float" office:value="45.3957446808511" calcext:value-type="float">
            <text:p>45.3957446808511</text:p>
          </table:table-cell>
          <table:table-cell table:number-columns-repeated="2"/>
          <table:table-cell table:style-name="ce10" table:formula="of:=[.Z2]+(SUM([.B10:.D10])+SUM([.B12:.D12])+[.B11]+[.D11])/[.$AB$16]+(SUM([.A9:.E9];[.A10:.A13];[.B13:.E13];[.E10:.E12])/[.$AB$17])" office:value-type="float" office:value="529.863580246914" calcext:value-type="float">
            <text:p>529.863580246914</text:p>
          </table:table-cell>
          <table:table-cell table:style-name="ce10" table:formula="of:=[.AA2]+(SUM([.C10:.E10])+SUM([.C12:.E12])+[.C11]+[.E11])/[.$AB$16]+(SUM([.B9:.F9];[.B10:.B13];[.C13:.F13];[.F10:.F12])/[.$AB$17])" office:value-type="float" office:value="1199.38888888889" calcext:value-type="float">
            <text:p>1199.38888888889</text:p>
          </table:table-cell>
          <table:table-cell table:style-name="ce10" table:formula="of:=[.AB2]+(SUM([.D10:.F10])+SUM([.D12:.F12])+[.D11]+[.F11])/[.$AB$16]+(SUM([.C9:.G9];[.C10:.C13];[.D13:.G13];[.G10:.G12])/[.$AB$17])" office:value-type="float" office:value="1291.02607240008" calcext:value-type="float">
            <text:p>1291.02607240008</text:p>
          </table:table-cell>
          <table:table-cell table:style-name="ce10" table:formula="of:=[.AC2]+(SUM([.E10:.G10])+SUM([.E12:.G12])+[.E11]+[.G11])/[.$AB$16]+(SUM([.D9:.H9];[.D10:.D13];[.E13:.H13];[.H10:.H12])/[.$AB$17])" office:value-type="float" office:value="1331.69739916054" calcext:value-type="float">
            <text:p>1331.69739916054</text:p>
          </table:table-cell>
          <table:table-cell table:style-name="ce10" table:formula="of:=[.AD2]+(SUM([.F10:.H10])+SUM([.F12:.H12])+[.F11]+[.H11])/[.$AB$16]+(SUM([.E9:.I9];[.E10:.E13];[.F13:.I13];[.I10:.I12])/[.$AB$17])" office:value-type="float" office:value="883.218911136866" calcext:value-type="float">
            <text:p>883.218911136866</text:p>
          </table:table-cell>
          <table:table-cell table:style-name="ce10" table:formula="of:=[.AE2]+(SUM([.G10:.I10])+SUM([.G12:.I12])+[.G11]+[.I11])/[.$AB$16]+(SUM([.F9:.J9];[.F10:.F13];[.G13:.J13];[.J10:.J12])/[.$AB$17])" office:value-type="float" office:value="798.56613318624" calcext:value-type="float">
            <text:p>798.56613318624</text:p>
          </table:table-cell>
          <table:table-cell table:style-name="ce10" table:formula="of:=[.AF2]+(SUM([.H10:.J10])+SUM([.H12:.J12])+[.H11]+[.J11])/[.$AB$16]+(SUM([.G9:.K9];[.G10:.G13];[.H13:.K13];[.K10:.K12])/[.$AB$17])" office:value-type="float" office:value="882.746292372881" calcext:value-type="float">
            <text:p>882.746292372881</text:p>
          </table:table-cell>
          <table:table-cell table:style-name="ce10" table:formula="of:=[.AG2]+(SUM([.I10:.K10])+SUM([.I12:.K12])+[.I11]+[.K11])/[.$AB$16]+(SUM([.H9:.L9];[.H10:.H13];[.I13:.L13];[.L10:.L12])/[.$AB$17])" office:value-type="float" office:value="847.700211864407" calcext:value-type="float">
            <text:p>847.700211864407</text:p>
          </table:table-cell>
          <table:table-cell table:style-name="ce10" table:formula="of:=[.AH2]+(SUM([.J10:.L10])+SUM([.J12:.L12])+[.J11]+[.L11])/[.$AB$16]+(SUM([.I9:.M9];[.I10:.I13];[.J13:.M13];[.M10:.M12])/[.$AB$17])" office:value-type="float" office:value="697.567266949153" calcext:value-type="float">
            <text:p>697.567266949153</text:p>
          </table:table-cell>
          <table:table-cell table:style-name="ce10" table:formula="of:=[.AI2]+(SUM([.K10:.M10])+SUM([.K12:.M12])+[.K11]+[.M11])/[.$AB$16]+(SUM([.J9:.N9];[.J10:.J13];[.K13:.N13];[.N10:.N12])/[.$AB$17])" office:value-type="float" office:value="461.53654661017" calcext:value-type="float">
            <text:p>461.53654661017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-64" calcext:value-type="float">
            <text:p>-64</text:p>
          </table:table-cell>
          <table:table-cell office:value-type="float" office:value="16" calcext:value-type="float">
            <text:p>16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3]-MIN([.$Z$2:.$AI$8]))/(MAX([.$Z$2:.$AI$8])-MIN([.$Z$2:.$AI$8]))*127" office:value-type="float" office:value="41.7061728395062" calcext:value-type="float">
            <text:p>41.7061728395062</text:p>
          </table:table-cell>
          <table:table-cell table:style-name="ce5" table:formula="of:=([.AA3]-MIN([.$Z$2:.$AI$8]))/(MAX([.$Z$2:.$AI$8])-MIN([.$Z$2:.$AI$8]))*127" office:value-type="float" office:value="91.879012345679" calcext:value-type="float">
            <text:p>91.879012345679</text:p>
          </table:table-cell>
          <table:table-cell table:style-name="ce5" table:formula="of:=([.AB3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C3]-MIN([.$Z$2:.$AI$8]))/(MAX([.$Z$2:.$AI$8])-MIN([.$Z$2:.$AI$8]))*127" office:value-type="float" office:value="91.879012345679" calcext:value-type="float">
            <text:p>91.879012345679</text:p>
          </table:table-cell>
          <table:table-cell table:style-name="ce5" table:formula="of:=([.AD3]-MIN([.$Z$2:.$AI$8]))/(MAX([.$Z$2:.$AI$8])-MIN([.$Z$2:.$AI$8]))*127" office:value-type="float" office:value="99.0169491525424" calcext:value-type="float">
            <text:p>99.0169491525424</text:p>
          </table:table-cell>
          <table:table-cell table:style-name="ce5" table:formula="of:=([.AE3]-MIN([.$Z$2:.$AI$8]))/(MAX([.$Z$2:.$AI$8])-MIN([.$Z$2:.$AI$8]))*127" office:value-type="float" office:value="98.1848739495798" calcext:value-type="float">
            <text:p>98.1848739495798</text:p>
          </table:table-cell>
          <table:table-cell table:style-name="ce5" table:formula="of:=([.AF3]-MIN([.$Z$2:.$AI$8]))/(MAX([.$Z$2:.$AI$8])-MIN([.$Z$2:.$AI$8]))*127" office:value-type="float" office:value="97.8170212765957" calcext:value-type="float">
            <text:p>97.8170212765957</text:p>
          </table:table-cell>
          <table:table-cell table:style-name="ce5" table:formula="of:=([.AG3]-MIN([.$Z$2:.$AI$8]))/(MAX([.$Z$2:.$AI$8])-MIN([.$Z$2:.$AI$8]))*127" office:value-type="float" office:value="109.436170212766" calcext:value-type="float">
            <text:p>109.436170212766</text:p>
          </table:table-cell>
          <table:table-cell table:style-name="ce5" table:formula="of:=([.AH3]-MIN([.$Z$2:.$AI$8]))/(MAX([.$Z$2:.$AI$8])-MIN([.$Z$2:.$AI$8]))*127" office:value-type="float" office:value="91.0617021276596" calcext:value-type="float">
            <text:p>91.0617021276596</text:p>
          </table:table-cell>
          <table:table-cell table:style-name="ce5" table:formula="of:=([.AI3]-MIN([.$Z$2:.$AI$8]))/(MAX([.$Z$2:.$AI$8])-MIN([.$Z$2:.$AI$8]))*127" office:value-type="float" office:value="48.368085106383" calcext:value-type="float">
            <text:p>48.368085106383</text:p>
          </table:table-cell>
          <table:table-cell table:number-columns-repeated="2"/>
          <table:table-cell table:style-name="ce10" table:formula="of:=[.Z3]+(SUM([.B11:.D11])+SUM([.B13:.D13])+[.B12]+[.D12])/[.$AB$16]+(SUM([.A10:.E10];[.A11:.A14];[.B14:.E14];[.E11:.E13])/[.$AB$17])" office:value-type="float" office:value="714.621604938272" calcext:value-type="float">
            <text:p>714.621604938272</text:p>
          </table:table-cell>
          <table:table-cell table:style-name="ce10" table:formula="of:=[.AA3]+(SUM([.C11:.E11])+SUM([.C13:.E13])+[.C12]+[.E12])/[.$AB$16]+(SUM([.B10:.F10];[.B11:.B14];[.C14:.F14];[.F11:.F13])/[.$AB$17])" office:value-type="float" office:value="1482.7975308642" calcext:value-type="float">
            <text:p>1482.7975308642</text:p>
          </table:table-cell>
          <table:table-cell table:style-name="ce10" table:formula="of:=[.AB3]+(SUM([.D11:.F11])+SUM([.D13:.F13])+[.D12]+[.F12])/[.$AB$16]+(SUM([.C10:.G10];[.C11:.C14];[.D14:.G14];[.G11:.G13])/[.$AB$17])" office:value-type="float" office:value="2043.50438376229" calcext:value-type="float">
            <text:p>2043.50438376229</text:p>
          </table:table-cell>
          <table:table-cell table:style-name="ce10" table:formula="of:=[.AC3]+(SUM([.E11:.G11])+SUM([.E13:.G13])+[.E12]+[.G12])/[.$AB$16]+(SUM([.D10:.H10];[.D11:.D14];[.E14:.H14];[.H11:.H13])/[.$AB$17])" office:value-type="float" office:value="1678.93693115978" calcext:value-type="float">
            <text:p>1678.93693115978</text:p>
          </table:table-cell>
          <table:table-cell table:style-name="ce10" table:formula="of:=[.AD3]+(SUM([.F11:.H11])+SUM([.F13:.H13])+[.F12]+[.H12])/[.$AB$16]+(SUM([.E10:.I10];[.E11:.E14];[.F14:.I14];[.I11:.I13])/[.$AB$17])" office:value-type="float" office:value="1243.22363381122" calcext:value-type="float">
            <text:p>1243.22363381122</text:p>
          </table:table-cell>
          <table:table-cell table:style-name="ce10" table:formula="of:=[.AE3]+(SUM([.G11:.I11])+SUM([.G13:.I13])+[.G12]+[.I12])/[.$AB$16]+(SUM([.F10:.J10];[.F11:.F14];[.G14:.J14];[.J11:.J13])/[.$AB$17])" office:value-type="float" office:value="1182.18726386521" calcext:value-type="float">
            <text:p>1182.18726386521</text:p>
          </table:table-cell>
          <table:table-cell table:style-name="ce10" table:formula="of:=[.AF3]+(SUM([.H11:.J11])+SUM([.H13:.J13])+[.H12]+[.J12])/[.$AB$16]+(SUM([.G10:.K10];[.G11:.G14];[.H14:.K14];[.K11:.K13])/[.$AB$17])" office:value-type="float" office:value="1265.24629237288" calcext:value-type="float">
            <text:p>1265.24629237288</text:p>
          </table:table-cell>
          <table:table-cell table:style-name="ce10" table:formula="of:=[.AG3]+(SUM([.I11:.K11])+SUM([.I13:.K13])+[.I12]+[.K12])/[.$AB$16]+(SUM([.H10:.L10];[.H11:.H14];[.I14:.L14];[.L11:.L13])/[.$AB$17])" office:value-type="float" office:value="1290.90783898305" calcext:value-type="float">
            <text:p>1290.90783898305</text:p>
          </table:table-cell>
          <table:table-cell table:style-name="ce10" table:formula="of:=[.AH3]+(SUM([.J11:.L11])+SUM([.J13:.L13])+[.J12]+[.L12])/[.$AB$16]+(SUM([.I10:.M10];[.I11:.I14];[.J14:.M14];[.M11:.M13])/[.$AB$17])" office:value-type="float" office:value="1030.06038135593" calcext:value-type="float">
            <text:p>1030.06038135593</text:p>
          </table:table-cell>
          <table:table-cell table:style-name="ce10" table:formula="of:=[.AI3]+(SUM([.K11:.M11])+SUM([.K13:.M13])+[.K12]+[.M12])/[.$AB$16]+(SUM([.J10:.N10];[.J11:.J14];[.K14:.N14];[.N11:.N13])/[.$AB$17])" office:value-type="float" office:value="562.171610169492" calcext:value-type="float">
            <text:p>562.171610169492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4]-MIN([.$Z$2:.$AI$8]))/(MAX([.$Z$2:.$AI$8])-MIN([.$Z$2:.$AI$8]))*127" office:value-type="float" office:value="36.3753086419753" calcext:value-type="float">
            <text:p>36.3753086419753</text:p>
          </table:table-cell>
          <table:table-cell table:style-name="ce5" table:formula="of:=([.AA4]-MIN([.$Z$2:.$AI$8]))/(MAX([.$Z$2:.$AI$8])-MIN([.$Z$2:.$AI$8]))*127" office:value-type="float" office:value="86.5481481481482" calcext:value-type="float">
            <text:p>86.5481481481482</text:p>
          </table:table-cell>
          <table:table-cell table:style-name="ce5" table:formula="of:=([.AB4]-MIN([.$Z$2:.$AI$8]))/(MAX([.$Z$2:.$AI$8])-MIN([.$Z$2:.$AI$8]))*127" office:value-type="float" office:value="91.879012345679" calcext:value-type="float">
            <text:p>91.879012345679</text:p>
          </table:table-cell>
          <table:table-cell table:style-name="ce5" table:formula="of:=([.AC4]-MIN([.$Z$2:.$AI$8]))/(MAX([.$Z$2:.$AI$8])-MIN([.$Z$2:.$AI$8]))*127" office:value-type="float" office:value="91.879012345679" calcext:value-type="float">
            <text:p>91.879012345679</text:p>
          </table:table-cell>
          <table:table-cell table:style-name="ce5" table:formula="of:=([.AD4]-MIN([.$Z$2:.$AI$8]))/(MAX([.$Z$2:.$AI$8])-MIN([.$Z$2:.$AI$8]))*127" office:value-type="float" office:value="99.0169491525424" calcext:value-type="float">
            <text:p>99.0169491525424</text:p>
          </table:table-cell>
          <table:table-cell table:style-name="ce5" table:formula="of:=([.AE4]-MIN([.$Z$2:.$AI$8]))/(MAX([.$Z$2:.$AI$8])-MIN([.$Z$2:.$AI$8]))*127" office:value-type="float" office:value="98.1848739495798" calcext:value-type="float">
            <text:p>98.1848739495798</text:p>
          </table:table-cell>
          <table:table-cell table:style-name="ce5" table:formula="of:=([.AF4]-MIN([.$Z$2:.$AI$8]))/(MAX([.$Z$2:.$AI$8])-MIN([.$Z$2:.$AI$8]))*127" office:value-type="float" office:value="109.436170212766" calcext:value-type="float">
            <text:p>109.436170212766</text:p>
          </table:table-cell>
          <table:table-cell table:style-name="ce5" table:formula="of:=([.AG4]-MIN([.$Z$2:.$AI$8]))/(MAX([.$Z$2:.$AI$8])-MIN([.$Z$2:.$AI$8]))*127" office:value-type="float" office:value="112.408510638298" calcext:value-type="float">
            <text:p>112.408510638298</text:p>
          </table:table-cell>
          <table:table-cell table:style-name="ce5" table:formula="of:=([.AH4]-MIN([.$Z$2:.$AI$8]))/(MAX([.$Z$2:.$AI$8])-MIN([.$Z$2:.$AI$8]))*127" office:value-type="float" office:value="96.4659574468085" calcext:value-type="float">
            <text:p>96.4659574468085</text:p>
          </table:table-cell>
          <table:table-cell table:style-name="ce5" table:formula="of:=([.AI4]-MIN([.$Z$2:.$AI$8]))/(MAX([.$Z$2:.$AI$8])-MIN([.$Z$2:.$AI$8]))*127" office:value-type="float" office:value="31.0744680851064" calcext:value-type="float">
            <text:p>31.0744680851064</text:p>
          </table:table-cell>
          <table:table-cell table:number-columns-repeated="2"/>
          <table:table-cell table:style-name="ce10" table:formula="of:=[.Z4]+(SUM([.B12:.D12])+SUM([.B14:.D14])+[.B13]+[.D13])/[.$AB$16]+(SUM([.A11:.E11];[.A12:.A15];[.B15:.E15];[.E12:.E14])/[.$AB$17])" office:value-type="float" office:value="668.807407407407" calcext:value-type="float">
            <text:p>668.807407407407</text:p>
          </table:table-cell>
          <table:table-cell table:style-name="ce10" table:formula="of:=[.AA4]+(SUM([.C12:.E12])+SUM([.C14:.E14])+[.C13]+[.E13])/[.$AB$16]+(SUM([.B11:.F11];[.B12:.B15];[.C15:.F15];[.F12:.F14])/[.$AB$17])" office:value-type="float" office:value="1446.15555555556" calcext:value-type="float">
            <text:p>1446.15555555556</text:p>
          </table:table-cell>
          <table:table-cell table:style-name="ce10" table:formula="of:=[.AB4]+(SUM([.D12:.F12])+SUM([.D14:.F14])+[.D13]+[.F13])/[.$AB$16]+(SUM([.C11:.G11];[.C12:.C15];[.D15:.G15];[.G12:.G14])/[.$AB$17])" office:value-type="float" office:value="1666.97393937016" calcext:value-type="float">
            <text:p>1666.97393937016</text:p>
          </table:table-cell>
          <table:table-cell table:style-name="ce10" table:formula="of:=[.AC4]+(SUM([.E12:.G12])+SUM([.E14:.G14])+[.E13]+[.G13])/[.$AB$16]+(SUM([.D11:.H11];[.D12:.D15];[.E15:.H15];[.H12:.H14])/[.$AB$17])" office:value-type="float" office:value="1769.72518609296" calcext:value-type="float">
            <text:p>1769.72518609296</text:p>
          </table:table-cell>
          <table:table-cell table:style-name="ce10" table:formula="of:=[.AD4]+(SUM([.F12:.H12])+SUM([.F14:.H14])+[.F13]+[.H13])/[.$AB$16]+(SUM([.E11:.I11];[.E12:.E15];[.F15:.I15];[.I12:.I14])/[.$AB$17])" office:value-type="float" office:value="1367.6976461561" calcext:value-type="float">
            <text:p>1367.6976461561</text:p>
          </table:table-cell>
          <table:table-cell table:style-name="ce10" table:formula="of:=[.AE4]+(SUM([.G12:.I12])+SUM([.G14:.I14])+[.G13]+[.I13])/[.$AB$16]+(SUM([.F11:.J11];[.F12:.F15];[.G15:.J15];[.J12:.J14])/[.$AB$17])" office:value-type="float" office:value="1307.61771657808" calcext:value-type="float">
            <text:p>1307.61771657808</text:p>
          </table:table-cell>
          <table:table-cell table:style-name="ce10" table:formula="of:=[.AF4]+(SUM([.H12:.J12])+SUM([.H14:.J14])+[.H13]+[.J13])/[.$AB$16]+(SUM([.G11:.K11];[.G12:.G15];[.H15:.K15];[.K12:.K14])/[.$AB$17])" office:value-type="float" office:value="1487.51119189923" calcext:value-type="float">
            <text:p>1487.51119189923</text:p>
          </table:table-cell>
          <table:table-cell table:style-name="ce10" table:formula="of:=[.AG4]+(SUM([.I12:.K12])+SUM([.I14:.K14])+[.I13]+[.K13])/[.$AB$16]+(SUM([.H11:.L11];[.H12:.H15];[.I15:.L15];[.L12:.L14])/[.$AB$17])" office:value-type="float" office:value="1411.89885794743" calcext:value-type="float">
            <text:p>1411.89885794743</text:p>
          </table:table-cell>
          <table:table-cell table:style-name="ce10" table:formula="of:=[.AH4]+(SUM([.J12:.L12])+SUM([.J14:.L14])+[.J13]+[.L13])/[.$AB$16]+(SUM([.I11:.M11];[.I12:.I15];[.J15:.M15];[.M12:.M14])/[.$AB$17])" office:value-type="float" office:value="1124.48936170213" calcext:value-type="float">
            <text:p>1124.48936170213</text:p>
          </table:table-cell>
          <table:table-cell table:style-name="ce10" table:formula="of:=[.AI4]+(SUM([.K12:.M12])+SUM([.K14:.M14])+[.K13]+[.M13])/[.$AB$16]+(SUM([.J11:.N11];[.J12:.J15];[.K15:.N15];[.N12:.N14])/[.$AB$17])" office:value-type="float" office:value="460.797872340426" calcext:value-type="float">
            <text:p>460.79787234042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8192" calcext:value-type="float">
            <text:p>8192</text:p>
          </table:table-cell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5]-MIN([.$Z$2:.$AI$8]))/(MAX([.$Z$2:.$AI$8])-MIN([.$Z$2:.$AI$8]))*127" office:value-type="float" office:value="21.3234567901235" calcext:value-type="float">
            <text:p>21.3234567901235</text:p>
          </table:table-cell>
          <table:table-cell table:style-name="ce5" table:formula="of:=([.AA5]-MIN([.$Z$2:.$AI$8]))/(MAX([.$Z$2:.$AI$8])-MIN([.$Z$2:.$AI$8]))*127" office:value-type="float" office:value="46.0962962962963" calcext:value-type="float">
            <text:p>46.0962962962963</text:p>
          </table:table-cell>
          <table:table-cell table:style-name="ce5" table:formula="of:=([.AB5]-MIN([.$Z$2:.$AI$8]))/(MAX([.$Z$2:.$AI$8])-MIN([.$Z$2:.$AI$8]))*127" office:value-type="float" office:value="56.758024691358" calcext:value-type="float">
            <text:p>56.758024691358</text:p>
          </table:table-cell>
          <table:table-cell table:style-name="ce5" table:formula="of:=([.AC5]-MIN([.$Z$2:.$AI$8]))/(MAX([.$Z$2:.$AI$8])-MIN([.$Z$2:.$AI$8]))*127" office:value-type="float" office:value="56.758024691358" calcext:value-type="float">
            <text:p>56.758024691358</text:p>
          </table:table-cell>
          <table:table-cell table:style-name="ce5" table:formula="of:=([.AD5]-MIN([.$Z$2:.$AI$8]))/(MAX([.$Z$2:.$AI$8])-MIN([.$Z$2:.$AI$8]))*127" office:value-type="float" office:value="99.0169491525424" calcext:value-type="float">
            <text:p>99.0169491525424</text:p>
          </table:table-cell>
          <table:table-cell table:style-name="ce5" table:formula="of:=([.AE5]-MIN([.$Z$2:.$AI$8]))/(MAX([.$Z$2:.$AI$8])-MIN([.$Z$2:.$AI$8]))*127" office:value-type="float" office:value="109.65756302521" calcext:value-type="float">
            <text:p>109.65756302521</text:p>
          </table:table-cell>
          <table:table-cell table:style-name="ce5" table:formula="of:=([.AF5]-MIN([.$Z$2:.$AI$8]))/(MAX([.$Z$2:.$AI$8])-MIN([.$Z$2:.$AI$8]))*127" office:value-type="float" office:value="112.408510638298" calcext:value-type="float">
            <text:p>112.408510638298</text:p>
          </table:table-cell>
          <table:table-cell table:style-name="ce5" table:formula="of:=([.AG5]-MIN([.$Z$2:.$AI$8]))/(MAX([.$Z$2:.$AI$8])-MIN([.$Z$2:.$AI$8]))*127" office:value-type="float" office:value="118.353191489362" calcext:value-type="float">
            <text:p>118.353191489362</text:p>
          </table:table-cell>
          <table:table-cell table:style-name="ce5" table:formula="of:=([.AH5]-MIN([.$Z$2:.$AI$8]))/(MAX([.$Z$2:.$AI$8])-MIN([.$Z$2:.$AI$8]))*127" office:value-type="float" office:value="67.5531914893617" calcext:value-type="float">
            <text:p>67.5531914893617</text:p>
          </table:table-cell>
          <table:table-cell table:style-name="ce5" table:formula="of:=([.AI5]-MIN([.$Z$2:.$AI$8]))/(MAX([.$Z$2:.$AI$8])-MIN([.$Z$2:.$AI$8]))*127" office:value-type="float" office:value="22.4276595744681" calcext:value-type="float">
            <text:p>22.4276595744681</text:p>
          </table:table-cell>
          <table:table-cell table:number-columns-repeated="2"/>
          <table:table-cell table:style-name="ce10" table:formula="of:=[.Z5]+(SUM([.B13:.D13])+SUM([.B15:.D15])+[.B14]+[.D14])/[.$AB$16]+(SUM([.A12:.E12];[.A13:.A16];[.B16:.E16];[.E13:.E15])/[.$AB$17])" office:value-type="float" office:value="455.091975308642" calcext:value-type="float">
            <text:p>455.091975308642</text:p>
          </table:table-cell>
          <table:table-cell table:style-name="ce10" table:formula="of:=[.AA5]+(SUM([.C13:.E13])+SUM([.C15:.E15])+[.C14]+[.E14])/[.$AB$16]+(SUM([.B12:.F12];[.B13:.B16];[.C16:.F16];[.F13:.F15])/[.$AB$17])" office:value-type="float" office:value="898.562345679012" calcext:value-type="float">
            <text:p>898.562345679012</text:p>
          </table:table-cell>
          <table:table-cell table:style-name="ce10" table:formula="of:=[.AB5]+(SUM([.D13:.F13])+SUM([.D15:.F15])+[.D14]+[.F14])/[.$AB$16]+(SUM([.C12:.G12];[.C13:.C16];[.D16:.G16];[.G13:.G15])/[.$AB$17])" office:value-type="float" office:value="750.926802366298" calcext:value-type="float">
            <text:p>750.926802366298</text:p>
          </table:table-cell>
          <table:table-cell table:style-name="ce10" table:formula="of:=[.AC5]+(SUM([.E13:.G13])+SUM([.E15:.G15])+[.E14]+[.G14])/[.$AB$16]+(SUM([.D12:.H12];[.D13:.D16];[.E16:.H16];[.H13:.H15])/[.$AB$17])" office:value-type="float" office:value="996.477081411092" calcext:value-type="float">
            <text:p>996.477081411092</text:p>
          </table:table-cell>
          <table:table-cell table:style-name="ce10" table:formula="of:=[.AD5]+(SUM([.F13:.H13])+SUM([.F15:.H15])+[.F14]+[.H14])/[.$AB$16]+(SUM([.E12:.I12];[.E13:.E16];[.F16:.I16];[.I13:.I15])/[.$AB$17])" office:value-type="float" office:value="1133.78444458931" calcext:value-type="float">
            <text:p>1133.78444458931</text:p>
          </table:table-cell>
          <table:table-cell table:style-name="ce10" table:formula="of:=[.AE5]+(SUM([.G13:.I13])+SUM([.G15:.I15])+[.G14]+[.I14])/[.$AB$16]+(SUM([.F12:.J12];[.F13:.F16];[.G16:.J16];[.J13:.J15])/[.$AB$17])" office:value-type="float" office:value="1433.42065716772" calcext:value-type="float">
            <text:p>1433.42065716772</text:p>
          </table:table-cell>
          <table:table-cell table:style-name="ce10" table:formula="of:=[.AF5]+(SUM([.H13:.J13])+SUM([.H15:.J15])+[.H14]+[.J14])/[.$AB$16]+(SUM([.G12:.K12];[.G13:.G16];[.H16:.K16];[.K13:.K15])/[.$AB$17])" office:value-type="float" office:value="1517.54844855631" calcext:value-type="float">
            <text:p>1517.54844855631</text:p>
          </table:table-cell>
          <table:table-cell table:style-name="ce10" table:formula="of:=[.AG5]+(SUM([.I13:.K13])+SUM([.I15:.K15])+[.I14]+[.K14])/[.$AB$16]+(SUM([.H12:.L12];[.H13:.H16];[.I16:.L16];[.L13:.L15])/[.$AB$17])" office:value-type="float" office:value="1422.69163910245" calcext:value-type="float">
            <text:p>1422.69163910245</text:p>
          </table:table-cell>
          <table:table-cell table:style-name="ce10" table:formula="of:=[.AH5]+(SUM([.J13:.L13])+SUM([.J15:.L15])+[.J14]+[.L14])/[.$AB$16]+(SUM([.I12:.M12];[.I13:.I16];[.J16:.M16];[.M13:.M15])/[.$AB$17])" office:value-type="float" office:value="864.418085106383" calcext:value-type="float">
            <text:p>864.418085106383</text:p>
          </table:table-cell>
          <table:table-cell table:style-name="ce10" table:formula="of:=[.AI5]+(SUM([.K13:.M13])+SUM([.K15:.M15])+[.K14]+[.M14])/[.$AB$16]+(SUM([.J12:.N12];[.J13:.J16];[.K16:.N16];[.N13:.N15])/[.$AB$17])" office:value-type="float" office:value="346.403191489362" calcext:value-type="float">
            <text:p>346.40319148936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6]-MIN([.$Z$2:.$AI$8]))/(MAX([.$Z$2:.$AI$8])-MIN([.$Z$2:.$AI$8]))*127" office:value-type="float" office:value="21.637037037037" calcext:value-type="float">
            <text:p>21.637037037037</text:p>
          </table:table-cell>
          <table:table-cell table:style-name="ce5" table:formula="of:=([.AA6]-MIN([.$Z$2:.$AI$8]))/(MAX([.$Z$2:.$AI$8])-MIN([.$Z$2:.$AI$8]))*127" office:value-type="float" office:value="40.7654320987654" calcext:value-type="float">
            <text:p>40.7654320987654</text:p>
          </table:table-cell>
          <table:table-cell table:style-name="ce5" table:formula="of:=([.AB6]-MIN([.$Z$2:.$AI$8]))/(MAX([.$Z$2:.$AI$8])-MIN([.$Z$2:.$AI$8]))*127" office:value-type="float" office:value="56.758024691358" calcext:value-type="float">
            <text:p>56.758024691358</text:p>
          </table:table-cell>
          <table:table-cell table:style-name="ce5" table:formula="of:=([.AC6]-MIN([.$Z$2:.$AI$8]))/(MAX([.$Z$2:.$AI$8])-MIN([.$Z$2:.$AI$8]))*127" office:value-type="float" office:value="56.758024691358" calcext:value-type="float">
            <text:p>56.758024691358</text:p>
          </table:table-cell>
          <table:table-cell table:style-name="ce5" table:formula="of:=([.AD6]-MIN([.$Z$2:.$AI$8]))/(MAX([.$Z$2:.$AI$8])-MIN([.$Z$2:.$AI$8]))*127" office:value-type="float" office:value="110.58686440678" calcext:value-type="float">
            <text:p>110.58686440678</text:p>
          </table:table-cell>
          <table:table-cell table:style-name="ce5" table:formula="of:=([.AE6]-MIN([.$Z$2:.$AI$8]))/(MAX([.$Z$2:.$AI$8])-MIN([.$Z$2:.$AI$8]))*127" office:value-type="float" office:value="112.59243697479" calcext:value-type="float">
            <text:p>112.59243697479</text:p>
          </table:table-cell>
          <table:table-cell table:style-name="ce5" table:formula="of:=([.AF6]-MIN([.$Z$2:.$AI$8]))/(MAX([.$Z$2:.$AI$8])-MIN([.$Z$2:.$AI$8]))*127" office:value-type="float" office:value="118.353191489362" calcext:value-type="float">
            <text:p>118.353191489362</text:p>
          </table:table-cell>
          <table:table-cell table:style-name="ce5" table:formula="of:=([.AG6]-MIN([.$Z$2:.$AI$8]))/(MAX([.$Z$2:.$AI$8])-MIN([.$Z$2:.$AI$8]))*127" office:value-type="float" office:value="68.6340425531915" calcext:value-type="float">
            <text:p>68.6340425531915</text:p>
          </table:table-cell>
          <table:table-cell table:style-name="ce5" table:formula="of:=([.AH6]-MIN([.$Z$2:.$AI$8]))/(MAX([.$Z$2:.$AI$8])-MIN([.$Z$2:.$AI$8]))*127" office:value-type="float" office:value="38.1" calcext:value-type="float">
            <text:p>38.1</text:p>
          </table:table-cell>
          <table:table-cell table:style-name="ce5" table:formula="of:=([.AI6]-MIN([.$Z$2:.$AI$8]))/(MAX([.$Z$2:.$AI$8])-MIN([.$Z$2:.$AI$8]))*127" office:value-type="float" office:value="1.62127659574468" calcext:value-type="float">
            <text:p>1.62127659574468</text:p>
          </table:table-cell>
          <table:table-cell table:number-columns-repeated="2"/>
          <table:table-cell table:style-name="ce10" table:formula="of:=[.Z6]+(SUM([.B14:.D14])+SUM([.B16:.D16])+[.B15]+[.D15])/[.$AB$16]+(SUM([.A13:.E13];[.A14:.A17];[.B17:.E17];[.E14:.E16])/[.$AB$17])" office:value-type="float" office:value="412.525308641975" calcext:value-type="float">
            <text:p>412.525308641975</text:p>
          </table:table-cell>
          <table:table-cell table:style-name="ce10" table:formula="of:=[.AA6]+(SUM([.C14:.E14])+SUM([.C16:.E16])+[.C15]+[.E15])/[.$AB$16]+(SUM([.B13:.F13];[.B14:.B17];[.C17:.F17];[.F14:.F16])/[.$AB$17])" office:value-type="float" office:value="765.494444444445" calcext:value-type="float">
            <text:p>765.494444444445</text:p>
          </table:table-cell>
          <table:table-cell table:style-name="ce10" table:formula="of:=[.AB6]+(SUM([.D14:.F14])+SUM([.D16:.F16])+[.D15]+[.F15])/[.$AB$16]+(SUM([.C13:.G13];[.C14:.C17];[.D17:.G17];[.G14:.G16])/[.$AB$17])" office:value-type="float" office:value="798.819551707265" calcext:value-type="float">
            <text:p>798.819551707265</text:p>
          </table:table-cell>
          <table:table-cell table:style-name="ce10" table:formula="of:=[.AC6]+(SUM([.E14:.G14])+SUM([.E16:.G16])+[.E15]+[.G15])/[.$AB$16]+(SUM([.D13:.H13];[.D14:.D17];[.E17:.H17];[.H14:.H16])/[.$AB$17])" office:value-type="float" office:value="1004.79769892689" calcext:value-type="float">
            <text:p>1004.79769892689</text:p>
          </table:table-cell>
          <table:table-cell table:style-name="ce10" table:formula="of:=[.AD6]+(SUM([.F14:.H14])+SUM([.F16:.H16])+[.F15]+[.H15])/[.$AB$16]+(SUM([.E13:.I13];[.E14:.E17];[.F17:.I17];[.I14:.I16])/[.$AB$17])" office:value-type="float" office:value="1249.70778403083" calcext:value-type="float">
            <text:p>1249.70778403083</text:p>
          </table:table-cell>
          <table:table-cell table:style-name="ce10" table:formula="of:=[.AE6]+(SUM([.G14:.I14])+SUM([.G16:.I16])+[.G15]+[.I15])/[.$AB$16]+(SUM([.F13:.J13];[.F14:.F17];[.G17:.J17];[.J14:.J16])/[.$AB$17])" office:value-type="float" office:value="1422.22347290333" calcext:value-type="float">
            <text:p>1422.22347290333</text:p>
          </table:table-cell>
          <table:table-cell table:style-name="ce10" table:formula="of:=[.AF6]+(SUM([.H14:.J14])+SUM([.H16:.J16])+[.H15]+[.J15])/[.$AB$16]+(SUM([.G13:.K13];[.G14:.G17];[.H17:.K17];[.K14:.K16])/[.$AB$17])" office:value-type="float" office:value="1480.5570212425" calcext:value-type="float">
            <text:p>1480.5570212425</text:p>
          </table:table-cell>
          <table:table-cell table:style-name="ce10" table:formula="of:=[.AG6]+(SUM([.I14:.K14])+SUM([.I16:.K16])+[.I15]+[.K15])/[.$AB$16]+(SUM([.H13:.L13];[.H14:.H17];[.I17:.L17];[.L14:.L16])/[.$AB$17])" office:value-type="float" office:value="959.062716788843" calcext:value-type="float">
            <text:p>959.062716788843</text:p>
          </table:table-cell>
          <table:table-cell table:style-name="ce10" table:formula="of:=[.AH6]+(SUM([.J14:.L14])+SUM([.J16:.L16])+[.J15]+[.L15])/[.$AB$16]+(SUM([.I13:.M13];[.I14:.I17];[.J17:.M17];[.M14:.M16])/[.$AB$17])" office:value-type="float" office:value="540.359574468085" calcext:value-type="float">
            <text:p>540.359574468085</text:p>
          </table:table-cell>
          <table:table-cell table:style-name="ce10" table:formula="of:=[.AI6]+(SUM([.K14:.M14])+SUM([.K16:.M16])+[.K15]+[.M15])/[.$AB$16]+(SUM([.J13:.N13];[.J14:.J17];[.K17:.N17];[.N14:.N16])/[.$AB$17])" office:value-type="float" office:value="109.920744680851" calcext:value-type="float">
            <text:p>109.920744680851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7]-MIN([.$Z$2:.$AI$8]))/(MAX([.$Z$2:.$AI$8])-MIN([.$Z$2:.$AI$8]))*127" office:value-type="float" office:value="36.6888888888889" calcext:value-type="float">
            <text:p>36.6888888888889</text:p>
          </table:table-cell>
          <table:table-cell table:style-name="ce5" table:formula="of:=([.AA7]-MIN([.$Z$2:.$AI$8]))/(MAX([.$Z$2:.$AI$8])-MIN([.$Z$2:.$AI$8]))*127" office:value-type="float" office:value="46.0962962962963" calcext:value-type="float">
            <text:p>46.0962962962963</text:p>
          </table:table-cell>
          <table:table-cell table:style-name="ce5" table:formula="of:=([.AB7]-MIN([.$Z$2:.$AI$8]))/(MAX([.$Z$2:.$AI$8])-MIN([.$Z$2:.$AI$8]))*127" office:value-type="float" office:value="56.758024691358" calcext:value-type="float">
            <text:p>56.758024691358</text:p>
          </table:table-cell>
          <table:table-cell table:style-name="ce5" table:formula="of:=([.AC7]-MIN([.$Z$2:.$AI$8]))/(MAX([.$Z$2:.$AI$8])-MIN([.$Z$2:.$AI$8]))*127" office:value-type="float" office:value="56.758024691358" calcext:value-type="float">
            <text:p>56.758024691358</text:p>
          </table:table-cell>
          <table:table-cell table:style-name="ce5" table:formula="of:=([.AD7]-MIN([.$Z$2:.$AI$8]))/(MAX([.$Z$2:.$AI$8])-MIN([.$Z$2:.$AI$8]))*127" office:value-type="float" office:value="122.156779661017" calcext:value-type="float">
            <text:p>122.156779661017</text:p>
          </table:table-cell>
          <table:table-cell table:style-name="ce5" table:formula="of:=([.AE7]-MIN([.$Z$2:.$AI$8]))/(MAX([.$Z$2:.$AI$8])-MIN([.$Z$2:.$AI$8]))*127" office:value-type="float" office:value="127" calcext:value-type="float">
            <text:p>127</text:p>
          </table:table-cell>
          <table:table-cell table:style-name="ce5" table:formula="of:=([.AF7]-MIN([.$Z$2:.$AI$8]))/(MAX([.$Z$2:.$AI$8])-MIN([.$Z$2:.$AI$8]))*127" office:value-type="float" office:value="88.9" calcext:value-type="float">
            <text:p>88.9</text:p>
          </table:table-cell>
          <table:table-cell table:style-name="ce5" table:formula="of:=([.AG7]-MIN([.$Z$2:.$AI$8]))/(MAX([.$Z$2:.$AI$8])-MIN([.$Z$2:.$AI$8]))*127" office:value-type="float" office:value="38.6404255319149" calcext:value-type="float">
            <text:p>38.6404255319149</text:p>
          </table:table-cell>
          <table:table-cell table:style-name="ce5" table:formula="of:=([.AH7]-MIN([.$Z$2:.$AI$8]))/(MAX([.$Z$2:.$AI$8])-MIN([.$Z$2:.$AI$8]))*127" office:value-type="float" office:value="0" calcext:value-type="float">
            <text:p>0</text:p>
          </table:table-cell>
          <table:table-cell table:style-name="ce5" table:formula="of:=([.AI7]-MIN([.$Z$2:.$AI$8]))/(MAX([.$Z$2:.$AI$8])-MIN([.$Z$2:.$AI$8]))*127" office:value-type="float" office:value="1.08085106382979" calcext:value-type="float">
            <text:p>1.08085106382979</text:p>
          </table:table-cell>
          <table:table-cell table:number-columns-repeated="2"/>
          <table:table-cell table:style-name="ce10" table:formula="of:=[.Z7]+(SUM([.B15:.D15])+SUM([.B17:.D17])+[.B16]+[.D16])/[.$AB$16]+(SUM([.A14:.E14];[.A15:.A18];[.B18:.E18];[.E15:.E17])/[.$AB$17])" office:value-type="float" office:value="544.788271604938" calcext:value-type="float">
            <text:p>544.788271604938</text:p>
          </table:table-cell>
          <table:table-cell table:style-name="ce10" table:formula="of:=[.AA7]+(SUM([.C15:.E15])+SUM([.C17:.E17])+[.C16]+[.E16])/[.$AB$16]+(SUM([.B14:.F14];[.B15:.B18];[.C18:.F18];[.F15:.F17])/[.$AB$17])" office:value-type="float" office:value="751.885185185185" calcext:value-type="float">
            <text:p>751.885185185185</text:p>
          </table:table-cell>
          <table:table-cell table:style-name="ce10" table:formula="of:=[.AB7]+(SUM([.D15:.F15])+SUM([.D17:.F17])+[.D16]+[.F16])/[.$AB$16]+(SUM([.C14:.G14];[.C15:.C18];[.D18:.G18];[.G15:.G17])/[.$AB$17])" office:value-type="float" office:value="790.5294301085" calcext:value-type="float">
            <text:p>790.5294301085</text:p>
          </table:table-cell>
          <table:table-cell table:style-name="ce10" table:formula="of:=[.AC7]+(SUM([.E15:.G15])+SUM([.E17:.G17])+[.E16]+[.G16])/[.$AB$16]+(SUM([.D14:.H14];[.D15:.D18];[.E18:.H18];[.H15:.H17])/[.$AB$17])" office:value-type="float" office:value="955.787582489219" calcext:value-type="float">
            <text:p>955.787582489219</text:p>
          </table:table-cell>
          <table:table-cell table:style-name="ce10" table:formula="of:=[.AD7]+(SUM([.F15:.H15])+SUM([.F17:.H17])+[.F16]+[.H16])/[.$AB$16]+(SUM([.E14:.I14];[.E15:.E18];[.F18:.I18];[.I15:.I17])/[.$AB$17])" office:value-type="float" office:value="1243.84800139522" calcext:value-type="float">
            <text:p>1243.84800139522</text:p>
          </table:table-cell>
          <table:table-cell table:style-name="ce10" table:formula="of:=[.AE7]+(SUM([.G15:.I15])+SUM([.G17:.I17])+[.G16]+[.I16])/[.$AB$16]+(SUM([.F14:.J14];[.F15:.F18];[.G18:.J18];[.J15:.J17])/[.$AB$17])" office:value-type="float" office:value="1398.019992503" calcext:value-type="float">
            <text:p>1398.019992503</text:p>
          </table:table-cell>
          <table:table-cell table:style-name="ce10" table:formula="of:=[.AF7]+(SUM([.H15:.J15])+SUM([.H17:.J17])+[.H16]+[.J16])/[.$AB$16]+(SUM([.G14:.K14];[.G15:.G18];[.H18:.K18];[.K15:.K17])/[.$AB$17])" office:value-type="float" office:value="1101.1812793951" calcext:value-type="float">
            <text:p>1101.1812793951</text:p>
          </table:table-cell>
          <table:table-cell table:style-name="ce10" table:formula="of:=[.AG7]+(SUM([.I15:.K15])+SUM([.I17:.K17])+[.I16]+[.K16])/[.$AB$16]+(SUM([.H14:.L14];[.H15:.H18];[.I18:.L18];[.L15:.L17])/[.$AB$17])" office:value-type="float" office:value="581.260647237618" calcext:value-type="float">
            <text:p>581.260647237618</text:p>
          </table:table-cell>
          <table:table-cell table:style-name="ce10" table:formula="of:=[.AH7]+(SUM([.J15:.L15])+SUM([.J17:.L17])+[.J16]+[.L16])/[.$AB$16]+(SUM([.I14:.M14];[.I15:.I18];[.J18:.M18];[.M15:.M17])/[.$AB$17])" office:value-type="float" office:value="138.925531914894" calcext:value-type="float">
            <text:p>138.925531914894</text:p>
          </table:table-cell>
          <table:table-cell table:style-name="ce10" table:formula="of:=[.AI7]+(SUM([.K15:.M15])+SUM([.K17:.M17])+[.K16]+[.M16])/[.$AB$16]+(SUM([.J14:.N14];[.J15:.J18];[.K18:.N18];[.N15:.N17])/[.$AB$17])" office:value-type="float" office:value="24.2489361702128" calcext:value-type="float">
            <text:p>24.24893617021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5" table:formula="of:=([.Z8]-MIN([.$Z$2:.$AI$8]))/(MAX([.$Z$2:.$AI$8])-MIN([.$Z$2:.$AI$8]))*127" office:value-type="float" office:value="31.6716049382716" calcext:value-type="float">
            <text:p>31.6716049382716</text:p>
          </table:table-cell>
          <table:table-cell table:style-name="ce5" table:formula="of:=([.AA8]-MIN([.$Z$2:.$AI$8]))/(MAX([.$Z$2:.$AI$8])-MIN([.$Z$2:.$AI$8]))*127" office:value-type="float" office:value="41.7061728395062" calcext:value-type="float">
            <text:p>41.7061728395062</text:p>
          </table:table-cell>
          <table:table-cell table:style-name="ce5" table:formula="of:=([.AB8]-MIN([.$Z$2:.$AI$8]))/(MAX([.$Z$2:.$AI$8])-MIN([.$Z$2:.$AI$8]))*127" office:value-type="float" office:value="41.7061728395062" calcext:value-type="float">
            <text:p>41.7061728395062</text:p>
          </table:table-cell>
          <table:table-cell table:style-name="ce5" table:formula="of:=([.AC8]-MIN([.$Z$2:.$AI$8]))/(MAX([.$Z$2:.$AI$8])-MIN([.$Z$2:.$AI$8]))*127" office:value-type="float" office:value="41.7061728395062" calcext:value-type="float">
            <text:p>41.7061728395062</text:p>
          </table:table-cell>
          <table:table-cell table:style-name="ce5" table:formula="of:=([.AD8]-MIN([.$Z$2:.$AI$8]))/(MAX([.$Z$2:.$AI$8])-MIN([.$Z$2:.$AI$8]))*127" office:value-type="float" office:value="96.3262711864407" calcext:value-type="float">
            <text:p>96.3262711864407</text:p>
          </table:table-cell>
          <table:table-cell table:style-name="ce5" table:formula="of:=([.AE8]-MIN([.$Z$2:.$AI$8]))/(MAX([.$Z$2:.$AI$8])-MIN([.$Z$2:.$AI$8]))*127" office:value-type="float" office:value="89.9138655462185" calcext:value-type="float">
            <text:p>89.9138655462185</text:p>
          </table:table-cell>
          <table:table-cell table:style-name="ce5" table:formula="of:=([.AF8]-MIN([.$Z$2:.$AI$8]))/(MAX([.$Z$2:.$AI$8])-MIN([.$Z$2:.$AI$8]))*127" office:value-type="float" office:value="59.9872340425532" calcext:value-type="float">
            <text:p>59.9872340425532</text:p>
          </table:table-cell>
          <table:table-cell table:style-name="ce5" table:formula="of:=([.AG8]-MIN([.$Z$2:.$AI$8]))/(MAX([.$Z$2:.$AI$8])-MIN([.$Z$2:.$AI$8]))*127" office:value-type="float" office:value="1.62127659574468" calcext:value-type="float">
            <text:p>1.62127659574468</text:p>
          </table:table-cell>
          <table:table-cell table:style-name="ce5" table:formula="of:=([.AH8]-MIN([.$Z$2:.$AI$8]))/(MAX([.$Z$2:.$AI$8])-MIN([.$Z$2:.$AI$8]))*127" office:value-type="float" office:value="1.08085106382979" calcext:value-type="float">
            <text:p>1.08085106382979</text:p>
          </table:table-cell>
          <table:table-cell table:style-name="ce5" table:formula="of:=([.AI8]-MIN([.$Z$2:.$AI$8]))/(MAX([.$Z$2:.$AI$8])-MIN([.$Z$2:.$AI$8]))*127" office:value-type="float" office:value="1.08085106382979" calcext:value-type="float">
            <text:p>1.08085106382979</text:p>
          </table:table-cell>
          <table:table-cell table:number-columns-repeated="2"/>
          <table:table-cell table:style-name="ce10" table:formula="of:=[.Z8]+(SUM([.B16:.D16])+SUM([.B18:.D18])+[.B17]+[.D17])/[.$AB$16]+(SUM([.A15:.E15];[.A16:.A19];[.B19:.E19];[.E16:.E18])/[.$AB$17])" office:value-type="float" office:value="436.651851851852" calcext:value-type="float">
            <text:p>436.651851851852</text:p>
          </table:table-cell>
          <table:table-cell table:style-name="ce10" table:formula="of:=[.AA8]+(SUM([.C16:.E16])+SUM([.C18:.E18])+[.C17]+[.E17])/[.$AB$16]+(SUM([.B15:.F15];[.B16:.B19];[.C19:.F19];[.F16:.F18])/[.$AB$17])" office:value-type="float" office:value="623.056172839506" calcext:value-type="float">
            <text:p>623.056172839506</text:p>
          </table:table-cell>
          <table:table-cell table:style-name="ce10" table:formula="of:=[.AB8]+(SUM([.D16:.F16])+SUM([.D18:.F18])+[.D17]+[.F17])/[.$AB$16]+(SUM([.C15:.G15];[.C16:.C19];[.D19:.G19];[.G16:.G18])/[.$AB$17])" office:value-type="float" office:value="712.849577578991" calcext:value-type="float">
            <text:p>712.849577578991</text:p>
          </table:table-cell>
          <table:table-cell table:style-name="ce10" table:formula="of:=[.AC8]+(SUM([.E16:.G16])+SUM([.E18:.G18])+[.E17]+[.G17])/[.$AB$16]+(SUM([.D15:.H15];[.D16:.D19];[.E19:.H19];[.H16:.H18])/[.$AB$17])" office:value-type="float" office:value="683.451681061001" calcext:value-type="float">
            <text:p>683.451681061001</text:p>
          </table:table-cell>
          <table:table-cell table:style-name="ce10" table:formula="of:=[.AD8]+(SUM([.F16:.H16])+SUM([.F18:.H18])+[.F17]+[.H17])/[.$AB$16]+(SUM([.E15:.I15];[.E16:.E19];[.F19:.I19];[.I16:.I18])/[.$AB$17])" office:value-type="float" office:value="924.115828296486" calcext:value-type="float">
            <text:p>924.115828296486</text:p>
          </table:table-cell>
          <table:table-cell table:style-name="ce10" table:formula="of:=[.AE8]+(SUM([.G16:.I16])+SUM([.G18:.I18])+[.G17]+[.I17])/[.$AB$16]+(SUM([.F15:.J15];[.F16:.F19];[.G19:.J19];[.J16:.J18])/[.$AB$17])" office:value-type="float" office:value="942.337148578513" calcext:value-type="float">
            <text:p>942.337148578513</text:p>
          </table:table-cell>
          <table:table-cell table:style-name="ce10" table:formula="of:=[.AF8]+(SUM([.H16:.J16])+SUM([.H18:.J18])+[.H17]+[.J17])/[.$AB$16]+(SUM([.G15:.K15];[.G16:.G19];[.H19:.K19];[.K16:.K18])/[.$AB$17])" office:value-type="float" office:value="699.995393170792" calcext:value-type="float">
            <text:p>699.995393170792</text:p>
          </table:table-cell>
          <table:table-cell table:style-name="ce10" table:formula="of:=[.AG8]+(SUM([.I16:.K16])+SUM([.I18:.K18])+[.I17]+[.K17])/[.$AB$16]+(SUM([.H15:.L15];[.H16:.H19];[.I19:.L19];[.L16:.L18])/[.$AB$17])" office:value-type="float" office:value="161.89838414089" calcext:value-type="float">
            <text:p>161.89838414089</text:p>
          </table:table-cell>
          <table:table-cell table:style-name="ce10" table:formula="of:=[.AH8]+(SUM([.J16:.L16])+SUM([.J18:.L18])+[.J17]+[.L17])/[.$AB$16]+(SUM([.I15:.M15];[.I16:.I19];[.J19:.M19];[.M16:.M18])/[.$AB$17])" office:value-type="float" office:value="39.1106382978723" calcext:value-type="float">
            <text:p>39.1106382978723</text:p>
          </table:table-cell>
          <table:table-cell table:style-name="ce10" table:formula="of:=[.AI8]+(SUM([.K16:.M16])+SUM([.K18:.M18])+[.K17]+[.M17])/[.$AB$16]+(SUM([.J15:.N15];[.J16:.J19];[.K19:.N19];[.N16:.N18])/[.$AB$17])" office:value-type="float" office:value="-37.7648936170213" calcext:value-type="float">
            <text:p>-37.76489361702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6"/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 table:number-columns-repeated="2"/>
          <table:table-cell table:style-name="ce7" table:formula="of:=([.O11]-MIN([.$O$11:.$X$17]))/(MAX([.$O$11:.$X$17])-MIN([.$O$11:.$X$17]))*127" office:value-type="float" office:value="34.6369482143571" calcext:value-type="float">
            <text:p>34.6369482143571</text:p>
          </table:table-cell>
          <table:table-cell table:style-name="ce7" table:formula="of:=([.P11]-MIN([.$O$11:.$X$17]))/(MAX([.$O$11:.$X$17])-MIN([.$O$11:.$X$17]))*127" office:value-type="float" office:value="75.4916877339825" calcext:value-type="float">
            <text:p>75.4916877339825</text:p>
          </table:table-cell>
          <table:table-cell table:style-name="ce7" table:formula="of:=([.Q11]-MIN([.$O$11:.$X$17]))/(MAX([.$O$11:.$X$17])-MIN([.$O$11:.$X$17]))*127" office:value-type="float" office:value="81.0834304423436" calcext:value-type="float">
            <text:p>81.0834304423436</text:p>
          </table:table-cell>
          <table:table-cell table:style-name="ce7" table:formula="of:=([.R11]-MIN([.$O$11:.$X$17]))/(MAX([.$O$11:.$X$17])-MIN([.$O$11:.$X$17]))*127" office:value-type="float" office:value="83.5652133402694" calcext:value-type="float">
            <text:p>83.5652133402694</text:p>
          </table:table-cell>
          <table:table-cell table:style-name="ce7" table:formula="of:=([.S11]-MIN([.$O$11:.$X$17]))/(MAX([.$O$11:.$X$17])-MIN([.$O$11:.$X$17]))*127" office:value-type="float" office:value="56.1988515734125" calcext:value-type="float">
            <text:p>56.1988515734125</text:p>
          </table:table-cell>
          <table:table-cell table:style-name="ce7" table:formula="of:=([.T11]-MIN([.$O$11:.$X$17]))/(MAX([.$O$11:.$X$17])-MIN([.$O$11:.$X$17]))*127" office:value-type="float" office:value="51.0333004760232" calcext:value-type="float">
            <text:p>51.0333004760232</text:p>
          </table:table-cell>
          <table:table-cell table:style-name="ce7" table:formula="of:=([.U11]-MIN([.$O$11:.$X$17]))/(MAX([.$O$11:.$X$17])-MIN([.$O$11:.$X$17]))*127" office:value-type="float" office:value="56.1700121610028" calcext:value-type="float">
            <text:p>56.1700121610028</text:p>
          </table:table-cell>
          <table:table-cell table:style-name="ce7" table:formula="of:=([.V11]-MIN([.$O$11:.$X$17]))/(MAX([.$O$11:.$X$17])-MIN([.$O$11:.$X$17]))*127" office:value-type="float" office:value="54.0314843535003" calcext:value-type="float">
            <text:p>54.0314843535003</text:p>
          </table:table-cell>
          <table:table-cell table:style-name="ce7" table:formula="of:=([.W11]-MIN([.$O$11:.$X$17]))/(MAX([.$O$11:.$X$17])-MIN([.$O$11:.$X$17]))*127" office:value-type="float" office:value="44.8703036204402" calcext:value-type="float">
            <text:p>44.8703036204402</text:p>
          </table:table-cell>
          <table:table-cell table:style-name="ce7" table:formula="of:=([.X11]-MIN([.$O$11:.$X$17]))/(MAX([.$O$11:.$X$17])-MIN([.$O$11:.$X$17]))*127" office:value-type="float" office:value="30.4676014766812" calcext:value-type="float">
            <text:p>30.4676014766812</text:p>
          </table:table-cell>
          <table:table-cell table:number-columns-repeated="2"/>
          <table:table-cell table:style-name="ce11" table:formula="of:=([.N2]+[.N3]+[.O3]+[.P3]+[.P2]+[.P1]+[.O1]+[.N1])/2 + [.O2]" office:value-type="float" office:value="320" calcext:value-type="float">
            <text:p>320</text:p>
          </table:table-cell>
          <table:table-cell table:style-name="ce11" table:formula="of:=([.O2]+[.O3]+[.P3]+[.Q3]+[.Q2]+[.Q1]+[.P1]+[.O1])/2 + [.P2]" office:value-type="float" office:value="896" calcext:value-type="float">
            <text:p>896</text:p>
          </table:table-cell>
          <table:table-cell table:style-name="ce11" table:formula="of:=([.P2]+[.P3]+[.Q3]+[.R3]+[.R2]+[.R1]+[.Q1]+[.P1])/2 + [.Q2]" office:value-type="float" office:value="896" calcext:value-type="float">
            <text:p>896</text:p>
          </table:table-cell>
          <table:table-cell table:style-name="ce11" table:formula="of:=([.Q2]+[.Q3]+[.R3]+[.S3]+[.S2]+[.S1]+[.R1]+[.Q1])/2 + [.R2]" office:value-type="float" office:value="896" calcext:value-type="float">
            <text:p>896</text:p>
          </table:table-cell>
          <table:table-cell table:style-name="ce11" table:formula="of:=([.R2]+[.R3]+[.S3]+[.T3]+[.T2]+[.T1]+[.S1]+[.R1])/2 + [.S2]" office:value-type="float" office:value="448" calcext:value-type="float">
            <text:p>448</text:p>
          </table:table-cell>
          <table:table-cell table:style-name="ce11" table:formula="of:=([.S2]+[.S3]+[.T3]+[.U3]+[.U2]+[.U1]+[.T1]+[.S1])/2 + [.T2]" office:value-type="float" office:value="448" calcext:value-type="float">
            <text:p>448</text:p>
          </table:table-cell>
          <table:table-cell table:style-name="ce11" table:formula="of:=([.T2]+[.T3]+[.U3]+[.V3]+[.V2]+[.V1]+[.U1]+[.T1])/2 + [.U2]" office:value-type="float" office:value="448" calcext:value-type="float">
            <text:p>448</text:p>
          </table:table-cell>
          <table:table-cell table:style-name="ce11" table:formula="of:=([.U2]+[.U3]+[.V3]+[.W3]+[.W2]+[.W1]+[.V1]+[.U1])/2 + [.V2]" office:value-type="float" office:value="448" calcext:value-type="float">
            <text:p>448</text:p>
          </table:table-cell>
          <table:table-cell table:style-name="ce11" table:formula="of:=([.V2]+[.V3]+[.W3]+[.X3]+[.X2]+[.X1]+[.W1]+[.V1])/2 + [.W2]" office:value-type="float" office:value="352" calcext:value-type="float">
            <text:p>352</text:p>
          </table:table-cell>
          <table:table-cell table:style-name="ce11" table:formula="of:=([.W2]+[.W3]+[.X3]+[.Y3]+[.Y2]+[.Y1]+[.X1]+[.W1])/2 + [.X2]" office:value-type="float" office:value="224" calcext:value-type="float">
            <text:p>224</text:p>
          </table:table-cell>
          <table:table-cell/>
          <table:table-cell table:style-name="ce11" table:formula="of:=IF([.N1]=[.$AA$11]; [.$AA$11]/[.$AB$11]; IF([.N1]=[.$AA$12]; [.$AA$12]/[.$AB$12]; IF([.N1]=[.$AA$13]; [.$AA$13]/[.$AB$13]; IF([.N1]=[.$AA$14]; [.$AA$14]/[.$AB$14]; IF([.N1]=[.$AA$15]; [.$AA$15]/[.$AB$15]; 0)))))+IF([.N1]=[.$AA$11]; [.$AA$11]/[.$AB$11]; IF([.O1]=[.$AA$12]; [.$AA$12]/[.$AB$12]; IF([.O1]=[.$AA$13]; [.$AA$13]/[.$AB$13]; IF([.O1]=[.$AA$14]; [.$AA$14]/[.$AB$14]; IF([.O1]=[.$AA$15]; [.$AA$15]/[.$AB$15]; 0)))))+IF([.P1]=[.$AA$11]; [.$AA$11]/[.$AB$11]; IF([.P1]=[.$AA$12]; [.$AA$12]/[.$AB$12]; IF([.P1]=[.$AA$13]; [.$AA$13]/[.$AB$13]; IF([.P1]=[.$AA$14]; [.$AA$14]/[.$AB$14]; IF([.P1]=[.$AA$15]; [.$AA$15]/[.$AB$15]; 0)))))+IF([.N2]=[.$AA$11]; [.$AA$11]/[.$AB$11]; IF([.N2]=[.$AA$12]; [.$AA$12]/[.$AB$12]; IF([.N2]=[.$AA$13]; [.$AA$13]/[.$AB$13]; IF([.N2]=[.$AA$14]; [.$AA$14]/[.$AB$14]; IF([.N2]=[.$AA$15]; [.$AA$15]/[.$AB$15]; 0)))))+IF([.P2]=[.$AA$11]; [.$AA$11]/[.$AB$11]; IF([.P2]=[.$AA$12]; [.$AA$12]/[.$AB$12]; IF([.P2]=[.$AA$13]; [.$AA$13]/[.$AB$13]; IF([.P2]=[.$AA$14]; [.$AA$14]/[.$AB$14]; IF([.P2]=[.$AA$15]; [.$AA$15]/[.$AB$15]; 0)))))+IF([.N3]=[.$AA$11]; [.$AA$11]/[.$AB$11]; IF([.N3]=[.$AA$12]; [.$AA$12]/[.$AB$12]; IF([.N3]=[.$AA$13]; [.$AA$13]/[.$AB$13]; IF([.N3]=[.$AA$14]; [.$AA$14]/[.$AB$14]; IF([.N3]=[.$AA$15]; [.$AA$15]/[.$AB$15]; 0)))))+IF([.O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[.O2]" office:value-type="float" office:value="320" calcext:value-type="float">
            <text:p>320</text:p>
          </table:table-cell>
          <table:table-cell table:style-name="ce11" table:formula="of:=IF([.O1]=[.$AA$11]; [.$AA$11]/[.$AB$11]; IF([.O1]=[.$AA$12]; [.$AA$12]/[.$AB$12]; IF([.O1]=[.$AA$13]; [.$AA$13]/[.$AB$13]; IF([.O1]=[.$AA$14]; [.$AA$14]/[.$AB$14]; IF([.O1]=[.$AA$15]; [.$AA$15]/[.$AB$15]; 0)))))+IF([.O1]=[.$AA$11]; [.$AA$11]/[.$AB$11]; IF([.P1]=[.$AA$12]; [.$AA$12]/[.$AB$12]; IF([.P1]=[.$AA$13]; [.$AA$13]/[.$AB$13]; IF([.P1]=[.$AA$14]; [.$AA$14]/[.$AB$14]; IF([.P1]=[.$AA$15]; [.$AA$15]/[.$AB$15]; 0)))))+IF([.Q1]=[.$AA$11]; [.$AA$11]/[.$AB$11]; IF([.Q1]=[.$AA$12]; [.$AA$12]/[.$AB$12]; IF([.Q1]=[.$AA$13]; [.$AA$13]/[.$AB$13]; IF([.Q1]=[.$AA$14]; [.$AA$14]/[.$AB$14]; IF([.Q1]=[.$AA$15]; [.$AA$15]/[.$AB$15]; 0)))))+IF([.O2]=[.$AA$11]; [.$AA$11]/[.$AB$11]; IF([.O2]=[.$AA$12]; [.$AA$12]/[.$AB$12]; IF([.O2]=[.$AA$13]; [.$AA$13]/[.$AB$13]; IF([.O2]=[.$AA$14]; [.$AA$14]/[.$AB$14]; IF([.O2]=[.$AA$15]; [.$AA$15]/[.$AB$15]; 0)))))+IF([.Q2]=[.$AA$11]; [.$AA$11]/[.$AB$11]; IF([.Q2]=[.$AA$12]; [.$AA$12]/[.$AB$12]; IF([.Q2]=[.$AA$13]; [.$AA$13]/[.$AB$13]; IF([.Q2]=[.$AA$14]; [.$AA$14]/[.$AB$14]; IF([.Q2]=[.$AA$15]; [.$AA$15]/[.$AB$15]; 0)))))+IF([.O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[.P2]" office:value-type="float" office:value="896" calcext:value-type="float">
            <text:p>896</text:p>
          </table:table-cell>
          <table:table-cell table:style-name="ce11" table:formula="of:=IF([.P1]=[.$AA$11]; [.$AA$11]/[.$AB$11]; IF([.P1]=[.$AA$12]; [.$AA$12]/[.$AB$12]; IF([.P1]=[.$AA$13]; [.$AA$13]/[.$AB$13]; IF([.P1]=[.$AA$14]; [.$AA$14]/[.$AB$14]; IF([.P1]=[.$AA$15]; [.$AA$15]/[.$AB$15]; 0)))))+IF([.P1]=[.$AA$11]; [.$AA$11]/[.$AB$11]; IF([.Q1]=[.$AA$12]; [.$AA$12]/[.$AB$12]; IF([.Q1]=[.$AA$13]; [.$AA$13]/[.$AB$13]; IF([.Q1]=[.$AA$14]; [.$AA$14]/[.$AB$14]; IF([.Q1]=[.$AA$15]; [.$AA$15]/[.$AB$15]; 0)))))+IF([.R1]=[.$AA$11]; [.$AA$11]/[.$AB$11]; IF([.R1]=[.$AA$12]; [.$AA$12]/[.$AB$12]; IF([.R1]=[.$AA$13]; [.$AA$13]/[.$AB$13]; IF([.R1]=[.$AA$14]; [.$AA$14]/[.$AB$14]; IF([.R1]=[.$AA$15]; [.$AA$15]/[.$AB$15]; 0)))))+IF([.P2]=[.$AA$11]; [.$AA$11]/[.$AB$11]; IF([.P2]=[.$AA$12]; [.$AA$12]/[.$AB$12]; IF([.P2]=[.$AA$13]; [.$AA$13]/[.$AB$13]; IF([.P2]=[.$AA$14]; [.$AA$14]/[.$AB$14]; IF([.P2]=[.$AA$15]; [.$AA$15]/[.$AB$15]; 0)))))+IF([.R2]=[.$AA$11]; [.$AA$11]/[.$AB$11]; IF([.R2]=[.$AA$12]; [.$AA$12]/[.$AB$12]; IF([.R2]=[.$AA$13]; [.$AA$13]/[.$AB$13]; IF([.R2]=[.$AA$14]; [.$AA$14]/[.$AB$14]; IF([.R2]=[.$AA$15]; [.$AA$15]/[.$AB$15]; 0)))))+IF([.P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[.Q2]" office:value-type="float" office:value="896" calcext:value-type="float">
            <text:p>896</text:p>
          </table:table-cell>
          <table:table-cell table:style-name="ce11" table:formula="of:=IF([.Q1]=[.$AA$11]; [.$AA$11]/[.$AB$11]; IF([.Q1]=[.$AA$12]; [.$AA$12]/[.$AB$12]; IF([.Q1]=[.$AA$13]; [.$AA$13]/[.$AB$13]; IF([.Q1]=[.$AA$14]; [.$AA$14]/[.$AB$14]; IF([.Q1]=[.$AA$15]; [.$AA$15]/[.$AB$15]; 0)))))+IF([.Q1]=[.$AA$11]; [.$AA$11]/[.$AB$11]; IF([.R1]=[.$AA$12]; [.$AA$12]/[.$AB$12]; IF([.R1]=[.$AA$13]; [.$AA$13]/[.$AB$13]; IF([.R1]=[.$AA$14]; [.$AA$14]/[.$AB$14]; IF([.R1]=[.$AA$15]; [.$AA$15]/[.$AB$15]; 0)))))+IF([.S1]=[.$AA$11]; [.$AA$11]/[.$AB$11]; IF([.S1]=[.$AA$12]; [.$AA$12]/[.$AB$12]; IF([.S1]=[.$AA$13]; [.$AA$13]/[.$AB$13]; IF([.S1]=[.$AA$14]; [.$AA$14]/[.$AB$14]; IF([.S1]=[.$AA$15]; [.$AA$15]/[.$AB$15]; 0)))))+IF([.Q2]=[.$AA$11]; [.$AA$11]/[.$AB$11]; IF([.Q2]=[.$AA$12]; [.$AA$12]/[.$AB$12]; IF([.Q2]=[.$AA$13]; [.$AA$13]/[.$AB$13]; IF([.Q2]=[.$AA$14]; [.$AA$14]/[.$AB$14]; IF([.Q2]=[.$AA$15]; [.$AA$15]/[.$AB$15]; 0)))))+IF([.S2]=[.$AA$11]; [.$AA$11]/[.$AB$11]; IF([.S2]=[.$AA$12]; [.$AA$12]/[.$AB$12]; IF([.S2]=[.$AA$13]; [.$AA$13]/[.$AB$13]; IF([.S2]=[.$AA$14]; [.$AA$14]/[.$AB$14]; IF([.S2]=[.$AA$15]; [.$AA$15]/[.$AB$15]; 0)))))+IF([.Q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[.R2]" office:value-type="float" office:value="896" calcext:value-type="float">
            <text:p>896</text:p>
          </table:table-cell>
          <table:table-cell table:style-name="ce11" table:formula="of:=IF([.R1]=[.$AA$11]; [.$AA$11]/[.$AB$11]; IF([.R1]=[.$AA$12]; [.$AA$12]/[.$AB$12]; IF([.R1]=[.$AA$13]; [.$AA$13]/[.$AB$13]; IF([.R1]=[.$AA$14]; [.$AA$14]/[.$AB$14]; IF([.R1]=[.$AA$15]; [.$AA$15]/[.$AB$15]; 0)))))+IF([.R1]=[.$AA$11]; [.$AA$11]/[.$AB$11]; IF([.S1]=[.$AA$12]; [.$AA$12]/[.$AB$12]; IF([.S1]=[.$AA$13]; [.$AA$13]/[.$AB$13]; IF([.S1]=[.$AA$14]; [.$AA$14]/[.$AB$14]; IF([.S1]=[.$AA$15]; [.$AA$15]/[.$AB$15]; 0)))))+IF([.T1]=[.$AA$11]; [.$AA$11]/[.$AB$11]; IF([.T1]=[.$AA$12]; [.$AA$12]/[.$AB$12]; IF([.T1]=[.$AA$13]; [.$AA$13]/[.$AB$13]; IF([.T1]=[.$AA$14]; [.$AA$14]/[.$AB$14]; IF([.T1]=[.$AA$15]; [.$AA$15]/[.$AB$15]; 0)))))+IF([.R2]=[.$AA$11]; [.$AA$11]/[.$AB$11]; IF([.R2]=[.$AA$12]; [.$AA$12]/[.$AB$12]; IF([.R2]=[.$AA$13]; [.$AA$13]/[.$AB$13]; IF([.R2]=[.$AA$14]; [.$AA$14]/[.$AB$14]; IF([.R2]=[.$AA$15]; [.$AA$15]/[.$AB$15]; 0)))))+IF([.T2]=[.$AA$11]; [.$AA$11]/[.$AB$11]; IF([.T2]=[.$AA$12]; [.$AA$12]/[.$AB$12]; IF([.T2]=[.$AA$13]; [.$AA$13]/[.$AB$13]; IF([.T2]=[.$AA$14]; [.$AA$14]/[.$AB$14]; IF([.T2]=[.$AA$15]; [.$AA$15]/[.$AB$15]; 0)))))+IF([.R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[.S2]" office:value-type="float" office:value="448" calcext:value-type="float">
            <text:p>448</text:p>
          </table:table-cell>
          <table:table-cell table:style-name="ce11" table:formula="of:=IF([.S1]=[.$AA$11]; [.$AA$11]/[.$AB$11]; IF([.S1]=[.$AA$12]; [.$AA$12]/[.$AB$12]; IF([.S1]=[.$AA$13]; [.$AA$13]/[.$AB$13]; IF([.S1]=[.$AA$14]; [.$AA$14]/[.$AB$14]; IF([.S1]=[.$AA$15]; [.$AA$15]/[.$AB$15]; 0)))))+IF([.S1]=[.$AA$11]; [.$AA$11]/[.$AB$11]; IF([.T1]=[.$AA$12]; [.$AA$12]/[.$AB$12]; IF([.T1]=[.$AA$13]; [.$AA$13]/[.$AB$13]; IF([.T1]=[.$AA$14]; [.$AA$14]/[.$AB$14]; IF([.T1]=[.$AA$15]; [.$AA$15]/[.$AB$15]; 0)))))+IF([.U1]=[.$AA$11]; [.$AA$11]/[.$AB$11]; IF([.U1]=[.$AA$12]; [.$AA$12]/[.$AB$12]; IF([.U1]=[.$AA$13]; [.$AA$13]/[.$AB$13]; IF([.U1]=[.$AA$14]; [.$AA$14]/[.$AB$14]; IF([.U1]=[.$AA$15]; [.$AA$15]/[.$AB$15]; 0)))))+IF([.S2]=[.$AA$11]; [.$AA$11]/[.$AB$11]; IF([.S2]=[.$AA$12]; [.$AA$12]/[.$AB$12]; IF([.S2]=[.$AA$13]; [.$AA$13]/[.$AB$13]; IF([.S2]=[.$AA$14]; [.$AA$14]/[.$AB$14]; IF([.S2]=[.$AA$15]; [.$AA$15]/[.$AB$15]; 0)))))+IF([.U2]=[.$AA$11]; [.$AA$11]/[.$AB$11]; IF([.U2]=[.$AA$12]; [.$AA$12]/[.$AB$12]; IF([.U2]=[.$AA$13]; [.$AA$13]/[.$AB$13]; IF([.U2]=[.$AA$14]; [.$AA$14]/[.$AB$14]; IF([.U2]=[.$AA$15]; [.$AA$15]/[.$AB$15]; 0)))))+IF([.S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[.T2]" office:value-type="float" office:value="448" calcext:value-type="float">
            <text:p>448</text:p>
          </table:table-cell>
          <table:table-cell table:style-name="ce11" table:formula="of:=IF([.T1]=[.$AA$11]; [.$AA$11]/[.$AB$11]; IF([.T1]=[.$AA$12]; [.$AA$12]/[.$AB$12]; IF([.T1]=[.$AA$13]; [.$AA$13]/[.$AB$13]; IF([.T1]=[.$AA$14]; [.$AA$14]/[.$AB$14]; IF([.T1]=[.$AA$15]; [.$AA$15]/[.$AB$15]; 0)))))+IF([.T1]=[.$AA$11]; [.$AA$11]/[.$AB$11]; IF([.U1]=[.$AA$12]; [.$AA$12]/[.$AB$12]; IF([.U1]=[.$AA$13]; [.$AA$13]/[.$AB$13]; IF([.U1]=[.$AA$14]; [.$AA$14]/[.$AB$14]; IF([.U1]=[.$AA$15]; [.$AA$15]/[.$AB$15]; 0)))))+IF([.V1]=[.$AA$11]; [.$AA$11]/[.$AB$11]; IF([.V1]=[.$AA$12]; [.$AA$12]/[.$AB$12]; IF([.V1]=[.$AA$13]; [.$AA$13]/[.$AB$13]; IF([.V1]=[.$AA$14]; [.$AA$14]/[.$AB$14]; IF([.V1]=[.$AA$15]; [.$AA$15]/[.$AB$15]; 0)))))+IF([.T2]=[.$AA$11]; [.$AA$11]/[.$AB$11]; IF([.T2]=[.$AA$12]; [.$AA$12]/[.$AB$12]; IF([.T2]=[.$AA$13]; [.$AA$13]/[.$AB$13]; IF([.T2]=[.$AA$14]; [.$AA$14]/[.$AB$14]; IF([.T2]=[.$AA$15]; [.$AA$15]/[.$AB$15]; 0)))))+IF([.V2]=[.$AA$11]; [.$AA$11]/[.$AB$11]; IF([.V2]=[.$AA$12]; [.$AA$12]/[.$AB$12]; IF([.V2]=[.$AA$13]; [.$AA$13]/[.$AB$13]; IF([.V2]=[.$AA$14]; [.$AA$14]/[.$AB$14]; IF([.V2]=[.$AA$15]; [.$AA$15]/[.$AB$15]; 0)))))+IF([.T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[.U2]" office:value-type="float" office:value="448" calcext:value-type="float">
            <text:p>448</text:p>
          </table:table-cell>
          <table:table-cell table:style-name="ce11" table:formula="of:=IF([.U1]=[.$AA$11]; [.$AA$11]/[.$AB$11]; IF([.U1]=[.$AA$12]; [.$AA$12]/[.$AB$12]; IF([.U1]=[.$AA$13]; [.$AA$13]/[.$AB$13]; IF([.U1]=[.$AA$14]; [.$AA$14]/[.$AB$14]; IF([.U1]=[.$AA$15]; [.$AA$15]/[.$AB$15]; 0)))))+IF([.U1]=[.$AA$11]; [.$AA$11]/[.$AB$11]; IF([.V1]=[.$AA$12]; [.$AA$12]/[.$AB$12]; IF([.V1]=[.$AA$13]; [.$AA$13]/[.$AB$13]; IF([.V1]=[.$AA$14]; [.$AA$14]/[.$AB$14]; IF([.V1]=[.$AA$15]; [.$AA$15]/[.$AB$15]; 0)))))+IF([.W1]=[.$AA$11]; [.$AA$11]/[.$AB$11]; IF([.W1]=[.$AA$12]; [.$AA$12]/[.$AB$12]; IF([.W1]=[.$AA$13]; [.$AA$13]/[.$AB$13]; IF([.W1]=[.$AA$14]; [.$AA$14]/[.$AB$14]; IF([.W1]=[.$AA$15]; [.$AA$15]/[.$AB$15]; 0)))))+IF([.U2]=[.$AA$11]; [.$AA$11]/[.$AB$11]; IF([.U2]=[.$AA$12]; [.$AA$12]/[.$AB$12]; IF([.U2]=[.$AA$13]; [.$AA$13]/[.$AB$13]; IF([.U2]=[.$AA$14]; [.$AA$14]/[.$AB$14]; IF([.U2]=[.$AA$15]; [.$AA$15]/[.$AB$15]; 0)))))+IF([.W2]=[.$AA$11]; [.$AA$11]/[.$AB$11]; IF([.W2]=[.$AA$12]; [.$AA$12]/[.$AB$12]; IF([.W2]=[.$AA$13]; [.$AA$13]/[.$AB$13]; IF([.W2]=[.$AA$14]; [.$AA$14]/[.$AB$14]; IF([.W2]=[.$AA$15]; [.$AA$15]/[.$AB$15]; 0)))))+IF([.U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[.V2]" office:value-type="float" office:value="448" calcext:value-type="float">
            <text:p>448</text:p>
          </table:table-cell>
          <table:table-cell table:style-name="ce11" table:formula="of:=IF([.V1]=[.$AA$11]; [.$AA$11]/[.$AB$11]; IF([.V1]=[.$AA$12]; [.$AA$12]/[.$AB$12]; IF([.V1]=[.$AA$13]; [.$AA$13]/[.$AB$13]; IF([.V1]=[.$AA$14]; [.$AA$14]/[.$AB$14]; IF([.V1]=[.$AA$15]; [.$AA$15]/[.$AB$15]; 0)))))+IF([.V1]=[.$AA$11]; [.$AA$11]/[.$AB$11]; IF([.W1]=[.$AA$12]; [.$AA$12]/[.$AB$12]; IF([.W1]=[.$AA$13]; [.$AA$13]/[.$AB$13]; IF([.W1]=[.$AA$14]; [.$AA$14]/[.$AB$14]; IF([.W1]=[.$AA$15]; [.$AA$15]/[.$AB$15]; 0)))))+IF([.X1]=[.$AA$11]; [.$AA$11]/[.$AB$11]; IF([.X1]=[.$AA$12]; [.$AA$12]/[.$AB$12]; IF([.X1]=[.$AA$13]; [.$AA$13]/[.$AB$13]; IF([.X1]=[.$AA$14]; [.$AA$14]/[.$AB$14]; IF([.X1]=[.$AA$15]; [.$AA$15]/[.$AB$15]; 0)))))+IF([.V2]=[.$AA$11]; [.$AA$11]/[.$AB$11]; IF([.V2]=[.$AA$12]; [.$AA$12]/[.$AB$12]; IF([.V2]=[.$AA$13]; [.$AA$13]/[.$AB$13]; IF([.V2]=[.$AA$14]; [.$AA$14]/[.$AB$14]; IF([.V2]=[.$AA$15]; [.$AA$15]/[.$AB$15]; 0)))))+IF([.X2]=[.$AA$11]; [.$AA$11]/[.$AB$11]; IF([.X2]=[.$AA$12]; [.$AA$12]/[.$AB$12]; IF([.X2]=[.$AA$13]; [.$AA$13]/[.$AB$13]; IF([.X2]=[.$AA$14]; [.$AA$14]/[.$AB$14]; IF([.X2]=[.$AA$15]; [.$AA$15]/[.$AB$15]; 0)))))+IF([.V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[.W2]" office:value-type="float" office:value="380" calcext:value-type="float">
            <text:p>380</text:p>
          </table:table-cell>
          <table:table-cell table:style-name="ce11" table:formula="of:=IF([.W1]=[.$AA$11]; [.$AA$11]/[.$AB$11]; IF([.W1]=[.$AA$12]; [.$AA$12]/[.$AB$12]; IF([.W1]=[.$AA$13]; [.$AA$13]/[.$AB$13]; IF([.W1]=[.$AA$14]; [.$AA$14]/[.$AB$14]; IF([.W1]=[.$AA$15]; [.$AA$15]/[.$AB$15]; 0)))))+IF([.W1]=[.$AA$11]; [.$AA$11]/[.$AB$11]; IF([.X1]=[.$AA$12]; [.$AA$12]/[.$AB$12]; IF([.X1]=[.$AA$13]; [.$AA$13]/[.$AB$13]; IF([.X1]=[.$AA$14]; [.$AA$14]/[.$AB$14]; IF([.X1]=[.$AA$15]; [.$AA$15]/[.$AB$15]; 0)))))+IF([.Y1]=[.$AA$11]; [.$AA$11]/[.$AB$11]; IF([.Y1]=[.$AA$12]; [.$AA$12]/[.$AB$12]; IF([.Y1]=[.$AA$13]; [.$AA$13]/[.$AB$13]; IF([.Y1]=[.$AA$14]; [.$AA$14]/[.$AB$14]; IF([.Y1]=[.$AA$15]; [.$AA$15]/[.$AB$15]; 0)))))+IF([.W2]=[.$AA$11]; [.$AA$11]/[.$AB$11]; IF([.W2]=[.$AA$12]; [.$AA$12]/[.$AB$12]; IF([.W2]=[.$AA$13]; [.$AA$13]/[.$AB$13]; IF([.W2]=[.$AA$14]; [.$AA$14]/[.$AB$14]; IF([.W2]=[.$AA$15]; [.$AA$15]/[.$AB$15]; 0)))))+IF([.Y2]=[.$AA$11]; [.$AA$11]/[.$AB$11]; IF([.Y2]=[.$AA$12]; [.$AA$12]/[.$AB$12]; IF([.Y2]=[.$AA$13]; [.$AA$13]/[.$AB$13]; IF([.Y2]=[.$AA$14]; [.$AA$14]/[.$AB$14]; IF([.Y2]=[.$AA$15]; [.$AA$15]/[.$AB$15]; 0)))))+IF([.W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IF([.Y3]=[.$AA$11]; [.$AA$11]/[.$AB$11]; IF([.Y3]=[.$AA$12]; [.$AA$12]/[.$AB$12]; IF([.Y3]=[.$AA$13]; [.$AA$13]/[.$AB$13]; IF([.Y3]=[.$AA$14]; [.$AA$14]/[.$AB$14]; IF([.Y3]=[.$AA$15]; [.$AA$15]/[.$AB$15]; 0)))))+[.X2]" office:value-type="float" office:value="252" calcext:value-type="float">
            <text:p>252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2]-MIN([.$O$11:.$X$17]))/(MAX([.$O$11:.$X$17])-MIN([.$O$11:.$X$17]))*127" office:value-type="float" office:value="45.9109670983278" calcext:value-type="float">
            <text:p>45.9109670983278</text:p>
          </table:table-cell>
          <table:table-cell table:style-name="ce7" table:formula="of:=([.P12]-MIN([.$O$11:.$X$17]))/(MAX([.$O$11:.$X$17])-MIN([.$O$11:.$X$17]))*127" office:value-type="float" office:value="92.7854122520254" calcext:value-type="float">
            <text:p>92.7854122520254</text:p>
          </table:table-cell>
          <table:table-cell table:style-name="ce7" table:formula="of:=([.Q12]-MIN([.$O$11:.$X$17]))/(MAX([.$O$11:.$X$17])-MIN([.$O$11:.$X$17]))*127" office:value-type="float" office:value="127" calcext:value-type="float">
            <text:p>127</text:p>
          </table:table-cell>
          <table:table-cell table:style-name="ce7" table:formula="of:=([.R12]-MIN([.$O$11:.$X$17]))/(MAX([.$O$11:.$X$17])-MIN([.$O$11:.$X$17]))*127" office:value-type="float" office:value="104.75392786328" calcext:value-type="float">
            <text:p>104.75392786328</text:p>
          </table:table-cell>
          <table:table-cell table:style-name="ce7" table:formula="of:=([.S12]-MIN([.$O$11:.$X$17]))/(MAX([.$O$11:.$X$17])-MIN([.$O$11:.$X$17]))*127" office:value-type="float" office:value="78.1665038501104" calcext:value-type="float">
            <text:p>78.1665038501104</text:p>
          </table:table-cell>
          <table:table-cell table:style-name="ce7" table:formula="of:=([.T12]-MIN([.$O$11:.$X$17]))/(MAX([.$O$11:.$X$17])-MIN([.$O$11:.$X$17]))*127" office:value-type="float" office:value="74.4420367341089" calcext:value-type="float">
            <text:p>74.4420367341089</text:p>
          </table:table-cell>
          <table:table-cell table:style-name="ce7" table:formula="of:=([.U12]-MIN([.$O$11:.$X$17]))/(MAX([.$O$11:.$X$17])-MIN([.$O$11:.$X$17]))*127" office:value-type="float" office:value="79.5103365140186" calcext:value-type="float">
            <text:p>79.5103365140186</text:p>
          </table:table-cell>
          <table:table-cell table:style-name="ce7" table:formula="of:=([.V12]-MIN([.$O$11:.$X$17]))/(MAX([.$O$11:.$X$17])-MIN([.$O$11:.$X$17]))*127" office:value-type="float" office:value="81.0762157853425" calcext:value-type="float">
            <text:p>81.0762157853425</text:p>
          </table:table-cell>
          <table:table-cell table:style-name="ce7" table:formula="of:=([.W12]-MIN([.$O$11:.$X$17]))/(MAX([.$O$11:.$X$17])-MIN([.$O$11:.$X$17]))*127" office:value-type="float" office:value="65.1591850201752" calcext:value-type="float">
            <text:p>65.1591850201752</text:p>
          </table:table-cell>
          <table:table-cell table:style-name="ce7" table:formula="of:=([.X12]-MIN([.$O$11:.$X$17]))/(MAX([.$O$11:.$X$17])-MIN([.$O$11:.$X$17]))*127" office:value-type="float" office:value="36.6083989270366" calcext:value-type="float">
            <text:p>36.6083989270366</text:p>
          </table:table-cell>
          <table:table-cell table:number-columns-repeated="2"/>
          <table:table-cell table:style-name="ce11" table:formula="of:=([.N3]+[.N4]+[.O4]+[.P4]+[.P3]+[.P2]+[.O2]+[.N2])/2 + [.O3]" office:value-type="float" office:value="448" calcext:value-type="float">
            <text:p>448</text:p>
          </table:table-cell>
          <table:table-cell table:style-name="ce11" table:formula="of:=([.O3]+[.O4]+[.P4]+[.Q4]+[.Q3]+[.Q2]+[.P2]+[.O2])/2 + [.P3]" office:value-type="float" office:value="1088" calcext:value-type="float">
            <text:p>1088</text:p>
          </table:table-cell>
          <table:table-cell table:style-name="ce11" table:formula="of:=([.P3]+[.P4]+[.Q4]+[.R4]+[.R3]+[.R2]+[.Q2]+[.P2])/2 + [.Q3]" office:value-type="float" office:value="1536" calcext:value-type="float">
            <text:p>1536</text:p>
          </table:table-cell>
          <table:table-cell table:style-name="ce11" table:formula="of:=([.Q3]+[.Q4]+[.R4]+[.S4]+[.S3]+[.S2]+[.R2]+[.Q2])/2 + [.R3]" office:value-type="float" office:value="1088" calcext:value-type="float">
            <text:p>1088</text:p>
          </table:table-cell>
          <table:table-cell table:style-name="ce11" table:formula="of:=([.R3]+[.R4]+[.S4]+[.T4]+[.T3]+[.T2]+[.S2]+[.R2])/2 + [.S3]" office:value-type="float" office:value="640" calcext:value-type="float">
            <text:p>640</text:p>
          </table:table-cell>
          <table:table-cell table:style-name="ce11" table:formula="of:=([.S3]+[.S4]+[.T4]+[.U4]+[.U3]+[.U2]+[.T2]+[.S2])/2 + [.T3]" office:value-type="float" office:value="640" calcext:value-type="float">
            <text:p>640</text:p>
          </table:table-cell>
          <table:table-cell table:style-name="ce11" table:formula="of:=([.T3]+[.T4]+[.U4]+[.V4]+[.V3]+[.V2]+[.U2]+[.T2])/2 + [.U3]" office:value-type="float" office:value="640" calcext:value-type="float">
            <text:p>640</text:p>
          </table:table-cell>
          <table:table-cell table:style-name="ce11" table:formula="of:=([.U3]+[.U4]+[.V4]+[.W4]+[.W3]+[.W2]+[.V2]+[.U2])/2 + [.V3]" office:value-type="float" office:value="726" calcext:value-type="float">
            <text:p>726</text:p>
          </table:table-cell>
          <table:table-cell table:style-name="ce11" table:formula="of:=([.V3]+[.V4]+[.W4]+[.X4]+[.X3]+[.X2]+[.W2]+[.V2])/2 + [.W3]" office:value-type="float" office:value="534" calcext:value-type="float">
            <text:p>534</text:p>
          </table:table-cell>
          <table:table-cell table:style-name="ce11" table:formula="of:=([.W3]+[.W4]+[.X4]+[.Y4]+[.Y3]+[.Y2]+[.X2]+[.W2])/2 + [.X3]" office:value-type="float" office:value="246" calcext:value-type="float">
            <text:p>246</text:p>
          </table:table-cell>
          <table:table-cell/>
          <table:table-cell table:style-name="ce11" table:formula="of:=IF([.N2]=[.$AA$11]; [.$AA$11]/[.$AB$11]; IF([.N2]=[.$AA$12]; [.$AA$12]/[.$AB$12]; IF([.N2]=[.$AA$13]; [.$AA$13]/[.$AB$13]; IF([.N2]=[.$AA$14]; [.$AA$14]/[.$AB$14]; IF([.N2]=[.$AA$15]; [.$AA$15]/[.$AB$15]; 0)))))+IF([.N2]=[.$AA$11]; [.$AA$11]/[.$AB$11]; IF([.O2]=[.$AA$12]; [.$AA$12]/[.$AB$12]; IF([.O2]=[.$AA$13]; [.$AA$13]/[.$AB$13]; IF([.O2]=[.$AA$14]; [.$AA$14]/[.$AB$14]; IF([.O2]=[.$AA$15]; [.$AA$15]/[.$AB$15]; 0)))))+IF([.P2]=[.$AA$11]; [.$AA$11]/[.$AB$11]; IF([.P2]=[.$AA$12]; [.$AA$12]/[.$AB$12]; IF([.P2]=[.$AA$13]; [.$AA$13]/[.$AB$13]; IF([.P2]=[.$AA$14]; [.$AA$14]/[.$AB$14]; IF([.P2]=[.$AA$15]; [.$AA$15]/[.$AB$15]; 0)))))+IF([.N3]=[.$AA$11]; [.$AA$11]/[.$AB$11]; IF([.N3]=[.$AA$12]; [.$AA$12]/[.$AB$12]; IF([.N3]=[.$AA$13]; [.$AA$13]/[.$AB$13]; IF([.N3]=[.$AA$14]; [.$AA$14]/[.$AB$14]; IF([.N3]=[.$AA$15]; [.$AA$15]/[.$AB$15]; 0)))))+IF([.P3]=[.$AA$11]; [.$AA$11]/[.$AB$11]; IF([.P3]=[.$AA$12]; [.$AA$12]/[.$AB$12]; IF([.P3]=[.$AA$13]; [.$AA$13]/[.$AB$13]; IF([.P3]=[.$AA$14]; [.$AA$14]/[.$AB$14]; IF([.P3]=[.$AA$15]; [.$AA$15]/[.$AB$15]; 0)))))+IF([.N4]=[.$AA$11]; [.$AA$11]/[.$AB$11]; IF([.N4]=[.$AA$12]; [.$AA$12]/[.$AB$12]; IF([.N4]=[.$AA$13]; [.$AA$13]/[.$AB$13]; IF([.N4]=[.$AA$14]; [.$AA$14]/[.$AB$14]; IF([.N4]=[.$AA$15]; [.$AA$15]/[.$AB$15]; 0)))))+IF([.O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[.O3]" office:value-type="float" office:value="448" calcext:value-type="float">
            <text:p>448</text:p>
          </table:table-cell>
          <table:table-cell table:style-name="ce11" table:formula="of:=IF([.O2]=[.$AA$11]; [.$AA$11]/[.$AB$11]; IF([.O2]=[.$AA$12]; [.$AA$12]/[.$AB$12]; IF([.O2]=[.$AA$13]; [.$AA$13]/[.$AB$13]; IF([.O2]=[.$AA$14]; [.$AA$14]/[.$AB$14]; IF([.O2]=[.$AA$15]; [.$AA$15]/[.$AB$15]; 0)))))+IF([.O2]=[.$AA$11]; [.$AA$11]/[.$AB$11]; IF([.P2]=[.$AA$12]; [.$AA$12]/[.$AB$12]; IF([.P2]=[.$AA$13]; [.$AA$13]/[.$AB$13]; IF([.P2]=[.$AA$14]; [.$AA$14]/[.$AB$14]; IF([.P2]=[.$AA$15]; [.$AA$15]/[.$AB$15]; 0)))))+IF([.Q2]=[.$AA$11]; [.$AA$11]/[.$AB$11]; IF([.Q2]=[.$AA$12]; [.$AA$12]/[.$AB$12]; IF([.Q2]=[.$AA$13]; [.$AA$13]/[.$AB$13]; IF([.Q2]=[.$AA$14]; [.$AA$14]/[.$AB$14]; IF([.Q2]=[.$AA$15]; [.$AA$15]/[.$AB$15]; 0)))))+IF([.O3]=[.$AA$11]; [.$AA$11]/[.$AB$11]; IF([.O3]=[.$AA$12]; [.$AA$12]/[.$AB$12]; IF([.O3]=[.$AA$13]; [.$AA$13]/[.$AB$13]; IF([.O3]=[.$AA$14]; [.$AA$14]/[.$AB$14]; IF([.O3]=[.$AA$15]; [.$AA$15]/[.$AB$15]; 0)))))+IF([.Q3]=[.$AA$11]; [.$AA$11]/[.$AB$11]; IF([.Q3]=[.$AA$12]; [.$AA$12]/[.$AB$12]; IF([.Q3]=[.$AA$13]; [.$AA$13]/[.$AB$13]; IF([.Q3]=[.$AA$14]; [.$AA$14]/[.$AB$14]; IF([.Q3]=[.$AA$15]; [.$AA$15]/[.$AB$15]; 0)))))+IF([.O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[.P3]" office:value-type="float" office:value="1088" calcext:value-type="float">
            <text:p>1088</text:p>
          </table:table-cell>
          <table:table-cell table:style-name="ce11" table:formula="of:=IF([.P2]=[.$AA$11]; [.$AA$11]/[.$AB$11]; IF([.P2]=[.$AA$12]; [.$AA$12]/[.$AB$12]; IF([.P2]=[.$AA$13]; [.$AA$13]/[.$AB$13]; IF([.P2]=[.$AA$14]; [.$AA$14]/[.$AB$14]; IF([.P2]=[.$AA$15]; [.$AA$15]/[.$AB$15]; 0)))))+IF([.P2]=[.$AA$11]; [.$AA$11]/[.$AB$11]; IF([.Q2]=[.$AA$12]; [.$AA$12]/[.$AB$12]; IF([.Q2]=[.$AA$13]; [.$AA$13]/[.$AB$13]; IF([.Q2]=[.$AA$14]; [.$AA$14]/[.$AB$14]; IF([.Q2]=[.$AA$15]; [.$AA$15]/[.$AB$15]; 0)))))+IF([.R2]=[.$AA$11]; [.$AA$11]/[.$AB$11]; IF([.R2]=[.$AA$12]; [.$AA$12]/[.$AB$12]; IF([.R2]=[.$AA$13]; [.$AA$13]/[.$AB$13]; IF([.R2]=[.$AA$14]; [.$AA$14]/[.$AB$14]; IF([.R2]=[.$AA$15]; [.$AA$15]/[.$AB$15]; 0)))))+IF([.P3]=[.$AA$11]; [.$AA$11]/[.$AB$11]; IF([.P3]=[.$AA$12]; [.$AA$12]/[.$AB$12]; IF([.P3]=[.$AA$13]; [.$AA$13]/[.$AB$13]; IF([.P3]=[.$AA$14]; [.$AA$14]/[.$AB$14]; IF([.P3]=[.$AA$15]; [.$AA$15]/[.$AB$15]; 0)))))+IF([.R3]=[.$AA$11]; [.$AA$11]/[.$AB$11]; IF([.R3]=[.$AA$12]; [.$AA$12]/[.$AB$12]; IF([.R3]=[.$AA$13]; [.$AA$13]/[.$AB$13]; IF([.R3]=[.$AA$14]; [.$AA$14]/[.$AB$14]; IF([.R3]=[.$AA$15]; [.$AA$15]/[.$AB$15]; 0)))))+IF([.P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[.Q3]" office:value-type="float" office:value="1536" calcext:value-type="float">
            <text:p>1536</text:p>
          </table:table-cell>
          <table:table-cell table:style-name="ce11" table:formula="of:=IF([.Q2]=[.$AA$11]; [.$AA$11]/[.$AB$11]; IF([.Q2]=[.$AA$12]; [.$AA$12]/[.$AB$12]; IF([.Q2]=[.$AA$13]; [.$AA$13]/[.$AB$13]; IF([.Q2]=[.$AA$14]; [.$AA$14]/[.$AB$14]; IF([.Q2]=[.$AA$15]; [.$AA$15]/[.$AB$15]; 0)))))+IF([.Q2]=[.$AA$11]; [.$AA$11]/[.$AB$11]; IF([.R2]=[.$AA$12]; [.$AA$12]/[.$AB$12]; IF([.R2]=[.$AA$13]; [.$AA$13]/[.$AB$13]; IF([.R2]=[.$AA$14]; [.$AA$14]/[.$AB$14]; IF([.R2]=[.$AA$15]; [.$AA$15]/[.$AB$15]; 0)))))+IF([.S2]=[.$AA$11]; [.$AA$11]/[.$AB$11]; IF([.S2]=[.$AA$12]; [.$AA$12]/[.$AB$12]; IF([.S2]=[.$AA$13]; [.$AA$13]/[.$AB$13]; IF([.S2]=[.$AA$14]; [.$AA$14]/[.$AB$14]; IF([.S2]=[.$AA$15]; [.$AA$15]/[.$AB$15]; 0)))))+IF([.Q3]=[.$AA$11]; [.$AA$11]/[.$AB$11]; IF([.Q3]=[.$AA$12]; [.$AA$12]/[.$AB$12]; IF([.Q3]=[.$AA$13]; [.$AA$13]/[.$AB$13]; IF([.Q3]=[.$AA$14]; [.$AA$14]/[.$AB$14]; IF([.Q3]=[.$AA$15]; [.$AA$15]/[.$AB$15]; 0)))))+IF([.S3]=[.$AA$11]; [.$AA$11]/[.$AB$11]; IF([.S3]=[.$AA$12]; [.$AA$12]/[.$AB$12]; IF([.S3]=[.$AA$13]; [.$AA$13]/[.$AB$13]; IF([.S3]=[.$AA$14]; [.$AA$14]/[.$AB$14]; IF([.S3]=[.$AA$15]; [.$AA$15]/[.$AB$15]; 0)))))+IF([.Q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[.R3]" office:value-type="float" office:value="1088" calcext:value-type="float">
            <text:p>1088</text:p>
          </table:table-cell>
          <table:table-cell table:style-name="ce11" table:formula="of:=IF([.R2]=[.$AA$11]; [.$AA$11]/[.$AB$11]; IF([.R2]=[.$AA$12]; [.$AA$12]/[.$AB$12]; IF([.R2]=[.$AA$13]; [.$AA$13]/[.$AB$13]; IF([.R2]=[.$AA$14]; [.$AA$14]/[.$AB$14]; IF([.R2]=[.$AA$15]; [.$AA$15]/[.$AB$15]; 0)))))+IF([.R2]=[.$AA$11]; [.$AA$11]/[.$AB$11]; IF([.S2]=[.$AA$12]; [.$AA$12]/[.$AB$12]; IF([.S2]=[.$AA$13]; [.$AA$13]/[.$AB$13]; IF([.S2]=[.$AA$14]; [.$AA$14]/[.$AB$14]; IF([.S2]=[.$AA$15]; [.$AA$15]/[.$AB$15]; 0)))))+IF([.T2]=[.$AA$11]; [.$AA$11]/[.$AB$11]; IF([.T2]=[.$AA$12]; [.$AA$12]/[.$AB$12]; IF([.T2]=[.$AA$13]; [.$AA$13]/[.$AB$13]; IF([.T2]=[.$AA$14]; [.$AA$14]/[.$AB$14]; IF([.T2]=[.$AA$15]; [.$AA$15]/[.$AB$15]; 0)))))+IF([.R3]=[.$AA$11]; [.$AA$11]/[.$AB$11]; IF([.R3]=[.$AA$12]; [.$AA$12]/[.$AB$12]; IF([.R3]=[.$AA$13]; [.$AA$13]/[.$AB$13]; IF([.R3]=[.$AA$14]; [.$AA$14]/[.$AB$14]; IF([.R3]=[.$AA$15]; [.$AA$15]/[.$AB$15]; 0)))))+IF([.T3]=[.$AA$11]; [.$AA$11]/[.$AB$11]; IF([.T3]=[.$AA$12]; [.$AA$12]/[.$AB$12]; IF([.T3]=[.$AA$13]; [.$AA$13]/[.$AB$13]; IF([.T3]=[.$AA$14]; [.$AA$14]/[.$AB$14]; IF([.T3]=[.$AA$15]; [.$AA$15]/[.$AB$15]; 0)))))+IF([.R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[.S3]" office:value-type="float" office:value="640" calcext:value-type="float">
            <text:p>640</text:p>
          </table:table-cell>
          <table:table-cell table:style-name="ce11" table:formula="of:=IF([.S2]=[.$AA$11]; [.$AA$11]/[.$AB$11]; IF([.S2]=[.$AA$12]; [.$AA$12]/[.$AB$12]; IF([.S2]=[.$AA$13]; [.$AA$13]/[.$AB$13]; IF([.S2]=[.$AA$14]; [.$AA$14]/[.$AB$14]; IF([.S2]=[.$AA$15]; [.$AA$15]/[.$AB$15]; 0)))))+IF([.S2]=[.$AA$11]; [.$AA$11]/[.$AB$11]; IF([.T2]=[.$AA$12]; [.$AA$12]/[.$AB$12]; IF([.T2]=[.$AA$13]; [.$AA$13]/[.$AB$13]; IF([.T2]=[.$AA$14]; [.$AA$14]/[.$AB$14]; IF([.T2]=[.$AA$15]; [.$AA$15]/[.$AB$15]; 0)))))+IF([.U2]=[.$AA$11]; [.$AA$11]/[.$AB$11]; IF([.U2]=[.$AA$12]; [.$AA$12]/[.$AB$12]; IF([.U2]=[.$AA$13]; [.$AA$13]/[.$AB$13]; IF([.U2]=[.$AA$14]; [.$AA$14]/[.$AB$14]; IF([.U2]=[.$AA$15]; [.$AA$15]/[.$AB$15]; 0)))))+IF([.S3]=[.$AA$11]; [.$AA$11]/[.$AB$11]; IF([.S3]=[.$AA$12]; [.$AA$12]/[.$AB$12]; IF([.S3]=[.$AA$13]; [.$AA$13]/[.$AB$13]; IF([.S3]=[.$AA$14]; [.$AA$14]/[.$AB$14]; IF([.S3]=[.$AA$15]; [.$AA$15]/[.$AB$15]; 0)))))+IF([.U3]=[.$AA$11]; [.$AA$11]/[.$AB$11]; IF([.U3]=[.$AA$12]; [.$AA$12]/[.$AB$12]; IF([.U3]=[.$AA$13]; [.$AA$13]/[.$AB$13]; IF([.U3]=[.$AA$14]; [.$AA$14]/[.$AB$14]; IF([.U3]=[.$AA$15]; [.$AA$15]/[.$AB$15]; 0)))))+IF([.S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[.T3]" office:value-type="float" office:value="640" calcext:value-type="float">
            <text:p>640</text:p>
          </table:table-cell>
          <table:table-cell table:style-name="ce11" table:formula="of:=IF([.T2]=[.$AA$11]; [.$AA$11]/[.$AB$11]; IF([.T2]=[.$AA$12]; [.$AA$12]/[.$AB$12]; IF([.T2]=[.$AA$13]; [.$AA$13]/[.$AB$13]; IF([.T2]=[.$AA$14]; [.$AA$14]/[.$AB$14]; IF([.T2]=[.$AA$15]; [.$AA$15]/[.$AB$15]; 0)))))+IF([.T2]=[.$AA$11]; [.$AA$11]/[.$AB$11]; IF([.U2]=[.$AA$12]; [.$AA$12]/[.$AB$12]; IF([.U2]=[.$AA$13]; [.$AA$13]/[.$AB$13]; IF([.U2]=[.$AA$14]; [.$AA$14]/[.$AB$14]; IF([.U2]=[.$AA$15]; [.$AA$15]/[.$AB$15]; 0)))))+IF([.V2]=[.$AA$11]; [.$AA$11]/[.$AB$11]; IF([.V2]=[.$AA$12]; [.$AA$12]/[.$AB$12]; IF([.V2]=[.$AA$13]; [.$AA$13]/[.$AB$13]; IF([.V2]=[.$AA$14]; [.$AA$14]/[.$AB$14]; IF([.V2]=[.$AA$15]; [.$AA$15]/[.$AB$15]; 0)))))+IF([.T3]=[.$AA$11]; [.$AA$11]/[.$AB$11]; IF([.T3]=[.$AA$12]; [.$AA$12]/[.$AB$12]; IF([.T3]=[.$AA$13]; [.$AA$13]/[.$AB$13]; IF([.T3]=[.$AA$14]; [.$AA$14]/[.$AB$14]; IF([.T3]=[.$AA$15]; [.$AA$15]/[.$AB$15]; 0)))))+IF([.V3]=[.$AA$11]; [.$AA$11]/[.$AB$11]; IF([.V3]=[.$AA$12]; [.$AA$12]/[.$AB$12]; IF([.V3]=[.$AA$13]; [.$AA$13]/[.$AB$13]; IF([.V3]=[.$AA$14]; [.$AA$14]/[.$AB$14]; IF([.V3]=[.$AA$15]; [.$AA$15]/[.$AB$15]; 0)))))+IF([.T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[.U3]" office:value-type="float" office:value="640" calcext:value-type="float">
            <text:p>640</text:p>
          </table:table-cell>
          <table:table-cell table:style-name="ce11" table:formula="of:=IF([.U2]=[.$AA$11]; [.$AA$11]/[.$AB$11]; IF([.U2]=[.$AA$12]; [.$AA$12]/[.$AB$12]; IF([.U2]=[.$AA$13]; [.$AA$13]/[.$AB$13]; IF([.U2]=[.$AA$14]; [.$AA$14]/[.$AB$14]; IF([.U2]=[.$AA$15]; [.$AA$15]/[.$AB$15]; 0)))))+IF([.U2]=[.$AA$11]; [.$AA$11]/[.$AB$11]; IF([.V2]=[.$AA$12]; [.$AA$12]/[.$AB$12]; IF([.V2]=[.$AA$13]; [.$AA$13]/[.$AB$13]; IF([.V2]=[.$AA$14]; [.$AA$14]/[.$AB$14]; IF([.V2]=[.$AA$15]; [.$AA$15]/[.$AB$15]; 0)))))+IF([.W2]=[.$AA$11]; [.$AA$11]/[.$AB$11]; IF([.W2]=[.$AA$12]; [.$AA$12]/[.$AB$12]; IF([.W2]=[.$AA$13]; [.$AA$13]/[.$AB$13]; IF([.W2]=[.$AA$14]; [.$AA$14]/[.$AB$14]; IF([.W2]=[.$AA$15]; [.$AA$15]/[.$AB$15]; 0)))))+IF([.U3]=[.$AA$11]; [.$AA$11]/[.$AB$11]; IF([.U3]=[.$AA$12]; [.$AA$12]/[.$AB$12]; IF([.U3]=[.$AA$13]; [.$AA$13]/[.$AB$13]; IF([.U3]=[.$AA$14]; [.$AA$14]/[.$AB$14]; IF([.U3]=[.$AA$15]; [.$AA$15]/[.$AB$15]; 0)))))+IF([.W3]=[.$AA$11]; [.$AA$11]/[.$AB$11]; IF([.W3]=[.$AA$12]; [.$AA$12]/[.$AB$12]; IF([.W3]=[.$AA$13]; [.$AA$13]/[.$AB$13]; IF([.W3]=[.$AA$14]; [.$AA$14]/[.$AB$14]; IF([.W3]=[.$AA$15]; [.$AA$15]/[.$AB$15]; 0)))))+IF([.U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[.V3]" office:value-type="float" office:value="726" calcext:value-type="float">
            <text:p>726</text:p>
          </table:table-cell>
          <table:table-cell table:style-name="ce11" table:formula="of:=IF([.V2]=[.$AA$11]; [.$AA$11]/[.$AB$11]; IF([.V2]=[.$AA$12]; [.$AA$12]/[.$AB$12]; IF([.V2]=[.$AA$13]; [.$AA$13]/[.$AB$13]; IF([.V2]=[.$AA$14]; [.$AA$14]/[.$AB$14]; IF([.V2]=[.$AA$15]; [.$AA$15]/[.$AB$15]; 0)))))+IF([.V2]=[.$AA$11]; [.$AA$11]/[.$AB$11]; IF([.W2]=[.$AA$12]; [.$AA$12]/[.$AB$12]; IF([.W2]=[.$AA$13]; [.$AA$13]/[.$AB$13]; IF([.W2]=[.$AA$14]; [.$AA$14]/[.$AB$14]; IF([.W2]=[.$AA$15]; [.$AA$15]/[.$AB$15]; 0)))))+IF([.X2]=[.$AA$11]; [.$AA$11]/[.$AB$11]; IF([.X2]=[.$AA$12]; [.$AA$12]/[.$AB$12]; IF([.X2]=[.$AA$13]; [.$AA$13]/[.$AB$13]; IF([.X2]=[.$AA$14]; [.$AA$14]/[.$AB$14]; IF([.X2]=[.$AA$15]; [.$AA$15]/[.$AB$15]; 0)))))+IF([.V3]=[.$AA$11]; [.$AA$11]/[.$AB$11]; IF([.V3]=[.$AA$12]; [.$AA$12]/[.$AB$12]; IF([.V3]=[.$AA$13]; [.$AA$13]/[.$AB$13]; IF([.V3]=[.$AA$14]; [.$AA$14]/[.$AB$14]; IF([.V3]=[.$AA$15]; [.$AA$15]/[.$AB$15]; 0)))))+IF([.X3]=[.$AA$11]; [.$AA$11]/[.$AB$11]; IF([.X3]=[.$AA$12]; [.$AA$12]/[.$AB$12]; IF([.X3]=[.$AA$13]; [.$AA$13]/[.$AB$13]; IF([.X3]=[.$AA$14]; [.$AA$14]/[.$AB$14]; IF([.X3]=[.$AA$15]; [.$AA$15]/[.$AB$15]; 0)))))+IF([.V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[.W3]" office:value-type="float" office:value="590" calcext:value-type="float">
            <text:p>590</text:p>
          </table:table-cell>
          <table:table-cell table:style-name="ce11" table:formula="of:=IF([.W2]=[.$AA$11]; [.$AA$11]/[.$AB$11]; IF([.W2]=[.$AA$12]; [.$AA$12]/[.$AB$12]; IF([.W2]=[.$AA$13]; [.$AA$13]/[.$AB$13]; IF([.W2]=[.$AA$14]; [.$AA$14]/[.$AB$14]; IF([.W2]=[.$AA$15]; [.$AA$15]/[.$AB$15]; 0)))))+IF([.W2]=[.$AA$11]; [.$AA$11]/[.$AB$11]; IF([.X2]=[.$AA$12]; [.$AA$12]/[.$AB$12]; IF([.X2]=[.$AA$13]; [.$AA$13]/[.$AB$13]; IF([.X2]=[.$AA$14]; [.$AA$14]/[.$AB$14]; IF([.X2]=[.$AA$15]; [.$AA$15]/[.$AB$15]; 0)))))+IF([.Y2]=[.$AA$11]; [.$AA$11]/[.$AB$11]; IF([.Y2]=[.$AA$12]; [.$AA$12]/[.$AB$12]; IF([.Y2]=[.$AA$13]; [.$AA$13]/[.$AB$13]; IF([.Y2]=[.$AA$14]; [.$AA$14]/[.$AB$14]; IF([.Y2]=[.$AA$15]; [.$AA$15]/[.$AB$15]; 0)))))+IF([.W3]=[.$AA$11]; [.$AA$11]/[.$AB$11]; IF([.W3]=[.$AA$12]; [.$AA$12]/[.$AB$12]; IF([.W3]=[.$AA$13]; [.$AA$13]/[.$AB$13]; IF([.W3]=[.$AA$14]; [.$AA$14]/[.$AB$14]; IF([.W3]=[.$AA$15]; [.$AA$15]/[.$AB$15]; 0)))))+IF([.Y3]=[.$AA$11]; [.$AA$11]/[.$AB$11]; IF([.Y3]=[.$AA$12]; [.$AA$12]/[.$AB$12]; IF([.Y3]=[.$AA$13]; [.$AA$13]/[.$AB$13]; IF([.Y3]=[.$AA$14]; [.$AA$14]/[.$AB$14]; IF([.Y3]=[.$AA$15]; [.$AA$15]/[.$AB$15]; 0)))))+IF([.W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IF([.Y4]=[.$AA$11]; [.$AA$11]/[.$AB$11]; IF([.Y4]=[.$AA$12]; [.$AA$12]/[.$AB$12]; IF([.Y4]=[.$AA$13]; [.$AA$13]/[.$AB$13]; IF([.Y4]=[.$AA$14]; [.$AA$14]/[.$AB$14]; IF([.Y4]=[.$AA$15]; [.$AA$15]/[.$AB$15]; 0)))))+[.X3]" office:value-type="float" office:value="274" calcext:value-type="float">
            <text:p>27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3]-MIN([.$O$11:.$X$17]))/(MAX([.$O$11:.$X$17])-MIN([.$O$11:.$X$17]))*127" office:value-type="float" office:value="43.1153638817435" calcext:value-type="float">
            <text:p>43.1153638817435</text:p>
          </table:table-cell>
          <table:table-cell table:style-name="ce7" table:formula="of:=([.P13]-MIN([.$O$11:.$X$17]))/(MAX([.$O$11:.$X$17])-MIN([.$O$11:.$X$17]))*127" office:value-type="float" office:value="90.5495022163682" calcext:value-type="float">
            <text:p>90.5495022163682</text:p>
          </table:table-cell>
          <table:table-cell table:style-name="ce7" table:formula="of:=([.Q13]-MIN([.$O$11:.$X$17]))/(MAX([.$O$11:.$X$17])-MIN([.$O$11:.$X$17]))*127" office:value-type="float" office:value="104.023940651248" calcext:value-type="float">
            <text:p>104.023940651248</text:p>
          </table:table-cell>
          <table:table-cell table:style-name="ce7" table:formula="of:=([.R13]-MIN([.$O$11:.$X$17]))/(MAX([.$O$11:.$X$17])-MIN([.$O$11:.$X$17]))*127" office:value-type="float" office:value="110.293868562848" calcext:value-type="float">
            <text:p>110.293868562848</text:p>
          </table:table-cell>
          <table:table-cell table:style-name="ce7" table:formula="of:=([.S13]-MIN([.$O$11:.$X$17]))/(MAX([.$O$11:.$X$17])-MIN([.$O$11:.$X$17]))*127" office:value-type="float" office:value="85.7619648217467" calcext:value-type="float">
            <text:p>85.7619648217467</text:p>
          </table:table-cell>
          <table:table-cell table:style-name="ce7" table:formula="of:=([.T13]-MIN([.$O$11:.$X$17]))/(MAX([.$O$11:.$X$17])-MIN([.$O$11:.$X$17]))*127" office:value-type="float" office:value="82.0958601329689" calcext:value-type="float">
            <text:p>82.0958601329689</text:p>
          </table:table-cell>
          <table:table-cell table:style-name="ce7" table:formula="of:=([.U13]-MIN([.$O$11:.$X$17]))/(MAX([.$O$11:.$X$17])-MIN([.$O$11:.$X$17]))*127" office:value-type="float" office:value="93.0730419969868" calcext:value-type="float">
            <text:p>93.0730419969868</text:p>
          </table:table-cell>
          <table:table-cell table:style-name="ce7" table:formula="of:=([.V13]-MIN([.$O$11:.$X$17]))/(MAX([.$O$11:.$X$17])-MIN([.$O$11:.$X$17]))*127" office:value-type="float" office:value="88.4591429132656" calcext:value-type="float">
            <text:p>88.4591429132656</text:p>
          </table:table-cell>
          <table:table-cell table:style-name="ce7" table:formula="of:=([.W13]-MIN([.$O$11:.$X$17]))/(MAX([.$O$11:.$X$17])-MIN([.$O$11:.$X$17]))*127" office:value-type="float" office:value="70.9212844439785" calcext:value-type="float">
            <text:p>70.9212844439785</text:p>
          </table:table-cell>
          <table:table-cell table:style-name="ce7" table:formula="of:=([.X13]-MIN([.$O$11:.$X$17]))/(MAX([.$O$11:.$X$17])-MIN([.$O$11:.$X$17]))*127" office:value-type="float" office:value="30.4225272360353" calcext:value-type="float">
            <text:p>30.4225272360353</text:p>
          </table:table-cell>
          <table:table-cell table:number-columns-repeated="2"/>
          <table:table-cell table:style-name="ce11" table:formula="of:=([.N4]+[.N5]+[.O5]+[.P5]+[.P4]+[.P3]+[.O3]+[.N3])/2 + [.O4]" office:value-type="float" office:value="352" calcext:value-type="float">
            <text:p>352</text:p>
          </table:table-cell>
          <table:table-cell table:style-name="ce11" table:formula="of:=([.O4]+[.O5]+[.P5]+[.Q5]+[.Q4]+[.Q3]+[.P3]+[.O3])/2 + [.P4]" office:value-type="float" office:value="992" calcext:value-type="float">
            <text:p>992</text:p>
          </table:table-cell>
          <table:table-cell table:style-name="ce11" table:formula="of:=([.P4]+[.P5]+[.Q5]+[.R5]+[.R4]+[.R3]+[.Q3]+[.P3])/2 + [.Q4]" office:value-type="float" office:value="1088" calcext:value-type="float">
            <text:p>1088</text:p>
          </table:table-cell>
          <table:table-cell table:style-name="ce11" table:formula="of:=([.Q4]+[.Q5]+[.R5]+[.S5]+[.S4]+[.S3]+[.R3]+[.Q3])/2 + [.R4]" office:value-type="float" office:value="1088" calcext:value-type="float">
            <text:p>1088</text:p>
          </table:table-cell>
          <table:table-cell table:style-name="ce11" table:formula="of:=([.R4]+[.R5]+[.S5]+[.T5]+[.T4]+[.T3]+[.S3]+[.R3])/2 + [.S4]" office:value-type="float" office:value="640" calcext:value-type="float">
            <text:p>640</text:p>
          </table:table-cell>
          <table:table-cell table:style-name="ce11" table:formula="of:=([.S4]+[.S5]+[.T5]+[.U5]+[.U4]+[.U3]+[.T3]+[.S3])/2 + [.T4]" office:value-type="float" office:value="640" calcext:value-type="float">
            <text:p>640</text:p>
          </table:table-cell>
          <table:table-cell table:style-name="ce11" table:formula="of:=([.T4]+[.T5]+[.U5]+[.V5]+[.V4]+[.V3]+[.U3]+[.T3])/2 + [.U4]" office:value-type="float" office:value="726" calcext:value-type="float">
            <text:p>726</text:p>
          </table:table-cell>
          <table:table-cell table:style-name="ce11" table:formula="of:=([.U4]+[.U5]+[.V5]+[.W5]+[.W4]+[.W3]+[.V3]+[.U3])/2 + [.V4]" office:value-type="float" office:value="780" calcext:value-type="float">
            <text:p>780</text:p>
          </table:table-cell>
          <table:table-cell table:style-name="ce11" table:formula="of:=([.V4]+[.V5]+[.W5]+[.X5]+[.X4]+[.X3]+[.W3]+[.V3])/2 + [.W4]" office:value-type="float" office:value="578" calcext:value-type="float">
            <text:p>578</text:p>
          </table:table-cell>
          <table:table-cell table:style-name="ce11" table:formula="of:=([.W4]+[.W5]+[.X5]+[.Y5]+[.Y4]+[.Y3]+[.X3]+[.W3])/2 + [.X4]" office:value-type="float" office:value="118" calcext:value-type="float">
            <text:p>118</text:p>
          </table:table-cell>
          <table:table-cell/>
          <table:table-cell table:style-name="ce11" table:formula="of:=IF([.N3]=[.$AA$11]; [.$AA$11]/[.$AB$11]; IF([.N3]=[.$AA$12]; [.$AA$12]/[.$AB$12]; IF([.N3]=[.$AA$13]; [.$AA$13]/[.$AB$13]; IF([.N3]=[.$AA$14]; [.$AA$14]/[.$AB$14]; IF([.N3]=[.$AA$15]; [.$AA$15]/[.$AB$15]; 0)))))+IF([.N3]=[.$AA$11]; [.$AA$11]/[.$AB$11]; IF([.O3]=[.$AA$12]; [.$AA$12]/[.$AB$12]; IF([.O3]=[.$AA$13]; [.$AA$13]/[.$AB$13]; IF([.O3]=[.$AA$14]; [.$AA$14]/[.$AB$14]; IF([.O3]=[.$AA$15]; [.$AA$15]/[.$AB$15]; 0)))))+IF([.P3]=[.$AA$11]; [.$AA$11]/[.$AB$11]; IF([.P3]=[.$AA$12]; [.$AA$12]/[.$AB$12]; IF([.P3]=[.$AA$13]; [.$AA$13]/[.$AB$13]; IF([.P3]=[.$AA$14]; [.$AA$14]/[.$AB$14]; IF([.P3]=[.$AA$15]; [.$AA$15]/[.$AB$15]; 0)))))+IF([.N4]=[.$AA$11]; [.$AA$11]/[.$AB$11]; IF([.N4]=[.$AA$12]; [.$AA$12]/[.$AB$12]; IF([.N4]=[.$AA$13]; [.$AA$13]/[.$AB$13]; IF([.N4]=[.$AA$14]; [.$AA$14]/[.$AB$14]; IF([.N4]=[.$AA$15]; [.$AA$15]/[.$AB$15]; 0)))))+IF([.P4]=[.$AA$11]; [.$AA$11]/[.$AB$11]; IF([.P4]=[.$AA$12]; [.$AA$12]/[.$AB$12]; IF([.P4]=[.$AA$13]; [.$AA$13]/[.$AB$13]; IF([.P4]=[.$AA$14]; [.$AA$14]/[.$AB$14]; IF([.P4]=[.$AA$15]; [.$AA$15]/[.$AB$15]; 0)))))+IF([.N5]=[.$AA$11]; [.$AA$11]/[.$AB$11]; IF([.N5]=[.$AA$12]; [.$AA$12]/[.$AB$12]; IF([.N5]=[.$AA$13]; [.$AA$13]/[.$AB$13]; IF([.N5]=[.$AA$14]; [.$AA$14]/[.$AB$14]; IF([.N5]=[.$AA$15]; [.$AA$15]/[.$AB$15]; 0)))))+IF([.O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[.O4]" office:value-type="float" office:value="380" calcext:value-type="float">
            <text:p>380</text:p>
          </table:table-cell>
          <table:table-cell table:style-name="ce11" table:formula="of:=IF([.O3]=[.$AA$11]; [.$AA$11]/[.$AB$11]; IF([.O3]=[.$AA$12]; [.$AA$12]/[.$AB$12]; IF([.O3]=[.$AA$13]; [.$AA$13]/[.$AB$13]; IF([.O3]=[.$AA$14]; [.$AA$14]/[.$AB$14]; IF([.O3]=[.$AA$15]; [.$AA$15]/[.$AB$15]; 0)))))+IF([.O3]=[.$AA$11]; [.$AA$11]/[.$AB$11]; IF([.P3]=[.$AA$12]; [.$AA$12]/[.$AB$12]; IF([.P3]=[.$AA$13]; [.$AA$13]/[.$AB$13]; IF([.P3]=[.$AA$14]; [.$AA$14]/[.$AB$14]; IF([.P3]=[.$AA$15]; [.$AA$15]/[.$AB$15]; 0)))))+IF([.Q3]=[.$AA$11]; [.$AA$11]/[.$AB$11]; IF([.Q3]=[.$AA$12]; [.$AA$12]/[.$AB$12]; IF([.Q3]=[.$AA$13]; [.$AA$13]/[.$AB$13]; IF([.Q3]=[.$AA$14]; [.$AA$14]/[.$AB$14]; IF([.Q3]=[.$AA$15]; [.$AA$15]/[.$AB$15]; 0)))))+IF([.O4]=[.$AA$11]; [.$AA$11]/[.$AB$11]; IF([.O4]=[.$AA$12]; [.$AA$12]/[.$AB$12]; IF([.O4]=[.$AA$13]; [.$AA$13]/[.$AB$13]; IF([.O4]=[.$AA$14]; [.$AA$14]/[.$AB$14]; IF([.O4]=[.$AA$15]; [.$AA$15]/[.$AB$15]; 0)))))+IF([.Q4]=[.$AA$11]; [.$AA$11]/[.$AB$11]; IF([.Q4]=[.$AA$12]; [.$AA$12]/[.$AB$12]; IF([.Q4]=[.$AA$13]; [.$AA$13]/[.$AB$13]; IF([.Q4]=[.$AA$14]; [.$AA$14]/[.$AB$14]; IF([.Q4]=[.$AA$15]; [.$AA$15]/[.$AB$15]; 0)))))+IF([.O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[.P4]" office:value-type="float" office:value="1020" calcext:value-type="float">
            <text:p>1020</text:p>
          </table:table-cell>
          <table:table-cell table:style-name="ce11" table:formula="of:=IF([.P3]=[.$AA$11]; [.$AA$11]/[.$AB$11]; IF([.P3]=[.$AA$12]; [.$AA$12]/[.$AB$12]; IF([.P3]=[.$AA$13]; [.$AA$13]/[.$AB$13]; IF([.P3]=[.$AA$14]; [.$AA$14]/[.$AB$14]; IF([.P3]=[.$AA$15]; [.$AA$15]/[.$AB$15]; 0)))))+IF([.P3]=[.$AA$11]; [.$AA$11]/[.$AB$11]; IF([.Q3]=[.$AA$12]; [.$AA$12]/[.$AB$12]; IF([.Q3]=[.$AA$13]; [.$AA$13]/[.$AB$13]; IF([.Q3]=[.$AA$14]; [.$AA$14]/[.$AB$14]; IF([.Q3]=[.$AA$15]; [.$AA$15]/[.$AB$15]; 0)))))+IF([.R3]=[.$AA$11]; [.$AA$11]/[.$AB$11]; IF([.R3]=[.$AA$12]; [.$AA$12]/[.$AB$12]; IF([.R3]=[.$AA$13]; [.$AA$13]/[.$AB$13]; IF([.R3]=[.$AA$14]; [.$AA$14]/[.$AB$14]; IF([.R3]=[.$AA$15]; [.$AA$15]/[.$AB$15]; 0)))))+IF([.P4]=[.$AA$11]; [.$AA$11]/[.$AB$11]; IF([.P4]=[.$AA$12]; [.$AA$12]/[.$AB$12]; IF([.P4]=[.$AA$13]; [.$AA$13]/[.$AB$13]; IF([.P4]=[.$AA$14]; [.$AA$14]/[.$AB$14]; IF([.P4]=[.$AA$15]; [.$AA$15]/[.$AB$15]; 0)))))+IF([.R4]=[.$AA$11]; [.$AA$11]/[.$AB$11]; IF([.R4]=[.$AA$12]; [.$AA$12]/[.$AB$12]; IF([.R4]=[.$AA$13]; [.$AA$13]/[.$AB$13]; IF([.R4]=[.$AA$14]; [.$AA$14]/[.$AB$14]; IF([.R4]=[.$AA$15]; [.$AA$15]/[.$AB$15]; 0)))))+IF([.P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[.Q4]" office:value-type="float" office:value="1088" calcext:value-type="float">
            <text:p>1088</text:p>
          </table:table-cell>
          <table:table-cell table:style-name="ce11" table:formula="of:=IF([.Q3]=[.$AA$11]; [.$AA$11]/[.$AB$11]; IF([.Q3]=[.$AA$12]; [.$AA$12]/[.$AB$12]; IF([.Q3]=[.$AA$13]; [.$AA$13]/[.$AB$13]; IF([.Q3]=[.$AA$14]; [.$AA$14]/[.$AB$14]; IF([.Q3]=[.$AA$15]; [.$AA$15]/[.$AB$15]; 0)))))+IF([.Q3]=[.$AA$11]; [.$AA$11]/[.$AB$11]; IF([.R3]=[.$AA$12]; [.$AA$12]/[.$AB$12]; IF([.R3]=[.$AA$13]; [.$AA$13]/[.$AB$13]; IF([.R3]=[.$AA$14]; [.$AA$14]/[.$AB$14]; IF([.R3]=[.$AA$15]; [.$AA$15]/[.$AB$15]; 0)))))+IF([.S3]=[.$AA$11]; [.$AA$11]/[.$AB$11]; IF([.S3]=[.$AA$12]; [.$AA$12]/[.$AB$12]; IF([.S3]=[.$AA$13]; [.$AA$13]/[.$AB$13]; IF([.S3]=[.$AA$14]; [.$AA$14]/[.$AB$14]; IF([.S3]=[.$AA$15]; [.$AA$15]/[.$AB$15]; 0)))))+IF([.Q4]=[.$AA$11]; [.$AA$11]/[.$AB$11]; IF([.Q4]=[.$AA$12]; [.$AA$12]/[.$AB$12]; IF([.Q4]=[.$AA$13]; [.$AA$13]/[.$AB$13]; IF([.Q4]=[.$AA$14]; [.$AA$14]/[.$AB$14]; IF([.Q4]=[.$AA$15]; [.$AA$15]/[.$AB$15]; 0)))))+IF([.S4]=[.$AA$11]; [.$AA$11]/[.$AB$11]; IF([.S4]=[.$AA$12]; [.$AA$12]/[.$AB$12]; IF([.S4]=[.$AA$13]; [.$AA$13]/[.$AB$13]; IF([.S4]=[.$AA$14]; [.$AA$14]/[.$AB$14]; IF([.S4]=[.$AA$15]; [.$AA$15]/[.$AB$15]; 0)))))+IF([.Q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[.R4]" office:value-type="float" office:value="1088" calcext:value-type="float">
            <text:p>1088</text:p>
          </table:table-cell>
          <table:table-cell table:style-name="ce11" table:formula="of:=IF([.R3]=[.$AA$11]; [.$AA$11]/[.$AB$11]; IF([.R3]=[.$AA$12]; [.$AA$12]/[.$AB$12]; IF([.R3]=[.$AA$13]; [.$AA$13]/[.$AB$13]; IF([.R3]=[.$AA$14]; [.$AA$14]/[.$AB$14]; IF([.R3]=[.$AA$15]; [.$AA$15]/[.$AB$15]; 0)))))+IF([.R3]=[.$AA$11]; [.$AA$11]/[.$AB$11]; IF([.S3]=[.$AA$12]; [.$AA$12]/[.$AB$12]; IF([.S3]=[.$AA$13]; [.$AA$13]/[.$AB$13]; IF([.S3]=[.$AA$14]; [.$AA$14]/[.$AB$14]; IF([.S3]=[.$AA$15]; [.$AA$15]/[.$AB$15]; 0)))))+IF([.T3]=[.$AA$11]; [.$AA$11]/[.$AB$11]; IF([.T3]=[.$AA$12]; [.$AA$12]/[.$AB$12]; IF([.T3]=[.$AA$13]; [.$AA$13]/[.$AB$13]; IF([.T3]=[.$AA$14]; [.$AA$14]/[.$AB$14]; IF([.T3]=[.$AA$15]; [.$AA$15]/[.$AB$15]; 0)))))+IF([.R4]=[.$AA$11]; [.$AA$11]/[.$AB$11]; IF([.R4]=[.$AA$12]; [.$AA$12]/[.$AB$12]; IF([.R4]=[.$AA$13]; [.$AA$13]/[.$AB$13]; IF([.R4]=[.$AA$14]; [.$AA$14]/[.$AB$14]; IF([.R4]=[.$AA$15]; [.$AA$15]/[.$AB$15]; 0)))))+IF([.T4]=[.$AA$11]; [.$AA$11]/[.$AB$11]; IF([.T4]=[.$AA$12]; [.$AA$12]/[.$AB$12]; IF([.T4]=[.$AA$13]; [.$AA$13]/[.$AB$13]; IF([.T4]=[.$AA$14]; [.$AA$14]/[.$AB$14]; IF([.T4]=[.$AA$15]; [.$AA$15]/[.$AB$15]; 0)))))+IF([.R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[.S4]" office:value-type="float" office:value="640" calcext:value-type="float">
            <text:p>640</text:p>
          </table:table-cell>
          <table:table-cell table:style-name="ce11" table:formula="of:=IF([.S3]=[.$AA$11]; [.$AA$11]/[.$AB$11]; IF([.S3]=[.$AA$12]; [.$AA$12]/[.$AB$12]; IF([.S3]=[.$AA$13]; [.$AA$13]/[.$AB$13]; IF([.S3]=[.$AA$14]; [.$AA$14]/[.$AB$14]; IF([.S3]=[.$AA$15]; [.$AA$15]/[.$AB$15]; 0)))))+IF([.S3]=[.$AA$11]; [.$AA$11]/[.$AB$11]; IF([.T3]=[.$AA$12]; [.$AA$12]/[.$AB$12]; IF([.T3]=[.$AA$13]; [.$AA$13]/[.$AB$13]; IF([.T3]=[.$AA$14]; [.$AA$14]/[.$AB$14]; IF([.T3]=[.$AA$15]; [.$AA$15]/[.$AB$15]; 0)))))+IF([.U3]=[.$AA$11]; [.$AA$11]/[.$AB$11]; IF([.U3]=[.$AA$12]; [.$AA$12]/[.$AB$12]; IF([.U3]=[.$AA$13]; [.$AA$13]/[.$AB$13]; IF([.U3]=[.$AA$14]; [.$AA$14]/[.$AB$14]; IF([.U3]=[.$AA$15]; [.$AA$15]/[.$AB$15]; 0)))))+IF([.S4]=[.$AA$11]; [.$AA$11]/[.$AB$11]; IF([.S4]=[.$AA$12]; [.$AA$12]/[.$AB$12]; IF([.S4]=[.$AA$13]; [.$AA$13]/[.$AB$13]; IF([.S4]=[.$AA$14]; [.$AA$14]/[.$AB$14]; IF([.S4]=[.$AA$15]; [.$AA$15]/[.$AB$15]; 0)))))+IF([.U4]=[.$AA$11]; [.$AA$11]/[.$AB$11]; IF([.U4]=[.$AA$12]; [.$AA$12]/[.$AB$12]; IF([.U4]=[.$AA$13]; [.$AA$13]/[.$AB$13]; IF([.U4]=[.$AA$14]; [.$AA$14]/[.$AB$14]; IF([.U4]=[.$AA$15]; [.$AA$15]/[.$AB$15]; 0)))))+IF([.S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[.T4]" office:value-type="float" office:value="640" calcext:value-type="float">
            <text:p>640</text:p>
          </table:table-cell>
          <table:table-cell table:style-name="ce11" table:formula="of:=IF([.T3]=[.$AA$11]; [.$AA$11]/[.$AB$11]; IF([.T3]=[.$AA$12]; [.$AA$12]/[.$AB$12]; IF([.T3]=[.$AA$13]; [.$AA$13]/[.$AB$13]; IF([.T3]=[.$AA$14]; [.$AA$14]/[.$AB$14]; IF([.T3]=[.$AA$15]; [.$AA$15]/[.$AB$15]; 0)))))+IF([.T3]=[.$AA$11]; [.$AA$11]/[.$AB$11]; IF([.U3]=[.$AA$12]; [.$AA$12]/[.$AB$12]; IF([.U3]=[.$AA$13]; [.$AA$13]/[.$AB$13]; IF([.U3]=[.$AA$14]; [.$AA$14]/[.$AB$14]; IF([.U3]=[.$AA$15]; [.$AA$15]/[.$AB$15]; 0)))))+IF([.V3]=[.$AA$11]; [.$AA$11]/[.$AB$11]; IF([.V3]=[.$AA$12]; [.$AA$12]/[.$AB$12]; IF([.V3]=[.$AA$13]; [.$AA$13]/[.$AB$13]; IF([.V3]=[.$AA$14]; [.$AA$14]/[.$AB$14]; IF([.V3]=[.$AA$15]; [.$AA$15]/[.$AB$15]; 0)))))+IF([.T4]=[.$AA$11]; [.$AA$11]/[.$AB$11]; IF([.T4]=[.$AA$12]; [.$AA$12]/[.$AB$12]; IF([.T4]=[.$AA$13]; [.$AA$13]/[.$AB$13]; IF([.T4]=[.$AA$14]; [.$AA$14]/[.$AB$14]; IF([.T4]=[.$AA$15]; [.$AA$15]/[.$AB$15]; 0)))))+IF([.V4]=[.$AA$11]; [.$AA$11]/[.$AB$11]; IF([.V4]=[.$AA$12]; [.$AA$12]/[.$AB$12]; IF([.V4]=[.$AA$13]; [.$AA$13]/[.$AB$13]; IF([.V4]=[.$AA$14]; [.$AA$14]/[.$AB$14]; IF([.V4]=[.$AA$15]; [.$AA$15]/[.$AB$15]; 0)))))+IF([.T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[.U4]" office:value-type="float" office:value="726" calcext:value-type="float">
            <text:p>726</text:p>
          </table:table-cell>
          <table:table-cell table:style-name="ce11" table:formula="of:=IF([.U3]=[.$AA$11]; [.$AA$11]/[.$AB$11]; IF([.U3]=[.$AA$12]; [.$AA$12]/[.$AB$12]; IF([.U3]=[.$AA$13]; [.$AA$13]/[.$AB$13]; IF([.U3]=[.$AA$14]; [.$AA$14]/[.$AB$14]; IF([.U3]=[.$AA$15]; [.$AA$15]/[.$AB$15]; 0)))))+IF([.U3]=[.$AA$11]; [.$AA$11]/[.$AB$11]; IF([.V3]=[.$AA$12]; [.$AA$12]/[.$AB$12]; IF([.V3]=[.$AA$13]; [.$AA$13]/[.$AB$13]; IF([.V3]=[.$AA$14]; [.$AA$14]/[.$AB$14]; IF([.V3]=[.$AA$15]; [.$AA$15]/[.$AB$15]; 0)))))+IF([.W3]=[.$AA$11]; [.$AA$11]/[.$AB$11]; IF([.W3]=[.$AA$12]; [.$AA$12]/[.$AB$12]; IF([.W3]=[.$AA$13]; [.$AA$13]/[.$AB$13]; IF([.W3]=[.$AA$14]; [.$AA$14]/[.$AB$14]; IF([.W3]=[.$AA$15]; [.$AA$15]/[.$AB$15]; 0)))))+IF([.U4]=[.$AA$11]; [.$AA$11]/[.$AB$11]; IF([.U4]=[.$AA$12]; [.$AA$12]/[.$AB$12]; IF([.U4]=[.$AA$13]; [.$AA$13]/[.$AB$13]; IF([.U4]=[.$AA$14]; [.$AA$14]/[.$AB$14]; IF([.U4]=[.$AA$15]; [.$AA$15]/[.$AB$15]; 0)))))+IF([.W4]=[.$AA$11]; [.$AA$11]/[.$AB$11]; IF([.W4]=[.$AA$12]; [.$AA$12]/[.$AB$12]; IF([.W4]=[.$AA$13]; [.$AA$13]/[.$AB$13]; IF([.W4]=[.$AA$14]; [.$AA$14]/[.$AB$14]; IF([.W4]=[.$AA$15]; [.$AA$15]/[.$AB$15]; 0)))))+IF([.U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[.V4]" office:value-type="float" office:value="748" calcext:value-type="float">
            <text:p>748</text:p>
          </table:table-cell>
          <table:table-cell table:style-name="ce11" table:formula="of:=IF([.V3]=[.$AA$11]; [.$AA$11]/[.$AB$11]; IF([.V3]=[.$AA$12]; [.$AA$12]/[.$AB$12]; IF([.V3]=[.$AA$13]; [.$AA$13]/[.$AB$13]; IF([.V3]=[.$AA$14]; [.$AA$14]/[.$AB$14]; IF([.V3]=[.$AA$15]; [.$AA$15]/[.$AB$15]; 0)))))+IF([.V3]=[.$AA$11]; [.$AA$11]/[.$AB$11]; IF([.W3]=[.$AA$12]; [.$AA$12]/[.$AB$12]; IF([.W3]=[.$AA$13]; [.$AA$13]/[.$AB$13]; IF([.W3]=[.$AA$14]; [.$AA$14]/[.$AB$14]; IF([.W3]=[.$AA$15]; [.$AA$15]/[.$AB$15]; 0)))))+IF([.X3]=[.$AA$11]; [.$AA$11]/[.$AB$11]; IF([.X3]=[.$AA$12]; [.$AA$12]/[.$AB$12]; IF([.X3]=[.$AA$13]; [.$AA$13]/[.$AB$13]; IF([.X3]=[.$AA$14]; [.$AA$14]/[.$AB$14]; IF([.X3]=[.$AA$15]; [.$AA$15]/[.$AB$15]; 0)))))+IF([.V4]=[.$AA$11]; [.$AA$11]/[.$AB$11]; IF([.V4]=[.$AA$12]; [.$AA$12]/[.$AB$12]; IF([.V4]=[.$AA$13]; [.$AA$13]/[.$AB$13]; IF([.V4]=[.$AA$14]; [.$AA$14]/[.$AB$14]; IF([.V4]=[.$AA$15]; [.$AA$15]/[.$AB$15]; 0)))))+IF([.X4]=[.$AA$11]; [.$AA$11]/[.$AB$11]; IF([.X4]=[.$AA$12]; [.$AA$12]/[.$AB$12]; IF([.X4]=[.$AA$13]; [.$AA$13]/[.$AB$13]; IF([.X4]=[.$AA$14]; [.$AA$14]/[.$AB$14]; IF([.X4]=[.$AA$15]; [.$AA$15]/[.$AB$15]; 0)))))+IF([.V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[.W4]" office:value-type="float" office:value="630" calcext:value-type="float">
            <text:p>630</text:p>
          </table:table-cell>
          <table:table-cell table:style-name="ce11" table:formula="of:=IF([.W3]=[.$AA$11]; [.$AA$11]/[.$AB$11]; IF([.W3]=[.$AA$12]; [.$AA$12]/[.$AB$12]; IF([.W3]=[.$AA$13]; [.$AA$13]/[.$AB$13]; IF([.W3]=[.$AA$14]; [.$AA$14]/[.$AB$14]; IF([.W3]=[.$AA$15]; [.$AA$15]/[.$AB$15]; 0)))))+IF([.W3]=[.$AA$11]; [.$AA$11]/[.$AB$11]; IF([.X3]=[.$AA$12]; [.$AA$12]/[.$AB$12]; IF([.X3]=[.$AA$13]; [.$AA$13]/[.$AB$13]; IF([.X3]=[.$AA$14]; [.$AA$14]/[.$AB$14]; IF([.X3]=[.$AA$15]; [.$AA$15]/[.$AB$15]; 0)))))+IF([.Y3]=[.$AA$11]; [.$AA$11]/[.$AB$11]; IF([.Y3]=[.$AA$12]; [.$AA$12]/[.$AB$12]; IF([.Y3]=[.$AA$13]; [.$AA$13]/[.$AB$13]; IF([.Y3]=[.$AA$14]; [.$AA$14]/[.$AB$14]; IF([.Y3]=[.$AA$15]; [.$AA$15]/[.$AB$15]; 0)))))+IF([.W4]=[.$AA$11]; [.$AA$11]/[.$AB$11]; IF([.W4]=[.$AA$12]; [.$AA$12]/[.$AB$12]; IF([.W4]=[.$AA$13]; [.$AA$13]/[.$AB$13]; IF([.W4]=[.$AA$14]; [.$AA$14]/[.$AB$14]; IF([.W4]=[.$AA$15]; [.$AA$15]/[.$AB$15]; 0)))))+IF([.Y4]=[.$AA$11]; [.$AA$11]/[.$AB$11]; IF([.Y4]=[.$AA$12]; [.$AA$12]/[.$AB$12]; IF([.Y4]=[.$AA$13]; [.$AA$13]/[.$AB$13]; IF([.Y4]=[.$AA$14]; [.$AA$14]/[.$AB$14]; IF([.Y4]=[.$AA$15]; [.$AA$15]/[.$AB$15]; 0)))))+IF([.W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IF([.Y5]=[.$AA$11]; [.$AA$11]/[.$AB$11]; IF([.Y5]=[.$AA$12]; [.$AA$12]/[.$AB$12]; IF([.Y5]=[.$AA$13]; [.$AA$13]/[.$AB$13]; IF([.Y5]=[.$AA$14]; [.$AA$14]/[.$AB$14]; IF([.Y5]=[.$AA$15]; [.$AA$15]/[.$AB$15]; 0)))))+[.X4]" office:value-type="float" office:value="146" calcext:value-type="float">
            <text:p>146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4]-MIN([.$O$11:.$X$17]))/(MAX([.$O$11:.$X$17])-MIN([.$O$11:.$X$17]))*127" office:value-type="float" office:value="30.0743507982661" calcext:value-type="float">
            <text:p>30.0743507982661</text:p>
          </table:table-cell>
          <table:table-cell table:style-name="ce7" table:formula="of:=([.P14]-MIN([.$O$11:.$X$17]))/(MAX([.$O$11:.$X$17])-MIN([.$O$11:.$X$17]))*127" office:value-type="float" office:value="57.1351149430935" calcext:value-type="float">
            <text:p>57.1351149430935</text:p>
          </table:table-cell>
          <table:table-cell table:style-name="ce7" table:formula="of:=([.Q14]-MIN([.$O$11:.$X$17]))/(MAX([.$O$11:.$X$17])-MIN([.$O$11:.$X$17]))*127" office:value-type="float" office:value="48.1263267941982" calcext:value-type="float">
            <text:p>48.1263267941982</text:p>
          </table:table-cell>
          <table:table-cell table:style-name="ce7" table:formula="of:=([.R14]-MIN([.$O$11:.$X$17]))/(MAX([.$O$11:.$X$17])-MIN([.$O$11:.$X$17]))*127" office:value-type="float" office:value="63.1099167494375" calcext:value-type="float">
            <text:p>63.1099167494375</text:p>
          </table:table-cell>
          <table:table-cell table:style-name="ce7" table:formula="of:=([.S14]-MIN([.$O$11:.$X$17]))/(MAX([.$O$11:.$X$17])-MIN([.$O$11:.$X$17]))*127" office:value-type="float" office:value="71.4884746386843" calcext:value-type="float">
            <text:p>71.4884746386843</text:p>
          </table:table-cell>
          <table:table-cell table:style-name="ce7" table:formula="of:=([.T14]-MIN([.$O$11:.$X$17]))/(MAX([.$O$11:.$X$17])-MIN([.$O$11:.$X$17]))*127" office:value-type="float" office:value="89.772412911859" calcext:value-type="float">
            <text:p>89.772412911859</text:p>
          </table:table-cell>
          <table:table-cell table:style-name="ce7" table:formula="of:=([.U14]-MIN([.$O$11:.$X$17]))/(MAX([.$O$11:.$X$17])-MIN([.$O$11:.$X$17]))*127" office:value-type="float" office:value="94.9059290899308" calcext:value-type="float">
            <text:p>94.9059290899308</text:p>
          </table:table-cell>
          <table:table-cell table:style-name="ce7" table:formula="of:=([.V14]-MIN([.$O$11:.$X$17]))/(MAX([.$O$11:.$X$17])-MIN([.$O$11:.$X$17]))*127" office:value-type="float" office:value="89.1177233389628" calcext:value-type="float">
            <text:p>89.1177233389628</text:p>
          </table:table-cell>
          <table:table-cell table:style-name="ce7" table:formula="of:=([.W14]-MIN([.$O$11:.$X$17]))/(MAX([.$O$11:.$X$17])-MIN([.$O$11:.$X$17]))*127" office:value-type="float" office:value="55.0516165991482" calcext:value-type="float">
            <text:p>55.0516165991482</text:p>
          </table:table-cell>
          <table:table-cell table:style-name="ce7" table:formula="of:=([.X14]-MIN([.$O$11:.$X$17]))/(MAX([.$O$11:.$X$17])-MIN([.$O$11:.$X$17]))*127" office:value-type="float" office:value="23.442111666562" calcext:value-type="float">
            <text:p>23.442111666562</text:p>
          </table:table-cell>
          <table:table-cell table:number-columns-repeated="2"/>
          <table:table-cell table:style-name="ce11" table:formula="of:=([.N5]+[.N6]+[.O6]+[.P6]+[.P5]+[.P4]+[.O4]+[.N4])/2 + [.O5]" office:value-type="float" office:value="160" calcext:value-type="float">
            <text:p>160</text:p>
          </table:table-cell>
          <table:table-cell table:style-name="ce11" table:formula="of:=([.O5]+[.O6]+[.P6]+[.Q6]+[.Q5]+[.Q4]+[.P4]+[.O4])/2 + [.P5]" office:value-type="float" office:value="448" calcext:value-type="float">
            <text:p>448</text:p>
          </table:table-cell>
          <table:table-cell table:style-name="ce11" table:formula="of:=([.P5]+[.P6]+[.Q6]+[.R6]+[.R5]+[.R4]+[.Q4]+[.P4])/2 + [.Q5]" office:value-type="float" office:value="640" calcext:value-type="float">
            <text:p>640</text:p>
          </table:table-cell>
          <table:table-cell table:style-name="ce11" table:formula="of:=([.Q5]+[.Q6]+[.R6]+[.S6]+[.S5]+[.S4]+[.R4]+[.Q4])/2 + [.R5]" office:value-type="float" office:value="640" calcext:value-type="float">
            <text:p>640</text:p>
          </table:table-cell>
          <table:table-cell table:style-name="ce11" table:formula="of:=([.R5]+[.R6]+[.S6]+[.T6]+[.T5]+[.T4]+[.S4]+[.R4])/2 + [.S5]" office:value-type="float" office:value="640" calcext:value-type="float">
            <text:p>640</text:p>
          </table:table-cell>
          <table:table-cell table:style-name="ce11" table:formula="of:=([.S5]+[.S6]+[.T6]+[.U6]+[.U5]+[.U4]+[.T4]+[.S4])/2 + [.T5]" office:value-type="float" office:value="726" calcext:value-type="float">
            <text:p>726</text:p>
          </table:table-cell>
          <table:table-cell table:style-name="ce11" table:formula="of:=([.T5]+[.T6]+[.U6]+[.V6]+[.V5]+[.V4]+[.U4]+[.T4])/2 + [.U5]" office:value-type="float" office:value="780" calcext:value-type="float">
            <text:p>780</text:p>
          </table:table-cell>
          <table:table-cell table:style-name="ce11" table:formula="of:=([.U5]+[.U6]+[.V6]+[.W6]+[.W5]+[.W4]+[.V4]+[.U4])/2 + [.V5]" office:value-type="float" office:value="888" calcext:value-type="float">
            <text:p>888</text:p>
          </table:table-cell>
          <table:table-cell table:style-name="ce11" table:formula="of:=([.V5]+[.V6]+[.W6]+[.X6]+[.X5]+[.X4]+[.W4]+[.V4])/2 + [.W5]" office:value-type="float" office:value="396" calcext:value-type="float">
            <text:p>396</text:p>
          </table:table-cell>
          <table:table-cell table:style-name="ce11" table:formula="of:=([.W5]+[.W6]+[.X6]+[.Y6]+[.Y5]+[.Y4]+[.X4]+[.W4])/2 + [.X5]" office:value-type="float" office:value="86" calcext:value-type="float">
            <text:p>86</text:p>
          </table:table-cell>
          <table:table-cell/>
          <table:table-cell table:style-name="ce11" table:formula="of:=IF([.N4]=[.$AA$11]; [.$AA$11]/[.$AB$11]; IF([.N4]=[.$AA$12]; [.$AA$12]/[.$AB$12]; IF([.N4]=[.$AA$13]; [.$AA$13]/[.$AB$13]; IF([.N4]=[.$AA$14]; [.$AA$14]/[.$AB$14]; IF([.N4]=[.$AA$15]; [.$AA$15]/[.$AB$15]; 0)))))+IF([.N4]=[.$AA$11]; [.$AA$11]/[.$AB$11]; IF([.O4]=[.$AA$12]; [.$AA$12]/[.$AB$12]; IF([.O4]=[.$AA$13]; [.$AA$13]/[.$AB$13]; IF([.O4]=[.$AA$14]; [.$AA$14]/[.$AB$14]; IF([.O4]=[.$AA$15]; [.$AA$15]/[.$AB$15]; 0)))))+IF([.P4]=[.$AA$11]; [.$AA$11]/[.$AB$11]; IF([.P4]=[.$AA$12]; [.$AA$12]/[.$AB$12]; IF([.P4]=[.$AA$13]; [.$AA$13]/[.$AB$13]; IF([.P4]=[.$AA$14]; [.$AA$14]/[.$AB$14]; IF([.P4]=[.$AA$15]; [.$AA$15]/[.$AB$15]; 0)))))+IF([.N5]=[.$AA$11]; [.$AA$11]/[.$AB$11]; IF([.N5]=[.$AA$12]; [.$AA$12]/[.$AB$12]; IF([.N5]=[.$AA$13]; [.$AA$13]/[.$AB$13]; IF([.N5]=[.$AA$14]; [.$AA$14]/[.$AB$14]; IF([.N5]=[.$AA$15]; [.$AA$15]/[.$AB$15]; 0)))))+IF([.P5]=[.$AA$11]; [.$AA$11]/[.$AB$11]; IF([.P5]=[.$AA$12]; [.$AA$12]/[.$AB$12]; IF([.P5]=[.$AA$13]; [.$AA$13]/[.$AB$13]; IF([.P5]=[.$AA$14]; [.$AA$14]/[.$AB$14]; IF([.P5]=[.$AA$15]; [.$AA$15]/[.$AB$15]; 0)))))+IF([.N6]=[.$AA$11]; [.$AA$11]/[.$AB$11]; IF([.N6]=[.$AA$12]; [.$AA$12]/[.$AB$12]; IF([.N6]=[.$AA$13]; [.$AA$13]/[.$AB$13]; IF([.N6]=[.$AA$14]; [.$AA$14]/[.$AB$14]; IF([.N6]=[.$AA$15]; [.$AA$15]/[.$AB$15]; 0)))))+IF([.O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[.O5]" office:value-type="float" office:value="188" calcext:value-type="float">
            <text:p>188</text:p>
          </table:table-cell>
          <table:table-cell table:style-name="ce11" table:formula="of:=IF([.O4]=[.$AA$11]; [.$AA$11]/[.$AB$11]; IF([.O4]=[.$AA$12]; [.$AA$12]/[.$AB$12]; IF([.O4]=[.$AA$13]; [.$AA$13]/[.$AB$13]; IF([.O4]=[.$AA$14]; [.$AA$14]/[.$AB$14]; IF([.O4]=[.$AA$15]; [.$AA$15]/[.$AB$15]; 0)))))+IF([.O4]=[.$AA$11]; [.$AA$11]/[.$AB$11]; IF([.P4]=[.$AA$12]; [.$AA$12]/[.$AB$12]; IF([.P4]=[.$AA$13]; [.$AA$13]/[.$AB$13]; IF([.P4]=[.$AA$14]; [.$AA$14]/[.$AB$14]; IF([.P4]=[.$AA$15]; [.$AA$15]/[.$AB$15]; 0)))))+IF([.Q4]=[.$AA$11]; [.$AA$11]/[.$AB$11]; IF([.Q4]=[.$AA$12]; [.$AA$12]/[.$AB$12]; IF([.Q4]=[.$AA$13]; [.$AA$13]/[.$AB$13]; IF([.Q4]=[.$AA$14]; [.$AA$14]/[.$AB$14]; IF([.Q4]=[.$AA$15]; [.$AA$15]/[.$AB$15]; 0)))))+IF([.O5]=[.$AA$11]; [.$AA$11]/[.$AB$11]; IF([.O5]=[.$AA$12]; [.$AA$12]/[.$AB$12]; IF([.O5]=[.$AA$13]; [.$AA$13]/[.$AB$13]; IF([.O5]=[.$AA$14]; [.$AA$14]/[.$AB$14]; IF([.O5]=[.$AA$15]; [.$AA$15]/[.$AB$15]; 0)))))+IF([.Q5]=[.$AA$11]; [.$AA$11]/[.$AB$11]; IF([.Q5]=[.$AA$12]; [.$AA$12]/[.$AB$12]; IF([.Q5]=[.$AA$13]; [.$AA$13]/[.$AB$13]; IF([.Q5]=[.$AA$14]; [.$AA$14]/[.$AB$14]; IF([.Q5]=[.$AA$15]; [.$AA$15]/[.$AB$15]; 0)))))+IF([.O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[.P5]" office:value-type="float" office:value="504" calcext:value-type="float">
            <text:p>504</text:p>
          </table:table-cell>
          <table:table-cell table:style-name="ce11" table:formula="of:=IF([.P4]=[.$AA$11]; [.$AA$11]/[.$AB$11]; IF([.P4]=[.$AA$12]; [.$AA$12]/[.$AB$12]; IF([.P4]=[.$AA$13]; [.$AA$13]/[.$AB$13]; IF([.P4]=[.$AA$14]; [.$AA$14]/[.$AB$14]; IF([.P4]=[.$AA$15]; [.$AA$15]/[.$AB$15]; 0)))))+IF([.P4]=[.$AA$11]; [.$AA$11]/[.$AB$11]; IF([.Q4]=[.$AA$12]; [.$AA$12]/[.$AB$12]; IF([.Q4]=[.$AA$13]; [.$AA$13]/[.$AB$13]; IF([.Q4]=[.$AA$14]; [.$AA$14]/[.$AB$14]; IF([.Q4]=[.$AA$15]; [.$AA$15]/[.$AB$15]; 0)))))+IF([.R4]=[.$AA$11]; [.$AA$11]/[.$AB$11]; IF([.R4]=[.$AA$12]; [.$AA$12]/[.$AB$12]; IF([.R4]=[.$AA$13]; [.$AA$13]/[.$AB$13]; IF([.R4]=[.$AA$14]; [.$AA$14]/[.$AB$14]; IF([.R4]=[.$AA$15]; [.$AA$15]/[.$AB$15]; 0)))))+IF([.P5]=[.$AA$11]; [.$AA$11]/[.$AB$11]; IF([.P5]=[.$AA$12]; [.$AA$12]/[.$AB$12]; IF([.P5]=[.$AA$13]; [.$AA$13]/[.$AB$13]; IF([.P5]=[.$AA$14]; [.$AA$14]/[.$AB$14]; IF([.P5]=[.$AA$15]; [.$AA$15]/[.$AB$15]; 0)))))+IF([.R5]=[.$AA$11]; [.$AA$11]/[.$AB$11]; IF([.R5]=[.$AA$12]; [.$AA$12]/[.$AB$12]; IF([.R5]=[.$AA$13]; [.$AA$13]/[.$AB$13]; IF([.R5]=[.$AA$14]; [.$AA$14]/[.$AB$14]; IF([.R5]=[.$AA$15]; [.$AA$15]/[.$AB$15]; 0)))))+IF([.P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[.Q5]" office:value-type="float" office:value="640" calcext:value-type="float">
            <text:p>640</text:p>
          </table:table-cell>
          <table:table-cell table:style-name="ce11" table:formula="of:=IF([.Q4]=[.$AA$11]; [.$AA$11]/[.$AB$11]; IF([.Q4]=[.$AA$12]; [.$AA$12]/[.$AB$12]; IF([.Q4]=[.$AA$13]; [.$AA$13]/[.$AB$13]; IF([.Q4]=[.$AA$14]; [.$AA$14]/[.$AB$14]; IF([.Q4]=[.$AA$15]; [.$AA$15]/[.$AB$15]; 0)))))+IF([.Q4]=[.$AA$11]; [.$AA$11]/[.$AB$11]; IF([.R4]=[.$AA$12]; [.$AA$12]/[.$AB$12]; IF([.R4]=[.$AA$13]; [.$AA$13]/[.$AB$13]; IF([.R4]=[.$AA$14]; [.$AA$14]/[.$AB$14]; IF([.R4]=[.$AA$15]; [.$AA$15]/[.$AB$15]; 0)))))+IF([.S4]=[.$AA$11]; [.$AA$11]/[.$AB$11]; IF([.S4]=[.$AA$12]; [.$AA$12]/[.$AB$12]; IF([.S4]=[.$AA$13]; [.$AA$13]/[.$AB$13]; IF([.S4]=[.$AA$14]; [.$AA$14]/[.$AB$14]; IF([.S4]=[.$AA$15]; [.$AA$15]/[.$AB$15]; 0)))))+IF([.Q5]=[.$AA$11]; [.$AA$11]/[.$AB$11]; IF([.Q5]=[.$AA$12]; [.$AA$12]/[.$AB$12]; IF([.Q5]=[.$AA$13]; [.$AA$13]/[.$AB$13]; IF([.Q5]=[.$AA$14]; [.$AA$14]/[.$AB$14]; IF([.Q5]=[.$AA$15]; [.$AA$15]/[.$AB$15]; 0)))))+IF([.S5]=[.$AA$11]; [.$AA$11]/[.$AB$11]; IF([.S5]=[.$AA$12]; [.$AA$12]/[.$AB$12]; IF([.S5]=[.$AA$13]; [.$AA$13]/[.$AB$13]; IF([.S5]=[.$AA$14]; [.$AA$14]/[.$AB$14]; IF([.S5]=[.$AA$15]; [.$AA$15]/[.$AB$15]; 0)))))+IF([.Q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[.R5]" office:value-type="float" office:value="640" calcext:value-type="float">
            <text:p>640</text:p>
          </table:table-cell>
          <table:table-cell table:style-name="ce11" table:formula="of:=IF([.R4]=[.$AA$11]; [.$AA$11]/[.$AB$11]; IF([.R4]=[.$AA$12]; [.$AA$12]/[.$AB$12]; IF([.R4]=[.$AA$13]; [.$AA$13]/[.$AB$13]; IF([.R4]=[.$AA$14]; [.$AA$14]/[.$AB$14]; IF([.R4]=[.$AA$15]; [.$AA$15]/[.$AB$15]; 0)))))+IF([.R4]=[.$AA$11]; [.$AA$11]/[.$AB$11]; IF([.S4]=[.$AA$12]; [.$AA$12]/[.$AB$12]; IF([.S4]=[.$AA$13]; [.$AA$13]/[.$AB$13]; IF([.S4]=[.$AA$14]; [.$AA$14]/[.$AB$14]; IF([.S4]=[.$AA$15]; [.$AA$15]/[.$AB$15]; 0)))))+IF([.T4]=[.$AA$11]; [.$AA$11]/[.$AB$11]; IF([.T4]=[.$AA$12]; [.$AA$12]/[.$AB$12]; IF([.T4]=[.$AA$13]; [.$AA$13]/[.$AB$13]; IF([.T4]=[.$AA$14]; [.$AA$14]/[.$AB$14]; IF([.T4]=[.$AA$15]; [.$AA$15]/[.$AB$15]; 0)))))+IF([.R5]=[.$AA$11]; [.$AA$11]/[.$AB$11]; IF([.R5]=[.$AA$12]; [.$AA$12]/[.$AB$12]; IF([.R5]=[.$AA$13]; [.$AA$13]/[.$AB$13]; IF([.R5]=[.$AA$14]; [.$AA$14]/[.$AB$14]; IF([.R5]=[.$AA$15]; [.$AA$15]/[.$AB$15]; 0)))))+IF([.T5]=[.$AA$11]; [.$AA$11]/[.$AB$11]; IF([.T5]=[.$AA$12]; [.$AA$12]/[.$AB$12]; IF([.T5]=[.$AA$13]; [.$AA$13]/[.$AB$13]; IF([.T5]=[.$AA$14]; [.$AA$14]/[.$AB$14]; IF([.T5]=[.$AA$15]; [.$AA$15]/[.$AB$15]; 0)))))+IF([.R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[.S5]" office:value-type="float" office:value="640" calcext:value-type="float">
            <text:p>640</text:p>
          </table:table-cell>
          <table:table-cell table:style-name="ce11" table:formula="of:=IF([.S4]=[.$AA$11]; [.$AA$11]/[.$AB$11]; IF([.S4]=[.$AA$12]; [.$AA$12]/[.$AB$12]; IF([.S4]=[.$AA$13]; [.$AA$13]/[.$AB$13]; IF([.S4]=[.$AA$14]; [.$AA$14]/[.$AB$14]; IF([.S4]=[.$AA$15]; [.$AA$15]/[.$AB$15]; 0)))))+IF([.S4]=[.$AA$11]; [.$AA$11]/[.$AB$11]; IF([.T4]=[.$AA$12]; [.$AA$12]/[.$AB$12]; IF([.T4]=[.$AA$13]; [.$AA$13]/[.$AB$13]; IF([.T4]=[.$AA$14]; [.$AA$14]/[.$AB$14]; IF([.T4]=[.$AA$15]; [.$AA$15]/[.$AB$15]; 0)))))+IF([.U4]=[.$AA$11]; [.$AA$11]/[.$AB$11]; IF([.U4]=[.$AA$12]; [.$AA$12]/[.$AB$12]; IF([.U4]=[.$AA$13]; [.$AA$13]/[.$AB$13]; IF([.U4]=[.$AA$14]; [.$AA$14]/[.$AB$14]; IF([.U4]=[.$AA$15]; [.$AA$15]/[.$AB$15]; 0)))))+IF([.S5]=[.$AA$11]; [.$AA$11]/[.$AB$11]; IF([.S5]=[.$AA$12]; [.$AA$12]/[.$AB$12]; IF([.S5]=[.$AA$13]; [.$AA$13]/[.$AB$13]; IF([.S5]=[.$AA$14]; [.$AA$14]/[.$AB$14]; IF([.S5]=[.$AA$15]; [.$AA$15]/[.$AB$15]; 0)))))+IF([.U5]=[.$AA$11]; [.$AA$11]/[.$AB$11]; IF([.U5]=[.$AA$12]; [.$AA$12]/[.$AB$12]; IF([.U5]=[.$AA$13]; [.$AA$13]/[.$AB$13]; IF([.U5]=[.$AA$14]; [.$AA$14]/[.$AB$14]; IF([.U5]=[.$AA$15]; [.$AA$15]/[.$AB$15]; 0)))))+IF([.S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[.T5]" office:value-type="float" office:value="726" calcext:value-type="float">
            <text:p>726</text:p>
          </table:table-cell>
          <table:table-cell table:style-name="ce11" table:formula="of:=IF([.T4]=[.$AA$11]; [.$AA$11]/[.$AB$11]; IF([.T4]=[.$AA$12]; [.$AA$12]/[.$AB$12]; IF([.T4]=[.$AA$13]; [.$AA$13]/[.$AB$13]; IF([.T4]=[.$AA$14]; [.$AA$14]/[.$AB$14]; IF([.T4]=[.$AA$15]; [.$AA$15]/[.$AB$15]; 0)))))+IF([.T4]=[.$AA$11]; [.$AA$11]/[.$AB$11]; IF([.U4]=[.$AA$12]; [.$AA$12]/[.$AB$12]; IF([.U4]=[.$AA$13]; [.$AA$13]/[.$AB$13]; IF([.U4]=[.$AA$14]; [.$AA$14]/[.$AB$14]; IF([.U4]=[.$AA$15]; [.$AA$15]/[.$AB$15]; 0)))))+IF([.V4]=[.$AA$11]; [.$AA$11]/[.$AB$11]; IF([.V4]=[.$AA$12]; [.$AA$12]/[.$AB$12]; IF([.V4]=[.$AA$13]; [.$AA$13]/[.$AB$13]; IF([.V4]=[.$AA$14]; [.$AA$14]/[.$AB$14]; IF([.V4]=[.$AA$15]; [.$AA$15]/[.$AB$15]; 0)))))+IF([.T5]=[.$AA$11]; [.$AA$11]/[.$AB$11]; IF([.T5]=[.$AA$12]; [.$AA$12]/[.$AB$12]; IF([.T5]=[.$AA$13]; [.$AA$13]/[.$AB$13]; IF([.T5]=[.$AA$14]; [.$AA$14]/[.$AB$14]; IF([.T5]=[.$AA$15]; [.$AA$15]/[.$AB$15]; 0)))))+IF([.V5]=[.$AA$11]; [.$AA$11]/[.$AB$11]; IF([.V5]=[.$AA$12]; [.$AA$12]/[.$AB$12]; IF([.V5]=[.$AA$13]; [.$AA$13]/[.$AB$13]; IF([.V5]=[.$AA$14]; [.$AA$14]/[.$AB$14]; IF([.V5]=[.$AA$15]; [.$AA$15]/[.$AB$15]; 0)))))+IF([.T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[.U5]" office:value-type="float" office:value="748" calcext:value-type="float">
            <text:p>748</text:p>
          </table:table-cell>
          <table:table-cell table:style-name="ce11" table:formula="of:=IF([.U4]=[.$AA$11]; [.$AA$11]/[.$AB$11]; IF([.U4]=[.$AA$12]; [.$AA$12]/[.$AB$12]; IF([.U4]=[.$AA$13]; [.$AA$13]/[.$AB$13]; IF([.U4]=[.$AA$14]; [.$AA$14]/[.$AB$14]; IF([.U4]=[.$AA$15]; [.$AA$15]/[.$AB$15]; 0)))))+IF([.U4]=[.$AA$11]; [.$AA$11]/[.$AB$11]; IF([.V4]=[.$AA$12]; [.$AA$12]/[.$AB$12]; IF([.V4]=[.$AA$13]; [.$AA$13]/[.$AB$13]; IF([.V4]=[.$AA$14]; [.$AA$14]/[.$AB$14]; IF([.V4]=[.$AA$15]; [.$AA$15]/[.$AB$15]; 0)))))+IF([.W4]=[.$AA$11]; [.$AA$11]/[.$AB$11]; IF([.W4]=[.$AA$12]; [.$AA$12]/[.$AB$12]; IF([.W4]=[.$AA$13]; [.$AA$13]/[.$AB$13]; IF([.W4]=[.$AA$14]; [.$AA$14]/[.$AB$14]; IF([.W4]=[.$AA$15]; [.$AA$15]/[.$AB$15]; 0)))))+IF([.U5]=[.$AA$11]; [.$AA$11]/[.$AB$11]; IF([.U5]=[.$AA$12]; [.$AA$12]/[.$AB$12]; IF([.U5]=[.$AA$13]; [.$AA$13]/[.$AB$13]; IF([.U5]=[.$AA$14]; [.$AA$14]/[.$AB$14]; IF([.U5]=[.$AA$15]; [.$AA$15]/[.$AB$15]; 0)))))+IF([.W5]=[.$AA$11]; [.$AA$11]/[.$AB$11]; IF([.W5]=[.$AA$12]; [.$AA$12]/[.$AB$12]; IF([.W5]=[.$AA$13]; [.$AA$13]/[.$AB$13]; IF([.W5]=[.$AA$14]; [.$AA$14]/[.$AB$14]; IF([.W5]=[.$AA$15]; [.$AA$15]/[.$AB$15]; 0)))))+IF([.U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[.V5]" office:value-type="float" office:value="792" calcext:value-type="float">
            <text:p>792</text:p>
          </table:table-cell>
          <table:table-cell table:style-name="ce11" table:formula="of:=IF([.V4]=[.$AA$11]; [.$AA$11]/[.$AB$11]; IF([.V4]=[.$AA$12]; [.$AA$12]/[.$AB$12]; IF([.V4]=[.$AA$13]; [.$AA$13]/[.$AB$13]; IF([.V4]=[.$AA$14]; [.$AA$14]/[.$AB$14]; IF([.V4]=[.$AA$15]; [.$AA$15]/[.$AB$15]; 0)))))+IF([.V4]=[.$AA$11]; [.$AA$11]/[.$AB$11]; IF([.W4]=[.$AA$12]; [.$AA$12]/[.$AB$12]; IF([.W4]=[.$AA$13]; [.$AA$13]/[.$AB$13]; IF([.W4]=[.$AA$14]; [.$AA$14]/[.$AB$14]; IF([.W4]=[.$AA$15]; [.$AA$15]/[.$AB$15]; 0)))))+IF([.X4]=[.$AA$11]; [.$AA$11]/[.$AB$11]; IF([.X4]=[.$AA$12]; [.$AA$12]/[.$AB$12]; IF([.X4]=[.$AA$13]; [.$AA$13]/[.$AB$13]; IF([.X4]=[.$AA$14]; [.$AA$14]/[.$AB$14]; IF([.X4]=[.$AA$15]; [.$AA$15]/[.$AB$15]; 0)))))+IF([.V5]=[.$AA$11]; [.$AA$11]/[.$AB$11]; IF([.V5]=[.$AA$12]; [.$AA$12]/[.$AB$12]; IF([.V5]=[.$AA$13]; [.$AA$13]/[.$AB$13]; IF([.V5]=[.$AA$14]; [.$AA$14]/[.$AB$14]; IF([.V5]=[.$AA$15]; [.$AA$15]/[.$AB$15]; 0)))))+IF([.X5]=[.$AA$11]; [.$AA$11]/[.$AB$11]; IF([.X5]=[.$AA$12]; [.$AA$12]/[.$AB$12]; IF([.X5]=[.$AA$13]; [.$AA$13]/[.$AB$13]; IF([.X5]=[.$AA$14]; [.$AA$14]/[.$AB$14]; IF([.X5]=[.$AA$15]; [.$AA$15]/[.$AB$15]; 0)))))+IF([.V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[.W5]" office:value-type="float" office:value="416" calcext:value-type="float">
            <text:p>416</text:p>
          </table:table-cell>
          <table:table-cell table:style-name="ce11" table:formula="of:=IF([.W4]=[.$AA$11]; [.$AA$11]/[.$AB$11]; IF([.W4]=[.$AA$12]; [.$AA$12]/[.$AB$12]; IF([.W4]=[.$AA$13]; [.$AA$13]/[.$AB$13]; IF([.W4]=[.$AA$14]; [.$AA$14]/[.$AB$14]; IF([.W4]=[.$AA$15]; [.$AA$15]/[.$AB$15]; 0)))))+IF([.W4]=[.$AA$11]; [.$AA$11]/[.$AB$11]; IF([.X4]=[.$AA$12]; [.$AA$12]/[.$AB$12]; IF([.X4]=[.$AA$13]; [.$AA$13]/[.$AB$13]; IF([.X4]=[.$AA$14]; [.$AA$14]/[.$AB$14]; IF([.X4]=[.$AA$15]; [.$AA$15]/[.$AB$15]; 0)))))+IF([.Y4]=[.$AA$11]; [.$AA$11]/[.$AB$11]; IF([.Y4]=[.$AA$12]; [.$AA$12]/[.$AB$12]; IF([.Y4]=[.$AA$13]; [.$AA$13]/[.$AB$13]; IF([.Y4]=[.$AA$14]; [.$AA$14]/[.$AB$14]; IF([.Y4]=[.$AA$15]; [.$AA$15]/[.$AB$15]; 0)))))+IF([.W5]=[.$AA$11]; [.$AA$11]/[.$AB$11]; IF([.W5]=[.$AA$12]; [.$AA$12]/[.$AB$12]; IF([.W5]=[.$AA$13]; [.$AA$13]/[.$AB$13]; IF([.W5]=[.$AA$14]; [.$AA$14]/[.$AB$14]; IF([.W5]=[.$AA$15]; [.$AA$15]/[.$AB$15]; 0)))))+IF([.Y5]=[.$AA$11]; [.$AA$11]/[.$AB$11]; IF([.Y5]=[.$AA$12]; [.$AA$12]/[.$AB$12]; IF([.Y5]=[.$AA$13]; [.$AA$13]/[.$AB$13]; IF([.Y5]=[.$AA$14]; [.$AA$14]/[.$AB$14]; IF([.Y5]=[.$AA$15]; [.$AA$15]/[.$AB$15]; 0)))))+IF([.W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IF([.Y6]=[.$AA$11]; [.$AA$11]/[.$AB$11]; IF([.Y6]=[.$AA$12]; [.$AA$12]/[.$AB$12]; IF([.Y6]=[.$AA$13]; [.$AA$13]/[.$AB$13]; IF([.Y6]=[.$AA$14]; [.$AA$14]/[.$AB$14]; IF([.Y6]=[.$AA$15]; [.$AA$15]/[.$AB$15]; 0)))))+[.X5]" office:value-type="float" office:value="82" calcext:value-type="float">
            <text:p>82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5]-MIN([.$O$11:.$X$17]))/(MAX([.$O$11:.$X$17])-MIN([.$O$11:.$X$17]))*127" office:value-type="float" office:value="27.4769133953204" calcext:value-type="float">
            <text:p>27.4769133953204</text:p>
          </table:table-cell>
          <table:table-cell table:style-name="ce7" table:formula="of:=([.P15]-MIN([.$O$11:.$X$17]))/(MAX([.$O$11:.$X$17])-MIN([.$O$11:.$X$17]))*127" office:value-type="float" office:value="49.0152509541003" calcext:value-type="float">
            <text:p>49.0152509541003</text:p>
          </table:table-cell>
          <table:table-cell table:style-name="ce7" table:formula="of:=([.Q15]-MIN([.$O$11:.$X$17]))/(MAX([.$O$11:.$X$17])-MIN([.$O$11:.$X$17]))*127" office:value-type="float" office:value="51.0487641896906" calcext:value-type="float">
            <text:p>51.0487641896906</text:p>
          </table:table-cell>
          <table:table-cell table:style-name="ce7" table:formula="of:=([.R15]-MIN([.$O$11:.$X$17]))/(MAX([.$O$11:.$X$17])-MIN([.$O$11:.$X$17]))*127" office:value-type="float" office:value="63.6176446229958" calcext:value-type="float">
            <text:p>63.6176446229958</text:p>
          </table:table-cell>
          <table:table-cell table:style-name="ce7" table:formula="of:=([.S15]-MIN([.$O$11:.$X$17]))/(MAX([.$O$11:.$X$17])-MIN([.$O$11:.$X$17]))*127" office:value-type="float" office:value="78.5621696521481" calcext:value-type="float">
            <text:p>78.5621696521481</text:p>
          </table:table-cell>
          <table:table-cell table:style-name="ce7" table:formula="of:=([.T15]-MIN([.$O$11:.$X$17]))/(MAX([.$O$11:.$X$17])-MIN([.$O$11:.$X$17]))*127" office:value-type="float" office:value="89.0891556240905" calcext:value-type="float">
            <text:p>89.0891556240905</text:p>
          </table:table-cell>
          <table:table-cell table:style-name="ce7" table:formula="of:=([.U15]-MIN([.$O$11:.$X$17]))/(MAX([.$O$11:.$X$17])-MIN([.$O$11:.$X$17]))*127" office:value-type="float" office:value="92.6486953336297" calcext:value-type="float">
            <text:p>92.6486953336297</text:p>
          </table:table-cell>
          <table:table-cell table:style-name="ce7" table:formula="of:=([.V15]-MIN([.$O$11:.$X$17]))/(MAX([.$O$11:.$X$17])-MIN([.$O$11:.$X$17]))*127" office:value-type="float" office:value="60.8268751657896" calcext:value-type="float">
            <text:p>60.8268751657896</text:p>
          </table:table-cell>
          <table:table-cell table:style-name="ce7" table:formula="of:=([.W15]-MIN([.$O$11:.$X$17]))/(MAX([.$O$11:.$X$17])-MIN([.$O$11:.$X$17]))*127" office:value-type="float" office:value="35.2774185660683" calcext:value-type="float">
            <text:p>35.2774185660683</text:p>
          </table:table-cell>
          <table:table-cell table:style-name="ce7" table:formula="of:=([.X15]-MIN([.$O$11:.$X$17]))/(MAX([.$O$11:.$X$17])-MIN([.$O$11:.$X$17]))*127" office:value-type="float" office:value="9.01184496772421" calcext:value-type="float">
            <text:p>9.01184496772421</text:p>
          </table:table-cell>
          <table:table-cell table:number-columns-repeated="2"/>
          <table:table-cell table:style-name="ce11" table:formula="of:=([.N6]+[.N7]+[.O7]+[.P7]+[.P6]+[.P5]+[.O5]+[.N5])/2 + [.O6]" office:value-type="float" office:value="160" calcext:value-type="float">
            <text:p>160</text:p>
          </table:table-cell>
          <table:table-cell table:style-name="ce11" table:formula="of:=([.O6]+[.O7]+[.P7]+[.Q7]+[.Q6]+[.Q5]+[.P5]+[.O5])/2 + [.P6]" office:value-type="float" office:value="448" calcext:value-type="float">
            <text:p>448</text:p>
          </table:table-cell>
          <table:table-cell table:style-name="ce11" table:formula="of:=([.P6]+[.P7]+[.Q7]+[.R7]+[.R6]+[.R5]+[.Q5]+[.P5])/2 + [.Q6]" office:value-type="float" office:value="640" calcext:value-type="float">
            <text:p>640</text:p>
          </table:table-cell>
          <table:table-cell table:style-name="ce11" table:formula="of:=([.Q6]+[.Q7]+[.R7]+[.S7]+[.S6]+[.S5]+[.R5]+[.Q5])/2 + [.R6]" office:value-type="float" office:value="640" calcext:value-type="float">
            <text:p>640</text:p>
          </table:table-cell>
          <table:table-cell table:style-name="ce11" table:formula="of:=([.R6]+[.R7]+[.S7]+[.T7]+[.T6]+[.T5]+[.S5]+[.R5])/2 + [.S6]" office:value-type="float" office:value="726" calcext:value-type="float">
            <text:p>726</text:p>
          </table:table-cell>
          <table:table-cell table:style-name="ce11" table:formula="of:=([.S6]+[.S7]+[.T7]+[.U7]+[.U6]+[.U5]+[.T5]+[.S5])/2 + [.T6]" office:value-type="float" office:value="780" calcext:value-type="float">
            <text:p>780</text:p>
          </table:table-cell>
          <table:table-cell table:style-name="ce11" table:formula="of:=([.T6]+[.T7]+[.U7]+[.V7]+[.V6]+[.V5]+[.U5]+[.T5])/2 + [.U6]" office:value-type="float" office:value="888" calcext:value-type="float">
            <text:p>888</text:p>
          </table:table-cell>
          <table:table-cell table:style-name="ce11" table:formula="of:=([.U6]+[.U7]+[.V7]+[.W7]+[.W6]+[.W5]+[.V5]+[.U5])/2 + [.V6]" office:value-type="float" office:value="524" calcext:value-type="float">
            <text:p>524</text:p>
          </table:table-cell>
          <table:table-cell table:style-name="ce11" table:formula="of:=([.V6]+[.V7]+[.W7]+[.X7]+[.X6]+[.X5]+[.W5]+[.V5])/2 + [.W6]" office:value-type="float" office:value="182" calcext:value-type="float">
            <text:p>182</text:p>
          </table:table-cell>
          <table:table-cell table:style-name="ce11" table:formula="of:=([.W6]+[.W7]+[.X7]+[.Y7]+[.Y6]+[.Y5]+[.X5]+[.W5])/2 + [.X6]" office:value-type="float" office:value="-96" calcext:value-type="float">
            <text:p>-96</text:p>
          </table:table-cell>
          <table:table-cell/>
          <table:table-cell table:style-name="ce11" table:formula="of:=IF([.N5]=[.$AA$11]; [.$AA$11]/[.$AB$11]; IF([.N5]=[.$AA$12]; [.$AA$12]/[.$AB$12]; IF([.N5]=[.$AA$13]; [.$AA$13]/[.$AB$13]; IF([.N5]=[.$AA$14]; [.$AA$14]/[.$AB$14]; IF([.N5]=[.$AA$15]; [.$AA$15]/[.$AB$15]; 0)))))+IF([.N5]=[.$AA$11]; [.$AA$11]/[.$AB$11]; IF([.O5]=[.$AA$12]; [.$AA$12]/[.$AB$12]; IF([.O5]=[.$AA$13]; [.$AA$13]/[.$AB$13]; IF([.O5]=[.$AA$14]; [.$AA$14]/[.$AB$14]; IF([.O5]=[.$AA$15]; [.$AA$15]/[.$AB$15]; 0)))))+IF([.P5]=[.$AA$11]; [.$AA$11]/[.$AB$11]; IF([.P5]=[.$AA$12]; [.$AA$12]/[.$AB$12]; IF([.P5]=[.$AA$13]; [.$AA$13]/[.$AB$13]; IF([.P5]=[.$AA$14]; [.$AA$14]/[.$AB$14]; IF([.P5]=[.$AA$15]; [.$AA$15]/[.$AB$15]; 0)))))+IF([.N6]=[.$AA$11]; [.$AA$11]/[.$AB$11]; IF([.N6]=[.$AA$12]; [.$AA$12]/[.$AB$12]; IF([.N6]=[.$AA$13]; [.$AA$13]/[.$AB$13]; IF([.N6]=[.$AA$14]; [.$AA$14]/[.$AB$14]; IF([.N6]=[.$AA$15]; [.$AA$15]/[.$AB$15]; 0)))))+IF([.P6]=[.$AA$11]; [.$AA$11]/[.$AB$11]; IF([.P6]=[.$AA$12]; [.$AA$12]/[.$AB$12]; IF([.P6]=[.$AA$13]; [.$AA$13]/[.$AB$13]; IF([.P6]=[.$AA$14]; [.$AA$14]/[.$AB$14]; IF([.P6]=[.$AA$15]; [.$AA$15]/[.$AB$15]; 0)))))+IF([.N7]=[.$AA$11]; [.$AA$11]/[.$AB$11]; IF([.N7]=[.$AA$12]; [.$AA$12]/[.$AB$12]; IF([.N7]=[.$AA$13]; [.$AA$13]/[.$AB$13]; IF([.N7]=[.$AA$14]; [.$AA$14]/[.$AB$14]; IF([.N7]=[.$AA$15]; [.$AA$15]/[.$AB$15]; 0)))))+IF([.O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[.O6]" office:value-type="float" office:value="192" calcext:value-type="float">
            <text:p>192</text:p>
          </table:table-cell>
          <table:table-cell table:style-name="ce11" table:formula="of:=IF([.O5]=[.$AA$11]; [.$AA$11]/[.$AB$11]; IF([.O5]=[.$AA$12]; [.$AA$12]/[.$AB$12]; IF([.O5]=[.$AA$13]; [.$AA$13]/[.$AB$13]; IF([.O5]=[.$AA$14]; [.$AA$14]/[.$AB$14]; IF([.O5]=[.$AA$15]; [.$AA$15]/[.$AB$15]; 0)))))+IF([.O5]=[.$AA$11]; [.$AA$11]/[.$AB$11]; IF([.P5]=[.$AA$12]; [.$AA$12]/[.$AB$12]; IF([.P5]=[.$AA$13]; [.$AA$13]/[.$AB$13]; IF([.P5]=[.$AA$14]; [.$AA$14]/[.$AB$14]; IF([.P5]=[.$AA$15]; [.$AA$15]/[.$AB$15]; 0)))))+IF([.Q5]=[.$AA$11]; [.$AA$11]/[.$AB$11]; IF([.Q5]=[.$AA$12]; [.$AA$12]/[.$AB$12]; IF([.Q5]=[.$AA$13]; [.$AA$13]/[.$AB$13]; IF([.Q5]=[.$AA$14]; [.$AA$14]/[.$AB$14]; IF([.Q5]=[.$AA$15]; [.$AA$15]/[.$AB$15]; 0)))))+IF([.O6]=[.$AA$11]; [.$AA$11]/[.$AB$11]; IF([.O6]=[.$AA$12]; [.$AA$12]/[.$AB$12]; IF([.O6]=[.$AA$13]; [.$AA$13]/[.$AB$13]; IF([.O6]=[.$AA$14]; [.$AA$14]/[.$AB$14]; IF([.O6]=[.$AA$15]; [.$AA$15]/[.$AB$15]; 0)))))+IF([.Q6]=[.$AA$11]; [.$AA$11]/[.$AB$11]; IF([.Q6]=[.$AA$12]; [.$AA$12]/[.$AB$12]; IF([.Q6]=[.$AA$13]; [.$AA$13]/[.$AB$13]; IF([.Q6]=[.$AA$14]; [.$AA$14]/[.$AB$14]; IF([.Q6]=[.$AA$15]; [.$AA$15]/[.$AB$15]; 0)))))+IF([.O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[.P6]" office:value-type="float" office:value="436" calcext:value-type="float">
            <text:p>436</text:p>
          </table:table-cell>
          <table:table-cell table:style-name="ce11" table:formula="of:=IF([.P5]=[.$AA$11]; [.$AA$11]/[.$AB$11]; IF([.P5]=[.$AA$12]; [.$AA$12]/[.$AB$12]; IF([.P5]=[.$AA$13]; [.$AA$13]/[.$AB$13]; IF([.P5]=[.$AA$14]; [.$AA$14]/[.$AB$14]; IF([.P5]=[.$AA$15]; [.$AA$15]/[.$AB$15]; 0)))))+IF([.P5]=[.$AA$11]; [.$AA$11]/[.$AB$11]; IF([.Q5]=[.$AA$12]; [.$AA$12]/[.$AB$12]; IF([.Q5]=[.$AA$13]; [.$AA$13]/[.$AB$13]; IF([.Q5]=[.$AA$14]; [.$AA$14]/[.$AB$14]; IF([.Q5]=[.$AA$15]; [.$AA$15]/[.$AB$15]; 0)))))+IF([.R5]=[.$AA$11]; [.$AA$11]/[.$AB$11]; IF([.R5]=[.$AA$12]; [.$AA$12]/[.$AB$12]; IF([.R5]=[.$AA$13]; [.$AA$13]/[.$AB$13]; IF([.R5]=[.$AA$14]; [.$AA$14]/[.$AB$14]; IF([.R5]=[.$AA$15]; [.$AA$15]/[.$AB$15]; 0)))))+IF([.P6]=[.$AA$11]; [.$AA$11]/[.$AB$11]; IF([.P6]=[.$AA$12]; [.$AA$12]/[.$AB$12]; IF([.P6]=[.$AA$13]; [.$AA$13]/[.$AB$13]; IF([.P6]=[.$AA$14]; [.$AA$14]/[.$AB$14]; IF([.P6]=[.$AA$15]; [.$AA$15]/[.$AB$15]; 0)))))+IF([.R6]=[.$AA$11]; [.$AA$11]/[.$AB$11]; IF([.R6]=[.$AA$12]; [.$AA$12]/[.$AB$12]; IF([.R6]=[.$AA$13]; [.$AA$13]/[.$AB$13]; IF([.R6]=[.$AA$14]; [.$AA$14]/[.$AB$14]; IF([.R6]=[.$AA$15]; [.$AA$15]/[.$AB$15]; 0)))))+IF([.P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[.Q6]" office:value-type="float" office:value="640" calcext:value-type="float">
            <text:p>640</text:p>
          </table:table-cell>
          <table:table-cell table:style-name="ce11" table:formula="of:=IF([.Q5]=[.$AA$11]; [.$AA$11]/[.$AB$11]; IF([.Q5]=[.$AA$12]; [.$AA$12]/[.$AB$12]; IF([.Q5]=[.$AA$13]; [.$AA$13]/[.$AB$13]; IF([.Q5]=[.$AA$14]; [.$AA$14]/[.$AB$14]; IF([.Q5]=[.$AA$15]; [.$AA$15]/[.$AB$15]; 0)))))+IF([.Q5]=[.$AA$11]; [.$AA$11]/[.$AB$11]; IF([.R5]=[.$AA$12]; [.$AA$12]/[.$AB$12]; IF([.R5]=[.$AA$13]; [.$AA$13]/[.$AB$13]; IF([.R5]=[.$AA$14]; [.$AA$14]/[.$AB$14]; IF([.R5]=[.$AA$15]; [.$AA$15]/[.$AB$15]; 0)))))+IF([.S5]=[.$AA$11]; [.$AA$11]/[.$AB$11]; IF([.S5]=[.$AA$12]; [.$AA$12]/[.$AB$12]; IF([.S5]=[.$AA$13]; [.$AA$13]/[.$AB$13]; IF([.S5]=[.$AA$14]; [.$AA$14]/[.$AB$14]; IF([.S5]=[.$AA$15]; [.$AA$15]/[.$AB$15]; 0)))))+IF([.Q6]=[.$AA$11]; [.$AA$11]/[.$AB$11]; IF([.Q6]=[.$AA$12]; [.$AA$12]/[.$AB$12]; IF([.Q6]=[.$AA$13]; [.$AA$13]/[.$AB$13]; IF([.Q6]=[.$AA$14]; [.$AA$14]/[.$AB$14]; IF([.Q6]=[.$AA$15]; [.$AA$15]/[.$AB$15]; 0)))))+IF([.S6]=[.$AA$11]; [.$AA$11]/[.$AB$11]; IF([.S6]=[.$AA$12]; [.$AA$12]/[.$AB$12]; IF([.S6]=[.$AA$13]; [.$AA$13]/[.$AB$13]; IF([.S6]=[.$AA$14]; [.$AA$14]/[.$AB$14]; IF([.S6]=[.$AA$15]; [.$AA$15]/[.$AB$15]; 0)))))+IF([.Q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[.R6]" office:value-type="float" office:value="640" calcext:value-type="float">
            <text:p>640</text:p>
          </table:table-cell>
          <table:table-cell table:style-name="ce11" table:formula="of:=IF([.R5]=[.$AA$11]; [.$AA$11]/[.$AB$11]; IF([.R5]=[.$AA$12]; [.$AA$12]/[.$AB$12]; IF([.R5]=[.$AA$13]; [.$AA$13]/[.$AB$13]; IF([.R5]=[.$AA$14]; [.$AA$14]/[.$AB$14]; IF([.R5]=[.$AA$15]; [.$AA$15]/[.$AB$15]; 0)))))+IF([.R5]=[.$AA$11]; [.$AA$11]/[.$AB$11]; IF([.S5]=[.$AA$12]; [.$AA$12]/[.$AB$12]; IF([.S5]=[.$AA$13]; [.$AA$13]/[.$AB$13]; IF([.S5]=[.$AA$14]; [.$AA$14]/[.$AB$14]; IF([.S5]=[.$AA$15]; [.$AA$15]/[.$AB$15]; 0)))))+IF([.T5]=[.$AA$11]; [.$AA$11]/[.$AB$11]; IF([.T5]=[.$AA$12]; [.$AA$12]/[.$AB$12]; IF([.T5]=[.$AA$13]; [.$AA$13]/[.$AB$13]; IF([.T5]=[.$AA$14]; [.$AA$14]/[.$AB$14]; IF([.T5]=[.$AA$15]; [.$AA$15]/[.$AB$15]; 0)))))+IF([.R6]=[.$AA$11]; [.$AA$11]/[.$AB$11]; IF([.R6]=[.$AA$12]; [.$AA$12]/[.$AB$12]; IF([.R6]=[.$AA$13]; [.$AA$13]/[.$AB$13]; IF([.R6]=[.$AA$14]; [.$AA$14]/[.$AB$14]; IF([.R6]=[.$AA$15]; [.$AA$15]/[.$AB$15]; 0)))))+IF([.T6]=[.$AA$11]; [.$AA$11]/[.$AB$11]; IF([.T6]=[.$AA$12]; [.$AA$12]/[.$AB$12]; IF([.T6]=[.$AA$13]; [.$AA$13]/[.$AB$13]; IF([.T6]=[.$AA$14]; [.$AA$14]/[.$AB$14]; IF([.T6]=[.$AA$15]; [.$AA$15]/[.$AB$15]; 0)))))+IF([.R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[.S6]" office:value-type="float" office:value="726" calcext:value-type="float">
            <text:p>726</text:p>
          </table:table-cell>
          <table:table-cell table:style-name="ce11" table:formula="of:=IF([.S5]=[.$AA$11]; [.$AA$11]/[.$AB$11]; IF([.S5]=[.$AA$12]; [.$AA$12]/[.$AB$12]; IF([.S5]=[.$AA$13]; [.$AA$13]/[.$AB$13]; IF([.S5]=[.$AA$14]; [.$AA$14]/[.$AB$14]; IF([.S5]=[.$AA$15]; [.$AA$15]/[.$AB$15]; 0)))))+IF([.S5]=[.$AA$11]; [.$AA$11]/[.$AB$11]; IF([.T5]=[.$AA$12]; [.$AA$12]/[.$AB$12]; IF([.T5]=[.$AA$13]; [.$AA$13]/[.$AB$13]; IF([.T5]=[.$AA$14]; [.$AA$14]/[.$AB$14]; IF([.T5]=[.$AA$15]; [.$AA$15]/[.$AB$15]; 0)))))+IF([.U5]=[.$AA$11]; [.$AA$11]/[.$AB$11]; IF([.U5]=[.$AA$12]; [.$AA$12]/[.$AB$12]; IF([.U5]=[.$AA$13]; [.$AA$13]/[.$AB$13]; IF([.U5]=[.$AA$14]; [.$AA$14]/[.$AB$14]; IF([.U5]=[.$AA$15]; [.$AA$15]/[.$AB$15]; 0)))))+IF([.S6]=[.$AA$11]; [.$AA$11]/[.$AB$11]; IF([.S6]=[.$AA$12]; [.$AA$12]/[.$AB$12]; IF([.S6]=[.$AA$13]; [.$AA$13]/[.$AB$13]; IF([.S6]=[.$AA$14]; [.$AA$14]/[.$AB$14]; IF([.S6]=[.$AA$15]; [.$AA$15]/[.$AB$15]; 0)))))+IF([.U6]=[.$AA$11]; [.$AA$11]/[.$AB$11]; IF([.U6]=[.$AA$12]; [.$AA$12]/[.$AB$12]; IF([.U6]=[.$AA$13]; [.$AA$13]/[.$AB$13]; IF([.U6]=[.$AA$14]; [.$AA$14]/[.$AB$14]; IF([.U6]=[.$AA$15]; [.$AA$15]/[.$AB$15]; 0)))))+IF([.S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[.T6]" office:value-type="float" office:value="748" calcext:value-type="float">
            <text:p>748</text:p>
          </table:table-cell>
          <table:table-cell table:style-name="ce11" table:formula="of:=IF([.T5]=[.$AA$11]; [.$AA$11]/[.$AB$11]; IF([.T5]=[.$AA$12]; [.$AA$12]/[.$AB$12]; IF([.T5]=[.$AA$13]; [.$AA$13]/[.$AB$13]; IF([.T5]=[.$AA$14]; [.$AA$14]/[.$AB$14]; IF([.T5]=[.$AA$15]; [.$AA$15]/[.$AB$15]; 0)))))+IF([.T5]=[.$AA$11]; [.$AA$11]/[.$AB$11]; IF([.U5]=[.$AA$12]; [.$AA$12]/[.$AB$12]; IF([.U5]=[.$AA$13]; [.$AA$13]/[.$AB$13]; IF([.U5]=[.$AA$14]; [.$AA$14]/[.$AB$14]; IF([.U5]=[.$AA$15]; [.$AA$15]/[.$AB$15]; 0)))))+IF([.V5]=[.$AA$11]; [.$AA$11]/[.$AB$11]; IF([.V5]=[.$AA$12]; [.$AA$12]/[.$AB$12]; IF([.V5]=[.$AA$13]; [.$AA$13]/[.$AB$13]; IF([.V5]=[.$AA$14]; [.$AA$14]/[.$AB$14]; IF([.V5]=[.$AA$15]; [.$AA$15]/[.$AB$15]; 0)))))+IF([.T6]=[.$AA$11]; [.$AA$11]/[.$AB$11]; IF([.T6]=[.$AA$12]; [.$AA$12]/[.$AB$12]; IF([.T6]=[.$AA$13]; [.$AA$13]/[.$AB$13]; IF([.T6]=[.$AA$14]; [.$AA$14]/[.$AB$14]; IF([.T6]=[.$AA$15]; [.$AA$15]/[.$AB$15]; 0)))))+IF([.V6]=[.$AA$11]; [.$AA$11]/[.$AB$11]; IF([.V6]=[.$AA$12]; [.$AA$12]/[.$AB$12]; IF([.V6]=[.$AA$13]; [.$AA$13]/[.$AB$13]; IF([.V6]=[.$AA$14]; [.$AA$14]/[.$AB$14]; IF([.V6]=[.$AA$15]; [.$AA$15]/[.$AB$15]; 0)))))+IF([.T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[.U6]" office:value-type="float" office:value="792" calcext:value-type="float">
            <text:p>792</text:p>
          </table:table-cell>
          <table:table-cell table:style-name="ce11" table:formula="of:=IF([.U5]=[.$AA$11]; [.$AA$11]/[.$AB$11]; IF([.U5]=[.$AA$12]; [.$AA$12]/[.$AB$12]; IF([.U5]=[.$AA$13]; [.$AA$13]/[.$AB$13]; IF([.U5]=[.$AA$14]; [.$AA$14]/[.$AB$14]; IF([.U5]=[.$AA$15]; [.$AA$15]/[.$AB$15]; 0)))))+IF([.U5]=[.$AA$11]; [.$AA$11]/[.$AB$11]; IF([.V5]=[.$AA$12]; [.$AA$12]/[.$AB$12]; IF([.V5]=[.$AA$13]; [.$AA$13]/[.$AB$13]; IF([.V5]=[.$AA$14]; [.$AA$14]/[.$AB$14]; IF([.V5]=[.$AA$15]; [.$AA$15]/[.$AB$15]; 0)))))+IF([.W5]=[.$AA$11]; [.$AA$11]/[.$AB$11]; IF([.W5]=[.$AA$12]; [.$AA$12]/[.$AB$12]; IF([.W5]=[.$AA$13]; [.$AA$13]/[.$AB$13]; IF([.W5]=[.$AA$14]; [.$AA$14]/[.$AB$14]; IF([.W5]=[.$AA$15]; [.$AA$15]/[.$AB$15]; 0)))))+IF([.U6]=[.$AA$11]; [.$AA$11]/[.$AB$11]; IF([.U6]=[.$AA$12]; [.$AA$12]/[.$AB$12]; IF([.U6]=[.$AA$13]; [.$AA$13]/[.$AB$13]; IF([.U6]=[.$AA$14]; [.$AA$14]/[.$AB$14]; IF([.U6]=[.$AA$15]; [.$AA$15]/[.$AB$15]; 0)))))+IF([.W6]=[.$AA$11]; [.$AA$11]/[.$AB$11]; IF([.W6]=[.$AA$12]; [.$AA$12]/[.$AB$12]; IF([.W6]=[.$AA$13]; [.$AA$13]/[.$AB$13]; IF([.W6]=[.$AA$14]; [.$AA$14]/[.$AB$14]; IF([.W6]=[.$AA$15]; [.$AA$15]/[.$AB$15]; 0)))))+IF([.U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[.V6]" office:value-type="float" office:value="424" calcext:value-type="float">
            <text:p>424</text:p>
          </table:table-cell>
          <table:table-cell table:style-name="ce11" table:formula="of:=IF([.V5]=[.$AA$11]; [.$AA$11]/[.$AB$11]; IF([.V5]=[.$AA$12]; [.$AA$12]/[.$AB$12]; IF([.V5]=[.$AA$13]; [.$AA$13]/[.$AB$13]; IF([.V5]=[.$AA$14]; [.$AA$14]/[.$AB$14]; IF([.V5]=[.$AA$15]; [.$AA$15]/[.$AB$15]; 0)))))+IF([.V5]=[.$AA$11]; [.$AA$11]/[.$AB$11]; IF([.W5]=[.$AA$12]; [.$AA$12]/[.$AB$12]; IF([.W5]=[.$AA$13]; [.$AA$13]/[.$AB$13]; IF([.W5]=[.$AA$14]; [.$AA$14]/[.$AB$14]; IF([.W5]=[.$AA$15]; [.$AA$15]/[.$AB$15]; 0)))))+IF([.X5]=[.$AA$11]; [.$AA$11]/[.$AB$11]; IF([.X5]=[.$AA$12]; [.$AA$12]/[.$AB$12]; IF([.X5]=[.$AA$13]; [.$AA$13]/[.$AB$13]; IF([.X5]=[.$AA$14]; [.$AA$14]/[.$AB$14]; IF([.X5]=[.$AA$15]; [.$AA$15]/[.$AB$15]; 0)))))+IF([.V6]=[.$AA$11]; [.$AA$11]/[.$AB$11]; IF([.V6]=[.$AA$12]; [.$AA$12]/[.$AB$12]; IF([.V6]=[.$AA$13]; [.$AA$13]/[.$AB$13]; IF([.V6]=[.$AA$14]; [.$AA$14]/[.$AB$14]; IF([.V6]=[.$AA$15]; [.$AA$15]/[.$AB$15]; 0)))))+IF([.X6]=[.$AA$11]; [.$AA$11]/[.$AB$11]; IF([.X6]=[.$AA$12]; [.$AA$12]/[.$AB$12]; IF([.X6]=[.$AA$13]; [.$AA$13]/[.$AB$13]; IF([.X6]=[.$AA$14]; [.$AA$14]/[.$AB$14]; IF([.X6]=[.$AA$15]; [.$AA$15]/[.$AB$15]; 0)))))+IF([.V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[.W6]" office:value-type="float" office:value="198" calcext:value-type="float">
            <text:p>198</text:p>
          </table:table-cell>
          <table:table-cell table:style-name="ce11" table:formula="of:=IF([.W5]=[.$AA$11]; [.$AA$11]/[.$AB$11]; IF([.W5]=[.$AA$12]; [.$AA$12]/[.$AB$12]; IF([.W5]=[.$AA$13]; [.$AA$13]/[.$AB$13]; IF([.W5]=[.$AA$14]; [.$AA$14]/[.$AB$14]; IF([.W5]=[.$AA$15]; [.$AA$15]/[.$AB$15]; 0)))))+IF([.W5]=[.$AA$11]; [.$AA$11]/[.$AB$11]; IF([.X5]=[.$AA$12]; [.$AA$12]/[.$AB$12]; IF([.X5]=[.$AA$13]; [.$AA$13]/[.$AB$13]; IF([.X5]=[.$AA$14]; [.$AA$14]/[.$AB$14]; IF([.X5]=[.$AA$15]; [.$AA$15]/[.$AB$15]; 0)))))+IF([.Y5]=[.$AA$11]; [.$AA$11]/[.$AB$11]; IF([.Y5]=[.$AA$12]; [.$AA$12]/[.$AB$12]; IF([.Y5]=[.$AA$13]; [.$AA$13]/[.$AB$13]; IF([.Y5]=[.$AA$14]; [.$AA$14]/[.$AB$14]; IF([.Y5]=[.$AA$15]; [.$AA$15]/[.$AB$15]; 0)))))+IF([.W6]=[.$AA$11]; [.$AA$11]/[.$AB$11]; IF([.W6]=[.$AA$12]; [.$AA$12]/[.$AB$12]; IF([.W6]=[.$AA$13]; [.$AA$13]/[.$AB$13]; IF([.W6]=[.$AA$14]; [.$AA$14]/[.$AB$14]; IF([.W6]=[.$AA$15]; [.$AA$15]/[.$AB$15]; 0)))))+IF([.Y6]=[.$AA$11]; [.$AA$11]/[.$AB$11]; IF([.Y6]=[.$AA$12]; [.$AA$12]/[.$AB$12]; IF([.Y6]=[.$AA$13]; [.$AA$13]/[.$AB$13]; IF([.Y6]=[.$AA$14]; [.$AA$14]/[.$AB$14]; IF([.Y6]=[.$AA$15]; [.$AA$15]/[.$AB$15]; 0)))))+IF([.W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IF([.Y7]=[.$AA$11]; [.$AA$11]/[.$AB$11]; IF([.Y7]=[.$AA$12]; [.$AA$12]/[.$AB$12]; IF([.Y7]=[.$AA$13]; [.$AA$13]/[.$AB$13]; IF([.Y7]=[.$AA$14]; [.$AA$14]/[.$AB$14]; IF([.Y7]=[.$AA$15]; [.$AA$15]/[.$AB$15]; 0)))))+[.X6]" office:value-type="float" office:value="-72" calcext:value-type="float">
            <text:p>-72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6]-MIN([.$O$11:.$X$17]))/(MAX([.$O$11:.$X$17])-MIN([.$O$11:.$X$17]))*127" office:value-type="float" office:value="35.5476596840694" calcext:value-type="float">
            <text:p>35.5476596840694</text:p>
          </table:table-cell>
          <table:table-cell table:style-name="ce7" table:formula="of:=([.P16]-MIN([.$O$11:.$X$17]))/(MAX([.$O$11:.$X$17])-MIN([.$O$11:.$X$17]))*127" office:value-type="float" office:value="48.1848077506614" calcext:value-type="float">
            <text:p>48.1848077506614</text:p>
          </table:table-cell>
          <table:table-cell table:style-name="ce7" table:formula="of:=([.Q16]-MIN([.$O$11:.$X$17]))/(MAX([.$O$11:.$X$17])-MIN([.$O$11:.$X$17]))*127" office:value-type="float" office:value="50.5428971908903" calcext:value-type="float">
            <text:p>50.5428971908903</text:p>
          </table:table-cell>
          <table:table-cell table:style-name="ce7" table:formula="of:=([.R16]-MIN([.$O$11:.$X$17]))/(MAX([.$O$11:.$X$17])-MIN([.$O$11:.$X$17]))*127" office:value-type="float" office:value="60.6270249779389" calcext:value-type="float">
            <text:p>60.6270249779389</text:p>
          </table:table-cell>
          <table:table-cell table:style-name="ce7" table:formula="of:=([.S16]-MIN([.$O$11:.$X$17]))/(MAX([.$O$11:.$X$17])-MIN([.$O$11:.$X$17]))*127" office:value-type="float" office:value="78.2046030446885" calcext:value-type="float">
            <text:p>78.2046030446885</text:p>
          </table:table-cell>
          <table:table-cell table:style-name="ce7" table:formula="of:=([.T16]-MIN([.$O$11:.$X$17]))/(MAX([.$O$11:.$X$17])-MIN([.$O$11:.$X$17]))*127" office:value-type="float" office:value="87.6122482175143" calcext:value-type="float">
            <text:p>87.6122482175143</text:p>
          </table:table-cell>
          <table:table-cell table:style-name="ce7" table:formula="of:=([.U16]-MIN([.$O$11:.$X$17]))/(MAX([.$O$11:.$X$17])-MIN([.$O$11:.$X$17]))*127" office:value-type="float" office:value="69.4990146371997" calcext:value-type="float">
            <text:p>69.4990146371997</text:p>
          </table:table-cell>
          <table:table-cell table:style-name="ce7" table:formula="of:=([.V16]-MIN([.$O$11:.$X$17]))/(MAX([.$O$11:.$X$17])-MIN([.$O$11:.$X$17]))*127" office:value-type="float" office:value="37.7732206701917" calcext:value-type="float">
            <text:p>37.7732206701917</text:p>
          </table:table-cell>
          <table:table-cell table:style-name="ce7" table:formula="of:=([.W16]-MIN([.$O$11:.$X$17]))/(MAX([.$O$11:.$X$17])-MIN([.$O$11:.$X$17]))*127" office:value-type="float" office:value="10.7817303058491" calcext:value-type="float">
            <text:p>10.7817303058491</text:p>
          </table:table-cell>
          <table:table-cell table:style-name="ce7" table:formula="of:=([.X16]-MIN([.$O$11:.$X$17]))/(MAX([.$O$11:.$X$17])-MIN([.$O$11:.$X$17]))*127" office:value-type="float" office:value="3.78411216106341" calcext:value-type="float">
            <text:p>3.78411216106341</text:p>
          </table:table-cell>
          <table:table-cell table:number-columns-repeated="2"/>
          <table:table-cell table:style-name="ce11" table:formula="of:=([.N7]+[.N8]+[.O8]+[.P8]+[.P7]+[.P6]+[.O6]+[.N6])/2 + [.O7]" office:value-type="float" office:value="352" calcext:value-type="float">
            <text:p>352</text:p>
          </table:table-cell>
          <table:table-cell table:style-name="ce11" table:formula="of:=([.O7]+[.O8]+[.P8]+[.Q8]+[.Q7]+[.Q6]+[.P6]+[.O6])/2 + [.P7]" office:value-type="float" office:value="544" calcext:value-type="float">
            <text:p>544</text:p>
          </table:table-cell>
          <table:table-cell table:style-name="ce11" table:formula="of:=([.P7]+[.P8]+[.Q8]+[.R8]+[.R7]+[.R6]+[.Q6]+[.P6])/2 + [.Q7]" office:value-type="float" office:value="640" calcext:value-type="float">
            <text:p>640</text:p>
          </table:table-cell>
          <table:table-cell table:style-name="ce11" table:formula="of:=([.Q7]+[.Q8]+[.R8]+[.S8]+[.S7]+[.S6]+[.R6]+[.Q6])/2 + [.R7]" office:value-type="float" office:value="640" calcext:value-type="float">
            <text:p>640</text:p>
          </table:table-cell>
          <table:table-cell table:style-name="ce11" table:formula="of:=([.R7]+[.R8]+[.S8]+[.T8]+[.T7]+[.T6]+[.S6]+[.R6])/2 + [.S7]" office:value-type="float" office:value="812" calcext:value-type="float">
            <text:p>812</text:p>
          </table:table-cell>
          <table:table-cell table:style-name="ce11" table:formula="of:=([.S7]+[.S8]+[.T8]+[.U8]+[.U7]+[.U6]+[.T6]+[.S6])/2 + [.T7]" office:value-type="float" office:value="920" calcext:value-type="float">
            <text:p>920</text:p>
          </table:table-cell>
          <table:table-cell table:style-name="ce11" table:formula="of:=([.T7]+[.T8]+[.U8]+[.V8]+[.V7]+[.V6]+[.U6]+[.T6])/2 + [.U7]" office:value-type="float" office:value="642" calcext:value-type="float">
            <text:p>642</text:p>
          </table:table-cell>
          <table:table-cell table:style-name="ce11" table:formula="of:=([.U7]+[.U8]+[.V8]+[.W8]+[.W7]+[.W6]+[.V6]+[.U6])/2 + [.V7]" office:value-type="float" office:value="246" calcext:value-type="float">
            <text:p>246</text:p>
          </table:table-cell>
          <table:table-cell table:style-name="ce11" table:formula="of:=([.V7]+[.V8]+[.W8]+[.X8]+[.X7]+[.X6]+[.W6]+[.V6])/2 + [.W7]" office:value-type="float" office:value="-128" calcext:value-type="float">
            <text:p>-128</text:p>
          </table:table-cell>
          <table:table-cell table:style-name="ce11" table:formula="of:=([.W7]+[.W8]+[.X8]+[.Y8]+[.Y7]+[.Y6]+[.X6]+[.W6])/2 + [.X7]" office:value-type="float" office:value="-160" calcext:value-type="float">
            <text:p>-160</text:p>
          </table:table-cell>
          <table:table-cell/>
          <table:table-cell table:style-name="ce11" table:formula="of:=IF([.N6]=[.$AA$11]; [.$AA$11]/[.$AB$11]; IF([.N6]=[.$AA$12]; [.$AA$12]/[.$AB$12]; IF([.N6]=[.$AA$13]; [.$AA$13]/[.$AB$13]; IF([.N6]=[.$AA$14]; [.$AA$14]/[.$AB$14]; IF([.N6]=[.$AA$15]; [.$AA$15]/[.$AB$15]; 0)))))+IF([.N6]=[.$AA$11]; [.$AA$11]/[.$AB$11]; IF([.O6]=[.$AA$12]; [.$AA$12]/[.$AB$12]; IF([.O6]=[.$AA$13]; [.$AA$13]/[.$AB$13]; IF([.O6]=[.$AA$14]; [.$AA$14]/[.$AB$14]; IF([.O6]=[.$AA$15]; [.$AA$15]/[.$AB$15]; 0)))))+IF([.P6]=[.$AA$11]; [.$AA$11]/[.$AB$11]; IF([.P6]=[.$AA$12]; [.$AA$12]/[.$AB$12]; IF([.P6]=[.$AA$13]; [.$AA$13]/[.$AB$13]; IF([.P6]=[.$AA$14]; [.$AA$14]/[.$AB$14]; IF([.P6]=[.$AA$15]; [.$AA$15]/[.$AB$15]; 0)))))+IF([.N7]=[.$AA$11]; [.$AA$11]/[.$AB$11]; IF([.N7]=[.$AA$12]; [.$AA$12]/[.$AB$12]; IF([.N7]=[.$AA$13]; [.$AA$13]/[.$AB$13]; IF([.N7]=[.$AA$14]; [.$AA$14]/[.$AB$14]; IF([.N7]=[.$AA$15]; [.$AA$15]/[.$AB$15]; 0)))))+IF([.P7]=[.$AA$11]; [.$AA$11]/[.$AB$11]; IF([.P7]=[.$AA$12]; [.$AA$12]/[.$AB$12]; IF([.P7]=[.$AA$13]; [.$AA$13]/[.$AB$13]; IF([.P7]=[.$AA$14]; [.$AA$14]/[.$AB$14]; IF([.P7]=[.$AA$15]; [.$AA$15]/[.$AB$15]; 0)))))+IF([.N8]=[.$AA$11]; [.$AA$11]/[.$AB$11]; IF([.N8]=[.$AA$12]; [.$AA$12]/[.$AB$12]; IF([.N8]=[.$AA$13]; [.$AA$13]/[.$AB$13]; IF([.N8]=[.$AA$14]; [.$AA$14]/[.$AB$14]; IF([.N8]=[.$AA$15]; [.$AA$15]/[.$AB$15]; 0)))))+IF([.O8]=[.$AA$11]; [.$AA$11]/[.$AB$11]; IF([.O8]=[.$AA$12]; [.$AA$12]/[.$AB$12]; IF([.O8]=[.$AA$13]; [.$AA$13]/[.$AB$13]; IF([.O8]=[.$AA$14]; [.$AA$14]/[.$AB$14]; IF([.O8]=[.$AA$15]; [.$AA$15]/[.$AB$15]; 0)))))+IF([.P8]=[.$AA$11]; [.$AA$11]/[.$AB$11]; IF([.P8]=[.$AA$12]; [.$AA$12]/[.$AB$12]; IF([.P8]=[.$AA$13]; [.$AA$13]/[.$AB$13]; IF([.P8]=[.$AA$14]; [.$AA$14]/[.$AB$14]; IF([.P8]=[.$AA$15]; [.$AA$15]/[.$AB$15]; 0)))))+[.O7]" office:value-type="float" office:value="384" calcext:value-type="float">
            <text:p>384</text:p>
          </table:table-cell>
          <table:table-cell table:style-name="ce11" table:formula="of:=IF([.O6]=[.$AA$11]; [.$AA$11]/[.$AB$11]; IF([.O6]=[.$AA$12]; [.$AA$12]/[.$AB$12]; IF([.O6]=[.$AA$13]; [.$AA$13]/[.$AB$13]; IF([.O6]=[.$AA$14]; [.$AA$14]/[.$AB$14]; IF([.O6]=[.$AA$15]; [.$AA$15]/[.$AB$15]; 0)))))+IF([.O6]=[.$AA$11]; [.$AA$11]/[.$AB$11]; IF([.P6]=[.$AA$12]; [.$AA$12]/[.$AB$12]; IF([.P6]=[.$AA$13]; [.$AA$13]/[.$AB$13]; IF([.P6]=[.$AA$14]; [.$AA$14]/[.$AB$14]; IF([.P6]=[.$AA$15]; [.$AA$15]/[.$AB$15]; 0)))))+IF([.Q6]=[.$AA$11]; [.$AA$11]/[.$AB$11]; IF([.Q6]=[.$AA$12]; [.$AA$12]/[.$AB$12]; IF([.Q6]=[.$AA$13]; [.$AA$13]/[.$AB$13]; IF([.Q6]=[.$AA$14]; [.$AA$14]/[.$AB$14]; IF([.Q6]=[.$AA$15]; [.$AA$15]/[.$AB$15]; 0)))))+IF([.O7]=[.$AA$11]; [.$AA$11]/[.$AB$11]; IF([.O7]=[.$AA$12]; [.$AA$12]/[.$AB$12]; IF([.O7]=[.$AA$13]; [.$AA$13]/[.$AB$13]; IF([.O7]=[.$AA$14]; [.$AA$14]/[.$AB$14]; IF([.O7]=[.$AA$15]; [.$AA$15]/[.$AB$15]; 0)))))+IF([.Q7]=[.$AA$11]; [.$AA$11]/[.$AB$11]; IF([.Q7]=[.$AA$12]; [.$AA$12]/[.$AB$12]; IF([.Q7]=[.$AA$13]; [.$AA$13]/[.$AB$13]; IF([.Q7]=[.$AA$14]; [.$AA$14]/[.$AB$14]; IF([.Q7]=[.$AA$15]; [.$AA$15]/[.$AB$15]; 0)))))+IF([.O8]=[.$AA$11]; [.$AA$11]/[.$AB$11]; IF([.O8]=[.$AA$12]; [.$AA$12]/[.$AB$12]; IF([.O8]=[.$AA$13]; [.$AA$13]/[.$AB$13]; IF([.O8]=[.$AA$14]; [.$AA$14]/[.$AB$14]; IF([.O8]=[.$AA$15]; [.$AA$15]/[.$AB$15]; 0)))))+IF([.P8]=[.$AA$11]; [.$AA$11]/[.$AB$11]; IF([.P8]=[.$AA$12]; [.$AA$12]/[.$AB$12]; IF([.P8]=[.$AA$13]; [.$AA$13]/[.$AB$13]; IF([.P8]=[.$AA$14]; [.$AA$14]/[.$AB$14]; IF([.P8]=[.$AA$15]; [.$AA$15]/[.$AB$15]; 0)))))+IF([.Q8]=[.$AA$11]; [.$AA$11]/[.$AB$11]; IF([.Q8]=[.$AA$12]; [.$AA$12]/[.$AB$12]; IF([.Q8]=[.$AA$13]; [.$AA$13]/[.$AB$13]; IF([.Q8]=[.$AA$14]; [.$AA$14]/[.$AB$14]; IF([.Q8]=[.$AA$15]; [.$AA$15]/[.$AB$15]; 0)))))+[.P7]" office:value-type="float" office:value="504" calcext:value-type="float">
            <text:p>504</text:p>
          </table:table-cell>
          <table:table-cell table:style-name="ce11" table:formula="of:=IF([.P6]=[.$AA$11]; [.$AA$11]/[.$AB$11]; IF([.P6]=[.$AA$12]; [.$AA$12]/[.$AB$12]; IF([.P6]=[.$AA$13]; [.$AA$13]/[.$AB$13]; IF([.P6]=[.$AA$14]; [.$AA$14]/[.$AB$14]; IF([.P6]=[.$AA$15]; [.$AA$15]/[.$AB$15]; 0)))))+IF([.P6]=[.$AA$11]; [.$AA$11]/[.$AB$11]; IF([.Q6]=[.$AA$12]; [.$AA$12]/[.$AB$12]; IF([.Q6]=[.$AA$13]; [.$AA$13]/[.$AB$13]; IF([.Q6]=[.$AA$14]; [.$AA$14]/[.$AB$14]; IF([.Q6]=[.$AA$15]; [.$AA$15]/[.$AB$15]; 0)))))+IF([.R6]=[.$AA$11]; [.$AA$11]/[.$AB$11]; IF([.R6]=[.$AA$12]; [.$AA$12]/[.$AB$12]; IF([.R6]=[.$AA$13]; [.$AA$13]/[.$AB$13]; IF([.R6]=[.$AA$14]; [.$AA$14]/[.$AB$14]; IF([.R6]=[.$AA$15]; [.$AA$15]/[.$AB$15]; 0)))))+IF([.P7]=[.$AA$11]; [.$AA$11]/[.$AB$11]; IF([.P7]=[.$AA$12]; [.$AA$12]/[.$AB$12]; IF([.P7]=[.$AA$13]; [.$AA$13]/[.$AB$13]; IF([.P7]=[.$AA$14]; [.$AA$14]/[.$AB$14]; IF([.P7]=[.$AA$15]; [.$AA$15]/[.$AB$15]; 0)))))+IF([.R7]=[.$AA$11]; [.$AA$11]/[.$AB$11]; IF([.R7]=[.$AA$12]; [.$AA$12]/[.$AB$12]; IF([.R7]=[.$AA$13]; [.$AA$13]/[.$AB$13]; IF([.R7]=[.$AA$14]; [.$AA$14]/[.$AB$14]; IF([.R7]=[.$AA$15]; [.$AA$15]/[.$AB$15]; 0)))))+IF([.P8]=[.$AA$11]; [.$AA$11]/[.$AB$11]; IF([.P8]=[.$AA$12]; [.$AA$12]/[.$AB$12]; IF([.P8]=[.$AA$13]; [.$AA$13]/[.$AB$13]; IF([.P8]=[.$AA$14]; [.$AA$14]/[.$AB$14]; IF([.P8]=[.$AA$15]; [.$AA$15]/[.$AB$15]; 0)))))+IF([.Q8]=[.$AA$11]; [.$AA$11]/[.$AB$11]; IF([.Q8]=[.$AA$12]; [.$AA$12]/[.$AB$12]; IF([.Q8]=[.$AA$13]; [.$AA$13]/[.$AB$13]; IF([.Q8]=[.$AA$14]; [.$AA$14]/[.$AB$14]; IF([.Q8]=[.$AA$15]; [.$AA$15]/[.$AB$15]; 0)))))+IF([.R8]=[.$AA$11]; [.$AA$11]/[.$AB$11]; IF([.R8]=[.$AA$12]; [.$AA$12]/[.$AB$12]; IF([.R8]=[.$AA$13]; [.$AA$13]/[.$AB$13]; IF([.R8]=[.$AA$14]; [.$AA$14]/[.$AB$14]; IF([.R8]=[.$AA$15]; [.$AA$15]/[.$AB$15]; 0)))))+[.Q7]" office:value-type="float" office:value="640" calcext:value-type="float">
            <text:p>640</text:p>
          </table:table-cell>
          <table:table-cell table:style-name="ce11" table:formula="of:=IF([.Q6]=[.$AA$11]; [.$AA$11]/[.$AB$11]; IF([.Q6]=[.$AA$12]; [.$AA$12]/[.$AB$12]; IF([.Q6]=[.$AA$13]; [.$AA$13]/[.$AB$13]; IF([.Q6]=[.$AA$14]; [.$AA$14]/[.$AB$14]; IF([.Q6]=[.$AA$15]; [.$AA$15]/[.$AB$15]; 0)))))+IF([.Q6]=[.$AA$11]; [.$AA$11]/[.$AB$11]; IF([.R6]=[.$AA$12]; [.$AA$12]/[.$AB$12]; IF([.R6]=[.$AA$13]; [.$AA$13]/[.$AB$13]; IF([.R6]=[.$AA$14]; [.$AA$14]/[.$AB$14]; IF([.R6]=[.$AA$15]; [.$AA$15]/[.$AB$15]; 0)))))+IF([.S6]=[.$AA$11]; [.$AA$11]/[.$AB$11]; IF([.S6]=[.$AA$12]; [.$AA$12]/[.$AB$12]; IF([.S6]=[.$AA$13]; [.$AA$13]/[.$AB$13]; IF([.S6]=[.$AA$14]; [.$AA$14]/[.$AB$14]; IF([.S6]=[.$AA$15]; [.$AA$15]/[.$AB$15]; 0)))))+IF([.Q7]=[.$AA$11]; [.$AA$11]/[.$AB$11]; IF([.Q7]=[.$AA$12]; [.$AA$12]/[.$AB$12]; IF([.Q7]=[.$AA$13]; [.$AA$13]/[.$AB$13]; IF([.Q7]=[.$AA$14]; [.$AA$14]/[.$AB$14]; IF([.Q7]=[.$AA$15]; [.$AA$15]/[.$AB$15]; 0)))))+IF([.S7]=[.$AA$11]; [.$AA$11]/[.$AB$11]; IF([.S7]=[.$AA$12]; [.$AA$12]/[.$AB$12]; IF([.S7]=[.$AA$13]; [.$AA$13]/[.$AB$13]; IF([.S7]=[.$AA$14]; [.$AA$14]/[.$AB$14]; IF([.S7]=[.$AA$15]; [.$AA$15]/[.$AB$15]; 0)))))+IF([.Q8]=[.$AA$11]; [.$AA$11]/[.$AB$11]; IF([.Q8]=[.$AA$12]; [.$AA$12]/[.$AB$12]; IF([.Q8]=[.$AA$13]; [.$AA$13]/[.$AB$13]; IF([.Q8]=[.$AA$14]; [.$AA$14]/[.$AB$14]; IF([.Q8]=[.$AA$15]; [.$AA$15]/[.$AB$15]; 0)))))+IF([.R8]=[.$AA$11]; [.$AA$11]/[.$AB$11]; IF([.R8]=[.$AA$12]; [.$AA$12]/[.$AB$12]; IF([.R8]=[.$AA$13]; [.$AA$13]/[.$AB$13]; IF([.R8]=[.$AA$14]; [.$AA$14]/[.$AB$14]; IF([.R8]=[.$AA$15]; [.$AA$15]/[.$AB$15]; 0)))))+IF([.S8]=[.$AA$11]; [.$AA$11]/[.$AB$11]; IF([.S8]=[.$AA$12]; [.$AA$12]/[.$AB$12]; IF([.S8]=[.$AA$13]; [.$AA$13]/[.$AB$13]; IF([.S8]=[.$AA$14]; [.$AA$14]/[.$AB$14]; IF([.S8]=[.$AA$15]; [.$AA$15]/[.$AB$15]; 0)))))+[.R7]" office:value-type="float" office:value="640" calcext:value-type="float">
            <text:p>640</text:p>
          </table:table-cell>
          <table:table-cell table:style-name="ce11" table:formula="of:=IF([.R6]=[.$AA$11]; [.$AA$11]/[.$AB$11]; IF([.R6]=[.$AA$12]; [.$AA$12]/[.$AB$12]; IF([.R6]=[.$AA$13]; [.$AA$13]/[.$AB$13]; IF([.R6]=[.$AA$14]; [.$AA$14]/[.$AB$14]; IF([.R6]=[.$AA$15]; [.$AA$15]/[.$AB$15]; 0)))))+IF([.R6]=[.$AA$11]; [.$AA$11]/[.$AB$11]; IF([.S6]=[.$AA$12]; [.$AA$12]/[.$AB$12]; IF([.S6]=[.$AA$13]; [.$AA$13]/[.$AB$13]; IF([.S6]=[.$AA$14]; [.$AA$14]/[.$AB$14]; IF([.S6]=[.$AA$15]; [.$AA$15]/[.$AB$15]; 0)))))+IF([.T6]=[.$AA$11]; [.$AA$11]/[.$AB$11]; IF([.T6]=[.$AA$12]; [.$AA$12]/[.$AB$12]; IF([.T6]=[.$AA$13]; [.$AA$13]/[.$AB$13]; IF([.T6]=[.$AA$14]; [.$AA$14]/[.$AB$14]; IF([.T6]=[.$AA$15]; [.$AA$15]/[.$AB$15]; 0)))))+IF([.R7]=[.$AA$11]; [.$AA$11]/[.$AB$11]; IF([.R7]=[.$AA$12]; [.$AA$12]/[.$AB$12]; IF([.R7]=[.$AA$13]; [.$AA$13]/[.$AB$13]; IF([.R7]=[.$AA$14]; [.$AA$14]/[.$AB$14]; IF([.R7]=[.$AA$15]; [.$AA$15]/[.$AB$15]; 0)))))+IF([.T7]=[.$AA$11]; [.$AA$11]/[.$AB$11]; IF([.T7]=[.$AA$12]; [.$AA$12]/[.$AB$12]; IF([.T7]=[.$AA$13]; [.$AA$13]/[.$AB$13]; IF([.T7]=[.$AA$14]; [.$AA$14]/[.$AB$14]; IF([.T7]=[.$AA$15]; [.$AA$15]/[.$AB$15]; 0)))))+IF([.R8]=[.$AA$11]; [.$AA$11]/[.$AB$11]; IF([.R8]=[.$AA$12]; [.$AA$12]/[.$AB$12]; IF([.R8]=[.$AA$13]; [.$AA$13]/[.$AB$13]; IF([.R8]=[.$AA$14]; [.$AA$14]/[.$AB$14]; IF([.R8]=[.$AA$15]; [.$AA$15]/[.$AB$15]; 0)))))+IF([.S8]=[.$AA$11]; [.$AA$11]/[.$AB$11]; IF([.S8]=[.$AA$12]; [.$AA$12]/[.$AB$12]; IF([.S8]=[.$AA$13]; [.$AA$13]/[.$AB$13]; IF([.S8]=[.$AA$14]; [.$AA$14]/[.$AB$14]; IF([.S8]=[.$AA$15]; [.$AA$15]/[.$AB$15]; 0)))))+IF([.T8]=[.$AA$11]; [.$AA$11]/[.$AB$11]; IF([.T8]=[.$AA$12]; [.$AA$12]/[.$AB$12]; IF([.T8]=[.$AA$13]; [.$AA$13]/[.$AB$13]; IF([.T8]=[.$AA$14]; [.$AA$14]/[.$AB$14]; IF([.T8]=[.$AA$15]; [.$AA$15]/[.$AB$15]; 0)))))+[.S7]" office:value-type="float" office:value="812" calcext:value-type="float">
            <text:p>812</text:p>
          </table:table-cell>
          <table:table-cell table:style-name="ce11" table:formula="of:=IF([.S6]=[.$AA$11]; [.$AA$11]/[.$AB$11]; IF([.S6]=[.$AA$12]; [.$AA$12]/[.$AB$12]; IF([.S6]=[.$AA$13]; [.$AA$13]/[.$AB$13]; IF([.S6]=[.$AA$14]; [.$AA$14]/[.$AB$14]; IF([.S6]=[.$AA$15]; [.$AA$15]/[.$AB$15]; 0)))))+IF([.S6]=[.$AA$11]; [.$AA$11]/[.$AB$11]; IF([.T6]=[.$AA$12]; [.$AA$12]/[.$AB$12]; IF([.T6]=[.$AA$13]; [.$AA$13]/[.$AB$13]; IF([.T6]=[.$AA$14]; [.$AA$14]/[.$AB$14]; IF([.T6]=[.$AA$15]; [.$AA$15]/[.$AB$15]; 0)))))+IF([.U6]=[.$AA$11]; [.$AA$11]/[.$AB$11]; IF([.U6]=[.$AA$12]; [.$AA$12]/[.$AB$12]; IF([.U6]=[.$AA$13]; [.$AA$13]/[.$AB$13]; IF([.U6]=[.$AA$14]; [.$AA$14]/[.$AB$14]; IF([.U6]=[.$AA$15]; [.$AA$15]/[.$AB$15]; 0)))))+IF([.S7]=[.$AA$11]; [.$AA$11]/[.$AB$11]; IF([.S7]=[.$AA$12]; [.$AA$12]/[.$AB$12]; IF([.S7]=[.$AA$13]; [.$AA$13]/[.$AB$13]; IF([.S7]=[.$AA$14]; [.$AA$14]/[.$AB$14]; IF([.S7]=[.$AA$15]; [.$AA$15]/[.$AB$15]; 0)))))+IF([.U7]=[.$AA$11]; [.$AA$11]/[.$AB$11]; IF([.U7]=[.$AA$12]; [.$AA$12]/[.$AB$12]; IF([.U7]=[.$AA$13]; [.$AA$13]/[.$AB$13]; IF([.U7]=[.$AA$14]; [.$AA$14]/[.$AB$14]; IF([.U7]=[.$AA$15]; [.$AA$15]/[.$AB$15]; 0)))))+IF([.S8]=[.$AA$11]; [.$AA$11]/[.$AB$11]; IF([.S8]=[.$AA$12]; [.$AA$12]/[.$AB$12]; IF([.S8]=[.$AA$13]; [.$AA$13]/[.$AB$13]; IF([.S8]=[.$AA$14]; [.$AA$14]/[.$AB$14]; IF([.S8]=[.$AA$15]; [.$AA$15]/[.$AB$15]; 0)))))+IF([.T8]=[.$AA$11]; [.$AA$11]/[.$AB$11]; IF([.T8]=[.$AA$12]; [.$AA$12]/[.$AB$12]; IF([.T8]=[.$AA$13]; [.$AA$13]/[.$AB$13]; IF([.T8]=[.$AA$14]; [.$AA$14]/[.$AB$14]; IF([.T8]=[.$AA$15]; [.$AA$15]/[.$AB$15]; 0)))))+IF([.U8]=[.$AA$11]; [.$AA$11]/[.$AB$11]; IF([.U8]=[.$AA$12]; [.$AA$12]/[.$AB$12]; IF([.U8]=[.$AA$13]; [.$AA$13]/[.$AB$13]; IF([.U8]=[.$AA$14]; [.$AA$14]/[.$AB$14]; IF([.U8]=[.$AA$15]; [.$AA$15]/[.$AB$15]; 0)))))+[.T7]" office:value-type="float" office:value="856" calcext:value-type="float">
            <text:p>856</text:p>
          </table:table-cell>
          <table:table-cell table:style-name="ce11" table:formula="of:=IF([.T6]=[.$AA$11]; [.$AA$11]/[.$AB$11]; IF([.T6]=[.$AA$12]; [.$AA$12]/[.$AB$12]; IF([.T6]=[.$AA$13]; [.$AA$13]/[.$AB$13]; IF([.T6]=[.$AA$14]; [.$AA$14]/[.$AB$14]; IF([.T6]=[.$AA$15]; [.$AA$15]/[.$AB$15]; 0)))))+IF([.T6]=[.$AA$11]; [.$AA$11]/[.$AB$11]; IF([.U6]=[.$AA$12]; [.$AA$12]/[.$AB$12]; IF([.U6]=[.$AA$13]; [.$AA$13]/[.$AB$13]; IF([.U6]=[.$AA$14]; [.$AA$14]/[.$AB$14]; IF([.U6]=[.$AA$15]; [.$AA$15]/[.$AB$15]; 0)))))+IF([.V6]=[.$AA$11]; [.$AA$11]/[.$AB$11]; IF([.V6]=[.$AA$12]; [.$AA$12]/[.$AB$12]; IF([.V6]=[.$AA$13]; [.$AA$13]/[.$AB$13]; IF([.V6]=[.$AA$14]; [.$AA$14]/[.$AB$14]; IF([.V6]=[.$AA$15]; [.$AA$15]/[.$AB$15]; 0)))))+IF([.T7]=[.$AA$11]; [.$AA$11]/[.$AB$11]; IF([.T7]=[.$AA$12]; [.$AA$12]/[.$AB$12]; IF([.T7]=[.$AA$13]; [.$AA$13]/[.$AB$13]; IF([.T7]=[.$AA$14]; [.$AA$14]/[.$AB$14]; IF([.T7]=[.$AA$15]; [.$AA$15]/[.$AB$15]; 0)))))+IF([.V7]=[.$AA$11]; [.$AA$11]/[.$AB$11]; IF([.V7]=[.$AA$12]; [.$AA$12]/[.$AB$12]; IF([.V7]=[.$AA$13]; [.$AA$13]/[.$AB$13]; IF([.V7]=[.$AA$14]; [.$AA$14]/[.$AB$14]; IF([.V7]=[.$AA$15]; [.$AA$15]/[.$AB$15]; 0)))))+IF([.T8]=[.$AA$11]; [.$AA$11]/[.$AB$11]; IF([.T8]=[.$AA$12]; [.$AA$12]/[.$AB$12]; IF([.T8]=[.$AA$13]; [.$AA$13]/[.$AB$13]; IF([.T8]=[.$AA$14]; [.$AA$14]/[.$AB$14]; IF([.T8]=[.$AA$15]; [.$AA$15]/[.$AB$15]; 0)))))+IF([.U8]=[.$AA$11]; [.$AA$11]/[.$AB$11]; IF([.U8]=[.$AA$12]; [.$AA$12]/[.$AB$12]; IF([.U8]=[.$AA$13]; [.$AA$13]/[.$AB$13]; IF([.U8]=[.$AA$14]; [.$AA$14]/[.$AB$14]; IF([.U8]=[.$AA$15]; [.$AA$15]/[.$AB$15]; 0)))))+IF([.V8]=[.$AA$11]; [.$AA$11]/[.$AB$11]; IF([.V8]=[.$AA$12]; [.$AA$12]/[.$AB$12]; IF([.V8]=[.$AA$13]; [.$AA$13]/[.$AB$13]; IF([.V8]=[.$AA$14]; [.$AA$14]/[.$AB$14]; IF([.V8]=[.$AA$15]; [.$AA$15]/[.$AB$15]; 0)))))+[.U7]" office:value-type="float" office:value="574" calcext:value-type="float">
            <text:p>574</text:p>
          </table:table-cell>
          <table:table-cell table:style-name="ce11" table:formula="of:=IF([.U6]=[.$AA$11]; [.$AA$11]/[.$AB$11]; IF([.U6]=[.$AA$12]; [.$AA$12]/[.$AB$12]; IF([.U6]=[.$AA$13]; [.$AA$13]/[.$AB$13]; IF([.U6]=[.$AA$14]; [.$AA$14]/[.$AB$14]; IF([.U6]=[.$AA$15]; [.$AA$15]/[.$AB$15]; 0)))))+IF([.U6]=[.$AA$11]; [.$AA$11]/[.$AB$11]; IF([.V6]=[.$AA$12]; [.$AA$12]/[.$AB$12]; IF([.V6]=[.$AA$13]; [.$AA$13]/[.$AB$13]; IF([.V6]=[.$AA$14]; [.$AA$14]/[.$AB$14]; IF([.V6]=[.$AA$15]; [.$AA$15]/[.$AB$15]; 0)))))+IF([.W6]=[.$AA$11]; [.$AA$11]/[.$AB$11]; IF([.W6]=[.$AA$12]; [.$AA$12]/[.$AB$12]; IF([.W6]=[.$AA$13]; [.$AA$13]/[.$AB$13]; IF([.W6]=[.$AA$14]; [.$AA$14]/[.$AB$14]; IF([.W6]=[.$AA$15]; [.$AA$15]/[.$AB$15]; 0)))))+IF([.U7]=[.$AA$11]; [.$AA$11]/[.$AB$11]; IF([.U7]=[.$AA$12]; [.$AA$12]/[.$AB$12]; IF([.U7]=[.$AA$13]; [.$AA$13]/[.$AB$13]; IF([.U7]=[.$AA$14]; [.$AA$14]/[.$AB$14]; IF([.U7]=[.$AA$15]; [.$AA$15]/[.$AB$15]; 0)))))+IF([.W7]=[.$AA$11]; [.$AA$11]/[.$AB$11]; IF([.W7]=[.$AA$12]; [.$AA$12]/[.$AB$12]; IF([.W7]=[.$AA$13]; [.$AA$13]/[.$AB$13]; IF([.W7]=[.$AA$14]; [.$AA$14]/[.$AB$14]; IF([.W7]=[.$AA$15]; [.$AA$15]/[.$AB$15]; 0)))))+IF([.U8]=[.$AA$11]; [.$AA$11]/[.$AB$11]; IF([.U8]=[.$AA$12]; [.$AA$12]/[.$AB$12]; IF([.U8]=[.$AA$13]; [.$AA$13]/[.$AB$13]; IF([.U8]=[.$AA$14]; [.$AA$14]/[.$AB$14]; IF([.U8]=[.$AA$15]; [.$AA$15]/[.$AB$15]; 0)))))+IF([.V8]=[.$AA$11]; [.$AA$11]/[.$AB$11]; IF([.V8]=[.$AA$12]; [.$AA$12]/[.$AB$12]; IF([.V8]=[.$AA$13]; [.$AA$13]/[.$AB$13]; IF([.V8]=[.$AA$14]; [.$AA$14]/[.$AB$14]; IF([.V8]=[.$AA$15]; [.$AA$15]/[.$AB$15]; 0)))))+IF([.W8]=[.$AA$11]; [.$AA$11]/[.$AB$11]; IF([.W8]=[.$AA$12]; [.$AA$12]/[.$AB$12]; IF([.W8]=[.$AA$13]; [.$AA$13]/[.$AB$13]; IF([.W8]=[.$AA$14]; [.$AA$14]/[.$AB$14]; IF([.W8]=[.$AA$15]; [.$AA$15]/[.$AB$15]; 0)))))+[.V7]" office:value-type="float" office:value="202" calcext:value-type="float">
            <text:p>202</text:p>
          </table:table-cell>
          <table:table-cell table:style-name="ce11" table:formula="of:=IF([.V6]=[.$AA$11]; [.$AA$11]/[.$AB$11]; IF([.V6]=[.$AA$12]; [.$AA$12]/[.$AB$12]; IF([.V6]=[.$AA$13]; [.$AA$13]/[.$AB$13]; IF([.V6]=[.$AA$14]; [.$AA$14]/[.$AB$14]; IF([.V6]=[.$AA$15]; [.$AA$15]/[.$AB$15]; 0)))))+IF([.V6]=[.$AA$11]; [.$AA$11]/[.$AB$11]; IF([.W6]=[.$AA$12]; [.$AA$12]/[.$AB$12]; IF([.W6]=[.$AA$13]; [.$AA$13]/[.$AB$13]; IF([.W6]=[.$AA$14]; [.$AA$14]/[.$AB$14]; IF([.W6]=[.$AA$15]; [.$AA$15]/[.$AB$15]; 0)))))+IF([.X6]=[.$AA$11]; [.$AA$11]/[.$AB$11]; IF([.X6]=[.$AA$12]; [.$AA$12]/[.$AB$12]; IF([.X6]=[.$AA$13]; [.$AA$13]/[.$AB$13]; IF([.X6]=[.$AA$14]; [.$AA$14]/[.$AB$14]; IF([.X6]=[.$AA$15]; [.$AA$15]/[.$AB$15]; 0)))))+IF([.V7]=[.$AA$11]; [.$AA$11]/[.$AB$11]; IF([.V7]=[.$AA$12]; [.$AA$12]/[.$AB$12]; IF([.V7]=[.$AA$13]; [.$AA$13]/[.$AB$13]; IF([.V7]=[.$AA$14]; [.$AA$14]/[.$AB$14]; IF([.V7]=[.$AA$15]; [.$AA$15]/[.$AB$15]; 0)))))+IF([.X7]=[.$AA$11]; [.$AA$11]/[.$AB$11]; IF([.X7]=[.$AA$12]; [.$AA$12]/[.$AB$12]; IF([.X7]=[.$AA$13]; [.$AA$13]/[.$AB$13]; IF([.X7]=[.$AA$14]; [.$AA$14]/[.$AB$14]; IF([.X7]=[.$AA$15]; [.$AA$15]/[.$AB$15]; 0)))))+IF([.V8]=[.$AA$11]; [.$AA$11]/[.$AB$11]; IF([.V8]=[.$AA$12]; [.$AA$12]/[.$AB$12]; IF([.V8]=[.$AA$13]; [.$AA$13]/[.$AB$13]; IF([.V8]=[.$AA$14]; [.$AA$14]/[.$AB$14]; IF([.V8]=[.$AA$15]; [.$AA$15]/[.$AB$15]; 0)))))+IF([.W8]=[.$AA$11]; [.$AA$11]/[.$AB$11]; IF([.W8]=[.$AA$12]; [.$AA$12]/[.$AB$12]; IF([.W8]=[.$AA$13]; [.$AA$13]/[.$AB$13]; IF([.W8]=[.$AA$14]; [.$AA$14]/[.$AB$14]; IF([.W8]=[.$AA$15]; [.$AA$15]/[.$AB$15]; 0)))))+IF([.X8]=[.$AA$11]; [.$AA$11]/[.$AB$11]; IF([.X8]=[.$AA$12]; [.$AA$12]/[.$AB$12]; IF([.X8]=[.$AA$13]; [.$AA$13]/[.$AB$13]; IF([.X8]=[.$AA$14]; [.$AA$14]/[.$AB$14]; IF([.X8]=[.$AA$15]; [.$AA$15]/[.$AB$15]; 0)))))+[.W7]" office:value-type="float" office:value="-84" calcext:value-type="float">
            <text:p>-84</text:p>
          </table:table-cell>
          <table:table-cell table:style-name="ce11" table:formula="of:=IF([.W6]=[.$AA$11]; [.$AA$11]/[.$AB$11]; IF([.W6]=[.$AA$12]; [.$AA$12]/[.$AB$12]; IF([.W6]=[.$AA$13]; [.$AA$13]/[.$AB$13]; IF([.W6]=[.$AA$14]; [.$AA$14]/[.$AB$14]; IF([.W6]=[.$AA$15]; [.$AA$15]/[.$AB$15]; 0)))))+IF([.W6]=[.$AA$11]; [.$AA$11]/[.$AB$11]; IF([.X6]=[.$AA$12]; [.$AA$12]/[.$AB$12]; IF([.X6]=[.$AA$13]; [.$AA$13]/[.$AB$13]; IF([.X6]=[.$AA$14]; [.$AA$14]/[.$AB$14]; IF([.X6]=[.$AA$15]; [.$AA$15]/[.$AB$15]; 0)))))+IF([.Y6]=[.$AA$11]; [.$AA$11]/[.$AB$11]; IF([.Y6]=[.$AA$12]; [.$AA$12]/[.$AB$12]; IF([.Y6]=[.$AA$13]; [.$AA$13]/[.$AB$13]; IF([.Y6]=[.$AA$14]; [.$AA$14]/[.$AB$14]; IF([.Y6]=[.$AA$15]; [.$AA$15]/[.$AB$15]; 0)))))+IF([.W7]=[.$AA$11]; [.$AA$11]/[.$AB$11]; IF([.W7]=[.$AA$12]; [.$AA$12]/[.$AB$12]; IF([.W7]=[.$AA$13]; [.$AA$13]/[.$AB$13]; IF([.W7]=[.$AA$14]; [.$AA$14]/[.$AB$14]; IF([.W7]=[.$AA$15]; [.$AA$15]/[.$AB$15]; 0)))))+IF([.Y7]=[.$AA$11]; [.$AA$11]/[.$AB$11]; IF([.Y7]=[.$AA$12]; [.$AA$12]/[.$AB$12]; IF([.Y7]=[.$AA$13]; [.$AA$13]/[.$AB$13]; IF([.Y7]=[.$AA$14]; [.$AA$14]/[.$AB$14]; IF([.Y7]=[.$AA$15]; [.$AA$15]/[.$AB$15]; 0)))))+IF([.W8]=[.$AA$11]; [.$AA$11]/[.$AB$11]; IF([.W8]=[.$AA$12]; [.$AA$12]/[.$AB$12]; IF([.W8]=[.$AA$13]; [.$AA$13]/[.$AB$13]; IF([.W8]=[.$AA$14]; [.$AA$14]/[.$AB$14]; IF([.W8]=[.$AA$15]; [.$AA$15]/[.$AB$15]; 0)))))+IF([.X8]=[.$AA$11]; [.$AA$11]/[.$AB$11]; IF([.X8]=[.$AA$12]; [.$AA$12]/[.$AB$12]; IF([.X8]=[.$AA$13]; [.$AA$13]/[.$AB$13]; IF([.X8]=[.$AA$14]; [.$AA$14]/[.$AB$14]; IF([.X8]=[.$AA$15]; [.$AA$15]/[.$AB$15]; 0)))))+IF([.Y8]=[.$AA$11]; [.$AA$11]/[.$AB$11]; IF([.Y8]=[.$AA$12]; [.$AA$12]/[.$AB$12]; IF([.Y8]=[.$AA$13]; [.$AA$13]/[.$AB$13]; IF([.Y8]=[.$AA$14]; [.$AA$14]/[.$AB$14]; IF([.Y8]=[.$AA$15]; [.$AA$15]/[.$AB$15]; 0)))))+[.X7]" office:value-type="float" office:value="-76" calcext:value-type="float">
            <text:p>-76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7" table:formula="of:=([.O17]-MIN([.$O$11:.$X$17]))/(MAX([.$O$11:.$X$17])-MIN([.$O$11:.$X$17]))*127" office:value-type="float" office:value="28.9491260594657" calcext:value-type="float">
            <text:p>28.9491260594657</text:p>
          </table:table-cell>
          <table:table-cell table:style-name="ce7" table:formula="of:=([.P17]-MIN([.$O$11:.$X$17]))/(MAX([.$O$11:.$X$17])-MIN([.$O$11:.$X$17]))*127" office:value-type="float" office:value="40.3236026938592" calcext:value-type="float">
            <text:p>40.3236026938592</text:p>
          </table:table-cell>
          <table:table-cell table:style-name="ce7" table:formula="of:=([.Q17]-MIN([.$O$11:.$X$17]))/(MAX([.$O$11:.$X$17])-MIN([.$O$11:.$X$17]))*127" office:value-type="float" office:value="45.8028371811304" calcext:value-type="float">
            <text:p>45.8028371811304</text:p>
          </table:table-cell>
          <table:table-cell table:style-name="ce7" table:formula="of:=([.R17]-MIN([.$O$11:.$X$17]))/(MAX([.$O$11:.$X$17])-MIN([.$O$11:.$X$17]))*127" office:value-type="float" office:value="44.00896413531" calcext:value-type="float">
            <text:p>44.00896413531</text:p>
          </table:table-cell>
          <table:table-cell table:style-name="ce7" table:formula="of:=([.S17]-MIN([.$O$11:.$X$17]))/(MAX([.$O$11:.$X$17])-MIN([.$O$11:.$X$17]))*127" office:value-type="float" office:value="58.6944001003248" calcext:value-type="float">
            <text:p>58.6944001003248</text:p>
          </table:table-cell>
          <table:table-cell table:style-name="ce7" table:formula="of:=([.T17]-MIN([.$O$11:.$X$17]))/(MAX([.$O$11:.$X$17])-MIN([.$O$11:.$X$17]))*127" office:value-type="float" office:value="59.8062733696652" calcext:value-type="float">
            <text:p>59.8062733696652</text:p>
          </table:table-cell>
          <table:table-cell table:style-name="ce7" table:formula="of:=([.U17]-MIN([.$O$11:.$X$17]))/(MAX([.$O$11:.$X$17])-MIN([.$O$11:.$X$17]))*127" office:value-type="float" office:value="45.018468989285" calcext:value-type="float">
            <text:p>45.018468989285</text:p>
          </table:table-cell>
          <table:table-cell table:style-name="ce7" table:formula="of:=([.V17]-MIN([.$O$11:.$X$17]))/(MAX([.$O$11:.$X$17])-MIN([.$O$11:.$X$17]))*127" office:value-type="float" office:value="12.183544220277" calcext:value-type="float">
            <text:p>12.183544220277</text:p>
          </table:table-cell>
          <table:table-cell table:style-name="ce7" table:formula="of:=([.W17]-MIN([.$O$11:.$X$17]))/(MAX([.$O$11:.$X$17])-MIN([.$O$11:.$X$17]))*127" office:value-type="float" office:value="4.69097999922676" calcext:value-type="float">
            <text:p>4.69097999922676</text:p>
          </table:table-cell>
          <table:table-cell table:style-name="ce7" table:formula="of:=([.X17]-MIN([.$O$11:.$X$17]))/(MAX([.$O$11:.$X$17])-MIN([.$O$11:.$X$17]))*127" office:value-type="float" office:value="0" calcext:value-type="float">
            <text:p>0</text:p>
          </table:table-cell>
          <table:table-cell table:number-columns-repeated="2"/>
          <table:table-cell table:style-name="ce11" table:formula="of:=([.N8]+[.N9]+[.O9]+[.P9]+[.P8]+[.P7]+[.O7]+[.N7])/2 + [.O8]" office:value-type="float" office:value="320" calcext:value-type="float">
            <text:p>320</text:p>
          </table:table-cell>
          <table:table-cell table:style-name="ce11" table:formula="of:=([.O8]+[.O9]+[.P9]+[.Q9]+[.Q8]+[.Q7]+[.P7]+[.O7])/2 + [.P8]" office:value-type="float" office:value="448" calcext:value-type="float">
            <text:p>448</text:p>
          </table:table-cell>
          <table:table-cell table:style-name="ce11" table:formula="of:=([.P8]+[.P9]+[.Q9]+[.R9]+[.R8]+[.R7]+[.Q7]+[.P7])/2 + [.Q8]" office:value-type="float" office:value="448" calcext:value-type="float">
            <text:p>448</text:p>
          </table:table-cell>
          <table:table-cell table:style-name="ce11" table:formula="of:=([.Q8]+[.Q9]+[.R9]+[.S9]+[.S8]+[.S7]+[.R7]+[.Q7])/2 + [.R8]" office:value-type="float" office:value="448" calcext:value-type="float">
            <text:p>448</text:p>
          </table:table-cell>
          <table:table-cell table:style-name="ce11" table:formula="of:=([.R8]+[.R9]+[.S9]+[.T9]+[.T8]+[.T7]+[.S7]+[.R7])/2 + [.S8]" office:value-type="float" office:value="620" calcext:value-type="float">
            <text:p>620</text:p>
          </table:table-cell>
          <table:table-cell table:style-name="ce11" table:formula="of:=([.S8]+[.S9]+[.T9]+[.U9]+[.U8]+[.U7]+[.T7]+[.S7])/2 + [.T8]" office:value-type="float" office:value="642" calcext:value-type="float">
            <text:p>642</text:p>
          </table:table-cell>
          <table:table-cell table:style-name="ce11" table:formula="of:=([.T8]+[.T9]+[.U9]+[.V9]+[.V8]+[.V7]+[.U7]+[.T7])/2 + [.U8]" office:value-type="float" office:value="396" calcext:value-type="float">
            <text:p>396</text:p>
          </table:table-cell>
          <table:table-cell table:style-name="ce11" table:formula="of:=([.U8]+[.U9]+[.V9]+[.W9]+[.W8]+[.W7]+[.V7]+[.U7])/2 + [.V8]" office:value-type="float" office:value="-32" calcext:value-type="float">
            <text:p>-32</text:p>
          </table:table-cell>
          <table:table-cell table:style-name="ce11" table:formula="of:=([.V8]+[.V9]+[.W9]+[.X9]+[.X8]+[.X7]+[.W7]+[.V7])/2 + [.W8]" office:value-type="float" office:value="-160" calcext:value-type="float">
            <text:p>-160</text:p>
          </table:table-cell>
          <table:table-cell table:style-name="ce11" table:formula="of:=([.W8]+[.W9]+[.X9]+[.Y9]+[.Y8]+[.Y7]+[.X7]+[.W7])/2 + [.X8]" office:value-type="float" office:value="-160" calcext:value-type="float">
            <text:p>-160</text:p>
          </table:table-cell>
          <table:table-cell/>
          <table:table-cell table:style-name="ce11" table:formula="of:=IF([.N7]=[.$AA$11]; [.$AA$11]/[.$AB$11]; IF([.N7]=[.$AA$12]; [.$AA$12]/[.$AB$12]; IF([.N7]=[.$AA$13]; [.$AA$13]/[.$AB$13]; IF([.N7]=[.$AA$14]; [.$AA$14]/[.$AB$14]; IF([.N7]=[.$AA$15]; [.$AA$15]/[.$AB$15]; 0)))))+IF([.N7]=[.$AA$11]; [.$AA$11]/[.$AB$11]; IF([.O7]=[.$AA$12]; [.$AA$12]/[.$AB$12]; IF([.O7]=[.$AA$13]; [.$AA$13]/[.$AB$13]; IF([.O7]=[.$AA$14]; [.$AA$14]/[.$AB$14]; IF([.O7]=[.$AA$15]; [.$AA$15]/[.$AB$15]; 0)))))+IF([.P7]=[.$AA$11]; [.$AA$11]/[.$AB$11]; IF([.P7]=[.$AA$12]; [.$AA$12]/[.$AB$12]; IF([.P7]=[.$AA$13]; [.$AA$13]/[.$AB$13]; IF([.P7]=[.$AA$14]; [.$AA$14]/[.$AB$14]; IF([.P7]=[.$AA$15]; [.$AA$15]/[.$AB$15]; 0)))))+IF([.N8]=[.$AA$11]; [.$AA$11]/[.$AB$11]; IF([.N8]=[.$AA$12]; [.$AA$12]/[.$AB$12]; IF([.N8]=[.$AA$13]; [.$AA$13]/[.$AB$13]; IF([.N8]=[.$AA$14]; [.$AA$14]/[.$AB$14]; IF([.N8]=[.$AA$15]; [.$AA$15]/[.$AB$15]; 0)))))+IF([.P8]=[.$AA$11]; [.$AA$11]/[.$AB$11]; IF([.P8]=[.$AA$12]; [.$AA$12]/[.$AB$12]; IF([.P8]=[.$AA$13]; [.$AA$13]/[.$AB$13]; IF([.P8]=[.$AA$14]; [.$AA$14]/[.$AB$14]; IF([.P8]=[.$AA$15]; [.$AA$15]/[.$AB$15]; 0)))))+IF([.N9]=[.$AA$11]; [.$AA$11]/[.$AB$11]; IF([.N9]=[.$AA$12]; [.$AA$12]/[.$AB$12]; IF([.N9]=[.$AA$13]; [.$AA$13]/[.$AB$13]; IF([.N9]=[.$AA$14]; [.$AA$14]/[.$AB$14]; IF([.N9]=[.$AA$15]; [.$AA$15]/[.$AB$15]; 0)))))+IF([.O9]=[.$AA$11]; [.$AA$11]/[.$AB$11]; IF([.O9]=[.$AA$12]; [.$AA$12]/[.$AB$12]; IF([.O9]=[.$AA$13]; [.$AA$13]/[.$AB$13]; IF([.O9]=[.$AA$14]; [.$AA$14]/[.$AB$14]; IF([.O9]=[.$AA$15]; [.$AA$15]/[.$AB$15]; 0)))))+IF([.P9]=[.$AA$11]; [.$AA$11]/[.$AB$11]; IF([.P9]=[.$AA$12]; [.$AA$12]/[.$AB$12]; IF([.P9]=[.$AA$13]; [.$AA$13]/[.$AB$13]; IF([.P9]=[.$AA$14]; [.$AA$14]/[.$AB$14]; IF([.P9]=[.$AA$15]; [.$AA$15]/[.$AB$15]; 0)))))+[.O8]" office:value-type="float" office:value="320" calcext:value-type="float">
            <text:p>320</text:p>
          </table:table-cell>
          <table:table-cell table:style-name="ce11" table:formula="of:=IF([.O7]=[.$AA$11]; [.$AA$11]/[.$AB$11]; IF([.O7]=[.$AA$12]; [.$AA$12]/[.$AB$12]; IF([.O7]=[.$AA$13]; [.$AA$13]/[.$AB$13]; IF([.O7]=[.$AA$14]; [.$AA$14]/[.$AB$14]; IF([.O7]=[.$AA$15]; [.$AA$15]/[.$AB$15]; 0)))))+IF([.O7]=[.$AA$11]; [.$AA$11]/[.$AB$11]; IF([.P7]=[.$AA$12]; [.$AA$12]/[.$AB$12]; IF([.P7]=[.$AA$13]; [.$AA$13]/[.$AB$13]; IF([.P7]=[.$AA$14]; [.$AA$14]/[.$AB$14]; IF([.P7]=[.$AA$15]; [.$AA$15]/[.$AB$15]; 0)))))+IF([.Q7]=[.$AA$11]; [.$AA$11]/[.$AB$11]; IF([.Q7]=[.$AA$12]; [.$AA$12]/[.$AB$12]; IF([.Q7]=[.$AA$13]; [.$AA$13]/[.$AB$13]; IF([.Q7]=[.$AA$14]; [.$AA$14]/[.$AB$14]; IF([.Q7]=[.$AA$15]; [.$AA$15]/[.$AB$15]; 0)))))+IF([.O8]=[.$AA$11]; [.$AA$11]/[.$AB$11]; IF([.O8]=[.$AA$12]; [.$AA$12]/[.$AB$12]; IF([.O8]=[.$AA$13]; [.$AA$13]/[.$AB$13]; IF([.O8]=[.$AA$14]; [.$AA$14]/[.$AB$14]; IF([.O8]=[.$AA$15]; [.$AA$15]/[.$AB$15]; 0)))))+IF([.Q8]=[.$AA$11]; [.$AA$11]/[.$AB$11]; IF([.Q8]=[.$AA$12]; [.$AA$12]/[.$AB$12]; IF([.Q8]=[.$AA$13]; [.$AA$13]/[.$AB$13]; IF([.Q8]=[.$AA$14]; [.$AA$14]/[.$AB$14]; IF([.Q8]=[.$AA$15]; [.$AA$15]/[.$AB$15]; 0)))))+IF([.O9]=[.$AA$11]; [.$AA$11]/[.$AB$11]; IF([.O9]=[.$AA$12]; [.$AA$12]/[.$AB$12]; IF([.O9]=[.$AA$13]; [.$AA$13]/[.$AB$13]; IF([.O9]=[.$AA$14]; [.$AA$14]/[.$AB$14]; IF([.O9]=[.$AA$15]; [.$AA$15]/[.$AB$15]; 0)))))+IF([.P9]=[.$AA$11]; [.$AA$11]/[.$AB$11]; IF([.P9]=[.$AA$12]; [.$AA$12]/[.$AB$12]; IF([.P9]=[.$AA$13]; [.$AA$13]/[.$AB$13]; IF([.P9]=[.$AA$14]; [.$AA$14]/[.$AB$14]; IF([.P9]=[.$AA$15]; [.$AA$15]/[.$AB$15]; 0)))))+IF([.Q9]=[.$AA$11]; [.$AA$11]/[.$AB$11]; IF([.Q9]=[.$AA$12]; [.$AA$12]/[.$AB$12]; IF([.Q9]=[.$AA$13]; [.$AA$13]/[.$AB$13]; IF([.Q9]=[.$AA$14]; [.$AA$14]/[.$AB$14]; IF([.Q9]=[.$AA$15]; [.$AA$15]/[.$AB$15]; 0)))))+[.P8]" office:value-type="float" office:value="448" calcext:value-type="float">
            <text:p>448</text:p>
          </table:table-cell>
          <table:table-cell table:style-name="ce11" table:formula="of:=IF([.P7]=[.$AA$11]; [.$AA$11]/[.$AB$11]; IF([.P7]=[.$AA$12]; [.$AA$12]/[.$AB$12]; IF([.P7]=[.$AA$13]; [.$AA$13]/[.$AB$13]; IF([.P7]=[.$AA$14]; [.$AA$14]/[.$AB$14]; IF([.P7]=[.$AA$15]; [.$AA$15]/[.$AB$15]; 0)))))+IF([.P7]=[.$AA$11]; [.$AA$11]/[.$AB$11]; IF([.Q7]=[.$AA$12]; [.$AA$12]/[.$AB$12]; IF([.Q7]=[.$AA$13]; [.$AA$13]/[.$AB$13]; IF([.Q7]=[.$AA$14]; [.$AA$14]/[.$AB$14]; IF([.Q7]=[.$AA$15]; [.$AA$15]/[.$AB$15]; 0)))))+IF([.R7]=[.$AA$11]; [.$AA$11]/[.$AB$11]; IF([.R7]=[.$AA$12]; [.$AA$12]/[.$AB$12]; IF([.R7]=[.$AA$13]; [.$AA$13]/[.$AB$13]; IF([.R7]=[.$AA$14]; [.$AA$14]/[.$AB$14]; IF([.R7]=[.$AA$15]; [.$AA$15]/[.$AB$15]; 0)))))+IF([.P8]=[.$AA$11]; [.$AA$11]/[.$AB$11]; IF([.P8]=[.$AA$12]; [.$AA$12]/[.$AB$12]; IF([.P8]=[.$AA$13]; [.$AA$13]/[.$AB$13]; IF([.P8]=[.$AA$14]; [.$AA$14]/[.$AB$14]; IF([.P8]=[.$AA$15]; [.$AA$15]/[.$AB$15]; 0)))))+IF([.R8]=[.$AA$11]; [.$AA$11]/[.$AB$11]; IF([.R8]=[.$AA$12]; [.$AA$12]/[.$AB$12]; IF([.R8]=[.$AA$13]; [.$AA$13]/[.$AB$13]; IF([.R8]=[.$AA$14]; [.$AA$14]/[.$AB$14]; IF([.R8]=[.$AA$15]; [.$AA$15]/[.$AB$15]; 0)))))+IF([.P9]=[.$AA$11]; [.$AA$11]/[.$AB$11]; IF([.P9]=[.$AA$12]; [.$AA$12]/[.$AB$12]; IF([.P9]=[.$AA$13]; [.$AA$13]/[.$AB$13]; IF([.P9]=[.$AA$14]; [.$AA$14]/[.$AB$14]; IF([.P9]=[.$AA$15]; [.$AA$15]/[.$AB$15]; 0)))))+IF([.Q9]=[.$AA$11]; [.$AA$11]/[.$AB$11]; IF([.Q9]=[.$AA$12]; [.$AA$12]/[.$AB$12]; IF([.Q9]=[.$AA$13]; [.$AA$13]/[.$AB$13]; IF([.Q9]=[.$AA$14]; [.$AA$14]/[.$AB$14]; IF([.Q9]=[.$AA$15]; [.$AA$15]/[.$AB$15]; 0)))))+IF([.R9]=[.$AA$11]; [.$AA$11]/[.$AB$11]; IF([.R9]=[.$AA$12]; [.$AA$12]/[.$AB$12]; IF([.R9]=[.$AA$13]; [.$AA$13]/[.$AB$13]; IF([.R9]=[.$AA$14]; [.$AA$14]/[.$AB$14]; IF([.R9]=[.$AA$15]; [.$AA$15]/[.$AB$15]; 0)))))+[.Q8]" office:value-type="float" office:value="448" calcext:value-type="float">
            <text:p>448</text:p>
          </table:table-cell>
          <table:table-cell table:style-name="ce11" table:formula="of:=IF([.Q7]=[.$AA$11]; [.$AA$11]/[.$AB$11]; IF([.Q7]=[.$AA$12]; [.$AA$12]/[.$AB$12]; IF([.Q7]=[.$AA$13]; [.$AA$13]/[.$AB$13]; IF([.Q7]=[.$AA$14]; [.$AA$14]/[.$AB$14]; IF([.Q7]=[.$AA$15]; [.$AA$15]/[.$AB$15]; 0)))))+IF([.Q7]=[.$AA$11]; [.$AA$11]/[.$AB$11]; IF([.R7]=[.$AA$12]; [.$AA$12]/[.$AB$12]; IF([.R7]=[.$AA$13]; [.$AA$13]/[.$AB$13]; IF([.R7]=[.$AA$14]; [.$AA$14]/[.$AB$14]; IF([.R7]=[.$AA$15]; [.$AA$15]/[.$AB$15]; 0)))))+IF([.S7]=[.$AA$11]; [.$AA$11]/[.$AB$11]; IF([.S7]=[.$AA$12]; [.$AA$12]/[.$AB$12]; IF([.S7]=[.$AA$13]; [.$AA$13]/[.$AB$13]; IF([.S7]=[.$AA$14]; [.$AA$14]/[.$AB$14]; IF([.S7]=[.$AA$15]; [.$AA$15]/[.$AB$15]; 0)))))+IF([.Q8]=[.$AA$11]; [.$AA$11]/[.$AB$11]; IF([.Q8]=[.$AA$12]; [.$AA$12]/[.$AB$12]; IF([.Q8]=[.$AA$13]; [.$AA$13]/[.$AB$13]; IF([.Q8]=[.$AA$14]; [.$AA$14]/[.$AB$14]; IF([.Q8]=[.$AA$15]; [.$AA$15]/[.$AB$15]; 0)))))+IF([.S8]=[.$AA$11]; [.$AA$11]/[.$AB$11]; IF([.S8]=[.$AA$12]; [.$AA$12]/[.$AB$12]; IF([.S8]=[.$AA$13]; [.$AA$13]/[.$AB$13]; IF([.S8]=[.$AA$14]; [.$AA$14]/[.$AB$14]; IF([.S8]=[.$AA$15]; [.$AA$15]/[.$AB$15]; 0)))))+IF([.Q9]=[.$AA$11]; [.$AA$11]/[.$AB$11]; IF([.Q9]=[.$AA$12]; [.$AA$12]/[.$AB$12]; IF([.Q9]=[.$AA$13]; [.$AA$13]/[.$AB$13]; IF([.Q9]=[.$AA$14]; [.$AA$14]/[.$AB$14]; IF([.Q9]=[.$AA$15]; [.$AA$15]/[.$AB$15]; 0)))))+IF([.R9]=[.$AA$11]; [.$AA$11]/[.$AB$11]; IF([.R9]=[.$AA$12]; [.$AA$12]/[.$AB$12]; IF([.R9]=[.$AA$13]; [.$AA$13]/[.$AB$13]; IF([.R9]=[.$AA$14]; [.$AA$14]/[.$AB$14]; IF([.R9]=[.$AA$15]; [.$AA$15]/[.$AB$15]; 0)))))+IF([.S9]=[.$AA$11]; [.$AA$11]/[.$AB$11]; IF([.S9]=[.$AA$12]; [.$AA$12]/[.$AB$12]; IF([.S9]=[.$AA$13]; [.$AA$13]/[.$AB$13]; IF([.S9]=[.$AA$14]; [.$AA$14]/[.$AB$14]; IF([.S9]=[.$AA$15]; [.$AA$15]/[.$AB$15]; 0)))))+[.R8]" office:value-type="float" office:value="448" calcext:value-type="float">
            <text:p>448</text:p>
          </table:table-cell>
          <table:table-cell table:style-name="ce11" table:formula="of:=IF([.R7]=[.$AA$11]; [.$AA$11]/[.$AB$11]; IF([.R7]=[.$AA$12]; [.$AA$12]/[.$AB$12]; IF([.R7]=[.$AA$13]; [.$AA$13]/[.$AB$13]; IF([.R7]=[.$AA$14]; [.$AA$14]/[.$AB$14]; IF([.R7]=[.$AA$15]; [.$AA$15]/[.$AB$15]; 0)))))+IF([.R7]=[.$AA$11]; [.$AA$11]/[.$AB$11]; IF([.S7]=[.$AA$12]; [.$AA$12]/[.$AB$12]; IF([.S7]=[.$AA$13]; [.$AA$13]/[.$AB$13]; IF([.S7]=[.$AA$14]; [.$AA$14]/[.$AB$14]; IF([.S7]=[.$AA$15]; [.$AA$15]/[.$AB$15]; 0)))))+IF([.T7]=[.$AA$11]; [.$AA$11]/[.$AB$11]; IF([.T7]=[.$AA$12]; [.$AA$12]/[.$AB$12]; IF([.T7]=[.$AA$13]; [.$AA$13]/[.$AB$13]; IF([.T7]=[.$AA$14]; [.$AA$14]/[.$AB$14]; IF([.T7]=[.$AA$15]; [.$AA$15]/[.$AB$15]; 0)))))+IF([.R8]=[.$AA$11]; [.$AA$11]/[.$AB$11]; IF([.R8]=[.$AA$12]; [.$AA$12]/[.$AB$12]; IF([.R8]=[.$AA$13]; [.$AA$13]/[.$AB$13]; IF([.R8]=[.$AA$14]; [.$AA$14]/[.$AB$14]; IF([.R8]=[.$AA$15]; [.$AA$15]/[.$AB$15]; 0)))))+IF([.T8]=[.$AA$11]; [.$AA$11]/[.$AB$11]; IF([.T8]=[.$AA$12]; [.$AA$12]/[.$AB$12]; IF([.T8]=[.$AA$13]; [.$AA$13]/[.$AB$13]; IF([.T8]=[.$AA$14]; [.$AA$14]/[.$AB$14]; IF([.T8]=[.$AA$15]; [.$AA$15]/[.$AB$15]; 0)))))+IF([.R9]=[.$AA$11]; [.$AA$11]/[.$AB$11]; IF([.R9]=[.$AA$12]; [.$AA$12]/[.$AB$12]; IF([.R9]=[.$AA$13]; [.$AA$13]/[.$AB$13]; IF([.R9]=[.$AA$14]; [.$AA$14]/[.$AB$14]; IF([.R9]=[.$AA$15]; [.$AA$15]/[.$AB$15]; 0)))))+IF([.S9]=[.$AA$11]; [.$AA$11]/[.$AB$11]; IF([.S9]=[.$AA$12]; [.$AA$12]/[.$AB$12]; IF([.S9]=[.$AA$13]; [.$AA$13]/[.$AB$13]; IF([.S9]=[.$AA$14]; [.$AA$14]/[.$AB$14]; IF([.S9]=[.$AA$15]; [.$AA$15]/[.$AB$15]; 0)))))+IF([.T9]=[.$AA$11]; [.$AA$11]/[.$AB$11]; IF([.T9]=[.$AA$12]; [.$AA$12]/[.$AB$12]; IF([.T9]=[.$AA$13]; [.$AA$13]/[.$AB$13]; IF([.T9]=[.$AA$14]; [.$AA$14]/[.$AB$14]; IF([.T9]=[.$AA$15]; [.$AA$15]/[.$AB$15]; 0)))))+[.S8]" office:value-type="float" office:value="620" calcext:value-type="float">
            <text:p>620</text:p>
          </table:table-cell>
          <table:table-cell table:style-name="ce11" table:formula="of:=IF([.S7]=[.$AA$11]; [.$AA$11]/[.$AB$11]; IF([.S7]=[.$AA$12]; [.$AA$12]/[.$AB$12]; IF([.S7]=[.$AA$13]; [.$AA$13]/[.$AB$13]; IF([.S7]=[.$AA$14]; [.$AA$14]/[.$AB$14]; IF([.S7]=[.$AA$15]; [.$AA$15]/[.$AB$15]; 0)))))+IF([.S7]=[.$AA$11]; [.$AA$11]/[.$AB$11]; IF([.T7]=[.$AA$12]; [.$AA$12]/[.$AB$12]; IF([.T7]=[.$AA$13]; [.$AA$13]/[.$AB$13]; IF([.T7]=[.$AA$14]; [.$AA$14]/[.$AB$14]; IF([.T7]=[.$AA$15]; [.$AA$15]/[.$AB$15]; 0)))))+IF([.U7]=[.$AA$11]; [.$AA$11]/[.$AB$11]; IF([.U7]=[.$AA$12]; [.$AA$12]/[.$AB$12]; IF([.U7]=[.$AA$13]; [.$AA$13]/[.$AB$13]; IF([.U7]=[.$AA$14]; [.$AA$14]/[.$AB$14]; IF([.U7]=[.$AA$15]; [.$AA$15]/[.$AB$15]; 0)))))+IF([.S8]=[.$AA$11]; [.$AA$11]/[.$AB$11]; IF([.S8]=[.$AA$12]; [.$AA$12]/[.$AB$12]; IF([.S8]=[.$AA$13]; [.$AA$13]/[.$AB$13]; IF([.S8]=[.$AA$14]; [.$AA$14]/[.$AB$14]; IF([.S8]=[.$AA$15]; [.$AA$15]/[.$AB$15]; 0)))))+IF([.U8]=[.$AA$11]; [.$AA$11]/[.$AB$11]; IF([.U8]=[.$AA$12]; [.$AA$12]/[.$AB$12]; IF([.U8]=[.$AA$13]; [.$AA$13]/[.$AB$13]; IF([.U8]=[.$AA$14]; [.$AA$14]/[.$AB$14]; IF([.U8]=[.$AA$15]; [.$AA$15]/[.$AB$15]; 0)))))+IF([.S9]=[.$AA$11]; [.$AA$11]/[.$AB$11]; IF([.S9]=[.$AA$12]; [.$AA$12]/[.$AB$12]; IF([.S9]=[.$AA$13]; [.$AA$13]/[.$AB$13]; IF([.S9]=[.$AA$14]; [.$AA$14]/[.$AB$14]; IF([.S9]=[.$AA$15]; [.$AA$15]/[.$AB$15]; 0)))))+IF([.T9]=[.$AA$11]; [.$AA$11]/[.$AB$11]; IF([.T9]=[.$AA$12]; [.$AA$12]/[.$AB$12]; IF([.T9]=[.$AA$13]; [.$AA$13]/[.$AB$13]; IF([.T9]=[.$AA$14]; [.$AA$14]/[.$AB$14]; IF([.T9]=[.$AA$15]; [.$AA$15]/[.$AB$15]; 0)))))+IF([.U9]=[.$AA$11]; [.$AA$11]/[.$AB$11]; IF([.U9]=[.$AA$12]; [.$AA$12]/[.$AB$12]; IF([.U9]=[.$AA$13]; [.$AA$13]/[.$AB$13]; IF([.U9]=[.$AA$14]; [.$AA$14]/[.$AB$14]; IF([.U9]=[.$AA$15]; [.$AA$15]/[.$AB$15]; 0)))))+[.T8]" office:value-type="float" office:value="578" calcext:value-type="float">
            <text:p>578</text:p>
          </table:table-cell>
          <table:table-cell table:style-name="ce11" table:formula="of:=IF([.T7]=[.$AA$11]; [.$AA$11]/[.$AB$11]; IF([.T7]=[.$AA$12]; [.$AA$12]/[.$AB$12]; IF([.T7]=[.$AA$13]; [.$AA$13]/[.$AB$13]; IF([.T7]=[.$AA$14]; [.$AA$14]/[.$AB$14]; IF([.T7]=[.$AA$15]; [.$AA$15]/[.$AB$15]; 0)))))+IF([.T7]=[.$AA$11]; [.$AA$11]/[.$AB$11]; IF([.U7]=[.$AA$12]; [.$AA$12]/[.$AB$12]; IF([.U7]=[.$AA$13]; [.$AA$13]/[.$AB$13]; IF([.U7]=[.$AA$14]; [.$AA$14]/[.$AB$14]; IF([.U7]=[.$AA$15]; [.$AA$15]/[.$AB$15]; 0)))))+IF([.V7]=[.$AA$11]; [.$AA$11]/[.$AB$11]; IF([.V7]=[.$AA$12]; [.$AA$12]/[.$AB$12]; IF([.V7]=[.$AA$13]; [.$AA$13]/[.$AB$13]; IF([.V7]=[.$AA$14]; [.$AA$14]/[.$AB$14]; IF([.V7]=[.$AA$15]; [.$AA$15]/[.$AB$15]; 0)))))+IF([.T8]=[.$AA$11]; [.$AA$11]/[.$AB$11]; IF([.T8]=[.$AA$12]; [.$AA$12]/[.$AB$12]; IF([.T8]=[.$AA$13]; [.$AA$13]/[.$AB$13]; IF([.T8]=[.$AA$14]; [.$AA$14]/[.$AB$14]; IF([.T8]=[.$AA$15]; [.$AA$15]/[.$AB$15]; 0)))))+IF([.V8]=[.$AA$11]; [.$AA$11]/[.$AB$11]; IF([.V8]=[.$AA$12]; [.$AA$12]/[.$AB$12]; IF([.V8]=[.$AA$13]; [.$AA$13]/[.$AB$13]; IF([.V8]=[.$AA$14]; [.$AA$14]/[.$AB$14]; IF([.V8]=[.$AA$15]; [.$AA$15]/[.$AB$15]; 0)))))+IF([.T9]=[.$AA$11]; [.$AA$11]/[.$AB$11]; IF([.T9]=[.$AA$12]; [.$AA$12]/[.$AB$12]; IF([.T9]=[.$AA$13]; [.$AA$13]/[.$AB$13]; IF([.T9]=[.$AA$14]; [.$AA$14]/[.$AB$14]; IF([.T9]=[.$AA$15]; [.$AA$15]/[.$AB$15]; 0)))))+IF([.U9]=[.$AA$11]; [.$AA$11]/[.$AB$11]; IF([.U9]=[.$AA$12]; [.$AA$12]/[.$AB$12]; IF([.U9]=[.$AA$13]; [.$AA$13]/[.$AB$13]; IF([.U9]=[.$AA$14]; [.$AA$14]/[.$AB$14]; IF([.U9]=[.$AA$15]; [.$AA$15]/[.$AB$15]; 0)))))+IF([.V9]=[.$AA$11]; [.$AA$11]/[.$AB$11]; IF([.V9]=[.$AA$12]; [.$AA$12]/[.$AB$12]; IF([.V9]=[.$AA$13]; [.$AA$13]/[.$AB$13]; IF([.V9]=[.$AA$14]; [.$AA$14]/[.$AB$14]; IF([.V9]=[.$AA$15]; [.$AA$15]/[.$AB$15]; 0)))))+[.U8]" office:value-type="float" office:value="360" calcext:value-type="float">
            <text:p>360</text:p>
          </table:table-cell>
          <table:table-cell table:style-name="ce11" table:formula="of:=IF([.U7]=[.$AA$11]; [.$AA$11]/[.$AB$11]; IF([.U7]=[.$AA$12]; [.$AA$12]/[.$AB$12]; IF([.U7]=[.$AA$13]; [.$AA$13]/[.$AB$13]; IF([.U7]=[.$AA$14]; [.$AA$14]/[.$AB$14]; IF([.U7]=[.$AA$15]; [.$AA$15]/[.$AB$15]; 0)))))+IF([.U7]=[.$AA$11]; [.$AA$11]/[.$AB$11]; IF([.V7]=[.$AA$12]; [.$AA$12]/[.$AB$12]; IF([.V7]=[.$AA$13]; [.$AA$13]/[.$AB$13]; IF([.V7]=[.$AA$14]; [.$AA$14]/[.$AB$14]; IF([.V7]=[.$AA$15]; [.$AA$15]/[.$AB$15]; 0)))))+IF([.W7]=[.$AA$11]; [.$AA$11]/[.$AB$11]; IF([.W7]=[.$AA$12]; [.$AA$12]/[.$AB$12]; IF([.W7]=[.$AA$13]; [.$AA$13]/[.$AB$13]; IF([.W7]=[.$AA$14]; [.$AA$14]/[.$AB$14]; IF([.W7]=[.$AA$15]; [.$AA$15]/[.$AB$15]; 0)))))+IF([.U8]=[.$AA$11]; [.$AA$11]/[.$AB$11]; IF([.U8]=[.$AA$12]; [.$AA$12]/[.$AB$12]; IF([.U8]=[.$AA$13]; [.$AA$13]/[.$AB$13]; IF([.U8]=[.$AA$14]; [.$AA$14]/[.$AB$14]; IF([.U8]=[.$AA$15]; [.$AA$15]/[.$AB$15]; 0)))))+IF([.W8]=[.$AA$11]; [.$AA$11]/[.$AB$11]; IF([.W8]=[.$AA$12]; [.$AA$12]/[.$AB$12]; IF([.W8]=[.$AA$13]; [.$AA$13]/[.$AB$13]; IF([.W8]=[.$AA$14]; [.$AA$14]/[.$AB$14]; IF([.W8]=[.$AA$15]; [.$AA$15]/[.$AB$15]; 0)))))+IF([.U9]=[.$AA$11]; [.$AA$11]/[.$AB$11]; IF([.U9]=[.$AA$12]; [.$AA$12]/[.$AB$12]; IF([.U9]=[.$AA$13]; [.$AA$13]/[.$AB$13]; IF([.U9]=[.$AA$14]; [.$AA$14]/[.$AB$14]; IF([.U9]=[.$AA$15]; [.$AA$15]/[.$AB$15]; 0)))))+IF([.V9]=[.$AA$11]; [.$AA$11]/[.$AB$11]; IF([.V9]=[.$AA$12]; [.$AA$12]/[.$AB$12]; IF([.V9]=[.$AA$13]; [.$AA$13]/[.$AB$13]; IF([.V9]=[.$AA$14]; [.$AA$14]/[.$AB$14]; IF([.V9]=[.$AA$15]; [.$AA$15]/[.$AB$15]; 0)))))+IF([.W9]=[.$AA$11]; [.$AA$11]/[.$AB$11]; IF([.W9]=[.$AA$12]; [.$AA$12]/[.$AB$12]; IF([.W9]=[.$AA$13]; [.$AA$13]/[.$AB$13]; IF([.W9]=[.$AA$14]; [.$AA$14]/[.$AB$14]; IF([.W9]=[.$AA$15]; [.$AA$15]/[.$AB$15]; 0)))))+[.V8]" office:value-type="float" office:value="-72" calcext:value-type="float">
            <text:p>-72</text:p>
          </table:table-cell>
          <table:table-cell table:style-name="ce11" table:formula="of:=IF([.V7]=[.$AA$11]; [.$AA$11]/[.$AB$11]; IF([.V7]=[.$AA$12]; [.$AA$12]/[.$AB$12]; IF([.V7]=[.$AA$13]; [.$AA$13]/[.$AB$13]; IF([.V7]=[.$AA$14]; [.$AA$14]/[.$AB$14]; IF([.V7]=[.$AA$15]; [.$AA$15]/[.$AB$15]; 0)))))+IF([.V7]=[.$AA$11]; [.$AA$11]/[.$AB$11]; IF([.W7]=[.$AA$12]; [.$AA$12]/[.$AB$12]; IF([.W7]=[.$AA$13]; [.$AA$13]/[.$AB$13]; IF([.W7]=[.$AA$14]; [.$AA$14]/[.$AB$14]; IF([.W7]=[.$AA$15]; [.$AA$15]/[.$AB$15]; 0)))))+IF([.X7]=[.$AA$11]; [.$AA$11]/[.$AB$11]; IF([.X7]=[.$AA$12]; [.$AA$12]/[.$AB$12]; IF([.X7]=[.$AA$13]; [.$AA$13]/[.$AB$13]; IF([.X7]=[.$AA$14]; [.$AA$14]/[.$AB$14]; IF([.X7]=[.$AA$15]; [.$AA$15]/[.$AB$15]; 0)))))+IF([.V8]=[.$AA$11]; [.$AA$11]/[.$AB$11]; IF([.V8]=[.$AA$12]; [.$AA$12]/[.$AB$12]; IF([.V8]=[.$AA$13]; [.$AA$13]/[.$AB$13]; IF([.V8]=[.$AA$14]; [.$AA$14]/[.$AB$14]; IF([.V8]=[.$AA$15]; [.$AA$15]/[.$AB$15]; 0)))))+IF([.X8]=[.$AA$11]; [.$AA$11]/[.$AB$11]; IF([.X8]=[.$AA$12]; [.$AA$12]/[.$AB$12]; IF([.X8]=[.$AA$13]; [.$AA$13]/[.$AB$13]; IF([.X8]=[.$AA$14]; [.$AA$14]/[.$AB$14]; IF([.X8]=[.$AA$15]; [.$AA$15]/[.$AB$15]; 0)))))+IF([.V9]=[.$AA$11]; [.$AA$11]/[.$AB$11]; IF([.V9]=[.$AA$12]; [.$AA$12]/[.$AB$12]; IF([.V9]=[.$AA$13]; [.$AA$13]/[.$AB$13]; IF([.V9]=[.$AA$14]; [.$AA$14]/[.$AB$14]; IF([.V9]=[.$AA$15]; [.$AA$15]/[.$AB$15]; 0)))))+IF([.W9]=[.$AA$11]; [.$AA$11]/[.$AB$11]; IF([.W9]=[.$AA$12]; [.$AA$12]/[.$AB$12]; IF([.W9]=[.$AA$13]; [.$AA$13]/[.$AB$13]; IF([.W9]=[.$AA$14]; [.$AA$14]/[.$AB$14]; IF([.W9]=[.$AA$15]; [.$AA$15]/[.$AB$15]; 0)))))+IF([.X9]=[.$AA$11]; [.$AA$11]/[.$AB$11]; IF([.X9]=[.$AA$12]; [.$AA$12]/[.$AB$12]; IF([.X9]=[.$AA$13]; [.$AA$13]/[.$AB$13]; IF([.X9]=[.$AA$14]; [.$AA$14]/[.$AB$14]; IF([.X9]=[.$AA$15]; [.$AA$15]/[.$AB$15]; 0)))))+[.W8]" office:value-type="float" office:value="-76" calcext:value-type="float">
            <text:p>-76</text:p>
          </table:table-cell>
          <table:table-cell table:style-name="ce11" table:formula="of:=IF([.W7]=[.$AA$11]; [.$AA$11]/[.$AB$11]; IF([.W7]=[.$AA$12]; [.$AA$12]/[.$AB$12]; IF([.W7]=[.$AA$13]; [.$AA$13]/[.$AB$13]; IF([.W7]=[.$AA$14]; [.$AA$14]/[.$AB$14]; IF([.W7]=[.$AA$15]; [.$AA$15]/[.$AB$15]; 0)))))+IF([.W7]=[.$AA$11]; [.$AA$11]/[.$AB$11]; IF([.X7]=[.$AA$12]; [.$AA$12]/[.$AB$12]; IF([.X7]=[.$AA$13]; [.$AA$13]/[.$AB$13]; IF([.X7]=[.$AA$14]; [.$AA$14]/[.$AB$14]; IF([.X7]=[.$AA$15]; [.$AA$15]/[.$AB$15]; 0)))))+IF([.Y7]=[.$AA$11]; [.$AA$11]/[.$AB$11]; IF([.Y7]=[.$AA$12]; [.$AA$12]/[.$AB$12]; IF([.Y7]=[.$AA$13]; [.$AA$13]/[.$AB$13]; IF([.Y7]=[.$AA$14]; [.$AA$14]/[.$AB$14]; IF([.Y7]=[.$AA$15]; [.$AA$15]/[.$AB$15]; 0)))))+IF([.W8]=[.$AA$11]; [.$AA$11]/[.$AB$11]; IF([.W8]=[.$AA$12]; [.$AA$12]/[.$AB$12]; IF([.W8]=[.$AA$13]; [.$AA$13]/[.$AB$13]; IF([.W8]=[.$AA$14]; [.$AA$14]/[.$AB$14]; IF([.W8]=[.$AA$15]; [.$AA$15]/[.$AB$15]; 0)))))+IF([.Y8]=[.$AA$11]; [.$AA$11]/[.$AB$11]; IF([.Y8]=[.$AA$12]; [.$AA$12]/[.$AB$12]; IF([.Y8]=[.$AA$13]; [.$AA$13]/[.$AB$13]; IF([.Y8]=[.$AA$14]; [.$AA$14]/[.$AB$14]; IF([.Y8]=[.$AA$15]; [.$AA$15]/[.$AB$15]; 0)))))+IF([.W9]=[.$AA$11]; [.$AA$11]/[.$AB$11]; IF([.W9]=[.$AA$12]; [.$AA$12]/[.$AB$12]; IF([.W9]=[.$AA$13]; [.$AA$13]/[.$AB$13]; IF([.W9]=[.$AA$14]; [.$AA$14]/[.$AB$14]; IF([.W9]=[.$AA$15]; [.$AA$15]/[.$AB$15]; 0)))))+IF([.X9]=[.$AA$11]; [.$AA$11]/[.$AB$11]; IF([.X9]=[.$AA$12]; [.$AA$12]/[.$AB$12]; IF([.X9]=[.$AA$13]; [.$AA$13]/[.$AB$13]; IF([.X9]=[.$AA$14]; [.$AA$14]/[.$AB$14]; IF([.X9]=[.$AA$15]; [.$AA$15]/[.$AB$15]; 0)))))+IF([.Y9]=[.$AA$11]; [.$AA$11]/[.$AB$11]; IF([.Y9]=[.$AA$12]; [.$AA$12]/[.$AB$12]; IF([.Y9]=[.$AA$13]; [.$AA$13]/[.$AB$13]; IF([.Y9]=[.$AA$14]; [.$AA$14]/[.$AB$14]; IF([.Y9]=[.$AA$15]; [.$AA$15]/[.$AB$15]; 0)))))+[.X8]" office:value-type="float" office:value="-76" calcext:value-type="float">
            <text:p>-76</text:p>
          </table:table-cell>
          <table:table-cell table:number-columns-repeated="98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apa.O2:Mapa.X8">
            <calcext:color-scale>
              <calcext:color-scale-entry calcext:value="0" calcext:type="maximum" calcext:color="#aa55a1"/>
              <calcext:color-scale-entry calcext:value="50" calcext:type="percentile" calcext:color="#d4711a"/>
              <calcext:color-scale-entry calcext:value="0" calcext:type="minimum" calcext:color="#95231f"/>
            </calcext:color-scale>
            <calcext:condition calcext:apply-style-name="Bez názvu2" calcext:value="=64" calcext:base-cell-address="Mapa.O2"/>
          </calcext:conditional-format>
          <calcext:conditional-format calcext:target-range-address="Mapa.C12:Mapa.L17 Mapa.D11:Mapa.L1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Mapa.O11:Mapa.X1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Mapa.C11:Mapa.C1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Mapa.C20:Mapa.L2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Mapa.C2:Mapa.L8">
            <calcext:condition calcext:apply-style-name="unknown" calcext:value="=&quot;u&quot;" calcext:base-cell-address="Mapa.C2"/>
            <calcext:condition calcext:apply-style-name="candle" calcext:value="=&quot;c&quot;" calcext:base-cell-address="Mapa.C2"/>
            <calcext:condition calcext:apply-style-name="barrier" calcext:value="=&quot;b&quot;" calcext:base-cell-address="Mapa.C2"/>
            <calcext:condition calcext:apply-style-name="interesting" calcext:value="=&quot;I&quot;" calcext:base-cell-address="Mapa.C2"/>
            <calcext:condition calcext:apply-style-name="Bez názvu4" calcext:value="=&quot;d&quot;" calcext:base-cell-address="Mapa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názvu1" style:display-name="Bez názvu1" style:family="table-cell" style:parent-style-name="Default">
      <style:table-cell-properties fo:background-color="#454fa1"/>
    </style:style>
    <style:style style:name="Bez_20_názvu2" style:display-name="Bez názvu2" style:family="table-cell" style:parent-style-name="Default">
      <style:table-cell-properties fo:background-color="#5565af" loext:vertical-justify="auto"/>
      <style:paragraph-properties css3t:text-justify="auto"/>
      <style:text-properties fo:color="#dddddd"/>
    </style:style>
    <style:style style:name="unknown" style:family="table-cell" style:parent-style-name="Default">
      <style:table-cell-properties fo:background-color="#999999"/>
    </style:style>
    <style:style style:name="candle" style:family="table-cell" style:parent-style-name="Default">
      <style:table-cell-properties fo:background-color="#ce181e" loext:vertical-justify="auto"/>
      <style:paragraph-properties css3t:text-justify="auto"/>
    </style:style>
    <style:style style:name="Bez_20_názvu3" style:display-name="Bez názvu3" style:family="table-cell" style:parent-style-name="Default">
      <style:table-cell-properties fo:background-color="#000000"/>
    </style:style>
    <style:style style:name="barrier" style:family="table-cell" style:parent-style-name="Default">
      <style:table-cell-properties fo:background-color="#000000"/>
    </style:style>
    <style:style style:name="interesting" style:family="table-cell" style:parent-style-name="Default">
      <style:table-cell-properties fo:background-color="#fdb94d"/>
    </style:style>
    <style:style style:name="Bez_20_názvu4" style:display-name="Bez názvu4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 style:data-style-name="N2" text:time-value="13:10:23.17016442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4:26:36.764907314</meta:creation-date>
    <dc:date>2020-11-14T17:39:30.910636613</dc:date>
    <meta:editing-duration>P1DT10H4M56S</meta:editing-duration>
    <meta:editing-cycles>13</meta:editing-cycles>
    <meta:generator>LibreOffice/6.0.7.3$Linux_X86_64 LibreOffice_project/00m0$Build-3</meta:generator>
    <meta:document-statistic meta:table-count="3" meta:cell-count="636" meta:object-count="0"/>
  </office:meta>
</office:document-meta>
</file>